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6.137cm"/>
    </style:style>
    <style:style style:name="co3" style:family="table-column">
      <style:table-column-properties fo:break-before="auto" style:column-width="2.891cm"/>
    </style:style>
    <style:style style:name="co4" style:family="table-column">
      <style:table-column-properties fo:break-before="auto" style:column-width="1.286cm"/>
    </style:style>
    <style:style style:name="co5" style:family="table-column">
      <style:table-column-properties fo:break-before="auto" style:column-width="8.306cm"/>
    </style:style>
    <style:style style:name="co6" style:family="table-column">
      <style:table-column-properties fo:break-before="auto" style:column-width="3.912cm"/>
    </style:style>
    <style:style style:name="co7" style:family="table-column">
      <style:table-column-properties fo:break-before="auto" style:column-width="0.425cm"/>
    </style:style>
    <style:style style:name="co9" style:family="table-column">
      <style:table-column-properties fo:break-before="auto" style:column-width="2.551cm"/>
    </style:style>
    <style:style style:name="co10" style:family="table-column">
      <style:table-column-properties fo:break-before="auto" style:column-width="1.616cm"/>
    </style:style>
    <style:style style:name="co11" style:family="table-column">
      <style:table-column-properties fo:break-before="auto" style:column-width="1.445cm"/>
    </style:style>
    <style:style style:name="co12" style:family="table-column">
      <style:table-column-properties fo:break-before="auto" style:column-width="2.339cm"/>
    </style:style>
    <style:style style:name="co13" style:family="table-column">
      <style:table-column-properties fo:break-before="auto" style:column-width="2.297cm"/>
    </style:style>
    <style:style style:name="co14" style:family="table-column">
      <style:table-column-properties fo:break-before="auto" style:column-width="1.318cm"/>
    </style:style>
    <style:style style:name="co15" style:family="table-column">
      <style:table-column-properties fo:break-before="auto" style:column-width="1.408cm"/>
    </style:style>
    <style:style style:name="co16" style:family="table-column">
      <style:table-column-properties fo:break-before="auto" style:column-width="2.166cm"/>
    </style:style>
    <style:style style:name="co17" style:family="table-column">
      <style:table-column-properties fo:break-before="auto" style:column-width="1.365cm"/>
    </style:style>
    <style:style style:name="co18" style:family="table-column">
      <style:table-column-properties fo:break-before="auto" style:column-width="1.45cm"/>
    </style:style>
    <style:style style:name="co19" style:family="table-column">
      <style:table-column-properties fo:break-before="auto" style:column-width="1.536cm"/>
    </style:style>
    <style:style style:name="ro6" style:family="table-row">
      <style:table-row-properties style:row-height="0.524cm" fo:break-before="auto" style:use-optimal-row-height="true"/>
    </style:style>
    <style:style style:name="ro7" style:family="table-row">
      <style:table-row-properties style:row-height="0.609cm" fo:break-before="auto" style:use-optimal-row-height="true"/>
    </style:style>
    <style:style style:name="ro8" style:family="table-row">
      <style:table-row-properties style:row-height="3.106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0.524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944cm" fo:break-before="auto" style:use-optimal-row-height="false"/>
    </style:style>
    <style:style style:name="ro13" style:family="table-row">
      <style:table-row-properties style:row-height="2.956cm" fo:break-before="auto" style:use-optimal-row-height="false"/>
    </style:style>
    <style:style style:name="ro14" style:family="table-row">
      <style:table-row-properties style:row-height="1cm" fo:break-before="page" style:use-optimal-row-height="false"/>
    </style:style>
    <style:style style:name="ro15" style:family="table-row">
      <style:table-row-properties style:row-height="0.478cm" fo:break-before="auto" style:use-optimal-row-height="false"/>
    </style:style>
    <style:style style:name="ta2" style:family="table" style:master-page-name="Default">
      <style:table-properties table:display="true" style:writing-mode="lr-tb"/>
    </style:style>
    <style:style style:name="ta3" style:family="table" style:master-page-name="Paysage">
      <style:table-properties table:display="true" style:writing-mode="lr-tb"/>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text-position="" fo:font-weight="normal" style:font-weight-asian="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124"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5"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text-position="" fo:font-weight="normal" style:font-weight-asian="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table-cell-properties style:glyph-orientation-vertical="0" fo:background-color="#999999"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Heading1">
      <style:table-cell-properties style:glyph-orientation-vertical="0" style:diagonal-bl-tr="none" style:diagonal-tl-br="none" style:text-align-source="fix" style:repeat-content="false" fo:wrap-option="wrap" fo:border="0.06pt solid #000000" style:direction="ltr" style:shrink-to-fit="false" style:vertical-align="middle"/>
      <style:paragraph-properties fo:text-align="center" fo:margin-left="0cm" style:writing-mode="page"/>
      <style:text-properties style:font-name="Arial" style:font-size-asian="16pt" style:font-size-complex="16pt"/>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font-name="Arial"/>
    </style:style>
    <style:style style:name="ce14" style:family="table-cell" style:parent-style-name="Default">
      <style:text-properties style:font-name="Arial"/>
    </style:style>
    <style:style style:name="ce15" style:family="table-cell" style:parent-style-name="Heading1">
      <style:table-cell-properties style:text-align-source="fix" style:repeat-content="false" fo:border="0.06pt solid #000000" style:vertical-align="middle"/>
      <style:paragraph-properties fo:text-align="center" fo:margin-left="0cm"/>
      <style:text-properties style:font-name="Arial"/>
    </style:style>
    <style:style style:name="ce16"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omaine">
      <style:table-cell-properties style:text-align-source="fix" style:repeat-content="false" fo:border="0.06pt solid #000000" style:vertical-align="middle"/>
      <style:paragraph-properties fo:text-align="center"/>
      <style:text-properties style:font-name="Arial"/>
    </style:style>
    <style:style style:name="ce18" style:family="table-cell" style:parent-style-name="Heading1">
      <style:table-cell-properties style:glyph-orientation-vertical="0" style:diagonal-bl-tr="none" style:diagonal-tl-br="none" style:text-align-source="fix" style:repeat-content="false" fo:wrap-option="wrap" fo:border="0.06pt solid #000000" style:direction="ltr" style:shrink-to-fit="false" style:vertical-align="middle"/>
      <style:paragraph-properties fo:text-align="center" fo:margin-left="0cm" style:writing-mode="page"/>
      <style:text-properties style:font-name="Arial"/>
    </style:style>
    <style:style style:name="ce19" style:family="table-cell" style:parent-style-name="Heading1">
      <style:table-cell-properties style:text-align-source="fix" style:repeat-content="false" fo:border="0.06pt solid #000000" style:vertical-align="middle"/>
      <style:paragraph-properties fo:text-align="center"/>
      <style:text-properties style:font-name="Arial"/>
    </style:style>
    <style:style style:name="ce20" style:family="table-cell" style:parent-style-name="Heading1">
      <style:table-cell-properties style:glyph-orientation-vertical="0" style:diagonal-bl-tr="none" style:diagonal-tl-br="none" style:text-align-source="fix" style:repeat-content="false" fo:wrap-option="wrap" fo:border="0.06pt solid #000000" style:direction="ltr" style:shrink-to-fit="false" style:vertical-align="middle"/>
      <style:paragraph-properties fo:text-align="center" fo:margin-left="0cm" style:writing-mode="page"/>
      <style:text-properties style:use-window-font-color="true" style:text-outline="false" style:text-line-through-style="none" style:font-name="Arial" fo:text-shadow="none" style:text-underline-style="none" style:font-size-asian="10pt" style:font-style-asian="normal" style:font-weight-asian="normal" style:font-size-complex="10pt" style:font-style-complex="normal" style:font-weight-complex="normal"/>
    </style:style>
    <style:style style:name="ce21" style:family="table-cell" style:parent-style-name="Heading1">
      <style:table-cell-properties style:glyph-orientation-vertical="0" style:diagonal-bl-tr="none" style:diagonal-tl-br="none" fo:wrap-option="wrap" fo:border="0.06pt solid #000000" style:direction="ltr" style:shrink-to-fit="false"/>
      <style:paragraph-properties fo:margin-left="0cm" style:writing-mode="page"/>
      <style:text-properties style:font-name="Arial"/>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font-name="Arial"/>
    </style:style>
    <style:style style:name="ce23" style:family="table-cell" style:parent-style-name="Default">
      <style:table-cell-properties style:text-align-source="fix" style:repeat-content="false"/>
      <style:paragraph-properties fo:text-align="center" fo:margin-left="0cm"/>
      <style:text-properties style:font-name="Arial"/>
    </style:style>
    <style:style style:name="ce24" style:family="table-cell" style:parent-style-name="jaune" style:data-style-name="N0">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ffff0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0">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jaune" style:data-style-name="N0">
      <style:table-cell-properties style:glyph-orientation-vertical="0" fo:background-color="#e6e6e6"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font-name="Arial"/>
    </style:style>
    <style:style style:name="ce29" style:family="table-cell" style:parent-style-name="jaune">
      <style:table-cell-properties style:glyph-orientation-vertical="0" fo:background-color="#ffff00"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glyph-orientation-vertical="0" fo:background-color="#ffff00"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font-name="Arial"/>
    </style:style>
    <style:style style:name="ce32" style:family="table-cell" style:parent-style-name="jaune">
      <style:table-cell-properties style:glyph-orientation-vertical="0" fo:background-color="#ffff00"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font-name="Arial"/>
    </style:style>
    <style:style style:name="ce33" style:family="table-cell" style:parent-style-name="jaune">
      <style:table-cell-properties style:glyph-orientation-vertical="0" fo:background-color="#ffff00"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middle" style:vertical-justify="auto"/>
      <style:paragraph-properties css3t:text-justify="auto" fo:margin-left="0cm" style:writing-mode="page"/>
      <style:text-properties style:font-name="Arial"/>
    </style:style>
    <style:style style:name="ce35" style:family="table-cell" style:parent-style-name="jaune">
      <style:table-cell-properties style:glyph-orientation-vertical="0" fo:background-color="#ffff00"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 style:family="table-cell" style:parent-style-name="jaune">
      <style:table-cell-properties style:glyph-orientation-vertical="0" fo:background-color="#e6e6e6"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jaune">
      <style:table-cell-properties style:glyph-orientation-vertical="0" fo:background-color="#e6e6e6"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jaune">
      <style:table-cell-properties style:glyph-orientation-vertical="0" fo:background-color="#e6e6e6" style:diagonal-bl-tr="none" style:diagonal-tl-br="none" style:text-align-source="value-type" style:repeat-content="false" fo:wrap-option="wrap" fo:border="0.06pt solid #000000" style:direction="ltr" style:rotation-angle="0"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jaune">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jaune">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jaune">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jaune">
      <style:table-cell-properties style:glyph-orientation-vertical="0" fo:background-color="#e6e6e6"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jaune">
      <style:table-cell-properties style:glyph-orientation-vertical="0" fo:background-color="#e6e6e6"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jaune">
      <style:table-cell-properties style:glyph-orientation-vertical="0" fo:background-color="#ffff00" style:diagonal-bl-tr="none" style:diagonal-tl-br="none" style:text-align-source="fix" style:repeat-content="false" fo:wrap-option="wrap" fo:border="0.06pt solid #000000" style:direction="ltr"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jaune">
      <style:table-cell-properties fo:background-color="#ffff00"/>
      <style:text-properties style:font-name="Arial"/>
    </style:style>
    <style:style style:name="ce51" style:family="table-cell" style:parent-style-name="Default">
      <style:table-cell-properties style:glyph-orientation-vertical="0" style:diagonal-bl-tr="none" style:diagonal-tl-br="none" style:text-align-source="value-type" style:repeat-content="false" fo:wrap-option="wrap" fo:border="0.0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06pt solid #000000" style:direction="ltr" fo:padding="0.071cm"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fo:wrap-option="wrap" fo:border="0.06pt solid #000000"/>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0.06pt solid #000000"/>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name-asian="Lucida Sans Unicode"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jaune">
      <style:table-cell-properties fo:wrap-option="wrap" fo:border="0.06pt solid #000000"/>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fo:background-color="#ffd320" style:text-align-source="fix" style:repeat-content="false"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60" style:family="table-cell" style:parent-style-name="Default">
      <style:table-cell-properties fo:background-color="#999999" style:text-align-source="fix" style:repeat-content="false"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61" style:family="table-cell" style:parent-style-name="Default" style:data-style-name="N0">
      <style:table-cell-properties fo:background-color="#ffd320" style:text-align-source="fix" style:repeat-content="false"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6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63"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4" style:family="table-cell" style:parent-style-name="Heading1">
      <style:table-cell-properties style:glyph-orientation-vertical="0" fo:background-color="#e6e6ff" style:diagonal-bl-tr="none" style:diagonal-tl-br="none" fo:wrap-option="wrap" fo:border="0.06pt solid #000000" style:direction="ltr" style:shrink-to-fit="false" style:vertical-align="top"/>
      <style:paragraph-properties fo:margin-left="0cm" style:writing-mode="page"/>
      <style:text-properties style:font-name="Arial" fo:font-weight="normal" style:font-size-asian="16pt" style:font-weight-asian="normal" style:font-size-complex="16pt" style:font-weight-complex="normal"/>
    </style:style>
    <style:style style:name="ce65"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font-name="Arial" fo:font-weight="normal" style:font-weight-asian="normal" style:font-weight-complex="normal"/>
    </style:style>
    <style:style style:name="ce66" style:family="table-cell" style:parent-style-name="Default">
      <style:text-properties style:font-name="Arial" fo:font-weight="normal" style:font-weight-asian="normal" style:font-weight-complex="normal"/>
    </style:style>
    <style:style style:name="ce67" style:family="table-cell" style:parent-style-name="Heading1">
      <style:table-cell-properties fo:background-color="#e6e6ff" style:text-align-source="fix" style:repeat-content="false" fo:border="0.06pt solid #000000"/>
      <style:paragraph-properties fo:text-align="start" fo:margin-left="0cm"/>
      <style:text-properties style:font-name="Arial" fo:font-weight="normal" style:font-weight-asian="normal" style:font-weight-complex="normal"/>
    </style:style>
    <style:style style:name="ce68"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omaine">
      <style:table-cell-properties fo:background-color="#e6e6ff" fo:border="0.06pt solid #000000"/>
      <style:text-properties style:font-name="Arial" fo:font-weight="normal" style:font-weight-asian="normal" style:font-weight-complex="normal"/>
    </style:style>
    <style:style style:name="ce70" style:family="table-cell" style:parent-style-name="Heading1">
      <style:table-cell-properties style:glyph-orientation-vertical="0" fo:background-color="#e6e6ff" style:diagonal-bl-tr="none" style:diagonal-tl-br="none" fo:wrap-option="wrap" fo:border="0.06pt solid #000000" style:direction="ltr" style:shrink-to-fit="false"/>
      <style:paragraph-properties fo:margin-left="0cm" style:writing-mode="page"/>
      <style:text-properties style:font-name="Arial" fo:font-weight="normal" style:font-weight-asian="normal" style:font-weight-complex="normal"/>
    </style:style>
    <style:style style:name="ce71" style:family="table-cell" style:parent-style-name="Default">
      <style:table-cell-properties fo:background-color="#e6e6ff"/>
      <style:text-properties style:font-name="Arial" fo:font-weight="normal" style:font-weight-asian="normal" style:font-weight-complex="normal"/>
    </style:style>
    <style:style style:name="ce72" style:family="table-cell" style:parent-style-name="Heading1">
      <style:table-cell-properties fo:background-color="#e6e6ff" fo:border="0.06pt solid #000000"/>
      <style:text-properties style:font-name="Arial" fo:font-weight="normal" style:font-weight-asian="normal" style:font-weight-complex="normal"/>
    </style:style>
    <style:style style:name="ce73" style:family="table-cell" style:parent-style-name="Heading1">
      <style:table-cell-properties style:glyph-orientation-vertical="0" fo:background-color="#e6e6ff" style:diagonal-bl-tr="none" style:diagonal-tl-br="none" fo:wrap-option="wrap" fo:border="0.06pt solid #000000" style:direction="ltr" style:shrink-to-fit="false"/>
      <style:paragraph-properties fo:margin-left="0cm" style:writing-mode="page"/>
      <style:text-properties style:use-window-font-color="true" style:text-outline="false" style:text-line-through-style="none" style:font-name="Ari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font-name="Arial" fo:font-weight="normal" style:font-weight-asian="normal" style:font-weight-complex="normal"/>
    </style:style>
    <style:style style:name="ce75"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6" style:family="table-cell" style:parent-style-name="Default">
      <style:table-cell-properties fo:background-color="#999999" style:text-align-source="fix" style:repeat-content="false" fo:wrap-option="wrap"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7"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text-properties style:font-name="Arial" fo:font-size="12pt" fo:font-weight="normal" style:font-size-asian="12pt" style:font-weight-asian="normal" style:font-size-complex="12pt" style:font-weight-complex="normal"/>
    </style:style>
    <style:style style:name="ce78" style:family="table-cell" style:parent-style-name="Default">
      <style:table-cell-properties fo:background-color="#00ffff" style:text-align-source="fix" style:repeat-content="false" fo:wrap-option="wrap" fo:border="none" style:vertical-align="middle"/>
      <style:paragraph-properties fo:text-align="center" fo:margin-left="0cm"/>
      <style:text-properties style:font-name="Arial" fo:font-size="12pt" fo:font-weight="normal" style:font-size-asian="12pt" style:font-weight-asian="normal" style:font-size-complex="12pt" style:font-weight-complex="normal"/>
    </style:style>
    <style:style style:name="ce79" style:family="table-cell" style:parent-style-name="Default">
      <style:table-cell-properties fo:background-color="#00ffff" style:text-align-source="fix" style:repeat-content="false" fo:wrap-option="wrap" fo:border="none"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ackground-color="#ffffcc"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table-cell-properties style:glyph-orientation-vertical="0" fo:background-color="#ffffcc"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88" style:family="table-cell" style:parent-style-name="Default">
      <style:table-cell-properties style:glyph-orientation-vertical="0" fo:background-color="#ffffcc"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92"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ackground-color="#e6e6ff" style:text-align-source="fix" style:repeat-content="false" fo:border="0.06pt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94"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font-name="Arial" fo:font-weight="normal" style:font-weight-asian="normal" style:font-weight-complex="normal"/>
    </style:style>
    <style:style style:name="ce95"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ackground-color="#e6e6ff" style:text-align-source="fix" style:repeat-content="false" fo:border="0.06pt solid #000000"/>
      <style:paragraph-properties fo:text-align="center" fo:margin-left="0cm"/>
      <style:text-properties style:font-name="Arial" fo:font-weight="normal" style:font-weight-asian="normal" style:font-weight-complex="normal"/>
    </style:style>
    <style:style style:name="ce97" style:family="table-cell" style:parent-style-name="Default">
      <style:table-cell-properties style:text-align-source="fix" style:repeat-content="false" fo:background-color="transparent"/>
      <style:paragraph-properties fo:text-align="center" fo:margin-left="0cm"/>
      <style:text-properties style:font-name="Arial" fo:font-weight="normal" style:font-weight-asian="normal" style:font-weight-complex="normal"/>
    </style:style>
    <style:style style:name="ce98" style:family="table-cell" style:parent-style-name="Default" style:data-style-name="N37">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9" style:family="table-cell" style:parent-style-name="Default" style:data-style-name="N37">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0" style:family="table-cell" style:parent-style-name="Default" style:data-style-name="N37">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101" style:family="table-cell" style:parent-style-name="Default">
      <style:table-cell-properties style:text-align-source="fix" style:repeat-content="false" fo:background-color="transparent" fo:border="0.06pt solid #000000"/>
      <style:paragraph-properties fo:text-align="center" fo:margin-left="0cm"/>
      <style:text-properties style:font-name="Arial" fo:font-weight="normal" style:font-weight-asian="normal" style:font-weight-complex="normal"/>
    </style:style>
    <style:style style:name="ce102" style:family="table-cell" style:parent-style-name="Default" style:data-style-name="N84">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3"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105" style:family="table-cell" style:parent-style-name="Default">
      <style:table-cell-properties fo:border="0.06pt solid #000000"/>
      <style:text-properties style:font-name="Arial" fo:font-weight="normal" style:font-weight-asian="normal" style:font-weight-complex="normal"/>
    </style:style>
    <style:style style:name="ce106"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Arial" fo:font-weight="normal" style:font-weight-asian="normal" style:font-weight-complex="normal"/>
    </style:style>
    <style:style style:name="ce109" style:family="table-cell" style:parent-style-name="Default" style:data-style-name="N100">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data-style-name="N100">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data-style-name="N37">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2" style:family="table-cell" style:parent-style-name="Default" style:data-style-name="N100">
      <style:table-cell-properties fo:background-color="#e6e6ff" style:text-align-source="fix" style:repeat-content="false" fo:wrap-option="wrap" fo:border="0.06pt solid #000000"/>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style:glyph-orientation-vertical="0" fo:background-color="#e6e6ff" style:diagonal-bl-tr="none" style:diagonal-tl-br="none" style:text-align-source="fix" style:repeat-content="false"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4" style:family="table-cell" style:parent-style-name="Default">
      <style:table-cell-properties fo:background-color="transparent" fo:wrap-option="wrap" fo:border="0.06pt solid #000000"/>
      <style:text-properties style:font-name="Arial" fo:font-weight="normal" style:font-weight-asian="normal" style:font-weight-complex="normal"/>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font-name="Arial" fo:font-weight="normal" style:font-weight-asian="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8"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font-name="Arial" fo:font-weight="normal" style:font-weight-asian="normal" style:font-weight-complex="normal"/>
    </style:style>
    <style:style style:name="ce129"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fo:background-color="transparent"/>
      <style:text-properties style:font-name="Arial"/>
    </style:style>
    <style:style style:name="ce131" style:family="table-cell" style:parent-style-name="Default">
      <style:table-cell-properties fo:background-color="#999999"/>
      <style:text-properties style:font-name="Ari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2" fo:font-size="12pt" fo:font-style="italic" fo:text-shadow="none" style:text-underline-style="none" fo:font-weight="normal" style:font-size-asian="12pt" style:font-style-asian="italic" style:font-weight-asian="normal" style:font-name-complex="Arial2" style:font-size-complex="12pt" style:font-style-complex="italic" style:font-weight-complex="normal"/>
    </style:style>
    <style:style style:name="T2" style:family="text">
      <style:text-properties style:font-name="Arial" fo:font-size="10pt" style:font-size-asian="10pt" style:font-size-complex="10pt"/>
    </style:style>
    <style:style style:name="T3" style:family="text">
      <style:text-properties fo:color="#000000" style:font-name="Arial" fo:font-size="10pt" fo:language="zxx" fo:country="none" style:font-name-asian="Tahoma1" style:font-size-asian="10pt" style:language-asian="zxx" style:country-asian="none" style:font-name-complex="Tahoma1" style:font-size-complex="10pt" style:language-complex="zxx" style:country-complex="none"/>
    </style:style>
    <style:style style:name="T4" style:family="text">
      <style:text-properties style:font-name="Times New Roman" fo:font-size="12pt" style:font-size-asian="12pt" style:font-name-complex="Times New Roman" style:font-size-complex="12pt"/>
    </style: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in-list(['file:///C:/Documents%20and%20Settings/Users/JS/Local%20Settings/Documents%20and%20Settings/DEZERTDO/LOCALS~1/Temp/SPM_20110812-Pr%C3%A9paration%20annexes%20financi%C3%A8res_communication%20minist%C3%A8res.xls'#$'Ajouts de slots'.$A$6:.$A$15])" table:allow-empty-cell="true" table:display-list="unsorted" table:base-cell-address="'Liste des USL'.A238">
          <table:error-message table:message-type="stop" table:display="true"/>
        </table:content-validation>
        <table:content-validation table:name="val2" table:condition="of:cell-content-is-in-list(['file:///C:/Documents%20and%20Settings/Users/JS/Local%20Settings/Documents%20and%20Settings/DEZERTDO/LOCALS~1/Temp/MJL_Pr%C3%A9paration%20annexes%20financi%C3%A8res_communication%20minist%C3%A8res.xls'#$'Ajouts de slots'.$A$6:.$A$14])" table:allow-empty-cell="true" table:display-list="unsorted" table:base-cell-address="'Liste des USL'.A241">
          <table:error-message table:message-type="stop" table:display="true"/>
        </table:content-validation>
      </table:content-validations>
      <table:table table:name="Liste des USL" table:style-name="ta3" table:print-ranges="'Liste des USL'.A1:'Liste des USL'.BX409">
        <office:forms form:automatic-focus="false" form:apply-design-mode="false"/>
        <table:table-header-columns>
          <table:table-column table:style-name="co2" table:default-cell-style-name="ce22"/>
        </table:table-header-columns>
        <table:table-column table:style-name="co3" table:default-cell-style-name="ce23"/>
        <table:table-column table:style-name="co4" table:default-cell-style-name="ce28"/>
        <table:table-column table:style-name="co5" table:visibility="collapse" table:default-cell-style-name="ce22"/>
        <table:table-column table:style-name="co6" table:default-cell-style-name="ce22"/>
        <table:table-column table:style-name="co7" table:visibility="collapse" table:default-cell-style-name="ce22"/>
        <table:table-column table:style-name="co9" table:default-cell-style-name="ce62"/>
        <table:table-column table:style-name="co4" table:default-cell-style-name="ce22"/>
        <table:table-column table:style-name="co8" table:default-cell-style-name="ce79"/>
        <table:table-column table:style-name="co10" table:number-columns-repeated="3" table:default-cell-style-name="ce79"/>
        <table:table-column table:style-name="co11" table:default-cell-style-name="ce83"/>
        <table:table-column table:style-name="co12" table:default-cell-style-name="ce83"/>
        <table:table-column table:style-name="co11" table:default-cell-style-name="ce83"/>
        <table:table-column table:style-name="co13" table:default-cell-style-name="ce83"/>
        <table:table-column table:style-name="co14" table:default-cell-style-name="ce83"/>
        <table:table-column table:style-name="co15" table:number-columns-repeated="3" table:default-cell-style-name="ce83"/>
        <table:table-column table:style-name="co16" table:number-columns-repeated="3" table:default-cell-style-name="ce83"/>
        <table:table-column table:style-name="co16" table:default-cell-style-name="ce97"/>
        <table:table-column table:style-name="co14" table:default-cell-style-name="ce83"/>
        <table:table-column table:style-name="co15" table:number-columns-repeated="3" table:default-cell-style-name="ce83"/>
        <table:table-column table:style-name="co11" table:default-cell-style-name="ce83"/>
        <table:table-column table:style-name="co12" table:default-cell-style-name="ce83"/>
        <table:table-column table:style-name="co11" table:default-cell-style-name="ce83"/>
        <table:table-column table:style-name="co13" table:default-cell-style-name="ce83"/>
        <table:table-column table:style-name="co14" table:default-cell-style-name="ce83"/>
        <table:table-column table:style-name="co17" table:number-columns-repeated="3" table:default-cell-style-name="ce83"/>
        <table:table-column table:style-name="co16" table:number-columns-repeated="3" table:default-cell-style-name="ce83"/>
        <table:table-column table:style-name="co16" table:default-cell-style-name="ce97"/>
        <table:table-column table:style-name="co14" table:default-cell-style-name="ce83"/>
        <table:table-column table:style-name="co18" table:number-columns-repeated="3" table:default-cell-style-name="ce83"/>
        <table:table-column table:style-name="co11" table:default-cell-style-name="ce83"/>
        <table:table-column table:style-name="co12" table:default-cell-style-name="ce83"/>
        <table:table-column table:style-name="co11" table:default-cell-style-name="ce83"/>
        <table:table-column table:style-name="co13" table:default-cell-style-name="ce83"/>
        <table:table-column table:style-name="co14" table:default-cell-style-name="ce83"/>
        <table:table-column table:style-name="co19" table:number-columns-repeated="3" table:default-cell-style-name="ce83"/>
        <table:table-column table:style-name="co16" table:number-columns-repeated="3" table:default-cell-style-name="ce83"/>
        <table:table-column table:style-name="co16" table:default-cell-style-name="ce97"/>
        <table:table-column table:style-name="co14" table:default-cell-style-name="ce83"/>
        <table:table-column table:style-name="co17" table:number-columns-repeated="3" table:default-cell-style-name="ce83"/>
        <table:table-column table:style-name="co11" table:default-cell-style-name="ce83"/>
        <table:table-column table:style-name="co12" table:default-cell-style-name="ce83"/>
        <table:table-column table:style-name="co11" table:default-cell-style-name="ce83"/>
        <table:table-column table:style-name="co13" table:default-cell-style-name="ce83"/>
        <table:table-column table:style-name="co14" table:default-cell-style-name="ce83"/>
        <table:table-column table:style-name="co19" table:number-columns-repeated="3" table:default-cell-style-name="ce83"/>
        <table:table-column table:style-name="co16" table:number-columns-repeated="3" table:default-cell-style-name="ce83"/>
        <table:table-column table:style-name="co16" table:default-cell-style-name="ce97"/>
        <table:table-column table:style-name="co14" table:default-cell-style-name="ce83"/>
        <table:table-column table:style-name="co18" table:number-columns-repeated="3" table:default-cell-style-name="ce83"/>
        <table:table-column table:style-name="co16" table:number-columns-repeated="5" table:default-cell-style-name="Default"/>
        <table:table-column table:style-name="co16" table:number-columns-repeated="943" table:default-cell-style-name="ce14"/>
        <table:table-header-rows>
          <table:table-row table:style-name="ro11">
            <table:table-cell table:style-name="ce10"/>
            <table:table-cell/>
            <table:table-cell table:style-name="ce10" table:number-columns-repeated="4"/>
            <table:table-cell table:style-name="ce59"/>
            <table:table-cell table:style-name="ce63" office:value-type="string" table:number-columns-spanned="5" table:number-rows-spanned="1">
              <text:p>MINEFI</text:p>
            </table:table-cell>
            <table:covered-table-cell table:number-columns-repeated="4" table:style-name="ce75"/>
            <table:table-cell table:style-name="ce80" office:value-type="string" table:number-columns-spanned="8" table:number-rows-spanned="1">
              <text:p>MAAPRAT</text:p>
            </table:table-cell>
            <table:covered-table-cell table:number-columns-repeated="7" table:style-name="ce10"/>
            <table:table-cell table:style-name="ce63" office:value-type="string" table:number-columns-spanned="8" table:number-rows-spanned="1">
              <text:p>MAEE</text:p>
            </table:table-cell>
            <table:covered-table-cell table:number-columns-repeated="2" table:style-name="ce63"/>
            <table:covered-table-cell table:style-name="ce93"/>
            <table:covered-table-cell table:number-columns-repeated="4" table:style-name="ce63"/>
            <table:table-cell table:style-name="ce80" office:value-type="string" table:number-columns-spanned="8" table:number-rows-spanned="1">
              <text:p>MCC</text:p>
            </table:table-cell>
            <table:covered-table-cell table:number-columns-repeated="7" table:style-name="ce10"/>
            <table:table-cell table:style-name="ce63" office:value-type="string" table:number-columns-spanned="8" table:number-rows-spanned="1">
              <text:p>MEDDTL</text:p>
            </table:table-cell>
            <table:covered-table-cell table:number-columns-repeated="2" table:style-name="ce63"/>
            <table:covered-table-cell table:style-name="ce93"/>
            <table:covered-table-cell table:number-columns-repeated="4" table:style-name="ce63"/>
            <table:table-cell table:style-name="ce80" office:value-type="string" table:number-columns-spanned="8" table:number-rows-spanned="1">
              <text:p>MENJVA</text:p>
            </table:table-cell>
            <table:covered-table-cell table:number-columns-repeated="7" table:style-name="ce10"/>
            <table:table-cell table:style-name="ce63" office:value-type="string" table:number-columns-spanned="8" table:number-rows-spanned="1">
              <text:p>MIOMCTI</text:p>
            </table:table-cell>
            <table:covered-table-cell table:number-columns-repeated="2" table:style-name="ce63"/>
            <table:covered-table-cell table:style-name="ce93"/>
            <table:covered-table-cell table:number-columns-repeated="4" table:style-name="ce63"/>
            <table:table-cell table:style-name="ce80" office:value-type="string" table:number-columns-spanned="8" table:number-rows-spanned="1">
              <text:p>MTES</text:p>
            </table:table-cell>
            <table:covered-table-cell table:number-columns-repeated="7" table:style-name="ce10"/>
            <table:table-cell table:style-name="ce63" office:value-type="string" table:number-columns-spanned="8" table:number-rows-spanned="1">
              <text:p>MJL</text:p>
            </table:table-cell>
            <table:covered-table-cell table:number-columns-repeated="2" table:style-name="ce63"/>
            <table:covered-table-cell table:style-name="ce93"/>
            <table:covered-table-cell table:number-columns-repeated="4" table:style-name="ce63"/>
            <table:table-cell table:number-columns-repeated="5"/>
            <table:table-cell table:style-name="ce130" table:number-columns-repeated="940"/>
            <table:table-cell table:number-columns-repeated="3"/>
          </table:table-row>
          <table:table-row table:style-name="ro11">
            <table:table-cell table:style-name="ce10" office:value-type="string">
              <text:p>Réponse de</text:p>
            </table:table-cell>
            <table:table-cell/>
            <table:table-cell table:style-name="ce10" table:number-columns-repeated="4"/>
            <table:table-cell table:style-name="ce59"/>
            <table:table-cell table:style-name="ce63" office:value-type="string" table:number-columns-spanned="5" table:number-rows-spanned="1">
              <text:p>Sans objet</text:p>
            </table:table-cell>
            <table:covered-table-cell table:number-columns-repeated="4" table:style-name="ce75"/>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office:value-type="string" table:number-columns-spanned="8" table:number-rows-spanned="1">
              <text:p>Géraldine Taillard</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80" office:value-type="string" table:number-columns-spanned="8" table:number-rows-spanned="1">
              <text:p>Thierry Lahalle</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number-columns-repeated="5"/>
            <table:table-cell table:style-name="ce130" table:number-columns-repeated="940"/>
            <table:table-cell table:number-columns-repeated="3"/>
          </table:table-row>
          <table:table-row table:style-name="ro11">
            <table:table-cell table:style-name="ce10" office:value-type="string">
              <text:p>Date de démarrage envisagée</text:p>
            </table:table-cell>
            <table:table-cell/>
            <table:table-cell table:style-name="ce10" table:number-columns-repeated="4"/>
            <table:table-cell table:style-name="ce59"/>
            <table:table-cell table:style-name="ce63" office:value-type="string" table:number-columns-spanned="5" table:number-rows-spanned="1">
              <text:p>Sans objet</text:p>
            </table:table-cell>
            <table:covered-table-cell table:number-columns-repeated="4" table:style-name="ce75"/>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98" office:value-type="date" office:date-value="2012-06-01" table:number-columns-spanned="8" table:number-rows-spanned="1">
              <text:p>01/06/12</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80" office:value-type="string" table:number-columns-spanned="8" table:number-rows-spanned="1">
              <text:p>ASAP</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number-columns-repeated="5"/>
            <table:table-cell table:style-name="ce130" table:number-columns-repeated="940"/>
            <table:table-cell table:number-columns-repeated="3"/>
          </table:table-row>
          <table:table-row table:style-name="ro11">
            <table:table-cell table:style-name="ce10" office:value-type="string">
              <text:p>Préférence forfait/tickets</text:p>
            </table:table-cell>
            <table:table-cell/>
            <table:table-cell table:style-name="ce10" table:number-columns-repeated="4"/>
            <table:table-cell table:style-name="ce59"/>
            <table:table-cell table:style-name="ce63" office:value-type="string" table:number-columns-spanned="5" table:number-rows-spanned="1">
              <text:p>Sans objet</text:p>
            </table:table-cell>
            <table:covered-table-cell table:number-columns-repeated="4" table:style-name="ce75"/>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office:value-type="string" table:number-columns-spanned="8" table:number-rows-spanned="1">
              <text:p>Majoritairement Tickets</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80" office:value-type="string" table:number-columns-spanned="8" table:number-rows-spanned="1">
              <text:p>Plutôt forfait</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number-columns-repeated="5"/>
            <table:table-cell table:style-name="ce130" table:number-columns-repeated="940"/>
            <table:table-cell table:number-columns-repeated="3"/>
          </table:table-row>
          <table:table-row table:style-name="ro12">
            <table:table-cell table:style-name="ce10" office:value-type="string">
              <text:p>Remarques</text:p>
            </table:table-cell>
            <table:table-cell/>
            <table:table-cell table:style-name="ce10" table:number-columns-repeated="4"/>
            <table:table-cell table:style-name="ce59"/>
            <table:table-cell table:style-name="ce63" office:value-type="string" table:number-columns-spanned="5" table:number-rows-spanned="1">
              <text:p>Fusion faite jusqu'à la catégorie 10 du cadre de janvier 2012</text:p>
            </table:table-cell>
            <table:covered-table-cell table:number-columns-repeated="4" table:style-name="ce75"/>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office:value-type="string" table:number-columns-spanned="8" table:number-rows-spanned="1">
              <text:p>Cadre de préconisation technique reporté seulement sur bureautique</text:p>
            </table:table-cell>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style-name="ce10" table:number-columns-spanned="8" table:number-rows-spanned="1"/>
            <table:covered-table-cell table:number-columns-repeated="7" table:style-name="ce10"/>
            <table:table-cell table:style-name="ce63" table:number-columns-spanned="8" table:number-rows-spanned="1"/>
            <table:covered-table-cell table:number-columns-repeated="2" table:style-name="ce63"/>
            <table:covered-table-cell table:style-name="ce93"/>
            <table:covered-table-cell table:number-columns-repeated="4" table:style-name="ce63"/>
            <table:table-cell table:number-columns-repeated="5"/>
            <table:table-cell table:style-name="ce130" table:number-columns-repeated="940"/>
            <table:table-cell table:number-columns-repeated="3"/>
          </table:table-row>
          <table:table-row table:style-name="ro13">
            <table:table-cell table:style-name="ce11" office:value-type="string">
              <text:p>Logiciels</text:p>
            </table:table-cell>
            <table:table-cell table:style-name="ce11" office:value-type="string">
              <text:p>Souches centrales</text:p>
            </table:table-cell>
            <table:table-cell table:style-name="ce11" office:value-type="string">
              <text:p>N° USL</text:p>
            </table:table-cell>
            <table:table-cell table:style-name="ce11" office:value-type="string">
              <text:p>Sous-domaine</text:p>
            </table:table-cell>
            <table:table-cell table:style-name="ce11" office:value-type="string">
              <text:p>Logiciels</text:p>
            </table:table-cell>
            <table:table-cell table:style-name="ce11" office:value-type="string">
              <text:p>Description courte</text:p>
            </table:table-cell>
            <table:table-cell table:style-name="ce60" office:value-type="string">
              <text:p>Ministères</text:p>
              <text:p>l’utilisant</text:p>
            </table:table-cell>
            <table:table-cell table:style-name="ce11" office:value-type="string">
              <text:p>Cat Min</text:p>
            </table:table-cell>
            <table:table-cell table:style-name="ce76" office:value-type="string">
              <text:p>Support</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style-name="ce11" office:value-type="string">
              <text:p>Utilisé</text:p>
            </table:table-cell>
            <table:table-cell table:style-name="ce11" office:value-type="string">
              <text:p>Versions</text:p>
            </table:table-cell>
            <table:table-cell table:style-name="ce11" office:value-type="string">
              <text:p>Préconisé</text:p>
            </table:table-cell>
            <table:table-cell table:style-name="ce11" office:value-type="string">
              <text:p>Version</text:p>
            </table:table-cell>
            <table:table-cell table:style-name="ce11" office:value-type="string">
              <text:p>SLL</text:p>
            </table:table-cell>
            <table:table-cell table:style-name="ce76" office:value-type="string">
              <text:p>V n+1</text:p>
            </table:table-cell>
            <table:table-cell table:style-name="ce76" office:value-type="string">
              <text:p>V n</text:p>
            </table:table-cell>
            <table:table-cell table:style-name="ce76" office:value-type="string">
              <text:p>V n-1</text:p>
            </table:table-cell>
            <table:table-cell table:number-columns-repeated="5"/>
            <table:table-cell table:style-name="ce131" table:number-columns-repeated="940"/>
            <table:table-cell table:number-columns-repeated="3"/>
          </table:table-row>
        </table:table-header-rows>
        <table:table-row table:style-name="ro11">
          <table:table-cell table:style-name="ce12" office:value-type="string" table:number-columns-spanned="1" table:number-rows-spanned="48">
            <text:p>Domaine 1</text:p>
            <text:p/>
            <text:p>Systèmes d’Exploitation</text:p>
            <text:p>et logiciels de base associés</text:p>
          </table:table-cell>
          <table:table-cell office:value-type="string">
            <text:p>X</text:p>
          </table:table-cell>
          <table:table-cell table:style-name="ce24" office:value-type="string">
            <text:p><text:s/>1-1</text:p>
          </table:table-cell>
          <table:table-cell table:style-name="ce29" office:value-type="string">
            <text:p>Operating system</text:p>
          </table:table-cell>
          <table:table-cell table:style-name="ce41" office:value-type="string">
            <text:p>debian</text:p>
          </table:table-cell>
          <table:table-cell table:style-name="ce51" office:value-type="string">
            <text:p>Système d’exploitation Linux</text:p>
          </table:table-cell>
          <table:table-cell table:style-name="ce61" table:formula="of:=SUM(OR(([.M7]=&quot;X&quot;);([.Q7]=&quot;X&quot;));OR(([.U7]=&quot;X&quot;);([.Y7]=&quot;X&quot;));OR(([.AC7]=&quot;X&quot;);([.AG7]=&quot;X&quot;));OR(([.AK7]=&quot;X&quot;);([.AO7]=&quot;X&quot;));OR(([.AS7]=&quot;X&quot;);([.AW7]=&quot;X&quot;));OR(([.BA7]=&quot;X&quot;);([.BE7]=&quot;X&quot;));OR(([.BI7]=&quot;X&quot;);([.BM7]=&quot;X&quot;));OR(([.BQ7]=&quot;X&quot;);([.BU7]=&quot;X&quot;)))" office:value-type="float" office:value="4">
            <text:p>4</text:p>
          </table:table-cell>
          <table:table-cell table:style-name="ce64"/>
          <table:table-cell table:style-name="ce77" office:value-type="string">
            <text:p>X</text:p>
          </table:table-cell>
          <table:table-cell table:style-name="ce77" office:value-type="string">
            <text:p>2,6,26</text:p>
          </table:table-cell>
          <table:table-cell table:style-name="ce77" office:value-type="string">
            <text:p>2,6,25</text:p>
          </table:table-cell>
          <table:table-cell table:style-name="ce77" office:value-type="string">
            <text:p>2,6,8</text:p>
          </table:table-cell>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office:value-type="float" office:value="6">
            <text:p>6</text:p>
          </table:table-cell>
          <table:table-cell table:style-name="ce89" office:value-type="string">
            <text:p>X</text:p>
          </table:table-cell>
          <table:table-cell table:style-name="ce89" office:value-type="float" office:value="6">
            <text:p>6</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7]);ISBLANK([.AN7]));&quot;&quot;;&quot;X&quot;)" office:value-type="string" office:string-value="X">
            <text:p>X</text:p>
          </table:table-cell>
          <table:table-cell table:style-name="ce89" office:value-type="string">
            <text:p>Squeeze et lenny</text:p>
          </table:table-cell>
          <table:table-cell table:style-name="ce89" office:value-type="string">
            <text:p>X</text:p>
          </table:table-cell>
          <table:table-cell table:style-name="ce89" office:value-type="string">
            <text:p>Squeeze 64 bits</text:p>
          </table:table-cell>
          <table:table-cell table:style-name="ce86"/>
          <table:table-cell table:style-name="ce86" table:number-columns-repeated="3"/>
          <table:table-cell table:style-name="ce81" table:formula="of:=IF(ISBLANK([.AT7]);&quot;&quot;;&quot;X&quot;)" office:value-type="string" office:string-value="X">
            <text:p>X</text:p>
          </table:table-cell>
          <table:table-cell table:style-name="ce114" office:value-type="string">
            <text:p>Dern. vers. stable </text:p>
          </table:table-cell>
          <table:table-cell table:style-name="ce81" table:formula="of:=IF(ISBLANK([.AV7]);&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2</text:p>
          </table:table-cell>
          <table:table-cell table:style-name="ce29" office:value-type="string">
            <text:p>Operating system</text:p>
          </table:table-cell>
          <table:table-cell table:style-name="ce41" office:value-type="string">
            <text:p>CentOS</text:p>
          </table:table-cell>
          <table:table-cell table:style-name="ce51" office:value-type="string">
            <text:p>Système d’exploitation Linux</text:p>
          </table:table-cell>
          <table:table-cell table:style-name="ce61" table:formula="of:=SUM(OR(([.M8]=&quot;X&quot;);([.Q8]=&quot;X&quot;));OR(([.U8]=&quot;X&quot;);([.Y8]=&quot;X&quot;));OR(([.AC8]=&quot;X&quot;);([.AG8]=&quot;X&quot;));OR(([.AK8]=&quot;X&quot;);([.AO8]=&quot;X&quot;));OR(([.AS8]=&quot;X&quot;);([.AW8]=&quot;X&quot;));OR(([.BA8]=&quot;X&quot;);([.BE8]=&quot;X&quot;));OR(([.BI8]=&quot;X&quot;);([.BM8]=&quot;X&quot;));OR(([.BQ8]=&quot;X&quot;);([.BU8]=&quot;X&quot;)))" office:value-type="float" office:value="4">
            <text:p>4</text:p>
          </table:table-cell>
          <table:table-cell table:style-name="ce65"/>
          <table:table-cell table:style-name="ce77" office:value-type="string">
            <text:p>X</text:p>
          </table:table-cell>
          <table:table-cell table:style-name="ce77"/>
          <table:table-cell table:style-name="ce77" office:value-type="string">
            <text:p>2,6,18</text:p>
          </table:table-cell>
          <table:table-cell table:style-name="ce77" office:value-type="string">
            <text:p>2,6,9</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5.x, 6.x,4.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8]);ISBLANK([.AN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8]);&quot;&quot;;&quot;X&quot;)" office:value-type="string" office:string-value="X">
            <text:p>X</text:p>
          </table:table-cell>
          <table:table-cell table:style-name="ce114" office:value-type="string">
            <text:p>Dern. vers. stable </text:p>
          </table:table-cell>
          <table:table-cell table:style-name="ce81" table:formula="of:=IF(ISBLANK([.AV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3</text:p>
          </table:table-cell>
          <table:table-cell table:style-name="ce29" office:value-type="string">
            <text:p>Operating system</text:p>
          </table:table-cell>
          <table:table-cell table:style-name="ce41" office:value-type="string">
            <text:p>ubuntu</text:p>
          </table:table-cell>
          <table:table-cell table:style-name="ce51" office:value-type="string">
            <text:p>Système d’exploitation Linux</text:p>
          </table:table-cell>
          <table:table-cell table:style-name="ce61" table:formula="of:=SUM(OR(([.M9]=&quot;X&quot;);([.Q9]=&quot;X&quot;));OR(([.U9]=&quot;X&quot;);([.Y9]=&quot;X&quot;));OR(([.AC9]=&quot;X&quot;);([.AG9]=&quot;X&quot;));OR(([.AK9]=&quot;X&quot;);([.AO9]=&quot;X&quot;));OR(([.AS9]=&quot;X&quot;);([.AW9]=&quot;X&quot;));OR(([.BA9]=&quot;X&quot;);([.BE9]=&quot;X&quot;));OR(([.BI9]=&quot;X&quot;);([.BM9]=&quot;X&quot;));OR(([.BQ9]=&quot;X&quot;);([.BU9]=&quot;X&quot;)))" office:value-type="float" office:value="4">
            <text:p>4</text:p>
          </table:table-cell>
          <table:table-cell table:style-name="ce65"/>
          <table:table-cell table:style-name="ce77" office:value-type="string">
            <text:p>X</text:p>
          </table:table-cell>
          <table:table-cell table:style-name="ce77"/>
          <table:table-cell table:style-name="ce77" office:value-type="string">
            <text:p>2,6,24</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office:value-type="string">
            <text:p>10lts</text:p>
          </table:table-cell>
          <table:table-cell table:style-name="ce89" office:value-type="string">
            <text:p>X</text:p>
          </table:table-cell>
          <table:table-cell table:style-name="ce89" office:value-type="string">
            <text:p>10lts</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9]);ISBLANK([.AN9]));&quot;&quot;;&quot;X&quot;)" office:value-type="string" office:string-value="X">
            <text:p>X</text:p>
          </table:table-cell>
          <table:table-cell table:style-name="ce89" office:value-type="string">
            <text:p>Ubuntu server lts 8.04</text:p>
          </table:table-cell>
          <table:table-cell table:style-name="ce89" office:value-type="string">
            <text:p>X</text:p>
          </table:table-cell>
          <table:table-cell table:style-name="ce89" office:value-type="string">
            <text:p>Ubuntu server lts 10.04</text:p>
          </table:table-cell>
          <table:table-cell table:style-name="ce86"/>
          <table:table-cell table:style-name="ce86" table:number-columns-repeated="3"/>
          <table:table-cell table:style-name="ce81" table:formula="of:=IF(ISBLANK([.AT9]);&quot;&quot;;&quot;X&quot;)" office:value-type="string" office:string-value="X">
            <text:p>X</text:p>
          </table:table-cell>
          <table:table-cell table:style-name="ce114" office:value-type="string">
            <text:p>Dern. vers. Stable</text:p>
            <text:p>Metadistribution eole</text:p>
          </table:table-cell>
          <table:table-cell table:style-name="ce81" table:formula="of:=IF(ISBLANK([.AV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xxxx</text:p>
          </table:table-cell>
          <table:table-cell table:style-name="ce29"/>
          <table:table-cell table:style-name="ce41" office:value-type="string">
            <text:p>Mandriva</text:p>
          </table:table-cell>
          <table:table-cell table:style-name="ce51"/>
          <table:table-cell table:style-name="ce61" table:formula="of:=SUM(OR(([.M10]=&quot;X&quot;);([.Q10]=&quot;X&quot;));OR(([.U10]=&quot;X&quot;);([.Y10]=&quot;X&quot;));OR(([.AC10]=&quot;X&quot;);([.AG10]=&quot;X&quot;));OR(([.AK10]=&quot;X&quot;);([.AO10]=&quot;X&quot;));OR(([.AS10]=&quot;X&quot;);([.AW10]=&quot;X&quot;));OR(([.BA10]=&quot;X&quot;);([.BE10]=&quot;X&quot;));OR(([.BI10]=&quot;X&quot;);([.BM10]=&quot;X&quot;));OR(([.BQ10]=&quot;X&quot;);([.BU10]=&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81"/>
          <table:table-cell table:style-name="ce114"/>
          <table:table-cell table:style-name="ce81"/>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4</text:p>
          </table:table-cell>
          <table:table-cell table:style-name="ce29" office:value-type="string">
            <text:p>Virtualisation</text:p>
          </table:table-cell>
          <table:table-cell table:style-name="ce41" office:value-type="string">
            <text:p>KVM</text:p>
          </table:table-cell>
          <table:table-cell table:style-name="ce51" office:value-type="string">
            <text:p>Solution de virtualisation, plus précisément un hyperviseur de machine virtuelle</text:p>
          </table:table-cell>
          <table:table-cell table:style-name="ce61" table:formula="of:=SUM(OR(([.M11]=&quot;X&quot;);([.Q11]=&quot;X&quot;));OR(([.U11]=&quot;X&quot;);([.Y11]=&quot;X&quot;));OR(([.AC11]=&quot;X&quot;);([.AG11]=&quot;X&quot;));OR(([.AK11]=&quot;X&quot;);([.AO11]=&quot;X&quot;));OR(([.AS11]=&quot;X&quot;);([.AW11]=&quot;X&quot;));OR(([.BA11]=&quot;X&quot;);([.BE11]=&quot;X&quot;));OR(([.BI11]=&quot;X&quot;);([.BM11]=&quot;X&quot;));OR(([.BQ11]=&quot;X&quot;);([.BU11]=&quot;X&quot;)))" office:value-type="float" office:value="2">
            <text:p>2</text:p>
          </table:table-cell>
          <table:table-cell table:style-name="ce65"/>
          <table:table-cell table:style-name="ce77" office:value-type="string">
            <text:p>X</text:p>
          </table:table-cell>
          <table:table-cell table:style-name="ce77"/>
          <table:table-cell table:style-name="ce77" office:value-type="float" office:value="86">
            <text:p>86</text:p>
          </table:table-cell>
          <table:table-cell table:style-name="ce77" office:value-type="float" office:value="36">
            <text:p>36</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1]);ISBLANK([.AN11]));&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11]);&quot;&quot;;&quot;X&quot;)">
            <text:p/>
          </table:table-cell>
          <table:table-cell table:style-name="ce114"/>
          <table:table-cell table:style-name="ce81" table:formula="of:=IF(ISBLANK([.AV1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5</text:p>
          </table:table-cell>
          <table:table-cell table:style-name="ce29" office:value-type="string">
            <text:p>Fonction de proxy</text:p>
          </table:table-cell>
          <table:table-cell table:style-name="ce41" office:value-type="string">
            <text:p>proxyFTP</text:p>
          </table:table-cell>
          <table:table-cell table:style-name="ce51" office:value-type="string">
            <text:p>Serveur mandataire FTP</text:p>
          </table:table-cell>
          <table:table-cell table:style-name="ce61" table:formula="of:=SUM(OR(([.M12]=&quot;X&quot;);([.Q12]=&quot;X&quot;));OR(([.U12]=&quot;X&quot;);([.Y12]=&quot;X&quot;));OR(([.AC12]=&quot;X&quot;);([.AG12]=&quot;X&quot;));OR(([.AK12]=&quot;X&quot;);([.AO12]=&quot;X&quot;));OR(([.AS12]=&quot;X&quot;);([.AW12]=&quot;X&quot;));OR(([.BA12]=&quot;X&quot;);([.BE12]=&quot;X&quot;));OR(([.BI12]=&quot;X&quot;);([.BM12]=&quot;X&quot;));OR(([.BQ12]=&quot;X&quot;);([.BU12]=&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2]);ISBLANK([.AN1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2]);&quot;&quot;;&quot;X&quot;)" office:value-type="string" office:string-value="X">
            <text:p>X</text:p>
          </table:table-cell>
          <table:table-cell table:style-name="ce114" office:value-type="string">
            <text:p>Dern. vers. stable </text:p>
          </table:table-cell>
          <table:table-cell table:style-name="ce81" table:formula="of:=IF(ISBLANK([.AV1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6</text:p>
          </table:table-cell>
          <table:table-cell table:style-name="ce29"/>
          <table:table-cell table:style-name="ce41" office:value-type="string">
            <text:p>IPMI tool</text:p>
          </table:table-cell>
          <table:table-cell table:style-name="ce51" office:value-type="string">
            <text:p>Utilitaire de contrôle et de configuration du matériel au travers du protocole IPMI (Intelligent Platform Management Interface)</text:p>
          </table:table-cell>
          <table:table-cell table:style-name="ce61" table:formula="of:=SUM(OR(([.M13]=&quot;X&quot;);([.Q13]=&quot;X&quot;));OR(([.U13]=&quot;X&quot;);([.Y13]=&quot;X&quot;));OR(([.AC13]=&quot;X&quot;);([.AG13]=&quot;X&quot;));OR(([.AK13]=&quot;X&quot;);([.AO13]=&quot;X&quot;));OR(([.AS13]=&quot;X&quot;);([.AW13]=&quot;X&quot;));OR(([.BA13]=&quot;X&quot;);([.BE13]=&quot;X&quot;));OR(([.BI13]=&quot;X&quot;);([.BM13]=&quot;X&quot;));OR(([.BQ13]=&quot;X&quot;);([.BU13]=&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99" office:value-type="string">
            <text:p>1.8.11-x</text:p>
          </table:table-cell>
          <table:table-cell table:style-name="ce105" table:number-columns-repeated="2"/>
          <table:table-cell table:style-name="ce86"/>
          <table:table-cell table:style-name="ce86" table:number-columns-repeated="3"/>
          <table:table-cell table:style-name="ce89" table:formula="of:=IF(AND(ISBLANK([.AL13]);ISBLANK([.AN13]));&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13]);&quot;&quot;;&quot;X&quot;)">
            <text:p/>
          </table:table-cell>
          <table:table-cell table:style-name="ce114"/>
          <table:table-cell table:style-name="ce81" table:formula="of:=IF(ISBLANK([.AV1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7</text:p>
          </table:table-cell>
          <table:table-cell table:style-name="ce29" office:value-type="string">
            <text:p>Gestionnaire de partage de ressources</text:p>
          </table:table-cell>
          <table:table-cell table:style-name="ce41" office:value-type="string">
            <text:p>Samba</text:p>
          </table:table-cell>
          <table:table-cell table:style-name="ce51" office:value-type="string">
            <text:p>Serveur de ressources partagées conforme aux protocoles Microsoft sous Linux</text:p>
          </table:table-cell>
          <table:table-cell table:style-name="ce61" table:formula="of:=SUM(OR(([.M14]=&quot;X&quot;);([.Q14]=&quot;X&quot;));OR(([.U14]=&quot;X&quot;);([.Y14]=&quot;X&quot;));OR(([.AC14]=&quot;X&quot;);([.AG14]=&quot;X&quot;));OR(([.AK14]=&quot;X&quot;);([.AO14]=&quot;X&quot;));OR(([.AS14]=&quot;X&quot;);([.AW14]=&quot;X&quot;));OR(([.BA14]=&quot;X&quot;);([.BE14]=&quot;X&quot;));OR(([.BI14]=&quot;X&quot;);([.BM14]=&quot;X&quot;));OR(([.BQ14]=&quot;X&quot;);([.BU14]=&quot;X&quot;)))" office:value-type="float" office:value="5">
            <text:p>5</text:p>
          </table:table-cell>
          <table:table-cell table:style-name="ce65"/>
          <table:table-cell table:style-name="ce77" office:value-type="string">
            <text:p>X</text:p>
          </table:table-cell>
          <table:table-cell table:style-name="ce77" office:value-type="float" office:value="3.5">
            <text:p>3,5</text:p>
          </table:table-cell>
          <table:table-cell table:style-name="ce77" office:value-type="string">
            <text:p>3,0</text:p>
          </table:table-cell>
          <table:table-cell table:style-name="ce77" office:value-type="float" office:value="2.2">
            <text:p>2,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99" office:value-type="string">
            <text:p>3.5.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4]);ISBLANK([.AN14]));&quot;&quot;;&quot;X&quot;)" office:value-type="string" office:string-value="X">
            <text:p>X</text:p>
          </table:table-cell>
          <table:table-cell table:style-name="ce89" office:value-type="string">
            <text:p>Samba 3.4.5</text:p>
          </table:table-cell>
          <table:table-cell table:style-name="ce89" office:value-type="string">
            <text:p>X</text:p>
          </table:table-cell>
          <table:table-cell table:style-name="ce111" office:value-type="string">
            <text:p>Samba 3.5.6</text:p>
          </table:table-cell>
          <table:table-cell table:style-name="ce86"/>
          <table:table-cell table:style-name="ce86" table:number-columns-repeated="3"/>
          <table:table-cell table:style-name="ce81" table:formula="of:=IF(ISBLANK([.AT14]);&quot;&quot;;&quot;X&quot;)" office:value-type="string" office:string-value="X">
            <text:p>X</text:p>
          </table:table-cell>
          <table:table-cell table:style-name="ce114" office:value-type="string">
            <text:p>Dern. vers. stable </text:p>
          </table:table-cell>
          <table:table-cell table:style-name="ce81" table:formula="of:=IF(ISBLANK([.AV14]);&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2"/>
          <table:table-cell table:style-name="ce111"/>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2"/>
          <table:table-cell table:style-name="ce111"/>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1-8</text:p>
          </table:table-cell>
          <table:table-cell table:style-name="ce30" office:value-type="string">
            <text:p>Connecteur au stockage</text:p>
          </table:table-cell>
          <table:table-cell table:style-name="ce42" office:value-type="string">
            <text:p>Open-ISCSI</text:p>
          </table:table-cell>
          <table:table-cell table:style-name="ce51" office:value-type="string">
            <text:p>Implémentation noyau Linux du protocole iSCSI</text:p>
          </table:table-cell>
          <table:table-cell table:style-name="ce61" table:formula="of:=SUM(OR(([.M15]=&quot;X&quot;);([.Q15]=&quot;X&quot;));OR(([.U15]=&quot;X&quot;);([.Y15]=&quot;X&quot;));OR(([.AC15]=&quot;X&quot;);([.AG15]=&quot;X&quot;));OR(([.AK15]=&quot;X&quot;);([.AO15]=&quot;X&quot;));OR(([.AS15]=&quot;X&quot;);([.AW15]=&quot;X&quot;));OR(([.BA15]=&quot;X&quot;);([.BE15]=&quot;X&quot;));OR(([.BI15]=&quot;X&quot;);([.BM15]=&quot;X&quot;));OR(([.BQ15]=&quot;X&quot;);([.BU15]=&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ISBLANK([.AN1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quot;&quot;;&quot;X&quot;)">
            <text:p/>
          </table:table-cell>
          <table:table-cell table:style-name="ce114"/>
          <table:table-cell table:style-name="ce81" table:formula="of:=IF(ISBLANK([.AV1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9</text:p>
          </table:table-cell>
          <table:table-cell table:style-name="ce29" office:value-type="string">
            <text:p>Gestionnaire de sauvegardes sous linux</text:p>
          </table:table-cell>
          <table:table-cell table:style-name="ce41" office:value-type="string">
            <text:p>Bacula</text:p>
          </table:table-cell>
          <table:table-cell table:style-name="ce51" office:value-type="string">
            <text:p>Outil de sauvegarde et restauration sous Linux</text:p>
          </table:table-cell>
          <table:table-cell table:style-name="ce61" table:formula="of:=SUM(OR(([.M16]=&quot;X&quot;);([.Q16]=&quot;X&quot;));OR(([.U16]=&quot;X&quot;);([.Y16]=&quot;X&quot;));OR(([.AC16]=&quot;X&quot;);([.AG16]=&quot;X&quot;));OR(([.AK16]=&quot;X&quot;);([.AO16]=&quot;X&quot;));OR(([.AS16]=&quot;X&quot;);([.AW16]=&quot;X&quot;));OR(([.BA16]=&quot;X&quot;);([.BE16]=&quot;X&quot;));OR(([.BI16]=&quot;X&quot;);([.BM16]=&quot;X&quot;));OR(([.BQ16]=&quot;X&quot;);([.BU16]=&quot;X&quot;)))" office:value-type="float" office:value="4">
            <text:p>4</text:p>
          </table:table-cell>
          <table:table-cell table:style-name="ce65"/>
          <table:table-cell table:style-name="ce77" office:value-type="string">
            <text:p>X</text:p>
          </table:table-cell>
          <table:table-cell table:style-name="ce77"/>
          <table:table-cell table:style-name="ce77" office:value-type="float" office:value="5">
            <text:p>5</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5.0.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6]);ISBLANK([.AN1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6]);&quot;&quot;;&quot;X&quot;)" office:value-type="string" office:string-value="X">
            <text:p>X</text:p>
          </table:table-cell>
          <table:table-cell table:style-name="ce114" office:value-type="string">
            <text:p>Dern. vers. stable </text:p>
          </table:table-cell>
          <table:table-cell table:style-name="ce81" table:formula="of:=IF(ISBLANK([.AV1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10</text:p>
          </table:table-cell>
          <table:table-cell table:style-name="ce29" office:value-type="string">
            <text:p>Basculement &amp; partage de charge</text:p>
          </table:table-cell>
          <table:table-cell table:style-name="ce41" office:value-type="string">
            <text:p>Keepalived</text:p>
          </table:table-cell>
          <table:table-cell table:style-name="ce51" office:value-type="string">
            <text:p>Logiciel permettant de faire du failover et de l'équilibrage de charge (fait partie du projet Linux Virtual Server)</text:p>
          </table:table-cell>
          <table:table-cell table:style-name="ce61" table:formula="of:=SUM(OR(([.M17]=&quot;X&quot;);([.Q17]=&quot;X&quot;));OR(([.U17]=&quot;X&quot;);([.Y17]=&quot;X&quot;));OR(([.AC17]=&quot;X&quot;);([.AG17]=&quot;X&quot;));OR(([.AK17]=&quot;X&quot;);([.AO17]=&quot;X&quot;));OR(([.AS17]=&quot;X&quot;);([.AW17]=&quot;X&quot;));OR(([.BA17]=&quot;X&quot;);([.BE17]=&quot;X&quot;));OR(([.BI17]=&quot;X&quot;);([.BM17]=&quot;X&quot;));OR(([.BQ17]=&quot;X&quot;);([.BU17]=&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1">
            <text:p>1,1</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7]);ISBLANK([.AN1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7]);&quot;&quot;;&quot;X&quot;)">
            <text:p/>
          </table:table-cell>
          <table:table-cell table:style-name="ce114"/>
          <table:table-cell table:style-name="ce81" table:formula="of:=IF(ISBLANK([.AV1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11</text:p>
          </table:table-cell>
          <table:table-cell table:style-name="ce29" office:value-type="string">
            <text:p>Hte Dispo &amp; répartition de charge</text:p>
          </table:table-cell>
          <table:table-cell table:style-name="ce41" office:value-type="string">
            <text:p>LVS</text:p>
          </table:table-cell>
          <table:table-cell table:style-name="ce51" office:value-type="string">
            <text:p>Linux Virtual Server – Cluster Linux de répartition de charge et de haute disponibilité</text:p>
          </table:table-cell>
          <table:table-cell table:style-name="ce61" table:formula="of:=SUM(OR(([.M18]=&quot;X&quot;);([.Q18]=&quot;X&quot;));OR(([.U18]=&quot;X&quot;);([.Y18]=&quot;X&quot;));OR(([.AC18]=&quot;X&quot;);([.AG18]=&quot;X&quot;));OR(([.AK18]=&quot;X&quot;);([.AO18]=&quot;X&quot;));OR(([.AS18]=&quot;X&quot;);([.AW18]=&quot;X&quot;));OR(([.BA18]=&quot;X&quot;);([.BE18]=&quot;X&quot;));OR(([.BI18]=&quot;X&quot;);([.BM18]=&quot;X&quot;));OR(([.BQ18]=&quot;X&quot;);([.BU18]=&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24">
            <text:p>1,24</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8]);ISBLANK([.AN18]));&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18]);&quot;&quot;;&quot;X&quot;)">
            <text:p/>
          </table:table-cell>
          <table:table-cell table:style-name="ce114"/>
          <table:table-cell table:style-name="ce81" table:formula="of:=IF(ISBLANK([.AV1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6" office:value-type="string">
            <text:p><text:s/>1-12</text:p>
          </table:table-cell>
          <table:table-cell table:style-name="ce31" office:value-type="string">
            <text:p>Operating system</text:p>
          </table:table-cell>
          <table:table-cell table:style-name="ce43" office:value-type="string">
            <text:p>Freebsd</text:p>
          </table:table-cell>
          <table:table-cell table:style-name="ce51" office:value-type="string">
            <text:p>Système d’exploitation Linux</text:p>
          </table:table-cell>
          <table:table-cell table:style-name="ce61" table:formula="of:=SUM(OR(([.M19]=&quot;X&quot;);([.Q19]=&quot;X&quot;));OR(([.U19]=&quot;X&quot;);([.Y19]=&quot;X&quot;));OR(([.AC19]=&quot;X&quot;);([.AG19]=&quot;X&quot;));OR(([.AK19]=&quot;X&quot;);([.AO19]=&quot;X&quot;));OR(([.AS19]=&quot;X&quot;);([.AW19]=&quot;X&quot;));OR(([.BA19]=&quot;X&quot;);([.BE19]=&quot;X&quot;));OR(([.BI19]=&quot;X&quot;);([.BM19]=&quot;X&quot;));OR(([.BQ19]=&quot;X&quot;);([.BU19]=&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9]);ISBLANK([.AN19]));&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9]);&quot;&quot;;&quot;X&quot;)">
            <text:p/>
          </table:table-cell>
          <table:table-cell table:style-name="ce114"/>
          <table:table-cell table:style-name="ce81" table:formula="of:=IF(ISBLANK([.AV19]);&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13</text:p>
          </table:table-cell>
          <table:table-cell table:style-name="ce32" office:value-type="string">
            <text:p>Operating system</text:p>
          </table:table-cell>
          <table:table-cell table:style-name="ce44" office:value-type="string">
            <text:p>pam</text:p>
          </table:table-cell>
          <table:table-cell table:style-name="ce51" office:value-type="string">
            <text:p>Processus d'authentification centralisée des utilisateurs sous Linux</text:p>
          </table:table-cell>
          <table:table-cell table:style-name="ce61" table:formula="of:=SUM(OR(([.M20]=&quot;X&quot;);([.Q20]=&quot;X&quot;));OR(([.U20]=&quot;X&quot;);([.Y20]=&quot;X&quot;));OR(([.AC20]=&quot;X&quot;);([.AG20]=&quot;X&quot;));OR(([.AK20]=&quot;X&quot;);([.AO20]=&quot;X&quot;));OR(([.AS20]=&quot;X&quot;);([.AW20]=&quot;X&quot;));OR(([.BA20]=&quot;X&quot;);([.BE20]=&quot;X&quot;));OR(([.BI20]=&quot;X&quot;);([.BM20]=&quot;X&quot;));OR(([.BQ20]=&quot;X&quot;);([.BU20]=&quot;X&quot;)))" office:value-type="float" office:value="5">
            <text:p>5</text:p>
          </table:table-cell>
          <table:table-cell table:style-name="ce65"/>
          <table:table-cell table:style-name="ce77" office:value-type="string">
            <text:p>X</text:p>
          </table:table-cell>
          <table:table-cell table:style-name="ce77"/>
          <table:table-cell table:style-name="ce77" office:value-type="float" office:value="0.99">
            <text:p>0,99</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office:value-type="string">
            <text:p>0.99, 1.1</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0]);ISBLANK([.AN20]));&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0]);&quot;&quot;;&quot;X&quot;)" office:value-type="string" office:string-value="X">
            <text:p>X</text:p>
          </table:table-cell>
          <table:table-cell table:style-name="ce114" office:value-type="string">
            <text:p>Dern. vers. stable </text:p>
          </table:table-cell>
          <table:table-cell table:style-name="ce81" table:formula="of:=IF(ISBLANK([.AV2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14</text:p>
          </table:table-cell>
          <table:table-cell table:style-name="ce33" office:value-type="string">
            <text:p>Virtualisation de système d'exploitation</text:p>
          </table:table-cell>
          <table:table-cell table:style-name="ce44" office:value-type="string">
            <text:p>Xen</text:p>
          </table:table-cell>
          <table:table-cell table:style-name="ce51" office:value-type="string">
            <text:p>Solution de virtualisation, plus précisément un hyperviseur de machine virtuelle</text:p>
          </table:table-cell>
          <table:table-cell table:style-name="ce61" table:formula="of:=SUM(OR(([.M21]=&quot;X&quot;);([.Q21]=&quot;X&quot;));OR(([.U21]=&quot;X&quot;);([.Y21]=&quot;X&quot;));OR(([.AC21]=&quot;X&quot;);([.AG21]=&quot;X&quot;));OR(([.AK21]=&quot;X&quot;);([.AO21]=&quot;X&quot;));OR(([.AS21]=&quot;X&quot;);([.AW21]=&quot;X&quot;));OR(([.BA21]=&quot;X&quot;);([.BE21]=&quot;X&quot;));OR(([.BI21]=&quot;X&quot;);([.BM21]=&quot;X&quot;));OR(([.BQ21]=&quot;X&quot;);([.BU21]=&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21]);ISBLANK([.AN21]));&quot;&quot;;&quot;X&quot;)">
            <text:p/>
          </table:table-cell>
          <table:table-cell table:style-name="ce95"/>
          <table:table-cell table:style-name="ce89"/>
          <table:table-cell table:style-name="ce66"/>
          <table:table-cell table:style-name="ce86"/>
          <table:table-cell table:style-name="ce86" table:number-columns-repeated="3"/>
          <table:table-cell table:style-name="ce81" table:formula="of:=IF(ISBLANK([.AT21]);&quot;&quot;;&quot;X&quot;)">
            <text:p/>
          </table:table-cell>
          <table:table-cell table:style-name="ce114"/>
          <table:table-cell table:style-name="ce81" table:formula="of:=IF(ISBLANK([.AV21]);&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66"/>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15</text:p>
          </table:table-cell>
          <table:table-cell table:style-name="ce32"/>
          <table:table-cell table:style-name="ce44" office:value-type="string">
            <text:p>Haproxy</text:p>
          </table:table-cell>
          <table:table-cell table:style-name="ce51" office:value-type="string">
            <text:p>Outil de répartition de charge et de haute disponibilité</text:p>
          </table:table-cell>
          <table:table-cell table:style-name="ce61" table:formula="of:=SUM(OR(([.M22]=&quot;X&quot;);([.Q22]=&quot;X&quot;));OR(([.U22]=&quot;X&quot;);([.Y22]=&quot;X&quot;));OR(([.AC22]=&quot;X&quot;);([.AG22]=&quot;X&quot;));OR(([.AK22]=&quot;X&quot;);([.AO22]=&quot;X&quot;));OR(([.AS22]=&quot;X&quot;);([.AW22]=&quot;X&quot;));OR(([.BA22]=&quot;X&quot;);([.BE22]=&quot;X&quot;));OR(([.BI22]=&quot;X&quot;);([.BM22]=&quot;X&quot;));OR(([.BQ22]=&quot;X&quot;);([.BU22]=&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office:value-type="string">
            <text:p>1.3, 1.4</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2]);ISBLANK([.AN22]));&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22]);&quot;&quot;;&quot;X&quot;)" office:value-type="string" office:string-value="X">
            <text:p>X</text:p>
          </table:table-cell>
          <table:table-cell table:style-name="ce114" office:value-type="string">
            <text:p>Dern. vers. stable </text:p>
          </table:table-cell>
          <table:table-cell table:style-name="ce81" table:formula="of:=IF(ISBLANK([.AV22]);&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16</text:p>
          </table:table-cell>
          <table:table-cell table:style-name="ce32"/>
          <table:table-cell table:style-name="ce44" office:value-type="string">
            <text:p>Pound</text:p>
          </table:table-cell>
          <table:table-cell table:style-name="ce51" office:value-type="string">
            <text:p>Serveur mandataire inverse (Reverse-proxy)</text:p>
          </table:table-cell>
          <table:table-cell table:style-name="ce61" table:formula="of:=SUM(OR(([.M23]=&quot;X&quot;);([.Q23]=&quot;X&quot;));OR(([.U23]=&quot;X&quot;);([.Y23]=&quot;X&quot;));OR(([.AC23]=&quot;X&quot;);([.AG23]=&quot;X&quot;));OR(([.AK23]=&quot;X&quot;);([.AO23]=&quot;X&quot;));OR(([.AS23]=&quot;X&quot;);([.AW23]=&quot;X&quot;));OR(([.BA23]=&quot;X&quot;);([.BE23]=&quot;X&quot;));OR(([.BI23]=&quot;X&quot;);([.BM23]=&quot;X&quot;));OR(([.BQ23]=&quot;X&quot;);([.BU23]=&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table:table-cell table:style-name="ce87" table:number-columns-repeated="3"/>
          <table:table-cell table:style-name="ce89" table:formula="of:=IF(AND(ISBLANK([.AL23]);ISBLANK([.AN23]));&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3]);&quot;&quot;;&quot;X&quot;)">
            <text:p/>
          </table:table-cell>
          <table:table-cell table:style-name="ce114"/>
          <table:table-cell table:style-name="ce81" table:formula="of:=IF(ISBLANK([.AV23]);&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17</text:p>
          </table:table-cell>
          <table:table-cell table:style-name="ce32"/>
          <table:table-cell table:style-name="ce44" office:value-type="string">
            <text:p>Varnish</text:p>
          </table:table-cell>
          <table:table-cell table:style-name="ce51" office:value-type="string">
            <text:p>Serveur mandataire inverse (Reverse-proxy) optimisé pour l'accélération de sites Web</text:p>
          </table:table-cell>
          <table:table-cell table:style-name="ce61" table:formula="of:=SUM(OR(([.M24]=&quot;X&quot;);([.Q24]=&quot;X&quot;));OR(([.U24]=&quot;X&quot;);([.Y24]=&quot;X&quot;));OR(([.AC24]=&quot;X&quot;);([.AG24]=&quot;X&quot;));OR(([.AK24]=&quot;X&quot;);([.AO24]=&quot;X&quot;));OR(([.AS24]=&quot;X&quot;);([.AW24]=&quot;X&quot;));OR(([.BA24]=&quot;X&quot;);([.BE24]=&quot;X&quot;));OR(([.BI24]=&quot;X&quot;);([.BM24]=&quot;X&quot;));OR(([.BQ24]=&quot;X&quot;);([.BU24]=&quot;X&quot;)))" office:value-type="float" office:value="3">
            <text:p>3</text:p>
          </table:table-cell>
          <table:table-cell table:style-name="ce65"/>
          <table:table-cell table:style-name="ce77" office:value-type="string">
            <text:p>X</text:p>
          </table:table-cell>
          <table:table-cell table:style-name="ce77"/>
          <table:table-cell table:style-name="ce77" office:value-type="float" office:value="2.1">
            <text:p>2,1</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100" office:value-type="string">
            <text:p>2.1, 3.x</text:p>
          </table:table-cell>
          <table:table-cell table:style-name="ce105" table:number-columns-repeated="2"/>
          <table:table-cell table:style-name="ce87" office:value-type="string">
            <text:p>X</text:p>
          </table:table-cell>
          <table:table-cell table:style-name="ce87" table:number-columns-repeated="3"/>
          <table:table-cell table:style-name="ce89" table:formula="of:=IF(AND(ISBLANK([.AL24]);ISBLANK([.AN24]));&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4]);&quot;&quot;;&quot;X&quot;)" office:value-type="string" office:string-value="X">
            <text:p>X</text:p>
          </table:table-cell>
          <table:table-cell table:style-name="ce114" office:value-type="string">
            <text:p>Dern. vers. stable </text:p>
          </table:table-cell>
          <table:table-cell table:style-name="ce81" table:formula="of:=IF(ISBLANK([.AV24]);&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18</text:p>
          </table:table-cell>
          <table:table-cell table:style-name="ce32"/>
          <table:table-cell table:style-name="ce44" office:value-type="string">
            <text:p>Ntp</text:p>
          </table:table-cell>
          <table:table-cell table:style-name="ce51" office:value-type="string">
            <text:p>??? protocole de synchronisation temporelle pas logiciel</text:p>
          </table:table-cell>
          <table:table-cell table:style-name="ce61" table:formula="of:=SUM(OR(([.M25]=&quot;X&quot;);([.Q25]=&quot;X&quot;));OR(([.U25]=&quot;X&quot;);([.Y25]=&quot;X&quot;));OR(([.AC25]=&quot;X&quot;);([.AG25]=&quot;X&quot;));OR(([.AK25]=&quot;X&quot;);([.AO25]=&quot;X&quot;));OR(([.AS25]=&quot;X&quot;);([.AW25]=&quot;X&quot;));OR(([.BA25]=&quot;X&quot;);([.BE25]=&quot;X&quot;));OR(([.BI25]=&quot;X&quot;);([.BM25]=&quot;X&quot;));OR(([.BQ25]=&quot;X&quot;);([.BU25]=&quot;X&quot;)))" office:value-type="float" office:value="5">
            <text:p>5</text:p>
          </table:table-cell>
          <table:table-cell table:style-name="ce65"/>
          <table:table-cell table:style-name="ce77" office:value-type="string">
            <text:p>X</text:p>
          </table:table-cell>
          <table:table-cell table:style-name="ce77"/>
          <table:table-cell table:style-name="ce77" office:value-type="float" office:value="4.2">
            <text:p>4,2</text:p>
          </table:table-cell>
          <table:table-cell table:style-name="ce77" office:value-type="float" office:value="4.1">
            <text:p>4,1</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100" office:value-type="string">
            <text:p>4.2.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5]);ISBLANK([.AN25]));&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5]);&quot;&quot;;&quot;X&quot;)" office:value-type="string" office:string-value="X">
            <text:p>X</text:p>
          </table:table-cell>
          <table:table-cell table:style-name="ce114" office:value-type="string">
            <text:p>Dern. vers. stable </text:p>
          </table:table-cell>
          <table:table-cell table:style-name="ce81" table:formula="of:=IF(ISBLANK([.AV25]);&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19</text:p>
          </table:table-cell>
          <table:table-cell table:style-name="ce32"/>
          <table:table-cell table:style-name="ce44" office:value-type="string">
            <text:p>Drbd</text:p>
          </table:table-cell>
          <table:table-cell table:style-name="ce51" office:value-type="string">
            <text:p>Solution de réplication de stockage en mode bloc entre serveurs (intégré au noyau Linux depuis 2.6.33) </text:p>
          </table:table-cell>
          <table:table-cell table:style-name="ce61" table:formula="of:=SUM(OR(([.M26]=&quot;X&quot;);([.Q26]=&quot;X&quot;));OR(([.U26]=&quot;X&quot;);([.Y26]=&quot;X&quot;));OR(([.AC26]=&quot;X&quot;);([.AG26]=&quot;X&quot;));OR(([.AK26]=&quot;X&quot;);([.AO26]=&quot;X&quot;));OR(([.AS26]=&quot;X&quot;);([.AW26]=&quot;X&quot;));OR(([.BA26]=&quot;X&quot;);([.BE26]=&quot;X&quot;));OR(([.BI26]=&quot;X&quot;);([.BM26]=&quot;X&quot;));OR(([.BQ26]=&quot;X&quot;);([.BU26]=&quot;X&quot;)))" office:value-type="float" office:value="2">
            <text:p>2</text:p>
          </table:table-cell>
          <table:table-cell table:style-name="ce65"/>
          <table:table-cell table:style-name="ce77" office:value-type="string">
            <text:p>X</text:p>
          </table:table-cell>
          <table:table-cell table:style-name="ce77" office:value-type="float" office:value="8.3">
            <text:p>8,3</text:p>
          </table:table-cell>
          <table:table-cell table:style-name="ce77" office:value-type="float" office:value="8.2">
            <text:p>8,2</text:p>
          </table:table-cell>
          <table:table-cell table:style-name="ce77" office:value-type="float" office:value="0.7">
            <text:p>0,7</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26]);ISBLANK([.AN26]));&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6]);&quot;&quot;;&quot;X&quot;)">
            <text:p/>
          </table:table-cell>
          <table:table-cell table:style-name="ce114"/>
          <table:table-cell table:style-name="ce81" table:formula="of:=IF(ISBLANK([.AV26]);&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20</text:p>
          </table:table-cell>
          <table:table-cell table:style-name="ce32"/>
          <table:table-cell table:style-name="ce44" office:value-type="string">
            <text:p>Drbdlinks</text:p>
          </table:table-cell>
          <table:table-cell table:style-name="ce51" office:value-type="string">
            <text:p>Utilitaire de gestion des liens (symboliques ou montages) depuis des données partagées en DRBD vers une destination locale </text:p>
          </table:table-cell>
          <table:table-cell table:style-name="ce61" table:formula="of:=SUM(OR(([.M27]=&quot;X&quot;);([.Q27]=&quot;X&quot;));OR(([.U27]=&quot;X&quot;);([.Y27]=&quot;X&quot;));OR(([.AC27]=&quot;X&quot;);([.AG27]=&quot;X&quot;));OR(([.AK27]=&quot;X&quot;);([.AO27]=&quot;X&quot;));OR(([.AS27]=&quot;X&quot;);([.AW27]=&quot;X&quot;));OR(([.BA27]=&quot;X&quot;);([.BE27]=&quot;X&quot;));OR(([.BI27]=&quot;X&quot;);([.BM27]=&quot;X&quot;));OR(([.BQ27]=&quot;X&quot;);([.BU27]=&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12">
            <text:p>1,12</text:p>
          </table:table-cell>
          <table:table-cell table:style-name="ce77" office:value-type="float" office:value="1.8">
            <text:p>1,8</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27]);ISBLANK([.AN27]));&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27]);&quot;&quot;;&quot;X&quot;)">
            <text:p/>
          </table:table-cell>
          <table:table-cell table:style-name="ce114"/>
          <table:table-cell table:style-name="ce81" table:formula="of:=IF(ISBLANK([.AV27]);&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21</text:p>
          </table:table-cell>
          <table:table-cell table:style-name="ce32"/>
          <table:table-cell table:style-name="ce44" office:value-type="string">
            <text:p>syslog-ng</text:p>
          </table:table-cell>
          <table:table-cell table:style-name="ce51" office:value-type="string">
            <text:p>Outil de gestion des journaux</text:p>
          </table:table-cell>
          <table:table-cell table:style-name="ce61" table:formula="of:=SUM(OR(([.M28]=&quot;X&quot;);([.Q28]=&quot;X&quot;));OR(([.U28]=&quot;X&quot;);([.Y28]=&quot;X&quot;));OR(([.AC28]=&quot;X&quot;);([.AG28]=&quot;X&quot;));OR(([.AK28]=&quot;X&quot;);([.AO28]=&quot;X&quot;));OR(([.AS28]=&quot;X&quot;);([.AW28]=&quot;X&quot;));OR(([.BA28]=&quot;X&quot;);([.BE28]=&quot;X&quot;));OR(([.BI28]=&quot;X&quot;);([.BM28]=&quot;X&quot;));OR(([.BQ28]=&quot;X&quot;);([.BU28]=&quot;X&quot;)))" office:value-type="float" office:value="3">
            <text:p>3</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office:value-type="float" office:value="1.6">
            <text:p>1,6</text:p>
          </table:table-cell>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28]);ISBLANK([.AN28]));&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8]);&quot;&quot;;&quot;X&quot;)" office:value-type="string" office:string-value="X">
            <text:p>X</text:p>
          </table:table-cell>
          <table:table-cell table:style-name="ce114" office:value-type="string">
            <text:p>Dern. vers. stable </text:p>
          </table:table-cell>
          <table:table-cell table:style-name="ce81" table:formula="of:=IF(ISBLANK([.AV2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22</text:p>
          </table:table-cell>
          <table:table-cell table:style-name="ce32"/>
          <table:table-cell table:style-name="ce44" office:value-type="string">
            <text:p>LVM</text:p>
          </table:table-cell>
          <table:table-cell table:style-name="ce51" office:value-type="string">
            <text:p>Gestionnaire de volumes logiques sous Linux</text:p>
          </table:table-cell>
          <table:table-cell table:style-name="ce61" table:formula="of:=SUM(OR(([.M29]=&quot;X&quot;);([.Q29]=&quot;X&quot;));OR(([.U29]=&quot;X&quot;);([.Y29]=&quot;X&quot;));OR(([.AC29]=&quot;X&quot;);([.AG29]=&quot;X&quot;));OR(([.AK29]=&quot;X&quot;);([.AO29]=&quot;X&quot;));OR(([.AS29]=&quot;X&quot;);([.AW29]=&quot;X&quot;));OR(([.BA29]=&quot;X&quot;);([.BE29]=&quot;X&quot;));OR(([.BI29]=&quot;X&quot;);([.BM29]=&quot;X&quot;));OR(([.BQ29]=&quot;X&quot;);([.BU29]=&quot;X&quot;)))" office:value-type="float" office:value="6">
            <text:p>6</text:p>
          </table:table-cell>
          <table:table-cell table:style-name="ce65"/>
          <table:table-cell table:style-name="ce77" office:value-type="string">
            <text:p>X</text:p>
          </table:table-cell>
          <table:table-cell table:style-name="ce77"/>
          <table:table-cell table:style-name="ce77" office:value-type="float" office:value="2.02">
            <text:p>2,02</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float" office:value="2">
            <text:p>2</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9]);ISBLANK([.AN29]));&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9]);&quot;&quot;;&quot;X&quot;)" office:value-type="string" office:string-value="X">
            <text:p>X</text:p>
          </table:table-cell>
          <table:table-cell table:style-name="ce114" office:value-type="string">
            <text:p>Dern. vers. stable </text:p>
          </table:table-cell>
          <table:table-cell table:style-name="ce81" table:formula="of:=IF(ISBLANK([.AV2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23</text:p>
          </table:table-cell>
          <table:table-cell table:style-name="ce32"/>
          <table:table-cell table:style-name="ce44" office:value-type="string">
            <text:p>logrotate</text:p>
          </table:table-cell>
          <table:table-cell table:style-name="ce51" office:value-type="string">
            <text:p>Outil d’enregistrement et de rotation des journaux</text:p>
          </table:table-cell>
          <table:table-cell table:style-name="ce61" table:formula="of:=SUM(OR(([.M30]=&quot;X&quot;);([.Q30]=&quot;X&quot;));OR(([.U30]=&quot;X&quot;);([.Y30]=&quot;X&quot;));OR(([.AC30]=&quot;X&quot;);([.AG30]=&quot;X&quot;));OR(([.AK30]=&quot;X&quot;);([.AO30]=&quot;X&quot;));OR(([.AS30]=&quot;X&quot;);([.AW30]=&quot;X&quot;));OR(([.BA30]=&quot;X&quot;);([.BE30]=&quot;X&quot;));OR(([.BI30]=&quot;X&quot;);([.BM30]=&quot;X&quot;));OR(([.BQ30]=&quot;X&quot;);([.BU30]=&quot;X&quot;)))" office:value-type="float" office:value="5">
            <text:p>5</text:p>
          </table:table-cell>
          <table:table-cell table:style-name="ce65"/>
          <table:table-cell table:style-name="ce77" office:value-type="string">
            <text:p>X</text:p>
          </table:table-cell>
          <table:table-cell table:style-name="ce77"/>
          <table:table-cell table:style-name="ce77" office:value-type="float" office:value="3.7">
            <text:p>3,7</text:p>
          </table:table-cell>
          <table:table-cell table:style-name="ce77" office:value-type="float" office:value="3.6">
            <text:p>3,6</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3.7.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30]);ISBLANK([.AN30]));&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quot;&quot;;&quot;X&quot;)" office:value-type="string" office:string-value="X">
            <text:p>X</text:p>
          </table:table-cell>
          <table:table-cell table:style-name="ce114" office:value-type="string">
            <text:p>Dern. vers. stable </text:p>
          </table:table-cell>
          <table:table-cell table:style-name="ce81" table:formula="of:=IF(ISBLANK([.AV3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24</text:p>
          </table:table-cell>
          <table:table-cell table:style-name="ce32"/>
          <table:table-cell table:style-name="ce44" office:value-type="string">
            <text:p>cobbler</text:p>
          </table:table-cell>
          <table:table-cell table:style-name="ce51" office:value-type="string">
            <text:p>Serveur d’installation pour systèmes d’exploitation virtualisés ou non</text:p>
          </table:table-cell>
          <table:table-cell table:style-name="ce61" table:formula="of:=SUM(OR(([.M31]=&quot;X&quot;);([.Q31]=&quot;X&quot;));OR(([.U31]=&quot;X&quot;);([.Y31]=&quot;X&quot;));OR(([.AC31]=&quot;X&quot;);([.AG31]=&quot;X&quot;));OR(([.AK31]=&quot;X&quot;);([.AO31]=&quot;X&quot;));OR(([.AS31]=&quot;X&quot;);([.AW31]=&quot;X&quot;));OR(([.BA31]=&quot;X&quot;);([.BE31]=&quot;X&quot;));OR(([.BI31]=&quot;X&quot;);([.BM31]=&quot;X&quot;));OR(([.BQ31]=&quot;X&quot;);([.BU31]=&quot;X&quot;)))" office:value-type="float" office:value="2">
            <text:p>2</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office:value-type="float" office:value="1.6">
            <text:p>1,6</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1]);ISBLANK([.AN31]));&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1]);&quot;&quot;;&quot;X&quot;)">
            <text:p/>
          </table:table-cell>
          <table:table-cell table:style-name="ce114"/>
          <table:table-cell table:style-name="ce81" table:formula="of:=IF(ISBLANK([.AV31]);&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25</text:p>
          </table:table-cell>
          <table:table-cell table:style-name="ce32"/>
          <table:table-cell table:style-name="ce44" office:value-type="string">
            <text:p>glibC</text:p>
          </table:table-cell>
          <table:table-cell table:style-name="ce51" office:value-type="string">
            <text:p>Bibliothèque standard C pour le projet GNU</text:p>
          </table:table-cell>
          <table:table-cell table:style-name="ce61" table:formula="of:=SUM(OR(([.M32]=&quot;X&quot;);([.Q32]=&quot;X&quot;));OR(([.U32]=&quot;X&quot;);([.Y32]=&quot;X&quot;));OR(([.AC32]=&quot;X&quot;);([.AG32]=&quot;X&quot;));OR(([.AK32]=&quot;X&quot;);([.AO32]=&quot;X&quot;));OR(([.AS32]=&quot;X&quot;);([.AW32]=&quot;X&quot;));OR(([.BA32]=&quot;X&quot;);([.BE32]=&quot;X&quot;));OR(([.BI32]=&quot;X&quot;);([.BM32]=&quot;X&quot;));OR(([.BQ32]=&quot;X&quot;);([.BU32]=&quot;X&quot;)))" office:value-type="float" office:value="5">
            <text:p>5</text:p>
          </table:table-cell>
          <table:table-cell table:style-name="ce65"/>
          <table:table-cell table:style-name="ce77" office:value-type="string">
            <text:p>X</text:p>
          </table:table-cell>
          <table:table-cell table:style-name="ce77"/>
          <table:table-cell table:style-name="ce77" office:value-type="float" office:value="2.5">
            <text:p>2,5</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2]);ISBLANK([.AN32]));&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2]);&quot;&quot;;&quot;X&quot;)" office:value-type="string" office:string-value="X">
            <text:p>X</text:p>
          </table:table-cell>
          <table:table-cell table:style-name="ce114" office:value-type="string">
            <text:p>Dern. vers. stable </text:p>
          </table:table-cell>
          <table:table-cell table:style-name="ce81" table:formula="of:=IF(ISBLANK([.AV32]);&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26</text:p>
          </table:table-cell>
          <table:table-cell table:style-name="ce32"/>
          <table:table-cell table:style-name="ce44" office:value-type="string">
            <text:p>virt-manager</text:p>
          </table:table-cell>
          <table:table-cell table:style-name="ce51" office:value-type="string">
            <text:p>Utilitaire de gestion de machines virtuelles (Xen , KVM, Hyper-V, VMWare...)</text:p>
          </table:table-cell>
          <table:table-cell table:style-name="ce61" table:formula="of:=SUM(OR(([.M33]=&quot;X&quot;);([.Q33]=&quot;X&quot;));OR(([.U33]=&quot;X&quot;);([.Y33]=&quot;X&quot;));OR(([.AC33]=&quot;X&quot;);([.AG33]=&quot;X&quot;));OR(([.AK33]=&quot;X&quot;);([.AO33]=&quot;X&quot;));OR(([.AS33]=&quot;X&quot;);([.AW33]=&quot;X&quot;));OR(([.BA33]=&quot;X&quot;);([.BE33]=&quot;X&quot;));OR(([.BI33]=&quot;X&quot;);([.BM33]=&quot;X&quot;));OR(([.BQ33]=&quot;X&quot;);([.BU33]=&quot;X&quot;)))" office:value-type="float" office:value="2">
            <text:p>2</text:p>
          </table:table-cell>
          <table:table-cell table:style-name="ce65"/>
          <table:table-cell table:style-name="ce77" office:value-type="string">
            <text:p>X</text:p>
          </table:table-cell>
          <table:table-cell table:style-name="ce77"/>
          <table:table-cell table:style-name="ce77" office:value-type="float" office:value="0.5">
            <text:p>0,5</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3]);ISBLANK([.AN33]));&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7"/>
          <table:table-cell table:style-name="ce87" table:number-columns-repeated="3"/>
          <table:table-cell table:style-name="ce81" table:formula="of:=IF(ISBLANK([.AT33]);&quot;&quot;;&quot;X&quot;)">
            <text:p/>
          </table:table-cell>
          <table:table-cell table:style-name="ce114"/>
          <table:table-cell table:style-name="ce81" table:formula="of:=IF(ISBLANK([.AV33]);&quot;&quot;;&quot;X&quot;)">
            <text:p/>
          </table:table-cell>
          <table:table-cell table:style-name="ce114"/>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27</text:p>
          </table:table-cell>
          <table:table-cell table:style-name="ce32"/>
          <table:table-cell table:style-name="ce44" office:value-type="string">
            <text:p>libvirt</text:p>
          </table:table-cell>
          <table:table-cell table:style-name="ce51" office:value-type="string">
            <text:p>Bibliothèque d'accès aux machines virtuelles (Xen, KVM, Hyper-V, VMWare...)</text:p>
          </table:table-cell>
          <table:table-cell table:style-name="ce61" table:formula="of:=SUM(OR(([.M34]=&quot;X&quot;);([.Q34]=&quot;X&quot;));OR(([.U34]=&quot;X&quot;);([.Y34]=&quot;X&quot;));OR(([.AC34]=&quot;X&quot;);([.AG34]=&quot;X&quot;));OR(([.AK34]=&quot;X&quot;);([.AO34]=&quot;X&quot;));OR(([.AS34]=&quot;X&quot;);([.AW34]=&quot;X&quot;));OR(([.BA34]=&quot;X&quot;);([.BE34]=&quot;X&quot;));OR(([.BI34]=&quot;X&quot;);([.BM34]=&quot;X&quot;));OR(([.BQ34]=&quot;X&quot;);([.BU34]=&quot;X&quot;)))" office:value-type="float" office:value="2">
            <text:p>2</text:p>
          </table:table-cell>
          <table:table-cell table:style-name="ce65"/>
          <table:table-cell table:style-name="ce77" office:value-type="string">
            <text:p>X</text:p>
          </table:table-cell>
          <table:table-cell table:style-name="ce77"/>
          <table:table-cell table:style-name="ce77" office:value-type="float" office:value="0.3">
            <text:p>0,3</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4]);ISBLANK([.AN34]));&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7"/>
          <table:table-cell table:style-name="ce87" table:number-columns-repeated="3"/>
          <table:table-cell table:style-name="ce81" table:formula="of:=IF(ISBLANK([.AT34]);&quot;&quot;;&quot;X&quot;)">
            <text:p/>
          </table:table-cell>
          <table:table-cell table:style-name="ce114"/>
          <table:table-cell table:style-name="ce81" table:formula="of:=IF(ISBLANK([.AV34]);&quot;&quot;;&quot;X&quot;)">
            <text:p/>
          </table:table-cell>
          <table:table-cell table:style-name="ce114"/>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1-28</text:p>
          </table:table-cell>
          <table:table-cell table:style-name="ce34"/>
          <table:table-cell table:style-name="ce45" office:value-type="string">
            <text:p>Func</text:p>
          </table:table-cell>
          <table:table-cell table:style-name="ce51" office:value-type="string">
            <text:p>Utilitaire d'administration à distance de systèmes Linux (Fedora Unified Network Controller)</text:p>
          </table:table-cell>
          <table:table-cell table:style-name="ce61" table:formula="of:=SUM(OR(([.M35]=&quot;X&quot;);([.Q35]=&quot;X&quot;));OR(([.U35]=&quot;X&quot;);([.Y35]=&quot;X&quot;));OR(([.AC35]=&quot;X&quot;);([.AG35]=&quot;X&quot;));OR(([.AK35]=&quot;X&quot;);([.AO35]=&quot;X&quot;));OR(([.AS35]=&quot;X&quot;);([.AW35]=&quot;X&quot;));OR(([.BA35]=&quot;X&quot;);([.BE35]=&quot;X&quot;));OR(([.BI35]=&quot;X&quot;);([.BM35]=&quot;X&quot;));OR(([.BQ35]=&quot;X&quot;);([.BU35]=&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0.24">
            <text:p>0,24</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5]);ISBLANK([.AN35]));&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5]);&quot;&quot;;&quot;X&quot;)">
            <text:p/>
          </table:table-cell>
          <table:table-cell table:style-name="ce114"/>
          <table:table-cell table:style-name="ce81" table:formula="of:=IF(ISBLANK([.AV35]);&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29</text:p>
          </table:table-cell>
          <table:table-cell table:style-name="ce32"/>
          <table:table-cell table:style-name="ce44" office:value-type="string">
            <text:p>rsync</text:p>
          </table:table-cell>
          <table:table-cell table:style-name="ce51" office:value-type="string">
            <text:p>Utilitaire de synchronisation de fichiers (Linux, Windows...)</text:p>
          </table:table-cell>
          <table:table-cell table:style-name="ce61" table:formula="of:=SUM(OR(([.M36]=&quot;X&quot;);([.Q36]=&quot;X&quot;));OR(([.U36]=&quot;X&quot;);([.Y36]=&quot;X&quot;));OR(([.AC36]=&quot;X&quot;);([.AG36]=&quot;X&quot;));OR(([.AK36]=&quot;X&quot;);([.AO36]=&quot;X&quot;));OR(([.AS36]=&quot;X&quot;);([.AW36]=&quot;X&quot;));OR(([.BA36]=&quot;X&quot;);([.BE36]=&quot;X&quot;));OR(([.BI36]=&quot;X&quot;);([.BM36]=&quot;X&quot;));OR(([.BQ36]=&quot;X&quot;);([.BU36]=&quot;X&quot;)))" office:value-type="float" office:value="5">
            <text:p>5</text:p>
          </table:table-cell>
          <table:table-cell table:style-name="ce65"/>
          <table:table-cell table:style-name="ce77" office:value-type="string">
            <text:p>X</text:p>
          </table:table-cell>
          <table:table-cell table:style-name="ce77"/>
          <table:table-cell table:style-name="ce77" office:value-type="string">
            <text:p>2,6,18</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3.0.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36]);ISBLANK([.AN36]));&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6]);&quot;&quot;;&quot;X&quot;)" office:value-type="string" office:string-value="X">
            <text:p>X</text:p>
          </table:table-cell>
          <table:table-cell table:style-name="ce114" office:value-type="string">
            <text:p>Dern. vers. stable </text:p>
          </table:table-cell>
          <table:table-cell table:style-name="ce81" table:formula="of:=IF(ISBLANK([.AV36]);&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30</text:p>
          </table:table-cell>
          <table:table-cell table:style-name="ce32"/>
          <table:table-cell table:style-name="ce44" office:value-type="string">
            <text:p>putty</text:p>
          </table:table-cell>
          <table:table-cell table:style-name="ce51" office:value-type="string">
            <text:p>Utilitaire émulateur de terminal-client telnet, SSH, rlogin, SFTP, SCP sous Windows</text:p>
          </table:table-cell>
          <table:table-cell table:style-name="ce61" table:formula="of:=SUM(OR(([.M37]=&quot;X&quot;);([.Q37]=&quot;X&quot;));OR(([.U37]=&quot;X&quot;);([.Y37]=&quot;X&quot;));OR(([.AC37]=&quot;X&quot;);([.AG37]=&quot;X&quot;));OR(([.AK37]=&quot;X&quot;);([.AO37]=&quot;X&quot;));OR(([.AS37]=&quot;X&quot;);([.AW37]=&quot;X&quot;));OR(([.BA37]=&quot;X&quot;);([.BE37]=&quot;X&quot;));OR(([.BI37]=&quot;X&quot;);([.BM37]=&quot;X&quot;));OR(([.BQ37]=&quot;X&quot;);([.BU37]=&quot;X&quot;)))" office:value-type="float" office:value="4">
            <text:p>4</text:p>
          </table:table-cell>
          <table:table-cell table:style-name="ce65"/>
          <table:table-cell table:style-name="ce77" office:value-type="string">
            <text:p>X</text:p>
          </table:table-cell>
          <table:table-cell table:style-name="ce77"/>
          <table:table-cell table:style-name="ce77" office:value-type="float" office:value="0.6">
            <text:p>0,6</text:p>
          </table:table-cell>
          <table:table-cell table:style-name="ce77" office:value-type="float" office:value="0.53">
            <text:p>0,53</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0.60</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37]);ISBLANK([.AN37]));&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7]);&quot;&quot;;&quot;X&quot;)" office:value-type="string" office:string-value="X">
            <text:p>X</text:p>
          </table:table-cell>
          <table:table-cell table:style-name="ce114" office:value-type="string">
            <text:p>Dern. vers. stable </text:p>
          </table:table-cell>
          <table:table-cell table:style-name="ce81" table:formula="of:=IF(ISBLANK([.AV3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31</text:p>
          </table:table-cell>
          <table:table-cell table:style-name="ce32"/>
          <table:table-cell table:style-name="ce44" office:value-type="string">
            <text:p>winscp3</text:p>
          </table:table-cell>
          <table:table-cell table:style-name="ce51" office:value-type="string">
            <text:p>Utilitaire graphique client SFTP et SCP sous Windows</text:p>
          </table:table-cell>
          <table:table-cell table:style-name="ce61" table:formula="of:=SUM(OR(([.M38]=&quot;X&quot;);([.Q38]=&quot;X&quot;));OR(([.U38]=&quot;X&quot;);([.Y38]=&quot;X&quot;));OR(([.AC38]=&quot;X&quot;);([.AG38]=&quot;X&quot;));OR(([.AK38]=&quot;X&quot;);([.AO38]=&quot;X&quot;));OR(([.AS38]=&quot;X&quot;);([.AW38]=&quot;X&quot;));OR(([.BA38]=&quot;X&quot;);([.BE38]=&quot;X&quot;));OR(([.BI38]=&quot;X&quot;);([.BM38]=&quot;X&quot;));OR(([.BQ38]=&quot;X&quot;);([.BU38]=&quot;X&quot;)))" office:value-type="float" office:value="4">
            <text:p>4</text:p>
          </table:table-cell>
          <table:table-cell table:style-name="ce65"/>
          <table:table-cell table:style-name="ce77" office:value-type="string">
            <text:p>X</text:p>
          </table:table-cell>
          <table:table-cell table:style-name="ce77" office:value-type="float" office:value="4.1">
            <text:p>4,1</text:p>
          </table:table-cell>
          <table:table-cell table:style-name="ce77" office:value-type="float" office:value="3.7">
            <text:p>3,7</text:p>
          </table:table-cell>
          <table:table-cell table:style-name="ce77" office:value-type="float" office:value="3.1">
            <text:p>3,1</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3.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38]);ISBLANK([.AN38]));&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8]);&quot;&quot;;&quot;X&quot;)" office:value-type="string" office:string-value="X">
            <text:p>X</text:p>
          </table:table-cell>
          <table:table-cell table:style-name="ce114" office:value-type="string">
            <text:p>Dern. vers. stable </text:p>
          </table:table-cell>
          <table:table-cell table:style-name="ce81" table:formula="of:=IF(ISBLANK([.AV38]);&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32</text:p>
          </table:table-cell>
          <table:table-cell table:style-name="ce32"/>
          <table:table-cell table:style-name="ce44" office:value-type="string">
            <text:p>vsftpd</text:p>
          </table:table-cell>
          <table:table-cell table:style-name="ce51" office:value-type="string">
            <text:p>Serveur FTP sécurisé sous Linux/Unix</text:p>
          </table:table-cell>
          <table:table-cell table:style-name="ce61" table:formula="of:=SUM(OR(([.M39]=&quot;X&quot;);([.Q39]=&quot;X&quot;));OR(([.U39]=&quot;X&quot;);([.Y39]=&quot;X&quot;));OR(([.AC39]=&quot;X&quot;);([.AG39]=&quot;X&quot;));OR(([.AK39]=&quot;X&quot;);([.AO39]=&quot;X&quot;));OR(([.AS39]=&quot;X&quot;);([.AW39]=&quot;X&quot;));OR(([.BA39]=&quot;X&quot;);([.BE39]=&quot;X&quot;));OR(([.BI39]=&quot;X&quot;);([.BM39]=&quot;X&quot;));OR(([.BQ39]=&quot;X&quot;);([.BU39]=&quot;X&quot;)))" office:value-type="float" office:value="3">
            <text:p>3</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office:value-type="string">
            <text:p>2.x, 2.2.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39]);ISBLANK([.AN39]));&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9]);&quot;&quot;;&quot;X&quot;)">
            <text:p/>
          </table:table-cell>
          <table:table-cell table:style-name="ce114"/>
          <table:table-cell table:style-name="ce81" table:formula="of:=IF(ISBLANK([.AV39]);&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distrib ?</text:p>
          </table:table-cell>
          <table:table-cell table:style-name="ce24" office:value-type="string">
            <text:p><text:s/>1-33</text:p>
          </table:table-cell>
          <table:table-cell table:style-name="ce32"/>
          <table:table-cell table:style-name="ce44" office:value-type="string">
            <text:p>NFS</text:p>
          </table:table-cell>
          <table:table-cell table:style-name="ce51" office:value-type="string">
            <text:p>??? protocole d'accès fichier par réseau pas logiciel</text:p>
          </table:table-cell>
          <table:table-cell table:style-name="ce61" table:formula="of:=SUM(OR(([.M40]=&quot;X&quot;);([.Q40]=&quot;X&quot;));OR(([.U40]=&quot;X&quot;);([.Y40]=&quot;X&quot;));OR(([.AC40]=&quot;X&quot;);([.AG40]=&quot;X&quot;));OR(([.AK40]=&quot;X&quot;);([.AO40]=&quot;X&quot;));OR(([.AS40]=&quot;X&quot;);([.AW40]=&quot;X&quot;));OR(([.BA40]=&quot;X&quot;);([.BE40]=&quot;X&quot;));OR(([.BI40]=&quot;X&quot;);([.BM40]=&quot;X&quot;));OR(([.BQ40]=&quot;X&quot;);([.BU40]=&quot;X&quot;)))" office:value-type="float" office:value="6">
            <text:p>6</text:p>
          </table:table-cell>
          <table:table-cell table:style-name="ce65"/>
          <table:table-cell table:style-name="ce77" office:value-type="string">
            <text:p>X</text:p>
          </table:table-cell>
          <table:table-cell table:style-name="ce77"/>
          <table:table-cell table:style-name="ce77" office:value-type="string">
            <text:p>4,0</text:p>
          </table:table-cell>
          <table:table-cell table:style-name="ce77" office:value-type="string">
            <text:p>1,0</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float" office:value="4">
            <text:p>4</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40]);ISBLANK([.AN40]));&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40]);&quot;&quot;;&quot;X&quot;)" office:value-type="string" office:string-value="X">
            <text:p>X</text:p>
          </table:table-cell>
          <table:table-cell table:style-name="ce114" office:value-type="string">
            <text:p>Dern. vers. stable </text:p>
          </table:table-cell>
          <table:table-cell table:style-name="ce81" table:formula="of:=IF(ISBLANK([.AV4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34</text:p>
          </table:table-cell>
          <table:table-cell table:style-name="ce32"/>
          <table:table-cell table:style-name="ce44" office:value-type="string">
            <text:p>GFS</text:p>
          </table:table-cell>
          <table:table-cell table:style-name="ce51" office:value-type="string">
            <text:p>??? protocole d'accès fichier distribué pas logiciel</text:p>
          </table:table-cell>
          <table:table-cell table:style-name="ce61" table:formula="of:=SUM(OR(([.M41]=&quot;X&quot;);([.Q41]=&quot;X&quot;));OR(([.U41]=&quot;X&quot;);([.Y41]=&quot;X&quot;));OR(([.AC41]=&quot;X&quot;);([.AG41]=&quot;X&quot;));OR(([.AK41]=&quot;X&quot;);([.AO41]=&quot;X&quot;));OR(([.AS41]=&quot;X&quot;);([.AW41]=&quot;X&quot;));OR(([.BA41]=&quot;X&quot;);([.BE41]=&quot;X&quot;));OR(([.BI41]=&quot;X&quot;);([.BM41]=&quot;X&quot;));OR(([.BQ41]=&quot;X&quot;);([.BU41]=&quot;X&quot;)))" office:value-type="float" office:value="2">
            <text:p>2</text:p>
          </table:table-cell>
          <table:table-cell table:style-name="ce65"/>
          <table:table-cell table:style-name="ce77" office:value-type="string">
            <text:p>X</text:p>
          </table:table-cell>
          <table:table-cell table:style-name="ce77"/>
          <table:table-cell table:style-name="ce77" office:value-type="float" office:value="6.1">
            <text:p>6,1</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41]);ISBLANK([.AN41]));&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41]);&quot;&quot;;&quot;X&quot;)" office:value-type="string" office:string-value="X">
            <text:p>X</text:p>
          </table:table-cell>
          <table:table-cell table:style-name="ce114" office:value-type="string">
            <text:p>Dern. vers. stable </text:p>
          </table:table-cell>
          <table:table-cell table:style-name="ce81" table:formula="of:=IF(ISBLANK([.AV41]);&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35</text:p>
          </table:table-cell>
          <table:table-cell table:style-name="ce32"/>
          <table:table-cell table:style-name="ce44" office:value-type="string">
            <text:p>webmin</text:p>
          </table:table-cell>
          <table:table-cell table:style-name="ce51" office:value-type="string">
            <text:p>Interface d’administration à distance de serveur Linux</text:p>
          </table:table-cell>
          <table:table-cell table:style-name="ce61" table:formula="of:=SUM(OR(([.M42]=&quot;X&quot;);([.Q42]=&quot;X&quot;));OR(([.U42]=&quot;X&quot;);([.Y42]=&quot;X&quot;));OR(([.AC42]=&quot;X&quot;);([.AG42]=&quot;X&quot;));OR(([.AK42]=&quot;X&quot;);([.AO42]=&quot;X&quot;));OR(([.AS42]=&quot;X&quot;);([.AW42]=&quot;X&quot;));OR(([.BA42]=&quot;X&quot;);([.BE42]=&quot;X&quot;));OR(([.BI42]=&quot;X&quot;);([.BM42]=&quot;X&quot;));OR(([.BQ42]=&quot;X&quot;);([.BU42]=&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42]);ISBLANK([.AN42]));&quot;&quot;;&quot;X&quot;)" office:value-type="string" office:string-value="X">
            <text:p>X</text:p>
          </table:table-cell>
          <table:table-cell table:style-name="ce94"/>
          <table:table-cell table:style-name="ce89" office:value-type="string">
            <text:p>X</text:p>
          </table:table-cell>
          <table:table-cell table:style-name="ce94" office:value-type="string">
            <text:p>Webmin 1.550</text:p>
          </table:table-cell>
          <table:table-cell table:style-name="ce86"/>
          <table:table-cell table:style-name="ce86" table:number-columns-repeated="3"/>
          <table:table-cell table:style-name="ce81" table:formula="of:=IF(ISBLANK([.AT42]);&quot;&quot;;&quot;X&quot;)">
            <text:p/>
          </table:table-cell>
          <table:table-cell table:style-name="ce114"/>
          <table:table-cell table:style-name="ce81" table:formula="of:=IF(ISBLANK([.AV42]);&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36</text:p>
          </table:table-cell>
          <table:table-cell table:style-name="ce32"/>
          <table:table-cell table:style-name="ce44" office:value-type="string">
            <text:p>otrs</text:p>
          </table:table-cell>
          <table:table-cell table:style-name="ce51" office:value-type="string">
            <text:p>Solution <text:s/>de gestion des services d'assistance</text:p>
          </table:table-cell>
          <table:table-cell table:style-name="ce61" table:formula="of:=SUM(OR(([.M43]=&quot;X&quot;);([.Q43]=&quot;X&quot;));OR(([.U43]=&quot;X&quot;);([.Y43]=&quot;X&quot;));OR(([.AC43]=&quot;X&quot;);([.AG43]=&quot;X&quot;));OR(([.AK43]=&quot;X&quot;);([.AO43]=&quot;X&quot;));OR(([.AS43]=&quot;X&quot;);([.AW43]=&quot;X&quot;));OR(([.BA43]=&quot;X&quot;);([.BE43]=&quot;X&quot;));OR(([.BI43]=&quot;X&quot;);([.BM43]=&quot;X&quot;));OR(([.BQ43]=&quot;X&quot;);([.BU43]=&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43]);ISBLANK([.AN43]));&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43]);&quot;&quot;;&quot;X&quot;)">
            <text:p/>
          </table:table-cell>
          <table:table-cell table:style-name="ce114"/>
          <table:table-cell table:style-name="ce81" table:formula="of:=IF(ISBLANK([.AV43]);&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37</text:p>
          </table:table-cell>
          <table:table-cell table:style-name="ce32"/>
          <table:table-cell table:style-name="ce44" office:value-type="string">
            <text:p>fusionforge</text:p>
          </table:table-cell>
          <table:table-cell table:style-name="ce51" office:value-type="string">
            <text:p>Solution de gestion de développement collaboratif de logiciels</text:p>
          </table:table-cell>
          <table:table-cell table:style-name="ce61" table:formula="of:=SUM(OR(([.M44]=&quot;X&quot;);([.Q44]=&quot;X&quot;));OR(([.U44]=&quot;X&quot;);([.Y44]=&quot;X&quot;));OR(([.AC44]=&quot;X&quot;);([.AG44]=&quot;X&quot;));OR(([.AK44]=&quot;X&quot;);([.AO44]=&quot;X&quot;));OR(([.AS44]=&quot;X&quot;);([.AW44]=&quot;X&quot;));OR(([.BA44]=&quot;X&quot;);([.BE44]=&quot;X&quot;));OR(([.BI44]=&quot;X&quot;);([.BM44]=&quot;X&quot;));OR(([.BQ44]=&quot;X&quot;);([.BU44]=&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4]);ISBLANK([.AN44]));&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44]);&quot;&quot;;&quot;X&quot;)" office:value-type="string" office:string-value="X">
            <text:p>X</text:p>
          </table:table-cell>
          <table:table-cell table:style-name="ce114" office:value-type="string">
            <text:p>Dern. vers. stable </text:p>
          </table:table-cell>
          <table:table-cell table:style-name="ce81" table:formula="of:=IF(ISBLANK([.AV44]);&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38</text:p>
          </table:table-cell>
          <table:table-cell table:style-name="ce32"/>
          <table:table-cell table:style-name="ce44" office:value-type="string">
            <text:p>cvs</text:p>
          </table:table-cell>
          <table:table-cell table:style-name="ce51" office:value-type="string">
            <text:p>Solution de gestion de versions</text:p>
          </table:table-cell>
          <table:table-cell table:style-name="ce61" table:formula="of:=SUM(OR(([.M45]=&quot;X&quot;);([.Q45]=&quot;X&quot;));OR(([.U45]=&quot;X&quot;);([.Y45]=&quot;X&quot;));OR(([.AC45]=&quot;X&quot;);([.AG45]=&quot;X&quot;));OR(([.AK45]=&quot;X&quot;);([.AO45]=&quot;X&quot;));OR(([.AS45]=&quot;X&quot;);([.AW45]=&quot;X&quot;));OR(([.BA45]=&quot;X&quot;);([.BE45]=&quot;X&quot;));OR(([.BI45]=&quot;X&quot;);([.BM45]=&quot;X&quot;));OR(([.BQ45]=&quot;X&quot;);([.BU45]=&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5]);ISBLANK([.AN45]));&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45]);&quot;&quot;;&quot;X&quot;)" office:value-type="string" office:string-value="X">
            <text:p>X</text:p>
          </table:table-cell>
          <table:table-cell table:style-name="ce114" office:value-type="string">
            <text:p>Dern. vers. stable </text:p>
          </table:table-cell>
          <table:table-cell table:style-name="ce81" table:formula="of:=IF(ISBLANK([.AV45]);&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1-39</text:p>
          </table:table-cell>
          <table:table-cell table:style-name="ce34"/>
          <table:table-cell table:style-name="ce45" office:value-type="string">
            <text:p>cvsnt</text:p>
          </table:table-cell>
          <table:table-cell table:style-name="ce51" office:value-type="string">
            <text:p>Solution de gestion de versions</text:p>
          </table:table-cell>
          <table:table-cell table:style-name="ce61" table:formula="of:=SUM(OR(([.M46]=&quot;X&quot;);([.Q46]=&quot;X&quot;));OR(([.U46]=&quot;X&quot;);([.Y46]=&quot;X&quot;));OR(([.AC46]=&quot;X&quot;);([.AG46]=&quot;X&quot;));OR(([.AK46]=&quot;X&quot;);([.AO46]=&quot;X&quot;));OR(([.AS46]=&quot;X&quot;);([.AW46]=&quot;X&quot;));OR(([.BA46]=&quot;X&quot;);([.BE46]=&quot;X&quot;));OR(([.BI46]=&quot;X&quot;);([.BM46]=&quot;X&quot;));OR(([.BQ46]=&quot;X&quot;);([.BU46]=&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6]);ISBLANK([.AN46]));&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46]);&quot;&quot;;&quot;X&quot;)">
            <text:p/>
          </table:table-cell>
          <table:table-cell table:style-name="ce114"/>
          <table:table-cell table:style-name="ce81" table:formula="of:=IF(ISBLANK([.AV46]);&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1-40</text:p>
          </table:table-cell>
          <table:table-cell table:style-name="ce32"/>
          <table:table-cell table:style-name="ce44" office:value-type="string">
            <text:p>svn</text:p>
          </table:table-cell>
          <table:table-cell table:style-name="ce51" office:value-type="string">
            <text:p>Solution de gestion de versions (SubVersioN)</text:p>
          </table:table-cell>
          <table:table-cell table:style-name="ce61" table:formula="of:=SUM(OR(([.M47]=&quot;X&quot;);([.Q47]=&quot;X&quot;));OR(([.U47]=&quot;X&quot;);([.Y47]=&quot;X&quot;));OR(([.AC47]=&quot;X&quot;);([.AG47]=&quot;X&quot;));OR(([.AK47]=&quot;X&quot;);([.AO47]=&quot;X&quot;));OR(([.AS47]=&quot;X&quot;);([.AW47]=&quot;X&quot;));OR(([.BA47]=&quot;X&quot;);([.BE47]=&quot;X&quot;));OR(([.BI47]=&quot;X&quot;);([.BM47]=&quot;X&quot;));OR(([.BQ47]=&quot;X&quot;);([.BU47]=&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1.6.x</text:p>
          </table:table-cell>
          <table:table-cell table:style-name="ce105" table:number-columns-repeated="2"/>
          <table:table-cell table:style-name="ce86"/>
          <table:table-cell table:style-name="ce86" table:number-columns-repeated="3"/>
          <table:table-cell table:style-name="ce89" table:formula="of:=IF(AND(ISBLANK([.AL47]);ISBLANK([.AN47]));&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47]);&quot;&quot;;&quot;X&quot;)" office:value-type="string" office:string-value="X">
            <text:p>X</text:p>
          </table:table-cell>
          <table:table-cell table:style-name="ce114" office:value-type="string">
            <text:p>Dern. vers. stable </text:p>
          </table:table-cell>
          <table:table-cell table:style-name="ce81" table:formula="of:=IF(ISBLANK([.AV4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1-41</text:p>
          </table:table-cell>
          <table:table-cell table:style-name="ce32"/>
          <table:table-cell table:style-name="ce44" office:value-type="string">
            <text:p>voozanoo</text:p>
          </table:table-cell>
          <table:table-cell table:style-name="ce51" office:value-type="string">
            <text:p>Editeur en ligne de systèmes en ligne</text:p>
          </table:table-cell>
          <table:table-cell table:style-name="ce61" table:formula="of:=SUM(OR(([.M48]=&quot;X&quot;);([.Q48]=&quot;X&quot;));OR(([.U48]=&quot;X&quot;);([.Y48]=&quot;X&quot;));OR(([.AC48]=&quot;X&quot;);([.AG48]=&quot;X&quot;));OR(([.AK48]=&quot;X&quot;);([.AO48]=&quot;X&quot;));OR(([.AS48]=&quot;X&quot;);([.AW48]=&quot;X&quot;));OR(([.BA48]=&quot;X&quot;);([.BE48]=&quot;X&quot;));OR(([.BI48]=&quot;X&quot;);([.BM48]=&quot;X&quot;));OR(([.BQ48]=&quot;X&quot;);([.BU48]=&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8]);ISBLANK([.AN4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48]);&quot;&quot;;&quot;X&quot;)">
            <text:p/>
          </table:table-cell>
          <table:table-cell table:style-name="ce114"/>
          <table:table-cell table:style-name="ce81" table:formula="of:=IF(ISBLANK([.AV4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1-42</text:p>
          </table:table-cell>
          <table:table-cell table:style-name="ce34"/>
          <table:table-cell table:style-name="ce45" office:value-type="string">
            <text:p>dotproject</text:p>
          </table:table-cell>
          <table:table-cell table:style-name="ce51" office:value-type="string">
            <text:p>Solution de gestion de projets collaborative</text:p>
          </table:table-cell>
          <table:table-cell table:style-name="ce61" table:formula="of:=SUM(OR(([.M49]=&quot;X&quot;);([.Q49]=&quot;X&quot;));OR(([.U49]=&quot;X&quot;);([.Y49]=&quot;X&quot;));OR(([.AC49]=&quot;X&quot;);([.AG49]=&quot;X&quot;));OR(([.AK49]=&quot;X&quot;);([.AO49]=&quot;X&quot;));OR(([.AS49]=&quot;X&quot;);([.AW49]=&quot;X&quot;));OR(([.BA49]=&quot;X&quot;);([.BE49]=&quot;X&quot;));OR(([.BI49]=&quot;X&quot;);([.BM49]=&quot;X&quot;));OR(([.BQ49]=&quot;X&quot;);([.BU49]=&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9]);ISBLANK([.AN49]));&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49]);&quot;&quot;;&quot;X&quot;)">
            <text:p/>
          </table:table-cell>
          <table:table-cell table:style-name="ce114"/>
          <table:table-cell table:style-name="ce81" table:formula="of:=IF(ISBLANK([.AV49]);&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1-43</text:p>
          </table:table-cell>
          <table:table-cell table:style-name="ce34"/>
          <table:table-cell table:style-name="ce45" office:value-type="string">
            <text:p>ganttproject</text:p>
          </table:table-cell>
          <table:table-cell table:style-name="ce51" office:value-type="string">
            <text:p>Logiciel de planification projet</text:p>
          </table:table-cell>
          <table:table-cell table:style-name="ce61" table:formula="of:=SUM(OR(([.M50]=&quot;X&quot;);([.Q50]=&quot;X&quot;));OR(([.U50]=&quot;X&quot;);([.Y50]=&quot;X&quot;));OR(([.AC50]=&quot;X&quot;);([.AG50]=&quot;X&quot;));OR(([.AK50]=&quot;X&quot;);([.AO50]=&quot;X&quot;));OR(([.AS50]=&quot;X&quot;);([.AW50]=&quot;X&quot;));OR(([.BA50]=&quot;X&quot;);([.BE50]=&quot;X&quot;));OR(([.BI50]=&quot;X&quot;);([.BM50]=&quot;X&quot;));OR(([.BQ50]=&quot;X&quot;);([.BU50]=&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50]);ISBLANK([.AN50]));&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50]);&quot;&quot;;&quot;X&quot;)">
            <text:p/>
          </table:table-cell>
          <table:table-cell table:style-name="ce114"/>
          <table:table-cell table:style-name="ce81" table:formula="of:=IF(ISBLANK([.AV50]);&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1-44</text:p>
          </table:table-cell>
          <table:table-cell table:style-name="ce34"/>
          <table:table-cell table:style-name="ce45" office:value-type="string">
            <text:p>soGo</text:p>
          </table:table-cell>
          <table:table-cell table:style-name="ce51" office:value-type="string">
            <text:p>Solution d'agenda/messagerie/contacts</text:p>
          </table:table-cell>
          <table:table-cell table:style-name="ce61" table:formula="of:=SUM(OR(([.M51]=&quot;X&quot;);([.Q51]=&quot;X&quot;));OR(([.U51]=&quot;X&quot;);([.Y51]=&quot;X&quot;));OR(([.AC51]=&quot;X&quot;);([.AG51]=&quot;X&quot;));OR(([.AK51]=&quot;X&quot;);([.AO51]=&quot;X&quot;));OR(([.AS51]=&quot;X&quot;);([.AW51]=&quot;X&quot;));OR(([.BA51]=&quot;X&quot;);([.BE51]=&quot;X&quot;));OR(([.BI51]=&quot;X&quot;);([.BM51]=&quot;X&quot;));OR(([.BQ51]=&quot;X&quot;);([.BU51]=&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51]);ISBLANK([.AN51]));&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51]);&quot;&quot;;&quot;X&quot;)">
            <text:p/>
          </table:table-cell>
          <table:table-cell table:style-name="ce114"/>
          <table:table-cell table:style-name="ce81" table:formula="of:=IF(ISBLANK([.AV51]);&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CentOS ?</text:p>
          </table:table-cell>
          <table:table-cell table:style-name="ce24" office:value-type="string">
            <text:p>xxxx</text:p>
          </table:table-cell>
          <table:table-cell table:style-name="ce32"/>
          <table:table-cell table:style-name="ce46" office:value-type="string">
            <text:p>Red Hat </text:p>
          </table:table-cell>
          <table:table-cell table:style-name="ce51"/>
          <table:table-cell table:style-name="ce61" table:formula="of:=SUM(OR(([.M52]=&quot;X&quot;);([.Q52]=&quot;X&quot;));OR(([.U52]=&quot;X&quot;);([.Y52]=&quot;X&quot;));OR(([.AC52]=&quot;X&quot;);([.AG52]=&quot;X&quot;));OR(([.AK52]=&quot;X&quot;);([.AO52]=&quot;X&quot;));OR(([.AS52]=&quot;X&quot;);([.AW52]=&quot;X&quot;));OR(([.BA52]=&quot;X&quot;);([.BE52]=&quot;X&quot;));OR(([.BI52]=&quot;X&quot;);([.BM52]=&quot;X&quot;));OR(([.BQ52]=&quot;X&quot;);([.BU52]=&quot;X&quot;)))" office:value-type="float" office:value="3">
            <text:p>3</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office:value-type="string">
            <text:p>X</text:p>
          </table:table-cell>
          <table:table-cell table:style-name="ce101"/>
          <table:table-cell table:style-name="ce105" table:number-columns-repeated="2"/>
          <table:table-cell table:style-name="ce87"/>
          <table:table-cell table:style-name="ce87" table:number-columns-repeated="3"/>
          <table:table-cell table:style-name="ce89" table:formula="of:=IF(AND(ISBLANK([.AL52]);ISBLANK([.AN52]));&quot;&quot;;&quot;X&quot;)" office:value-type="string" office:string-value="X">
            <text:p>X</text:p>
          </table:table-cell>
          <table:table-cell table:style-name="ce94"/>
          <table:table-cell table:style-name="ce89" office:value-type="string">
            <text:p>X</text:p>
          </table:table-cell>
          <table:table-cell table:style-name="ce94" office:value-type="string">
            <text:p>V5.8</text:p>
          </table:table-cell>
          <table:table-cell table:style-name="ce87"/>
          <table:table-cell table:style-name="ce87" table:number-columns-repeated="3"/>
          <table:table-cell table:style-name="ce81" table:formula="of:=IF(ISBLANK([.AT52]);&quot;&quot;;&quot;X&quot;)">
            <text:p/>
          </table:table-cell>
          <table:table-cell table:style-name="ce114"/>
          <table:table-cell table:style-name="ce81" table:formula="of:=IF(ISBLANK([.AV52]);&quot;&quot;;&quot;X&quot;)">
            <text:p/>
          </table:table-cell>
          <table:table-cell table:style-name="ce114"/>
          <table:table-cell table:style-name="ce87"/>
          <table:table-cell table:style-name="ce87" table:number-columns-repeated="3"/>
          <table:table-cell table:style-name="ce89" office:value-type="string">
            <text:p>X</text:p>
          </table:table-cell>
          <table:table-cell table:style-name="ce94"/>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Project’or RIA</text:p>
          </table:table-cell>
          <table:table-cell table:style-name="ce52" office:value-type="string">
            <text:p>gestion de projets</text:p>
          </table:table-cell>
          <table:table-cell table:style-name="ce61" table:formula="of:=SUM(OR(([.M53]=&quot;X&quot;);([.Q53]=&quot;X&quot;));OR(([.U53]=&quot;X&quot;);([.Y53]=&quot;X&quot;));OR(([.AC53]=&quot;X&quot;);([.AG53]=&quot;X&quot;));OR(([.AK53]=&quot;X&quot;);([.AO53]=&quot;X&quot;));OR(([.AS53]=&quot;X&quot;);([.AW53]=&quot;X&quot;));OR(([.BA53]=&quot;X&quot;);([.BE53]=&quot;X&quot;));OR(([.BI53]=&quot;X&quot;);([.BM53]=&quot;X&quot;));OR(([.BQ53]=&quot;X&quot;);([.BU53]=&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53]);ISBLANK([.AN53]));&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53]);&quot;&quot;;&quot;X&quot;)" office:value-type="string" office:string-value="X">
            <text:p>X</text:p>
          </table:table-cell>
          <table:table-cell table:style-name="ce114" office:value-type="string">
            <text:p>Dern. vers. stable </text:p>
          </table:table-cell>
          <table:table-cell table:style-name="ce81" table:formula="of:=IF(ISBLANK([.AV53]);&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ajaxplorer</text:p>
          </table:table-cell>
          <table:table-cell table:style-name="ce52" office:value-type="string">
            <text:p>gestionnaire de fichier web et partage</text:p>
          </table:table-cell>
          <table:table-cell table:style-name="ce61" table:formula="of:=SUM(OR(([.M54]=&quot;X&quot;);([.Q54]=&quot;X&quot;));OR(([.U54]=&quot;X&quot;);([.Y54]=&quot;X&quot;));OR(([.AC54]=&quot;X&quot;);([.AG54]=&quot;X&quot;));OR(([.AK54]=&quot;X&quot;);([.AO54]=&quot;X&quot;));OR(([.AS54]=&quot;X&quot;);([.AW54]=&quot;X&quot;));OR(([.BA54]=&quot;X&quot;);([.BE54]=&quot;X&quot;));OR(([.BI54]=&quot;X&quot;);([.BM54]=&quot;X&quot;));OR(([.BQ54]=&quot;X&quot;);([.BU54]=&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54]);ISBLANK([.AN54]));&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54]);&quot;&quot;;&quot;X&quot;)" office:value-type="string" office:string-value="X">
            <text:p>X</text:p>
          </table:table-cell>
          <table:table-cell table:style-name="ce114" office:value-type="string">
            <text:p>Dern. vers. stable </text:p>
          </table:table-cell>
          <table:table-cell table:style-name="ce81" table:formula="of:=IF(ISBLANK([.AV54]);&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4">
          <table:table-cell table:style-name="ce15" office:value-type="string" table:number-columns-spanned="1" table:number-rows-spanned="71">
            <text:p>Domaine 2</text:p>
            <text:p/>
            <text:p>Serveurs de présentation</text:p>
            <text:p>et d’applications</text:p>
            <text:p/>
            <text:p/>
            <text:p/>
            <text:p/>
            <text:p/>
            <text:p/>
            <text:p/>
            <text:p/>
            <text:p/>
            <text:p/>
            <text:p/>
            <text:p/>
            <text:p/>
            <text:p/>
            <text:p/>
            <text:p/>
            <text:p/>
            <text:p/>
            <text:p/>
            <text:p/>
            <text:p/>
            <text:p/>
            <text:p/>
            <text:p/>
            <text:p/>
            <text:p/>
            <text:p/>
            <text:p/>
            <text:p/>
            <text:p>Domaine 2</text:p>
            <text:p/>
            <text:p>Serveurs de présentation</text:p>
            <text:p>et d’applications</text:p>
          </table:table-cell>
          <table:table-cell office:value-type="string">
            <text:p>X</text:p>
          </table:table-cell>
          <table:table-cell table:style-name="ce24" office:value-type="string">
            <text:p><text:s/>2-1</text:p>
          </table:table-cell>
          <table:table-cell table:style-name="ce35"/>
          <table:table-cell table:style-name="ce41" office:value-type="string">
            <text:p>proxy http Squid </text:p>
          </table:table-cell>
          <table:table-cell table:style-name="ce51" office:value-type="string">
            <text:p>Serveur mandataire direct et inverse (proxy et reverse-proxy)</text:p>
          </table:table-cell>
          <table:table-cell table:style-name="ce61" table:formula="of:=SUM(OR(([.M56]=&quot;X&quot;);([.Q56]=&quot;X&quot;));OR(([.U56]=&quot;X&quot;);([.Y56]=&quot;X&quot;));OR(([.AC56]=&quot;X&quot;);([.AG56]=&quot;X&quot;));OR(([.AK56]=&quot;X&quot;);([.AO56]=&quot;X&quot;));OR(([.AS56]=&quot;X&quot;);([.AW56]=&quot;X&quot;));OR(([.BA56]=&quot;X&quot;);([.BE56]=&quot;X&quot;));OR(([.BI56]=&quot;X&quot;);([.BM56]=&quot;X&quot;));OR(([.BQ56]=&quot;X&quot;);([.BU56]=&quot;X&quot;)))" office:value-type="float" office:value="5">
            <text:p>5</text:p>
          </table:table-cell>
          <table:table-cell table:style-name="ce67"/>
          <table:table-cell table:style-name="ce77" office:value-type="string">
            <text:p>X</text:p>
          </table:table-cell>
          <table:table-cell table:style-name="ce77" office:value-type="float" office:value="3.2">
            <text:p>3,2</text:p>
          </table:table-cell>
          <table:table-cell table:style-name="ce77" office:value-type="float" office:value="2.6">
            <text:p>2,6</text:p>
          </table:table-cell>
          <table:table-cell table:style-name="ce77" office:value-type="float" office:value="2.5">
            <text:p>2,5</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2.6.x, 3.1.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56]);ISBLANK([.AN56]));&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56]);&quot;&quot;;&quot;X&quot;)" office:value-type="string" office:string-value="X">
            <text:p>X</text:p>
          </table:table-cell>
          <table:table-cell table:style-name="ce114" office:value-type="string">
            <text:p>Dern. vers. stable </text:p>
          </table:table-cell>
          <table:table-cell table:style-name="ce81" table:formula="of:=IF(ISBLANK([.AV5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2</text:p>
          </table:table-cell>
          <table:table-cell table:style-name="ce35"/>
          <table:table-cell table:style-name="ce41" office:value-type="string">
            <text:p><text:s/>LemonLDAP</text:p>
          </table:table-cell>
          <table:table-cell table:style-name="ce51" office:value-type="string">
            <text:p>Solution d'identification unique avec gestion centralisée des droits</text:p>
          </table:table-cell>
          <table:table-cell table:style-name="ce61" table:formula="of:=SUM(OR(([.M57]=&quot;X&quot;);([.Q57]=&quot;X&quot;));OR(([.U57]=&quot;X&quot;);([.Y57]=&quot;X&quot;));OR(([.AC57]=&quot;X&quot;);([.AG57]=&quot;X&quot;));OR(([.AK57]=&quot;X&quot;);([.AO57]=&quot;X&quot;));OR(([.AS57]=&quot;X&quot;);([.AW57]=&quot;X&quot;));OR(([.BA57]=&quot;X&quot;);([.BE57]=&quot;X&quot;));OR(([.BI57]=&quot;X&quot;);([.BM57]=&quot;X&quot;));OR(([.BQ57]=&quot;X&quot;);([.BU57]=&quot;X&quot;)))" office:value-type="float" office:value="5">
            <text:p>5</text:p>
          </table:table-cell>
          <table:table-cell table:style-name="ce65"/>
          <table:table-cell table:style-name="ce77" office:value-type="string">
            <text:p>X</text:p>
          </table:table-cell>
          <table:table-cell table:style-name="ce77"/>
          <table:table-cell table:style-name="ce77" office:value-type="float" office:value="3.2">
            <text:p>3,2</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1.x, 0.9.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57]);ISBLANK([.AN5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57]);&quot;&quot;;&quot;X&quot;)" office:value-type="string" office:string-value="X">
            <text:p>X</text:p>
          </table:table-cell>
          <table:table-cell table:style-name="ce114" office:value-type="string">
            <text:p>Dern. vers. stable </text:p>
          </table:table-cell>
          <table:table-cell table:style-name="ce81" table:formula="of:=IF(ISBLANK([.AV5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xxxx</text:p>
          </table:table-cell>
          <table:table-cell table:style-name="ce35"/>
          <table:table-cell table:style-name="ce41" office:value-type="string">
            <text:p>LemonLDAP::NG</text:p>
          </table:table-cell>
          <table:table-cell table:style-name="ce51"/>
          <table:table-cell table:style-name="ce61" table:formula="of:=SUM(OR(([.M58]=&quot;X&quot;);([.Q58]=&quot;X&quot;));OR(([.U58]=&quot;X&quot;);([.Y58]=&quot;X&quot;));OR(([.AC58]=&quot;X&quot;);([.AG58]=&quot;X&quot;));OR(([.AK58]=&quot;X&quot;);([.AO58]=&quot;X&quot;));OR(([.AS58]=&quot;X&quot;);([.AW58]=&quot;X&quot;));OR(([.BA58]=&quot;X&quot;);([.BE58]=&quot;X&quot;));OR(([.BI58]=&quot;X&quot;);([.BM58]=&quot;X&quot;));OR(([.BQ58]=&quot;X&quot;);([.BU58]=&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1">
            <text:p>1,1</text:p>
          </table:table-cell>
          <table:table-cell table:style-name="ce77" office:value-type="float" office:value="0.9">
            <text:p>0,9</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58]);ISBLANK([.AN5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58]);&quot;&quot;;&quot;X&quot;)">
            <text:p/>
          </table:table-cell>
          <table:table-cell table:style-name="ce114"/>
          <table:table-cell table:style-name="ce81" table:formula="of:=IF(ISBLANK([.AV5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3</text:p>
          </table:table-cell>
          <table:table-cell table:style-name="ce35"/>
          <table:table-cell table:style-name="ce41" office:value-type="string">
            <text:p>Kerberos</text:p>
          </table:table-cell>
          <table:table-cell table:style-name="ce51" office:value-type="string">
            <text:p>??? protocole d'authentification pas logiciel</text:p>
          </table:table-cell>
          <table:table-cell table:style-name="ce61" table:formula="of:=SUM(OR(([.M59]=&quot;X&quot;);([.Q59]=&quot;X&quot;));OR(([.U59]=&quot;X&quot;);([.Y59]=&quot;X&quot;));OR(([.AC59]=&quot;X&quot;);([.AG59]=&quot;X&quot;));OR(([.AK59]=&quot;X&quot;);([.AO59]=&quot;X&quot;));OR(([.AS59]=&quot;X&quot;);([.AW59]=&quot;X&quot;));OR(([.BA59]=&quot;X&quot;);([.BE59]=&quot;X&quot;));OR(([.BI59]=&quot;X&quot;);([.BM59]=&quot;X&quot;));OR(([.BQ59]=&quot;X&quot;);([.BU59]=&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59]);ISBLANK([.AN59]));&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59]);&quot;&quot;;&quot;X&quot;)" office:value-type="string" office:string-value="X">
            <text:p>X</text:p>
          </table:table-cell>
          <table:table-cell table:style-name="ce114" office:value-type="string">
            <text:p>Dern. vers. stable </text:p>
          </table:table-cell>
          <table:table-cell table:style-name="ce81" table:formula="of:=IF(ISBLANK([.AV59]);&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4</text:p>
          </table:table-cell>
          <table:table-cell table:style-name="ce35"/>
          <table:table-cell table:style-name="ce41" office:value-type="string">
            <text:p>Apache Jetty</text:p>
          </table:table-cell>
          <table:table-cell table:style-name="ce51" office:value-type="string">
            <text:p>Serveur HTTP et de servlet Java</text:p>
          </table:table-cell>
          <table:table-cell table:style-name="ce61" table:formula="of:=SUM(OR(([.M60]=&quot;X&quot;);([.Q60]=&quot;X&quot;));OR(([.U60]=&quot;X&quot;);([.Y60]=&quot;X&quot;));OR(([.AC60]=&quot;X&quot;);([.AG60]=&quot;X&quot;));OR(([.AK60]=&quot;X&quot;);([.AO60]=&quot;X&quot;));OR(([.AS60]=&quot;X&quot;);([.AW60]=&quot;X&quot;));OR(([.BA60]=&quot;X&quot;);([.BE60]=&quot;X&quot;));OR(([.BI60]=&quot;X&quot;);([.BM60]=&quot;X&quot;));OR(([.BQ60]=&quot;X&quot;);([.BU60]=&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0]);ISBLANK([.AN6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60]);&quot;&quot;;&quot;X&quot;)" office:value-type="string" office:string-value="X">
            <text:p>X</text:p>
          </table:table-cell>
          <table:table-cell table:style-name="ce114" office:value-type="string">
            <text:p>Dern. vers. stable </text:p>
          </table:table-cell>
          <table:table-cell table:style-name="ce81" table:formula="of:=IF(ISBLANK([.AV6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5</text:p>
          </table:table-cell>
          <table:table-cell table:style-name="ce35"/>
          <table:table-cell table:style-name="ce41" office:value-type="string">
            <text:p>Apache ServiceMix</text:p>
          </table:table-cell>
          <table:table-cell table:style-name="ce51" office:value-type="string">
            <text:p>Moteur de bus de services (ESB)</text:p>
          </table:table-cell>
          <table:table-cell table:style-name="ce61" table:formula="of:=SUM(OR(([.M61]=&quot;X&quot;);([.Q61]=&quot;X&quot;));OR(([.U61]=&quot;X&quot;);([.Y61]=&quot;X&quot;));OR(([.AC61]=&quot;X&quot;);([.AG61]=&quot;X&quot;));OR(([.AK61]=&quot;X&quot;);([.AO61]=&quot;X&quot;));OR(([.AS61]=&quot;X&quot;);([.AW61]=&quot;X&quot;));OR(([.BA61]=&quot;X&quot;);([.BE61]=&quot;X&quot;));OR(([.BI61]=&quot;X&quot;);([.BM61]=&quot;X&quot;));OR(([.BQ61]=&quot;X&quot;);([.BU61]=&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1]);ISBLANK([.AN61]));&quot;&quot;;&quot;X&quot;)" office:value-type="string" office:string-value="X">
            <text:p>X</text:p>
          </table:table-cell>
          <table:table-cell table:style-name="ce89"/>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61]);&quot;&quot;;&quot;X&quot;)">
            <text:p/>
          </table:table-cell>
          <table:table-cell table:style-name="ce114"/>
          <table:table-cell table:style-name="ce81" table:formula="of:=IF(ISBLANK([.AV6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6</text:p>
          </table:table-cell>
          <table:table-cell table:style-name="ce35"/>
          <table:table-cell table:style-name="ce41" office:value-type="string">
            <text:p>Apache Camel</text:p>
          </table:table-cell>
          <table:table-cell table:style-name="ce51" office:value-type="string">
            <text:p>Cadre de développement de routage et de médiation de messages</text:p>
          </table:table-cell>
          <table:table-cell table:style-name="ce61" table:formula="of:=SUM(OR(([.M62]=&quot;X&quot;);([.Q62]=&quot;X&quot;));OR(([.U62]=&quot;X&quot;);([.Y62]=&quot;X&quot;));OR(([.AC62]=&quot;X&quot;);([.AG62]=&quot;X&quot;));OR(([.AK62]=&quot;X&quot;);([.AO62]=&quot;X&quot;));OR(([.AS62]=&quot;X&quot;);([.AW62]=&quot;X&quot;));OR(([.BA62]=&quot;X&quot;);([.BE62]=&quot;X&quot;));OR(([.BI62]=&quot;X&quot;);([.BM62]=&quot;X&quot;));OR(([.BQ62]=&quot;X&quot;);([.BU62]=&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2]);ISBLANK([.AN62]));&quot;&quot;;&quot;X&quot;)" office:value-type="string" office:string-value="X">
            <text:p>X</text:p>
          </table:table-cell>
          <table:table-cell table:style-name="ce89"/>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62]);&quot;&quot;;&quot;X&quot;)">
            <text:p/>
          </table:table-cell>
          <table:table-cell table:style-name="ce114"/>
          <table:table-cell table:style-name="ce81" table:formula="of:=IF(ISBLANK([.AV6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7</text:p>
          </table:table-cell>
          <table:table-cell table:style-name="ce35"/>
          <table:table-cell table:style-name="ce41" office:value-type="string">
            <text:p>Apache ActiveMQ</text:p>
          </table:table-cell>
          <table:table-cell table:style-name="ce51" office:value-type="string">
            <text:p>Moteur d'échange de messages JMS</text:p>
          </table:table-cell>
          <table:table-cell table:style-name="ce61" table:formula="of:=SUM(OR(([.M63]=&quot;X&quot;);([.Q63]=&quot;X&quot;));OR(([.U63]=&quot;X&quot;);([.Y63]=&quot;X&quot;));OR(([.AC63]=&quot;X&quot;);([.AG63]=&quot;X&quot;));OR(([.AK63]=&quot;X&quot;);([.AO63]=&quot;X&quot;));OR(([.AS63]=&quot;X&quot;);([.AW63]=&quot;X&quot;));OR(([.BA63]=&quot;X&quot;);([.BE63]=&quot;X&quot;));OR(([.BI63]=&quot;X&quot;);([.BM63]=&quot;X&quot;));OR(([.BQ63]=&quot;X&quot;);([.BU63]=&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formula="of:=IF(AND(ISBLANK([.AL63]);ISBLANK([.AN63]));&quot;&quot;;&quot;X&quot;)" office:value-type="string" office:string-value="X">
            <text:p>X</text:p>
          </table:table-cell>
          <table:table-cell table:style-name="ce89"/>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63]);&quot;&quot;;&quot;X&quot;)">
            <text:p/>
          </table:table-cell>
          <table:table-cell table:style-name="ce114"/>
          <table:table-cell table:style-name="ce81" table:formula="of:=IF(ISBLANK([.AV6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8</text:p>
          </table:table-cell>
          <table:table-cell table:style-name="ce36"/>
          <table:table-cell table:style-name="ce42" office:value-type="string">
            <text:p>Apache Qpid</text:p>
          </table:table-cell>
          <table:table-cell table:style-name="ce51" office:value-type="string">
            <text:p>Moteur d'échange de messages AMQP</text:p>
          </table:table-cell>
          <table:table-cell table:style-name="ce61" table:formula="of:=SUM(OR(([.M64]=&quot;X&quot;);([.Q64]=&quot;X&quot;));OR(([.U64]=&quot;X&quot;);([.Y64]=&quot;X&quot;));OR(([.AC64]=&quot;X&quot;);([.AG64]=&quot;X&quot;));OR(([.AK64]=&quot;X&quot;);([.AO64]=&quot;X&quot;));OR(([.AS64]=&quot;X&quot;);([.AW64]=&quot;X&quot;));OR(([.BA64]=&quot;X&quot;);([.BE64]=&quot;X&quot;));OR(([.BI64]=&quot;X&quot;);([.BM64]=&quot;X&quot;));OR(([.BQ64]=&quot;X&quot;);([.BU64]=&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4]);ISBLANK([.AN6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64]);&quot;&quot;;&quot;X&quot;)">
            <text:p/>
          </table:table-cell>
          <table:table-cell table:style-name="ce114"/>
          <table:table-cell table:style-name="ce81" table:formula="of:=IF(ISBLANK([.AV6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9</text:p>
          </table:table-cell>
          <table:table-cell table:style-name="ce35"/>
          <table:table-cell table:style-name="ce41" office:value-type="string">
            <text:p>Apache CXF</text:p>
          </table:table-cell>
          <table:table-cell table:style-name="ce51" office:value-type="string">
            <text:p>Cadre de développement de services Web en Java</text:p>
          </table:table-cell>
          <table:table-cell table:style-name="ce61" table:formula="of:=SUM(OR(([.M65]=&quot;X&quot;);([.Q65]=&quot;X&quot;));OR(([.U65]=&quot;X&quot;);([.Y65]=&quot;X&quot;));OR(([.AC65]=&quot;X&quot;);([.AG65]=&quot;X&quot;));OR(([.AK65]=&quot;X&quot;);([.AO65]=&quot;X&quot;));OR(([.AS65]=&quot;X&quot;);([.AW65]=&quot;X&quot;));OR(([.BA65]=&quot;X&quot;);([.BE65]=&quot;X&quot;));OR(([.BI65]=&quot;X&quot;);([.BM65]=&quot;X&quot;));OR(([.BQ65]=&quot;X&quot;);([.BU65]=&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5]);ISBLANK([.AN6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65]);&quot;&quot;;&quot;X&quot;)" office:value-type="string" office:string-value="X">
            <text:p>X</text:p>
          </table:table-cell>
          <table:table-cell table:style-name="ce114" office:value-type="string">
            <text:p>Dern. vers. stable </text:p>
          </table:table-cell>
          <table:table-cell table:style-name="ce81" table:formula="of:=IF(ISBLANK([.AV65]);&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10</text:p>
          </table:table-cell>
          <table:table-cell table:style-name="ce29" office:value-type="string">
            <text:p>Serveurs J2EE et JAVA – conteneur de servlets</text:p>
          </table:table-cell>
          <table:table-cell table:style-name="ce41" office:value-type="string">
            <text:p>Lambda Probe</text:p>
          </table:table-cell>
          <table:table-cell table:style-name="ce51" office:value-type="string">
            <text:p>Surveillance et gestion de serveur Tomcat (souche obsolète remplacée par PsiProbe?)</text:p>
          </table:table-cell>
          <table:table-cell table:style-name="ce61" table:formula="of:=SUM(OR(([.M66]=&quot;X&quot;);([.Q66]=&quot;X&quot;));OR(([.U66]=&quot;X&quot;);([.Y66]=&quot;X&quot;));OR(([.AC66]=&quot;X&quot;);([.AG66]=&quot;X&quot;));OR(([.AK66]=&quot;X&quot;);([.AO66]=&quot;X&quot;));OR(([.AS66]=&quot;X&quot;);([.AW66]=&quot;X&quot;));OR(([.BA66]=&quot;X&quot;);([.BE66]=&quot;X&quot;));OR(([.BI66]=&quot;X&quot;);([.BM66]=&quot;X&quot;));OR(([.BQ66]=&quot;X&quot;);([.BU66]=&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6]);ISBLANK([.AN6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66]);&quot;&quot;;&quot;X&quot;)">
            <text:p/>
          </table:table-cell>
          <table:table-cell table:style-name="ce114"/>
          <table:table-cell table:style-name="ce81" table:formula="of:=IF(ISBLANK([.AV6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12</text:p>
          </table:table-cell>
          <table:table-cell table:style-name="ce35"/>
          <table:table-cell table:style-name="ce41" office:value-type="string">
            <text:p>JAAS, SSL</text:p>
          </table:table-cell>
          <table:table-cell table:style-name="ce51" office:value-type="string">
            <text:p>Cadre de développement de sécurité Java (Java Authentication and Authorization Service)</text:p>
          </table:table-cell>
          <table:table-cell table:style-name="ce61" table:formula="of:=SUM(OR(([.M67]=&quot;X&quot;);([.Q67]=&quot;X&quot;));OR(([.U67]=&quot;X&quot;);([.Y67]=&quot;X&quot;));OR(([.AC67]=&quot;X&quot;);([.AG67]=&quot;X&quot;));OR(([.AK67]=&quot;X&quot;);([.AO67]=&quot;X&quot;));OR(([.AS67]=&quot;X&quot;);([.AW67]=&quot;X&quot;));OR(([.BA67]=&quot;X&quot;);([.BE67]=&quot;X&quot;));OR(([.BI67]=&quot;X&quot;);([.BM67]=&quot;X&quot;));OR(([.BQ67]=&quot;X&quot;);([.BU67]=&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67]);ISBLANK([.AN6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67]);&quot;&quot;;&quot;X&quot;)">
            <text:p/>
          </table:table-cell>
          <table:table-cell table:style-name="ce114"/>
          <table:table-cell table:style-name="ce81" table:formula="of:=IF(ISBLANK([.AV6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13</text:p>
          </table:table-cell>
          <table:table-cell table:style-name="ce35"/>
          <table:table-cell table:style-name="ce41" office:value-type="string">
            <text:p>AXIS2 Apache</text:p>
          </table:table-cell>
          <table:table-cell table:style-name="ce51" office:value-type="string">
            <text:p>Moteur de services web</text:p>
          </table:table-cell>
          <table:table-cell table:style-name="ce61" table:formula="of:=SUM(OR(([.M68]=&quot;X&quot;);([.Q68]=&quot;X&quot;));OR(([.U68]=&quot;X&quot;);([.Y68]=&quot;X&quot;));OR(([.AC68]=&quot;X&quot;);([.AG68]=&quot;X&quot;));OR(([.AK68]=&quot;X&quot;);([.AO68]=&quot;X&quot;));OR(([.AS68]=&quot;X&quot;);([.AW68]=&quot;X&quot;));OR(([.BA68]=&quot;X&quot;);([.BE68]=&quot;X&quot;));OR(([.BI68]=&quot;X&quot;);([.BM68]=&quot;X&quot;));OR(([.BQ68]=&quot;X&quot;);([.BU68]=&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68]);ISBLANK([.AN68]));&quot;&quot;;&quot;X&quot;)" office:value-type="string" office:string-value="X">
            <text:p>X</text:p>
          </table:table-cell>
          <table:table-cell table:style-name="ce89"/>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68]);&quot;&quot;;&quot;X&quot;)" office:value-type="string" office:string-value="X">
            <text:p>X</text:p>
          </table:table-cell>
          <table:table-cell table:style-name="ce114" office:value-type="string">
            <text:p>Dern. vers. stable </text:p>
          </table:table-cell>
          <table:table-cell table:style-name="ce81" table:formula="of:=IF(ISBLANK([.AV6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14</text:p>
          </table:table-cell>
          <table:table-cell table:style-name="ce35"/>
          <table:table-cell table:style-name="ce41" office:value-type="string">
            <text:p>ANT</text:p>
          </table:table-cell>
          <table:table-cell table:style-name="ce51" office:value-type="string">
            <text:p>Logiciel d'automatisation des opérations (type Make)</text:p>
          </table:table-cell>
          <table:table-cell table:style-name="ce61" table:formula="of:=SUM(OR(([.M69]=&quot;X&quot;);([.Q69]=&quot;X&quot;));OR(([.U69]=&quot;X&quot;);([.Y69]=&quot;X&quot;));OR(([.AC69]=&quot;X&quot;);([.AG69]=&quot;X&quot;));OR(([.AK69]=&quot;X&quot;);([.AO69]=&quot;X&quot;));OR(([.AS69]=&quot;X&quot;);([.AW69]=&quot;X&quot;));OR(([.BA69]=&quot;X&quot;);([.BE69]=&quot;X&quot;));OR(([.BI69]=&quot;X&quot;);([.BM69]=&quot;X&quot;));OR(([.BQ69]=&quot;X&quot;);([.BU69]=&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office:value-type="string">
            <text:p>1.6.x, 1.7.x, 1.8.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69]);ISBLANK([.AN69]));&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69]);&quot;&quot;;&quot;X&quot;)" office:value-type="string" office:string-value="X">
            <text:p>X</text:p>
          </table:table-cell>
          <table:table-cell table:style-name="ce114" office:value-type="string">
            <text:p>Dern. vers. stable </text:p>
          </table:table-cell>
          <table:table-cell table:style-name="ce81" table:formula="of:=IF(ISBLANK([.AV6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15</text:p>
          </table:table-cell>
          <table:table-cell table:style-name="ce35"/>
          <table:table-cell table:style-name="ce41" office:value-type="string">
            <text:p>JSP</text:p>
          </table:table-cell>
          <table:table-cell table:style-name="ce51" office:value-type="string">
            <text:p>??? norme Java de pages web pas logiciel</text:p>
          </table:table-cell>
          <table:table-cell table:style-name="ce61" table:formula="of:=SUM(OR(([.M70]=&quot;X&quot;);([.Q70]=&quot;X&quot;));OR(([.U70]=&quot;X&quot;);([.Y70]=&quot;X&quot;));OR(([.AC70]=&quot;X&quot;);([.AG70]=&quot;X&quot;));OR(([.AK70]=&quot;X&quot;);([.AO70]=&quot;X&quot;));OR(([.AS70]=&quot;X&quot;);([.AW70]=&quot;X&quot;));OR(([.BA70]=&quot;X&quot;);([.BE70]=&quot;X&quot;));OR(([.BI70]=&quot;X&quot;);([.BM70]=&quot;X&quot;));OR(([.BQ70]=&quot;X&quot;);([.BU70]=&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70]);ISBLANK([.AN7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70]);&quot;&quot;;&quot;X&quot;)" office:value-type="string" office:string-value="X">
            <text:p>X</text:p>
          </table:table-cell>
          <table:table-cell table:style-name="ce114" office:value-type="string">
            <text:p>Dern. vers. stable </text:p>
          </table:table-cell>
          <table:table-cell table:style-name="ce81" table:formula="of:=IF(ISBLANK([.AV7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16</text:p>
          </table:table-cell>
          <table:table-cell table:style-name="ce35"/>
          <table:table-cell table:style-name="ce41" office:value-type="string">
            <text:p>JASPER</text:p>
          </table:table-cell>
          <table:table-cell table:style-name="ce51" office:value-type="string">
            <text:p>Moteur JSP de Tomcat</text:p>
          </table:table-cell>
          <table:table-cell table:style-name="ce61" table:formula="of:=SUM(OR(([.M71]=&quot;X&quot;);([.Q71]=&quot;X&quot;));OR(([.U71]=&quot;X&quot;);([.Y71]=&quot;X&quot;));OR(([.AC71]=&quot;X&quot;);([.AG71]=&quot;X&quot;));OR(([.AK71]=&quot;X&quot;);([.AO71]=&quot;X&quot;));OR(([.AS71]=&quot;X&quot;);([.AW71]=&quot;X&quot;));OR(([.BA71]=&quot;X&quot;);([.BE71]=&quot;X&quot;));OR(([.BI71]=&quot;X&quot;);([.BM71]=&quot;X&quot;));OR(([.BQ71]=&quot;X&quot;);([.BU71]=&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3.7.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71]);ISBLANK([.AN7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71]);&quot;&quot;;&quot;X&quot;)">
            <text:p/>
          </table:table-cell>
          <table:table-cell table:style-name="ce114"/>
          <table:table-cell table:style-name="ce81" table:formula="of:=IF(ISBLANK([.AV7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17</text:p>
          </table:table-cell>
          <table:table-cell table:style-name="ce35"/>
          <table:table-cell table:style-name="ce41" office:value-type="string">
            <text:p>BIRT</text:p>
          </table:table-cell>
          <table:table-cell table:style-name="ce51" office:value-type="string">
            <text:p>Solution de création de rapports pour les applications Web (Business Intelligence and Reporting Tools)</text:p>
          </table:table-cell>
          <table:table-cell table:style-name="ce61" table:formula="of:=SUM(OR(([.M72]=&quot;X&quot;);([.Q72]=&quot;X&quot;));OR(([.U72]=&quot;X&quot;);([.Y72]=&quot;X&quot;));OR(([.AC72]=&quot;X&quot;);([.AG72]=&quot;X&quot;));OR(([.AK72]=&quot;X&quot;);([.AO72]=&quot;X&quot;));OR(([.AS72]=&quot;X&quot;);([.AW72]=&quot;X&quot;));OR(([.BA72]=&quot;X&quot;);([.BE72]=&quot;X&quot;));OR(([.BI72]=&quot;X&quot;);([.BM72]=&quot;X&quot;));OR(([.BQ72]=&quot;X&quot;);([.BU72]=&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72]);ISBLANK([.AN72]));&quot;&quot;;&quot;X&quot;)" office:value-type="string" office:string-value="X">
            <text:p>X</text:p>
          </table:table-cell>
          <table:table-cell table:style-name="ce89"/>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72]);&quot;&quot;;&quot;X&quot;)" office:value-type="string" office:string-value="X">
            <text:p>X</text:p>
          </table:table-cell>
          <table:table-cell table:style-name="ce114" office:value-type="string">
            <text:p>Dern. vers. stable </text:p>
          </table:table-cell>
          <table:table-cell table:style-name="ce81" table:formula="of:=IF(ISBLANK([.AV72]);&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45</text:p>
          </table:table-cell>
          <table:table-cell table:style-name="ce32"/>
          <table:table-cell table:style-name="ce44" office:value-type="string">
            <text:p>Apache HTTP Server</text:p>
          </table:table-cell>
          <table:table-cell table:style-name="ce51" office:value-type="string">
            <text:p>Serveur HTTP</text:p>
          </table:table-cell>
          <table:table-cell table:style-name="ce61" table:formula="of:=SUM(OR(([.M73]=&quot;X&quot;);([.Q73]=&quot;X&quot;));OR(([.U73]=&quot;X&quot;);([.Y73]=&quot;X&quot;));OR(([.AC73]=&quot;X&quot;);([.AG73]=&quot;X&quot;));OR(([.AK73]=&quot;X&quot;);([.AO73]=&quot;X&quot;));OR(([.AS73]=&quot;X&quot;);([.AW73]=&quot;X&quot;));OR(([.BA73]=&quot;X&quot;);([.BE73]=&quot;X&quot;));OR(([.BI73]=&quot;X&quot;);([.BM73]=&quot;X&quot;));OR(([.BQ73]=&quot;X&quot;);([.BU73]=&quot;X&quot;)))" office:value-type="float" office:value="7">
            <text:p>7</text:p>
          </table:table-cell>
          <table:table-cell table:style-name="ce65"/>
          <table:table-cell table:style-name="ce77" office:value-type="string">
            <text:p>X</text:p>
          </table:table-cell>
          <table:table-cell table:style-name="ce77" office:value-type="float" office:value="2.2">
            <text:p>2,2</text:p>
          </table:table-cell>
          <table:table-cell table:style-name="ce77" office:value-type="string">
            <text:p>2,0</text:p>
          </table:table-cell>
          <table:table-cell table:style-name="ce77" office:value-type="float" office:value="1.3">
            <text:p>1,3</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2.2.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73]);ISBLANK([.AN73]));&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 (2.2)</text:p>
          </table:table-cell>
          <table:table-cell table:style-name="ce86"/>
          <table:table-cell table:style-name="ce86" table:number-columns-repeated="3"/>
          <table:table-cell table:style-name="ce81" table:formula="of:=IF(ISBLANK([.AT73]);&quot;&quot;;&quot;X&quot;)" office:value-type="string" office:string-value="X">
            <text:p>X</text:p>
          </table:table-cell>
          <table:table-cell table:style-name="ce114" office:value-type="string">
            <text:p>Dern. vers. stable </text:p>
          </table:table-cell>
          <table:table-cell table:style-name="ce81" table:formula="of:=IF(ISBLANK([.AV73]);&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7" office:value-type="string">
            <text:p><text:s/>2-19</text:p>
          </table:table-cell>
          <table:table-cell table:style-name="ce37"/>
          <table:table-cell table:style-name="ce47" office:value-type="string">
            <text:p>mod_jk</text:p>
          </table:table-cell>
          <table:table-cell table:style-name="ce51" office:value-type="string">
            <text:p>Module de répartition de charge Tomcat pour le serveur Apache</text:p>
          </table:table-cell>
          <table:table-cell table:style-name="ce61" table:formula="of:=SUM(OR(([.M74]=&quot;X&quot;);([.Q74]=&quot;X&quot;));OR(([.U74]=&quot;X&quot;);([.Y74]=&quot;X&quot;));OR(([.AC74]=&quot;X&quot;);([.AG74]=&quot;X&quot;));OR(([.AK74]=&quot;X&quot;);([.AO74]=&quot;X&quot;));OR(([.AS74]=&quot;X&quot;);([.AW74]=&quot;X&quot;));OR(([.BA74]=&quot;X&quot;);([.BE74]=&quot;X&quot;));OR(([.BI74]=&quot;X&quot;);([.BM74]=&quot;X&quot;));OR(([.BQ74]=&quot;X&quot;);([.BU74]=&quot;X&quot;)))" office:value-type="float" office:value="4">
            <text:p>4</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office:value-type="float" office:value="1.2">
            <text:p>1,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1.2.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74]);ISBLANK([.AN74]));&quot;&quot;;&quot;X&quot;)" office:value-type="string" office:string-value="X">
            <text:p>X</text:p>
          </table:table-cell>
          <table:table-cell table:style-name="ce89"/>
          <table:table-cell table:style-name="ce89" office:value-type="string">
            <text:p>X</text:p>
          </table:table-cell>
          <table:table-cell table:style-name="ce89" office:value-type="string">
            <text:p>Intégré dans apache 2.2 de debian squeeze</text:p>
          </table:table-cell>
          <table:table-cell table:style-name="ce86"/>
          <table:table-cell table:style-name="ce86" table:number-columns-repeated="3"/>
          <table:table-cell table:style-name="ce81" table:formula="of:=IF(ISBLANK([.AT74]);&quot;&quot;;&quot;X&quot;)" office:value-type="string" office:string-value="X">
            <text:p>X</text:p>
          </table:table-cell>
          <table:table-cell table:style-name="ce114" office:value-type="string">
            <text:p>Dern. vers. stable </text:p>
          </table:table-cell>
          <table:table-cell table:style-name="ce81" table:formula="of:=IF(ISBLANK([.AV7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7" office:value-type="string">
            <text:p>xxxx</text:p>
          </table:table-cell>
          <table:table-cell table:style-name="ce37"/>
          <table:table-cell table:style-name="ce47" office:value-type="string">
            <text:p>mod_status</text:p>
          </table:table-cell>
          <table:table-cell table:style-name="ce51"/>
          <table:table-cell table:style-name="ce61" table:formula="of:=SUM(OR(([.M75]=&quot;X&quot;);([.Q75]=&quot;X&quot;));OR(([.U75]=&quot;X&quot;);([.Y75]=&quot;X&quot;));OR(([.AC75]=&quot;X&quot;);([.AG75]=&quot;X&quot;));OR(([.AK75]=&quot;X&quot;);([.AO75]=&quot;X&quot;));OR(([.AS75]=&quot;X&quot;);([.AW75]=&quot;X&quot;));OR(([.BA75]=&quot;X&quot;);([.BE75]=&quot;X&quot;));OR(([.BI75]=&quot;X&quot;);([.BM75]=&quot;X&quot;));OR(([.BQ75]=&quot;X&quot;);([.BU75]=&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2.2">
            <text:p>2,2</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75]);ISBLANK([.AN7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75]);&quot;&quot;;&quot;X&quot;)">
            <text:p/>
          </table:table-cell>
          <table:table-cell table:style-name="ce114"/>
          <table:table-cell table:style-name="ce81" table:formula="of:=IF(ISBLANK([.AV7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7" office:value-type="string">
            <text:p>xxxx</text:p>
          </table:table-cell>
          <table:table-cell table:style-name="ce37"/>
          <table:table-cell table:style-name="ce47" office:value-type="string">
            <text:p>mod_ssl</text:p>
          </table:table-cell>
          <table:table-cell table:style-name="ce51"/>
          <table:table-cell table:style-name="ce61" table:formula="of:=SUM(OR(([.M76]=&quot;X&quot;);([.Q76]=&quot;X&quot;));OR(([.U76]=&quot;X&quot;);([.Y76]=&quot;X&quot;));OR(([.AC76]=&quot;X&quot;);([.AG76]=&quot;X&quot;));OR(([.AK76]=&quot;X&quot;);([.AO76]=&quot;X&quot;));OR(([.AS76]=&quot;X&quot;);([.AW76]=&quot;X&quot;));OR(([.BA76]=&quot;X&quot;);([.BE76]=&quot;X&quot;));OR(([.BI76]=&quot;X&quot;);([.BM76]=&quot;X&quot;));OR(([.BQ76]=&quot;X&quot;);([.BU76]=&quot;X&quot;)))" office:value-type="float" office:value="0">
            <text:p>0</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76]);ISBLANK([.AN7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76]);&quot;&quot;;&quot;X&quot;)">
            <text:p/>
          </table:table-cell>
          <table:table-cell table:style-name="ce114"/>
          <table:table-cell table:style-name="ce81" table:formula="of:=IF(ISBLANK([.AV7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7" office:value-type="string">
            <text:p>xxxx</text:p>
          </table:table-cell>
          <table:table-cell table:style-name="ce37"/>
          <table:table-cell table:style-name="ce47" office:value-type="string">
            <text:p>mod_perl</text:p>
          </table:table-cell>
          <table:table-cell table:style-name="ce51"/>
          <table:table-cell table:style-name="ce61" table:formula="of:=SUM(OR(([.M77]=&quot;X&quot;);([.Q77]=&quot;X&quot;));OR(([.U77]=&quot;X&quot;);([.Y77]=&quot;X&quot;));OR(([.AC77]=&quot;X&quot;);([.AG77]=&quot;X&quot;));OR(([.AK77]=&quot;X&quot;);([.AO77]=&quot;X&quot;));OR(([.AS77]=&quot;X&quot;);([.AW77]=&quot;X&quot;));OR(([.BA77]=&quot;X&quot;);([.BE77]=&quot;X&quot;));OR(([.BI77]=&quot;X&quot;);([.BM77]=&quot;X&quot;));OR(([.BQ77]=&quot;X&quot;);([.BU77]=&quot;X&quot;)))" office:value-type="float" office:value="0">
            <text:p>0</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77]);ISBLANK([.AN7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77]);&quot;&quot;;&quot;X&quot;)">
            <text:p/>
          </table:table-cell>
          <table:table-cell table:style-name="ce114"/>
          <table:table-cell table:style-name="ce81" table:formula="of:=IF(ISBLANK([.AV7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office:value-type="string">
            <text:p>X</text:p>
          </table:table-cell>
          <table:table-cell table:style-name="ce27" office:value-type="string">
            <text:p>xxxx</text:p>
          </table:table-cell>
          <table:table-cell table:style-name="ce38"/>
          <table:table-cell table:style-name="ce48" office:value-type="string">
            <text:p>mod_tsa</text:p>
          </table:table-cell>
          <table:table-cell table:style-name="ce51"/>
          <table:table-cell table:style-name="ce61" table:formula="of:=SUM(OR(([.M78]=&quot;X&quot;);([.Q78]=&quot;X&quot;));OR(([.U78]=&quot;X&quot;);([.Y78]=&quot;X&quot;));OR(([.AC78]=&quot;X&quot;);([.AG78]=&quot;X&quot;));OR(([.AK78]=&quot;X&quot;);([.AO78]=&quot;X&quot;));OR(([.AS78]=&quot;X&quot;);([.AW78]=&quot;X&quot;));OR(([.BA78]=&quot;X&quot;);([.BE78]=&quot;X&quot;));OR(([.BI78]=&quot;X&quot;);([.BM78]=&quot;X&quot;));OR(([.BQ78]=&quot;X&quot;);([.BU78]=&quot;X&quot;)))" office:value-type="float" office:value="0">
            <text:p>0</text:p>
          </table:table-cell>
          <table:table-cell table:style-name="ce68"/>
          <table:table-cell table:style-name="ce77" office:value-type="string">
            <text:p>X</text:p>
          </table:table-cell>
          <table:table-cell table:style-name="ce77"/>
          <table:table-cell table:style-name="ce77" office:value-type="float" office:value="20030823">
            <text:p>20030823</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78]);ISBLANK([.AN78]));&quot;&quot;;&quot;X&quot;)">
            <text:p/>
          </table:table-cell>
          <table:table-cell table:style-name="ce95"/>
          <table:table-cell table:style-name="ce89"/>
          <table:table-cell table:style-name="ce89"/>
          <table:table-cell table:style-name="ce86"/>
          <table:table-cell table:style-name="ce86" table:number-columns-repeated="3"/>
          <table:table-cell table:style-name="ce81" table:formula="of:=IF(ISBLANK([.AT78]);&quot;&quot;;&quot;X&quot;)">
            <text:p/>
          </table:table-cell>
          <table:table-cell table:style-name="ce114"/>
          <table:table-cell table:style-name="ce81" table:formula="of:=IF(ISBLANK([.AV78]);&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office:value-type="string">
            <text:p>X</text:p>
          </table:table-cell>
          <table:table-cell table:style-name="ce27" office:value-type="string">
            <text:p><text:s/>2-37</text:p>
          </table:table-cell>
          <table:table-cell table:style-name="ce38" office:value-type="string">
            <text:p>« Serveur d'applications » PHP</text:p>
          </table:table-cell>
          <table:table-cell table:style-name="ce48" office:value-type="string">
            <text:p>mod_php</text:p>
          </table:table-cell>
          <table:table-cell table:style-name="ce51" office:value-type="string">
            <text:p>Module d'exécution du langage PHP pour le serveur Apache (à préciser?)</text:p>
          </table:table-cell>
          <table:table-cell table:style-name="ce61" table:formula="of:=SUM(OR(([.M79]=&quot;X&quot;);([.Q79]=&quot;X&quot;));OR(([.U79]=&quot;X&quot;);([.Y79]=&quot;X&quot;));OR(([.AC79]=&quot;X&quot;);([.AG79]=&quot;X&quot;));OR(([.AK79]=&quot;X&quot;);([.AO79]=&quot;X&quot;));OR(([.AS79]=&quot;X&quot;);([.AW79]=&quot;X&quot;));OR(([.BA79]=&quot;X&quot;);([.BE79]=&quot;X&quot;));OR(([.BI79]=&quot;X&quot;);([.BM79]=&quot;X&quot;));OR(([.BQ79]=&quot;X&quot;);([.BU79]=&quot;X&quot;)))" office:value-type="float" office:value="5">
            <text:p>5</text:p>
          </table:table-cell>
          <table:table-cell table:style-name="ce68"/>
          <table:table-cell table:style-name="ce77" office:value-type="string">
            <text:p>X</text:p>
          </table:table-cell>
          <table:table-cell table:style-name="ce77"/>
          <table:table-cell table:style-name="ce77" office:value-type="float" office:value="5.1">
            <text:p>5,1</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office:value-type="string">
            <text:p>X</text:p>
          </table:table-cell>
          <table:table-cell table:style-name="ce85" office:value-type="string">
            <text:p>5.1.6, 5.3.3</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79]);ISBLANK([.AN79]));&quot;&quot;;&quot;X&quot;)" office:value-type="string" office:string-value="X">
            <text:p>X</text:p>
          </table:table-cell>
          <table:table-cell table:style-name="ce95"/>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79]);&quot;&quot;;&quot;X&quot;)">
            <text:p/>
          </table:table-cell>
          <table:table-cell table:style-name="ce114"/>
          <table:table-cell table:style-name="ce81" table:formula="of:=IF(ISBLANK([.AV79]);&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office:value-type="string">
            <text:p>X</text:p>
          </table:table-cell>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office:value-type="string">
            <text:p>X</text:p>
          </table:table-cell>
          <table:table-cell table:style-name="ce27" office:value-type="string">
            <text:p><text:s/>2-35</text:p>
          </table:table-cell>
          <table:table-cell table:style-name="ce38" office:value-type="string">
            <text:p>Serveurs HTTP</text:p>
          </table:table-cell>
          <table:table-cell table:style-name="ce48" office:value-type="string">
            <text:p>mod_security</text:p>
          </table:table-cell>
          <table:table-cell table:style-name="ce51" office:value-type="string">
            <text:p>Module de parefeu applicatif pour le serveur Apache</text:p>
          </table:table-cell>
          <table:table-cell table:style-name="ce61" table:formula="of:=SUM(OR(([.M80]=&quot;X&quot;);([.Q80]=&quot;X&quot;));OR(([.U80]=&quot;X&quot;);([.Y80]=&quot;X&quot;));OR(([.AC80]=&quot;X&quot;);([.AG80]=&quot;X&quot;));OR(([.AK80]=&quot;X&quot;);([.AO80]=&quot;X&quot;));OR(([.AS80]=&quot;X&quot;);([.AW80]=&quot;X&quot;));OR(([.BA80]=&quot;X&quot;);([.BE80]=&quot;X&quot;));OR(([.BI80]=&quot;X&quot;);([.BM80]=&quot;X&quot;));OR(([.BQ80]=&quot;X&quot;);([.BU80]=&quot;X&quot;)))" office:value-type="float" office:value="3">
            <text:p>3</text:p>
          </table:table-cell>
          <table:table-cell table:style-name="ce68"/>
          <table:table-cell table:style-name="ce77" office:value-type="string">
            <text:p>X</text:p>
          </table:table-cell>
          <table:table-cell table:style-name="ce77"/>
          <table:table-cell table:style-name="ce77" office:value-type="float" office:value="2.6">
            <text:p>2,6</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80]);ISBLANK([.AN80]));&quot;&quot;;&quot;X&quot;)" office:value-type="string" office:string-value="X">
            <text:p>X</text:p>
          </table:table-cell>
          <table:table-cell table:style-name="ce94"/>
          <table:table-cell table:style-name="ce89" office:value-type="string">
            <text:p>X</text:p>
          </table:table-cell>
          <table:table-cell table:style-name="ce89" office:value-type="string">
            <text:p>Intégré dans apache 2.2 de debian squeeze</text:p>
          </table:table-cell>
          <table:table-cell table:style-name="ce86"/>
          <table:table-cell table:style-name="ce86" table:number-columns-repeated="3"/>
          <table:table-cell table:style-name="ce81" table:formula="of:=IF(ISBLANK([.AT80]);&quot;&quot;;&quot;X&quot;)">
            <text:p/>
          </table:table-cell>
          <table:table-cell table:style-name="ce114"/>
          <table:table-cell table:style-name="ce81" table:formula="of:=IF(ISBLANK([.AV80]);&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7" office:value-type="string">
            <text:p><text:s/>2-18</text:p>
          </table:table-cell>
          <table:table-cell table:style-name="ce37"/>
          <table:table-cell table:style-name="ce47" office:value-type="string">
            <text:p>mod_proxy, mod_proxy_ajp, mod_proxy_balancer</text:p>
          </table:table-cell>
          <table:table-cell table:style-name="ce51" office:value-type="string">
            <text:p>Modules de fonctions mandataires pour le serveur Apache</text:p>
          </table:table-cell>
          <table:table-cell table:style-name="ce61" table:formula="of:=SUM(OR(([.M81]=&quot;X&quot;);([.Q81]=&quot;X&quot;));OR(([.U81]=&quot;X&quot;);([.Y81]=&quot;X&quot;));OR(([.AC81]=&quot;X&quot;);([.AG81]=&quot;X&quot;));OR(([.AK81]=&quot;X&quot;);([.AO81]=&quot;X&quot;));OR(([.AS81]=&quot;X&quot;);([.AW81]=&quot;X&quot;));OR(([.BA81]=&quot;X&quot;);([.BE81]=&quot;X&quot;));OR(([.BI81]=&quot;X&quot;);([.BM81]=&quot;X&quot;));OR(([.BQ81]=&quot;X&quot;);([.BU81]=&quot;X&quot;)))" office:value-type="float" office:value="5">
            <text:p>5</text:p>
          </table:table-cell>
          <table:table-cell table:style-name="ce65"/>
          <table:table-cell table:style-name="ce77" office:value-type="string">
            <text:p>X</text:p>
          </table:table-cell>
          <table:table-cell table:style-name="ce77" office:value-type="float" office:value="2.2">
            <text:p>2,2</text:p>
          </table:table-cell>
          <table:table-cell table:style-name="ce77" office:value-type="string">
            <text:p>2,0</text:p>
          </table:table-cell>
          <table:table-cell table:style-name="ce77" office:value-type="float" office:value="1.3">
            <text:p>1,3</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81]);ISBLANK([.AN81]));&quot;&quot;;&quot;X&quot;)" office:value-type="string" office:string-value="X">
            <text:p>X</text:p>
          </table:table-cell>
          <table:table-cell table:style-name="ce89"/>
          <table:table-cell table:style-name="ce89" office:value-type="string">
            <text:p>X</text:p>
          </table:table-cell>
          <table:table-cell table:style-name="ce89" office:value-type="string">
            <text:p>Intégré dans apache 2.2 de debian squeeze</text:p>
          </table:table-cell>
          <table:table-cell table:style-name="ce86"/>
          <table:table-cell table:style-name="ce86" table:number-columns-repeated="3"/>
          <table:table-cell table:style-name="ce81" table:formula="of:=IF(ISBLANK([.AT81]);&quot;&quot;;&quot;X&quot;)" office:value-type="string" office:string-value="X">
            <text:p>X</text:p>
          </table:table-cell>
          <table:table-cell table:style-name="ce114" office:value-type="string">
            <text:p>Dern. vers. stable </text:p>
          </table:table-cell>
          <table:table-cell table:style-name="ce81" table:formula="of:=IF(ISBLANK([.AV8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11</text:p>
          </table:table-cell>
          <table:table-cell table:style-name="ce35"/>
          <table:table-cell table:style-name="ce41" office:value-type="string">
            <text:p>connecteurs http, ajp13, JDBC, …</text:p>
          </table:table-cell>
          <table:table-cell table:style-name="ce51" office:value-type="string">
            <text:p>???</text:p>
          </table:table-cell>
          <table:table-cell table:style-name="ce61" table:formula="of:=SUM(OR(([.M82]=&quot;X&quot;);([.Q82]=&quot;X&quot;));OR(([.U82]=&quot;X&quot;);([.Y82]=&quot;X&quot;));OR(([.AC82]=&quot;X&quot;);([.AG82]=&quot;X&quot;));OR(([.AK82]=&quot;X&quot;);([.AO82]=&quot;X&quot;));OR(([.AS82]=&quot;X&quot;);([.AW82]=&quot;X&quot;));OR(([.BA82]=&quot;X&quot;);([.BE82]=&quot;X&quot;));OR(([.BI82]=&quot;X&quot;);([.BM82]=&quot;X&quot;));OR(([.BQ82]=&quot;X&quot;);([.BU82]=&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82]);ISBLANK([.AN82]));&quot;&quot;;&quot;X&quot;)" office:value-type="string" office:string-value="X">
            <text:p>X</text:p>
          </table:table-cell>
          <table:table-cell table:style-name="ce89" office:value-type="string">
            <text:p>Ajp : 1.3</text:p>
            <text:p>Jdbc : 3 et 4</text:p>
          </table:table-cell>
          <table:table-cell table:style-name="ce89" office:value-type="string">
            <text:p>X</text:p>
          </table:table-cell>
          <table:table-cell table:style-name="ce89" office:value-type="string">
            <text:p>Ajp : 1.3</text:p>
            <text:p>Jdbc : 4</text:p>
          </table:table-cell>
          <table:table-cell table:style-name="ce86"/>
          <table:table-cell table:style-name="ce86" table:number-columns-repeated="3"/>
          <table:table-cell table:style-name="ce81" table:formula="of:=IF(ISBLANK([.AT82]);&quot;&quot;;&quot;X&quot;)" office:value-type="string" office:string-value="X">
            <text:p>X</text:p>
          </table:table-cell>
          <table:table-cell table:style-name="ce114" office:value-type="string">
            <text:p>Dern. vers. stable </text:p>
          </table:table-cell>
          <table:table-cell table:style-name="ce81" table:formula="of:=IF(ISBLANK([.AV8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20</text:p>
          </table:table-cell>
          <table:table-cell table:style-name="ce36"/>
          <table:table-cell table:style-name="ce42" office:value-type="string">
            <text:p>OpenSTA</text:p>
          </table:table-cell>
          <table:table-cell table:style-name="ce51" office:value-type="string">
            <text:p>Outil de test de charge</text:p>
          </table:table-cell>
          <table:table-cell table:style-name="ce61" table:formula="of:=SUM(OR(([.M83]=&quot;X&quot;);([.Q83]=&quot;X&quot;));OR(([.U83]=&quot;X&quot;);([.Y83]=&quot;X&quot;));OR(([.AC83]=&quot;X&quot;);([.AG83]=&quot;X&quot;));OR(([.AK83]=&quot;X&quot;);([.AO83]=&quot;X&quot;));OR(([.AS83]=&quot;X&quot;);([.AW83]=&quot;X&quot;));OR(([.BA83]=&quot;X&quot;);([.BE83]=&quot;X&quot;));OR(([.BI83]=&quot;X&quot;);([.BM83]=&quot;X&quot;));OR(([.BQ83]=&quot;X&quot;);([.BU83]=&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83]);ISBLANK([.AN8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83]);&quot;&quot;;&quot;X&quot;)">
            <text:p/>
          </table:table-cell>
          <table:table-cell table:style-name="ce114"/>
          <table:table-cell table:style-name="ce81" table:formula="of:=IF(ISBLANK([.AV8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21</text:p>
          </table:table-cell>
          <table:table-cell table:style-name="ce35"/>
          <table:table-cell table:style-name="ce41" office:value-type="string">
            <text:p>SoapUI</text:p>
          </table:table-cell>
          <table:table-cell table:style-name="ce51" office:value-type="string">
            <text:p>Outil de test de services web</text:p>
          </table:table-cell>
          <table:table-cell table:style-name="ce61" table:formula="of:=SUM(OR(([.M84]=&quot;X&quot;);([.Q84]=&quot;X&quot;));OR(([.U84]=&quot;X&quot;);([.Y84]=&quot;X&quot;));OR(([.AC84]=&quot;X&quot;);([.AG84]=&quot;X&quot;));OR(([.AK84]=&quot;X&quot;);([.AO84]=&quot;X&quot;));OR(([.AS84]=&quot;X&quot;);([.AW84]=&quot;X&quot;));OR(([.BA84]=&quot;X&quot;);([.BE84]=&quot;X&quot;));OR(([.BI84]=&quot;X&quot;);([.BM84]=&quot;X&quot;));OR(([.BQ84]=&quot;X&quot;);([.BU84]=&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84]);ISBLANK([.AN8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84]);&quot;&quot;;&quot;X&quot;)">
            <text:p/>
          </table:table-cell>
          <table:table-cell table:style-name="ce114"/>
          <table:table-cell table:style-name="ce81" table:formula="of:=IF(ISBLANK([.AV8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22</text:p>
          </table:table-cell>
          <table:table-cell table:style-name="ce36"/>
          <table:table-cell table:style-name="ce42" office:value-type="string">
            <text:p>LoadUI</text:p>
          </table:table-cell>
          <table:table-cell table:style-name="ce51" office:value-type="string">
            <text:p>Outil de test de charge</text:p>
          </table:table-cell>
          <table:table-cell table:style-name="ce61" table:formula="of:=SUM(OR(([.M85]=&quot;X&quot;);([.Q85]=&quot;X&quot;));OR(([.U85]=&quot;X&quot;);([.Y85]=&quot;X&quot;));OR(([.AC85]=&quot;X&quot;);([.AG85]=&quot;X&quot;));OR(([.AK85]=&quot;X&quot;);([.AO85]=&quot;X&quot;));OR(([.AS85]=&quot;X&quot;);([.AW85]=&quot;X&quot;));OR(([.BA85]=&quot;X&quot;);([.BE85]=&quot;X&quot;));OR(([.BI85]=&quot;X&quot;);([.BM85]=&quot;X&quot;));OR(([.BQ85]=&quot;X&quot;);([.BU85]=&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85]);ISBLANK([.AN8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85]);&quot;&quot;;&quot;X&quot;)">
            <text:p/>
          </table:table-cell>
          <table:table-cell table:style-name="ce114"/>
          <table:table-cell table:style-name="ce81" table:formula="of:=IF(ISBLANK([.AV8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23</text:p>
          </table:table-cell>
          <table:table-cell table:style-name="ce35"/>
          <table:table-cell table:style-name="ce41" office:value-type="string">
            <text:p>Selenium</text:p>
          </table:table-cell>
          <table:table-cell table:style-name="ce51" office:value-type="string">
            <text:p>Outil d'automatisation d'interaction graphique sur page web</text:p>
          </table:table-cell>
          <table:table-cell table:style-name="ce61" table:formula="of:=SUM(OR(([.M86]=&quot;X&quot;);([.Q86]=&quot;X&quot;));OR(([.U86]=&quot;X&quot;);([.Y86]=&quot;X&quot;));OR(([.AC86]=&quot;X&quot;);([.AG86]=&quot;X&quot;));OR(([.AK86]=&quot;X&quot;);([.AO86]=&quot;X&quot;));OR(([.AS86]=&quot;X&quot;);([.AW86]=&quot;X&quot;));OR(([.BA86]=&quot;X&quot;);([.BE86]=&quot;X&quot;));OR(([.BI86]=&quot;X&quot;);([.BM86]=&quot;X&quot;));OR(([.BQ86]=&quot;X&quot;);([.BU86]=&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86]);ISBLANK([.AN8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86]);&quot;&quot;;&quot;X&quot;)">
            <text:p/>
          </table:table-cell>
          <table:table-cell table:style-name="ce114"/>
          <table:table-cell table:style-name="ce81" table:formula="of:=IF(ISBLANK([.AV8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24</text:p>
          </table:table-cell>
          <table:table-cell table:style-name="ce29" office:value-type="string">
            <text:p>Serveur d’application</text:p>
          </table:table-cell>
          <table:table-cell table:style-name="ce41" office:value-type="string">
            <text:p>JonAS</text:p>
          </table:table-cell>
          <table:table-cell table:style-name="ce51" office:value-type="string">
            <text:p>Serveur d'application JAVA EE</text:p>
          </table:table-cell>
          <table:table-cell table:style-name="ce61" table:formula="of:=SUM(OR(([.M87]=&quot;X&quot;);([.Q87]=&quot;X&quot;));OR(([.U87]=&quot;X&quot;);([.Y87]=&quot;X&quot;));OR(([.AC87]=&quot;X&quot;);([.AG87]=&quot;X&quot;));OR(([.AK87]=&quot;X&quot;);([.AO87]=&quot;X&quot;));OR(([.AS87]=&quot;X&quot;);([.AW87]=&quot;X&quot;));OR(([.BA87]=&quot;X&quot;);([.BE87]=&quot;X&quot;));OR(([.BI87]=&quot;X&quot;);([.BM87]=&quot;X&quot;));OR(([.BQ87]=&quot;X&quot;);([.BU87]=&quot;X&quot;)))" office:value-type="float" office:value="3">
            <text:p>3</text:p>
          </table:table-cell>
          <table:table-cell table:style-name="ce65"/>
          <table:table-cell table:style-name="ce77" office:value-type="string">
            <text:p>X</text:p>
          </table:table-cell>
          <table:table-cell table:style-name="ce77"/>
          <table:table-cell table:style-name="ce77" office:value-type="string">
            <text:p>4,10</text:p>
          </table:table-cell>
          <table:table-cell table:style-name="ce77" office:value-type="float" office:value="4.8">
            <text:p>4,8</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99" office:value-type="string">
            <text:p>4.5.3.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87]);ISBLANK([.AN8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87]);&quot;&quot;;&quot;X&quot;)">
            <text:p/>
          </table:table-cell>
          <table:table-cell table:style-name="ce114"/>
          <table:table-cell table:style-name="ce81" table:formula="of:=IF(ISBLANK([.AV87]);&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25</text:p>
          </table:table-cell>
          <table:table-cell table:style-name="ce32"/>
          <table:table-cell table:style-name="ce44" office:value-type="string">
            <text:p>JBOSS</text:p>
          </table:table-cell>
          <table:table-cell table:style-name="ce51" office:value-type="string">
            <text:p>Serveur d'application JAVA EE</text:p>
          </table:table-cell>
          <table:table-cell table:style-name="ce61" table:formula="of:=SUM(OR(([.M88]=&quot;X&quot;);([.Q88]=&quot;X&quot;));OR(([.U88]=&quot;X&quot;);([.Y88]=&quot;X&quot;));OR(([.AC88]=&quot;X&quot;);([.AG88]=&quot;X&quot;));OR(([.AK88]=&quot;X&quot;);([.AO88]=&quot;X&quot;));OR(([.AS88]=&quot;X&quot;);([.AW88]=&quot;X&quot;));OR(([.BA88]=&quot;X&quot;);([.BE88]=&quot;X&quot;));OR(([.BI88]=&quot;X&quot;);([.BM88]=&quot;X&quot;));OR(([.BQ88]=&quot;X&quot;);([.BU88]=&quot;X&quot;)))" office:value-type="float" office:value="5">
            <text:p>5</text:p>
          </table:table-cell>
          <table:table-cell table:style-name="ce65"/>
          <table:table-cell table:style-name="ce77" office:value-type="string">
            <text:p>X</text:p>
          </table:table-cell>
          <table:table-cell table:style-name="ce77" office:value-type="string">
            <text:p>4,3,0</text:p>
          </table:table-cell>
          <table:table-cell table:style-name="ce77" office:value-type="string">
            <text:p>4,0,4</text:p>
          </table:table-cell>
          <table:table-cell table:style-name="ce77" office:value-type="string">
            <text:p>3,2,5</text:p>
          </table:table-cell>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text:p>
          </table:table-cell>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88]);ISBLANK([.AN8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88]);&quot;&quot;;&quot;X&quot;)" office:value-type="string" office:string-value="X">
            <text:p>X</text:p>
          </table:table-cell>
          <table:table-cell table:style-name="ce114" office:value-type="string">
            <text:p>Dern. vers. stable </text:p>
          </table:table-cell>
          <table:table-cell table:style-name="ce81" table:formula="of:=IF(ISBLANK([.AV88]);&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office:value-type="string">
            <text:p>X</text:p>
          </table:table-cell>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26</text:p>
          </table:table-cell>
          <table:table-cell table:style-name="ce32"/>
          <table:table-cell table:style-name="ce44" office:value-type="string">
            <text:p>Easybeans (OW2)</text:p>
          </table:table-cell>
          <table:table-cell table:style-name="ce51" office:value-type="string">
            <text:p>Module EJB 3.0 pour JonAS, TomCat, Jetty</text:p>
          </table:table-cell>
          <table:table-cell table:style-name="ce61" table:formula="of:=SUM(OR(([.M89]=&quot;X&quot;);([.Q89]=&quot;X&quot;));OR(([.U89]=&quot;X&quot;);([.Y89]=&quot;X&quot;));OR(([.AC89]=&quot;X&quot;);([.AG89]=&quot;X&quot;));OR(([.AK89]=&quot;X&quot;);([.AO89]=&quot;X&quot;));OR(([.AS89]=&quot;X&quot;);([.AW89]=&quot;X&quot;));OR(([.BA89]=&quot;X&quot;);([.BE89]=&quot;X&quot;));OR(([.BI89]=&quot;X&quot;);([.BM89]=&quot;X&quot;));OR(([.BQ89]=&quot;X&quot;);([.BU89]=&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89]);ISBLANK([.AN89]));&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89]);&quot;&quot;;&quot;X&quot;)">
            <text:p/>
          </table:table-cell>
          <table:table-cell table:style-name="ce114"/>
          <table:table-cell table:style-name="ce81" table:formula="of:=IF(ISBLANK([.AV89]);&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27</text:p>
          </table:table-cell>
          <table:table-cell table:style-name="ce32"/>
          <table:table-cell table:style-name="ce44" office:value-type="string">
            <text:p>Tomcat</text:p>
          </table:table-cell>
          <table:table-cell table:style-name="ce51" office:value-type="string">
            <text:p>Serveur HTTP et de servlet Java</text:p>
          </table:table-cell>
          <table:table-cell table:style-name="ce61" table:formula="of:=SUM(OR(([.M90]=&quot;X&quot;);([.Q90]=&quot;X&quot;));OR(([.U90]=&quot;X&quot;);([.Y90]=&quot;X&quot;));OR(([.AC90]=&quot;X&quot;);([.AG90]=&quot;X&quot;));OR(([.AK90]=&quot;X&quot;);([.AO90]=&quot;X&quot;));OR(([.AS90]=&quot;X&quot;);([.AW90]=&quot;X&quot;));OR(([.BA90]=&quot;X&quot;);([.BE90]=&quot;X&quot;));OR(([.BI90]=&quot;X&quot;);([.BM90]=&quot;X&quot;));OR(([.BQ90]=&quot;X&quot;);([.BU90]=&quot;X&quot;)))" office:value-type="float" office:value="7">
            <text:p>7</text:p>
          </table:table-cell>
          <table:table-cell table:style-name="ce65"/>
          <table:table-cell table:style-name="ce77" office:value-type="string">
            <text:p>X</text:p>
          </table:table-cell>
          <table:table-cell table:style-name="ce77" office:value-type="string">
            <text:p>6,0</text:p>
          </table:table-cell>
          <table:table-cell table:style-name="ce77" office:value-type="float" office:value="5.5">
            <text:p>5,5</text:p>
          </table:table-cell>
          <table:table-cell table:style-name="ce77" office:value-type="string">
            <text:p>5,0</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office:value-type="string">
            <text:p>4.x, 5.x, 5.5.x, 6.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90]);ISBLANK([.AN90]));&quot;&quot;;&quot;X&quot;)" office:value-type="string" office:string-value="X">
            <text:p>X</text:p>
          </table:table-cell>
          <table:table-cell table:style-name="ce94" office:value-type="string">
            <text:p>V 7 / 6 / 5.5/ 5</text:p>
          </table:table-cell>
          <table:table-cell table:style-name="ce89" office:value-type="string">
            <text:p>X</text:p>
          </table:table-cell>
          <table:table-cell table:style-name="ce94" office:value-type="string">
            <text:p>V7</text:p>
          </table:table-cell>
          <table:table-cell table:style-name="ce86"/>
          <table:table-cell table:style-name="ce86" table:number-columns-repeated="3"/>
          <table:table-cell table:style-name="ce81" table:formula="of:=IF(ISBLANK([.AT90]);&quot;&quot;;&quot;X&quot;)" office:value-type="string" office:string-value="X">
            <text:p>X</text:p>
          </table:table-cell>
          <table:table-cell table:style-name="ce114" office:value-type="string">
            <text:p>Dern. vers. stable </text:p>
          </table:table-cell>
          <table:table-cell table:style-name="ce81" table:formula="of:=IF(ISBLANK([.AV9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28</text:p>
          </table:table-cell>
          <table:table-cell table:style-name="ce29" office:value-type="string">
            <text:p>Outils connexes</text:p>
          </table:table-cell>
          <table:table-cell table:style-name="ce41" office:value-type="string">
            <text:p>MapServer </text:p>
          </table:table-cell>
          <table:table-cell table:style-name="ce51" office:value-type="string">
            <text:p>Cadre de développement d'applications Internet à référence spatiale</text:p>
          </table:table-cell>
          <table:table-cell table:style-name="ce61" table:formula="of:=SUM(OR(([.M91]=&quot;X&quot;);([.Q91]=&quot;X&quot;));OR(([.U91]=&quot;X&quot;);([.Y91]=&quot;X&quot;));OR(([.AC91]=&quot;X&quot;);([.AG91]=&quot;X&quot;));OR(([.AK91]=&quot;X&quot;);([.AO91]=&quot;X&quot;));OR(([.AS91]=&quot;X&quot;);([.AW91]=&quot;X&quot;));OR(([.BA91]=&quot;X&quot;);([.BE91]=&quot;X&quot;));OR(([.BI91]=&quot;X&quot;);([.BM91]=&quot;X&quot;));OR(([.BQ91]=&quot;X&quot;);([.BU91]=&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91]);ISBLANK([.AN91]));&quot;&quot;;&quot;X&quot;)" office:value-type="string" office:string-value="X">
            <text:p>X</text:p>
          </table:table-cell>
          <table:table-cell table:style-name="ce89" office:value-type="string">
            <text:p>V 5.6</text:p>
          </table:table-cell>
          <table:table-cell table:style-name="ce89" office:value-type="string">
            <text:p>X</text:p>
          </table:table-cell>
          <table:table-cell table:style-name="ce89" office:value-type="string">
            <text:p>V 5.6</text:p>
          </table:table-cell>
          <table:table-cell table:style-name="ce86"/>
          <table:table-cell table:style-name="ce86" table:number-columns-repeated="3"/>
          <table:table-cell table:style-name="ce81" table:formula="of:=IF(ISBLANK([.AT91]);&quot;&quot;;&quot;X&quot;)">
            <text:p/>
          </table:table-cell>
          <table:table-cell table:style-name="ce114"/>
          <table:table-cell table:style-name="ce81" table:formula="of:=IF(ISBLANK([.AV9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29</text:p>
          </table:table-cell>
          <table:table-cell table:style-name="ce36"/>
          <table:table-cell table:style-name="ce42" office:value-type="string">
            <text:p>Glassbox<text:span text:style-name="T1"> </text:span></text:p>
          </table:table-cell>
          <table:table-cell table:style-name="ce51" office:value-type="string">
            <text:p>Bibliothèque graphique JavaScript</text:p>
          </table:table-cell>
          <table:table-cell table:style-name="ce61" table:formula="of:=SUM(OR(([.M92]=&quot;X&quot;);([.Q92]=&quot;X&quot;));OR(([.U92]=&quot;X&quot;);([.Y92]=&quot;X&quot;));OR(([.AC92]=&quot;X&quot;);([.AG92]=&quot;X&quot;));OR(([.AK92]=&quot;X&quot;);([.AO92]=&quot;X&quot;));OR(([.AS92]=&quot;X&quot;);([.AW92]=&quot;X&quot;));OR(([.BA92]=&quot;X&quot;);([.BE92]=&quot;X&quot;));OR(([.BI92]=&quot;X&quot;);([.BM92]=&quot;X&quot;));OR(([.BQ92]=&quot;X&quot;);([.BU92]=&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92]);ISBLANK([.AN9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92]);&quot;&quot;;&quot;X&quot;)">
            <text:p/>
          </table:table-cell>
          <table:table-cell table:style-name="ce114"/>
          <table:table-cell table:style-name="ce81" table:formula="of:=IF(ISBLANK([.AV9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30</text:p>
          </table:table-cell>
          <table:table-cell table:style-name="ce35" office:value-type="string">
            <text:p>CMS</text:p>
          </table:table-cell>
          <table:table-cell table:style-name="ce41" office:value-type="string">
            <text:p>eZpublish</text:p>
          </table:table-cell>
          <table:table-cell table:style-name="ce51" office:value-type="string">
            <text:p>Serveur de gestion de contenu</text:p>
          </table:table-cell>
          <table:table-cell table:style-name="ce61" table:formula="of:=SUM(OR(([.M93]=&quot;X&quot;);([.Q93]=&quot;X&quot;));OR(([.U93]=&quot;X&quot;);([.Y93]=&quot;X&quot;));OR(([.AC93]=&quot;X&quot;);([.AG93]=&quot;X&quot;));OR(([.AK93]=&quot;X&quot;);([.AO93]=&quot;X&quot;));OR(([.AS93]=&quot;X&quot;);([.AW93]=&quot;X&quot;));OR(([.BA93]=&quot;X&quot;);([.BE93]=&quot;X&quot;));OR(([.BI93]=&quot;X&quot;);([.BM93]=&quot;X&quot;));OR(([.BQ93]=&quot;X&quot;);([.BU93]=&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4.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93]);ISBLANK([.AN9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93]);&quot;&quot;;&quot;X&quot;)">
            <text:p/>
          </table:table-cell>
          <table:table-cell table:style-name="ce114"/>
          <table:table-cell table:style-name="ce81" table:formula="of:=IF(ISBLANK([.AV93]);&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31</text:p>
          </table:table-cell>
          <table:table-cell table:style-name="ce35"/>
          <table:table-cell table:style-name="ce41" office:value-type="string">
            <text:p>Joomla </text:p>
          </table:table-cell>
          <table:table-cell table:style-name="ce51" office:value-type="string">
            <text:p>Serveur de gestion de contenu</text:p>
          </table:table-cell>
          <table:table-cell table:style-name="ce61" table:formula="of:=SUM(OR(([.M94]=&quot;X&quot;);([.Q94]=&quot;X&quot;));OR(([.U94]=&quot;X&quot;);([.Y94]=&quot;X&quot;));OR(([.AC94]=&quot;X&quot;);([.AG94]=&quot;X&quot;));OR(([.AK94]=&quot;X&quot;);([.AO94]=&quot;X&quot;));OR(([.AS94]=&quot;X&quot;);([.AW94]=&quot;X&quot;));OR(([.BA94]=&quot;X&quot;);([.BE94]=&quot;X&quot;));OR(([.BI94]=&quot;X&quot;);([.BM94]=&quot;X&quot;));OR(([.BQ94]=&quot;X&quot;);([.BU94]=&quot;X&quot;)))" office:value-type="float" office:value="4">
            <text:p>4</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94]);ISBLANK([.AN9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94]);&quot;&quot;;&quot;X&quot;)" office:value-type="string" office:string-value="X">
            <text:p>X</text:p>
          </table:table-cell>
          <table:table-cell table:style-name="ce114" office:value-type="string">
            <text:p>Dern. vers. stable </text:p>
          </table:table-cell>
          <table:table-cell table:style-name="ce81" table:formula="of:=IF(ISBLANK([.AV94]);&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32</text:p>
          </table:table-cell>
          <table:table-cell table:style-name="ce35"/>
          <table:table-cell table:style-name="ce41" office:value-type="string">
            <text:p>Drupal</text:p>
          </table:table-cell>
          <table:table-cell table:style-name="ce51" office:value-type="string">
            <text:p>Serveur de gestion de contenu</text:p>
          </table:table-cell>
          <table:table-cell table:style-name="ce61" table:formula="of:=SUM(OR(([.M95]=&quot;X&quot;);([.Q95]=&quot;X&quot;));OR(([.U95]=&quot;X&quot;);([.Y95]=&quot;X&quot;));OR(([.AC95]=&quot;X&quot;);([.AG95]=&quot;X&quot;));OR(([.AK95]=&quot;X&quot;);([.AO95]=&quot;X&quot;));OR(([.AS95]=&quot;X&quot;);([.AW95]=&quot;X&quot;));OR(([.BA95]=&quot;X&quot;);([.BE95]=&quot;X&quot;));OR(([.BI95]=&quot;X&quot;);([.BM95]=&quot;X&quot;));OR(([.BQ95]=&quot;X&quot;);([.BU95]=&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95]);ISBLANK([.AN9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95]);&quot;&quot;;&quot;X&quot;)">
            <text:p/>
          </table:table-cell>
          <table:table-cell table:style-name="ce114"/>
          <table:table-cell table:style-name="ce81" table:formula="of:=IF(ISBLANK([.AV9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5"/>
          <table:table-cell table:style-name="ce41" office:value-type="string">
            <text:p>ZOPE CPS</text:p>
          </table:table-cell>
          <table:table-cell table:style-name="ce51"/>
          <table:table-cell table:style-name="ce61" table:formula="of:=SUM(OR(([.M96]=&quot;X&quot;);([.Q96]=&quot;X&quot;));OR(([.U96]=&quot;X&quot;);([.Y96]=&quot;X&quot;));OR(([.AC96]=&quot;X&quot;);([.AG96]=&quot;X&quot;));OR(([.AK96]=&quot;X&quot;);([.AO96]=&quot;X&quot;));OR(([.AS96]=&quot;X&quot;);([.AW96]=&quot;X&quot;));OR(([.BA96]=&quot;X&quot;);([.BE96]=&quot;X&quot;));OR(([.BI96]=&quot;X&quot;);([.BM96]=&quot;X&quot;));OR(([.BQ96]=&quot;X&quot;);([.BU96]=&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81"/>
          <table:table-cell table:style-name="ce114"/>
          <table:table-cell table:style-name="ce81"/>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33</text:p>
          </table:table-cell>
          <table:table-cell table:style-name="ce35"/>
          <table:table-cell table:style-name="ce41" office:value-type="string">
            <text:p>Dokuwiki</text:p>
          </table:table-cell>
          <table:table-cell table:style-name="ce51" office:value-type="string">
            <text:p>Serveur Wiki</text:p>
          </table:table-cell>
          <table:table-cell table:style-name="ce61" table:formula="of:=SUM(OR(([.M97]=&quot;X&quot;);([.Q97]=&quot;X&quot;));OR(([.U97]=&quot;X&quot;);([.Y97]=&quot;X&quot;));OR(([.AC97]=&quot;X&quot;);([.AG97]=&quot;X&quot;));OR(([.AK97]=&quot;X&quot;);([.AO97]=&quot;X&quot;));OR(([.AS97]=&quot;X&quot;);([.AW97]=&quot;X&quot;));OR(([.BA97]=&quot;X&quot;);([.BE97]=&quot;X&quot;));OR(([.BI97]=&quot;X&quot;);([.BM97]=&quot;X&quot;));OR(([.BQ97]=&quot;X&quot;);([.BU97]=&quot;X&quot;)))" office:value-type="float" office:value="3">
            <text:p>3</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102" office:value-type="date" office:date-value="2011-05-25">
            <text:p>2011-05-25</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97]);ISBLANK([.AN9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97]);&quot;&quot;;&quot;X&quot;)" office:value-type="string" office:string-value="X">
            <text:p>X</text:p>
          </table:table-cell>
          <table:table-cell table:style-name="ce114" office:value-type="string">
            <text:p>Dern. vers. stable </text:p>
          </table:table-cell>
          <table:table-cell table:style-name="ce81" table:formula="of:=IF(ISBLANK([.AV9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34</text:p>
          </table:table-cell>
          <table:table-cell table:style-name="ce35"/>
          <table:table-cell table:style-name="ce41" office:value-type="string">
            <text:p>Moodle</text:p>
          </table:table-cell>
          <table:table-cell table:style-name="ce51" office:value-type="string">
            <text:p>Solution d'apprentissage en ligne</text:p>
          </table:table-cell>
          <table:table-cell table:style-name="ce61" table:formula="of:=SUM(OR(([.M98]=&quot;X&quot;);([.Q98]=&quot;X&quot;));OR(([.U98]=&quot;X&quot;);([.Y98]=&quot;X&quot;));OR(([.AC98]=&quot;X&quot;);([.AG98]=&quot;X&quot;));OR(([.AK98]=&quot;X&quot;);([.AO98]=&quot;X&quot;));OR(([.AS98]=&quot;X&quot;);([.AW98]=&quot;X&quot;));OR(([.BA98]=&quot;X&quot;);([.BE98]=&quot;X&quot;));OR(([.BI98]=&quot;X&quot;);([.BM98]=&quot;X&quot;));OR(([.BQ98]=&quot;X&quot;);([.BU98]=&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98]);ISBLANK([.AN9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98]);&quot;&quot;;&quot;X&quot;)" office:value-type="string" office:string-value="X">
            <text:p>X</text:p>
          </table:table-cell>
          <table:table-cell table:style-name="ce114" office:value-type="string">
            <text:p>Dern. vers. stable </text:p>
          </table:table-cell>
          <table:table-cell table:style-name="ce81" table:formula="of:=IF(ISBLANK([.AV9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2-36</text:p>
          </table:table-cell>
          <table:table-cell table:style-name="ce32" office:value-type="string">
            <text:p>BPM</text:p>
          </table:table-cell>
          <table:table-cell table:style-name="ce44" office:value-type="string">
            <text:p>Bonita</text:p>
          </table:table-cell>
          <table:table-cell table:style-name="ce51" office:value-type="string">
            <text:p>Solution de gestion de processus métier (BPM)</text:p>
          </table:table-cell>
          <table:table-cell table:style-name="ce61" table:formula="of:=SUM(OR(([.M99]=&quot;X&quot;);([.Q99]=&quot;X&quot;));OR(([.U99]=&quot;X&quot;);([.Y99]=&quot;X&quot;));OR(([.AC99]=&quot;X&quot;);([.AG99]=&quot;X&quot;));OR(([.AK99]=&quot;X&quot;);([.AO99]=&quot;X&quot;));OR(([.AS99]=&quot;X&quot;);([.AW99]=&quot;X&quot;));OR(([.BA99]=&quot;X&quot;);([.BE99]=&quot;X&quot;));OR(([.BI99]=&quot;X&quot;);([.BM99]=&quot;X&quot;));OR(([.BQ99]=&quot;X&quot;);([.BU99]=&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99]);ISBLANK([.AN99]));&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99]);&quot;&quot;;&quot;X&quot;)">
            <text:p/>
          </table:table-cell>
          <table:table-cell table:style-name="ce114"/>
          <table:table-cell table:style-name="ce81" table:formula="of:=IF(ISBLANK([.AV99]);&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office:value-type="string">
            <text:p>X</text:p>
          </table:table-cell>
          <table:table-cell table:style-name="ce24" office:value-type="string">
            <text:p><text:s/>2-38</text:p>
          </table:table-cell>
          <table:table-cell table:style-name="ce33" office:value-type="string">
            <text:p>Serveurs de documents</text:p>
            <text:p>Gestion de contenu ( ECM ) </text:p>
            <text:p>GED / Workflow</text:p>
            <text:p>GED / Repository</text:p>
          </table:table-cell>
          <table:table-cell table:style-name="ce44" office:value-type="string">
            <text:p>Alfresco community</text:p>
          </table:table-cell>
          <table:table-cell table:style-name="ce51" office:value-type="string">
            <text:p>Serveur de gestion documentaire</text:p>
          </table:table-cell>
          <table:table-cell table:style-name="ce61" table:formula="of:=SUM(OR(([.M100]=&quot;X&quot;);([.Q100]=&quot;X&quot;));OR(([.U100]=&quot;X&quot;);([.Y100]=&quot;X&quot;));OR(([.AC100]=&quot;X&quot;);([.AG100]=&quot;X&quot;));OR(([.AK100]=&quot;X&quot;);([.AO100]=&quot;X&quot;));OR(([.AS100]=&quot;X&quot;);([.AW100]=&quot;X&quot;));OR(([.BA100]=&quot;X&quot;);([.BE100]=&quot;X&quot;));OR(([.BI100]=&quot;X&quot;);([.BM100]=&quot;X&quot;));OR(([.BQ100]=&quot;X&quot;);([.BU100]=&quot;X&quot;)))" office:value-type="float" office:value="4">
            <text:p>4</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office:value-type="string">
            <text:p>X</text:p>
          </table:table-cell>
          <table:table-cell table:style-name="ce92"/>
          <table:table-cell table:style-name="ce89" office:value-type="string">
            <text:p>X</text:p>
          </table:table-cell>
          <table:table-cell table:style-name="ce95" office:value-type="string">
            <text:p>Oui</text:p>
          </table:table-cell>
          <table:table-cell table:style-name="ce88"/>
          <table:table-cell table:style-name="ce88" table:number-columns-repeated="3"/>
          <table:table-cell table:style-name="ce81" office:value-type="string">
            <text:p>X</text:p>
          </table:table-cell>
          <table:table-cell table:style-name="ce85" office:value-type="string">
            <text:p>3.4.d</text:p>
          </table:table-cell>
          <table:table-cell table:style-name="ce105" table:number-columns-repeated="2"/>
          <table:table-cell table:style-name="ce88" office:value-type="string">
            <text:p>X</text:p>
          </table:table-cell>
          <table:table-cell table:style-name="ce88" table:number-columns-repeated="3"/>
          <table:table-cell table:style-name="ce89" table:formula="of:=IF(AND(ISBLANK([.AL100]);ISBLANK([.AN100]));&quot;&quot;;&quot;X&quot;)" office:value-type="string" office:string-value="X">
            <text:p>X</text:p>
          </table:table-cell>
          <table:table-cell table:style-name="ce95"/>
          <table:table-cell table:style-name="ce89" office:value-type="string">
            <text:p>X</text:p>
          </table:table-cell>
          <table:table-cell table:style-name="ce95" office:value-type="string">
            <text:p>V 3.4.c</text:p>
          </table:table-cell>
          <table:table-cell table:style-name="ce88"/>
          <table:table-cell table:style-name="ce88" table:number-columns-repeated="3"/>
          <table:table-cell table:style-name="ce81" table:formula="of:=IF(ISBLANK([.AT100]);&quot;&quot;;&quot;X&quot;)">
            <text:p/>
          </table:table-cell>
          <table:table-cell table:style-name="ce114"/>
          <table:table-cell table:style-name="ce81" table:formula="of:=IF(ISBLANK([.AV100]);&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office:value-type="string">
            <text:p>X</text:p>
          </table:table-cell>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39</text:p>
          </table:table-cell>
          <table:table-cell table:style-name="ce32"/>
          <table:table-cell table:style-name="ce44" office:value-type="string">
            <text:p>SPIP</text:p>
          </table:table-cell>
          <table:table-cell table:style-name="ce51" office:value-type="string">
            <text:p>Serveur de gestion de contenu</text:p>
          </table:table-cell>
          <table:table-cell table:style-name="ce61" table:formula="of:=SUM(OR(([.M101]=&quot;X&quot;);([.Q101]=&quot;X&quot;));OR(([.U101]=&quot;X&quot;);([.Y101]=&quot;X&quot;));OR(([.AC101]=&quot;X&quot;);([.AG101]=&quot;X&quot;));OR(([.AK101]=&quot;X&quot;);([.AO101]=&quot;X&quot;));OR(([.AS101]=&quot;X&quot;);([.AW101]=&quot;X&quot;));OR(([.BA101]=&quot;X&quot;);([.BE101]=&quot;X&quot;));OR(([.BI101]=&quot;X&quot;);([.BM101]=&quot;X&quot;));OR(([.BQ101]=&quot;X&quot;);([.BU101]=&quot;X&quot;)))" office:value-type="float" office:value="7">
            <text:p>7</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101]);ISBLANK([.AN101]));&quot;&quot;;&quot;X&quot;)" office:value-type="string" office:string-value="X">
            <text:p>X</text:p>
          </table:table-cell>
          <table:table-cell table:style-name="ce94"/>
          <table:table-cell table:style-name="ce89" office:value-type="string">
            <text:p>X</text:p>
          </table:table-cell>
          <table:table-cell table:style-name="ce94" office:value-type="string">
            <text:p>V 2.1</text:p>
          </table:table-cell>
          <table:table-cell table:style-name="ce86"/>
          <table:table-cell table:style-name="ce86" table:number-columns-repeated="3"/>
          <table:table-cell table:style-name="ce81" table:formula="of:=IF(ISBLANK([.AT101]);&quot;&quot;;&quot;X&quot;)" office:value-type="string" office:string-value="X">
            <text:p>X</text:p>
          </table:table-cell>
          <table:table-cell table:style-name="ce114" office:value-type="string">
            <text:p>Dern. vers. stable </text:p>
          </table:table-cell>
          <table:table-cell table:style-name="ce81" table:formula="of:=IF(ISBLANK([.AV10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9"/>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text:s/>2-40</text:p>
          </table:table-cell>
          <table:table-cell table:style-name="ce34"/>
          <table:table-cell table:style-name="ce45" office:value-type="string">
            <text:p>Dotclear</text:p>
          </table:table-cell>
          <table:table-cell table:style-name="ce51" office:value-type="string">
            <text:p>Serveur de blog</text:p>
          </table:table-cell>
          <table:table-cell table:style-name="ce61" table:formula="of:=SUM(OR(([.M102]=&quot;X&quot;);([.Q102]=&quot;X&quot;));OR(([.U102]=&quot;X&quot;);([.Y102]=&quot;X&quot;));OR(([.AC102]=&quot;X&quot;);([.AG102]=&quot;X&quot;));OR(([.AK102]=&quot;X&quot;);([.AO102]=&quot;X&quot;));OR(([.AS102]=&quot;X&quot;);([.AW102]=&quot;X&quot;));OR(([.BA102]=&quot;X&quot;);([.BE102]=&quot;X&quot;));OR(([.BI102]=&quot;X&quot;);([.BM102]=&quot;X&quot;));OR(([.BQ102]=&quot;X&quot;);([.BU102]=&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102]);ISBLANK([.AN102]));&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02]);&quot;&quot;;&quot;X&quot;)">
            <text:p/>
          </table:table-cell>
          <table:table-cell table:style-name="ce114"/>
          <table:table-cell table:style-name="ce81" table:formula="of:=IF(ISBLANK([.AV102]);&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41</text:p>
          </table:table-cell>
          <table:table-cell table:style-name="ce32"/>
          <table:table-cell table:style-name="ce44" office:value-type="string">
            <text:p>Wordpress</text:p>
          </table:table-cell>
          <table:table-cell table:style-name="ce51" office:value-type="string">
            <text:p>Serveur de gestion de contenu, surtout utilisé pour les blogs</text:p>
          </table:table-cell>
          <table:table-cell table:style-name="ce61" table:formula="of:=SUM(OR(([.M103]=&quot;X&quot;);([.Q103]=&quot;X&quot;));OR(([.U103]=&quot;X&quot;);([.Y103]=&quot;X&quot;));OR(([.AC103]=&quot;X&quot;);([.AG103]=&quot;X&quot;));OR(([.AK103]=&quot;X&quot;);([.AO103]=&quot;X&quot;));OR(([.AS103]=&quot;X&quot;);([.AW103]=&quot;X&quot;));OR(([.BA103]=&quot;X&quot;);([.BE103]=&quot;X&quot;));OR(([.BI103]=&quot;X&quot;);([.BM103]=&quot;X&quot;));OR(([.BQ103]=&quot;X&quot;);([.BU103]=&quot;X&quot;)))" office:value-type="float" office:value="3">
            <text:p>3</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103]);ISBLANK([.AN103]));&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03]);&quot;&quot;;&quot;X&quot;)" office:value-type="string" office:string-value="X">
            <text:p>X</text:p>
          </table:table-cell>
          <table:table-cell table:style-name="ce114" office:value-type="string">
            <text:p>Dern. vers. stable </text:p>
          </table:table-cell>
          <table:table-cell table:style-name="ce81" table:formula="of:=IF(ISBLANK([.AV103]);&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42</text:p>
          </table:table-cell>
          <table:table-cell table:style-name="ce32"/>
          <table:table-cell table:style-name="ce44" office:value-type="string">
            <text:p>Liferay</text:p>
          </table:table-cell>
          <table:table-cell table:style-name="ce51" office:value-type="string">
            <text:p>Serveur de gestion de contenu</text:p>
          </table:table-cell>
          <table:table-cell table:style-name="ce61" table:formula="of:=SUM(OR(([.M104]=&quot;X&quot;);([.Q104]=&quot;X&quot;));OR(([.U104]=&quot;X&quot;);([.Y104]=&quot;X&quot;));OR(([.AC104]=&quot;X&quot;);([.AG104]=&quot;X&quot;));OR(([.AK104]=&quot;X&quot;);([.AO104]=&quot;X&quot;));OR(([.AS104]=&quot;X&quot;);([.AW104]=&quot;X&quot;));OR(([.BA104]=&quot;X&quot;);([.BE104]=&quot;X&quot;));OR(([.BI104]=&quot;X&quot;);([.BM104]=&quot;X&quot;));OR(([.BQ104]=&quot;X&quot;);([.BU104]=&quot;X&quot;)))" office:value-type="float" office:value="4">
            <text:p>4</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 (en étude)</text:p>
          </table:table-cell>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104]);ISBLANK([.AN104]));&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04]);&quot;&quot;;&quot;X&quot;)" office:value-type="string" office:string-value="X">
            <text:p>X</text:p>
          </table:table-cell>
          <table:table-cell table:style-name="ce114" office:value-type="string">
            <text:p>Dern. vers. stable </text:p>
          </table:table-cell>
          <table:table-cell table:style-name="ce81" table:formula="of:=IF(ISBLANK([.AV104]);&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2-43</text:p>
          </table:table-cell>
          <table:table-cell table:style-name="ce32"/>
          <table:table-cell table:style-name="ce44" office:value-type="string">
            <text:p>Limesurvey</text:p>
          </table:table-cell>
          <table:table-cell table:style-name="ce51" office:value-type="string">
            <text:p>Serveur de gestion d'enquêtes en ligne</text:p>
          </table:table-cell>
          <table:table-cell table:style-name="ce61" table:formula="of:=SUM(OR(([.M105]=&quot;X&quot;);([.Q105]=&quot;X&quot;));OR(([.U105]=&quot;X&quot;);([.Y105]=&quot;X&quot;));OR(([.AC105]=&quot;X&quot;);([.AG105]=&quot;X&quot;));OR(([.AK105]=&quot;X&quot;);([.AO105]=&quot;X&quot;));OR(([.AS105]=&quot;X&quot;);([.AW105]=&quot;X&quot;));OR(([.BA105]=&quot;X&quot;);([.BE105]=&quot;X&quot;));OR(([.BI105]=&quot;X&quot;);([.BM105]=&quot;X&quot;));OR(([.BQ105]=&quot;X&quot;);([.BU105]=&quot;X&quot;)))" office:value-type="float" office:value="4">
            <text:p>4</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 (en test)</text:p>
          </table:table-cell>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105]);ISBLANK([.AN105]));&quot;&quot;;&quot;X&quot;)" office:value-type="string" office:string-value="X">
            <text:p>X</text:p>
          </table:table-cell>
          <table:table-cell table:style-name="ce94"/>
          <table:table-cell table:style-name="ce89" office:value-type="string">
            <text:p>X</text:p>
          </table:table-cell>
          <table:table-cell table:style-name="ce94" office:value-type="string">
            <text:p>V 1.86</text:p>
          </table:table-cell>
          <table:table-cell table:style-name="ce87"/>
          <table:table-cell table:style-name="ce87" table:number-columns-repeated="3"/>
          <table:table-cell table:style-name="ce81" table:formula="of:=IF(ISBLANK([.AT105]);&quot;&quot;;&quot;X&quot;)">
            <text:p/>
          </table:table-cell>
          <table:table-cell table:style-name="ce114"/>
          <table:table-cell table:style-name="ce81" table:formula="of:=IF(ISBLANK([.AV105]);&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44</text:p>
          </table:table-cell>
          <table:table-cell table:style-name="ce32"/>
          <table:table-cell table:style-name="ce44" office:value-type="string">
            <text:p>ImageMagick</text:p>
          </table:table-cell>
          <table:table-cell table:style-name="ce51" office:value-type="string">
            <text:p>Utilitaire de manipulation d'images en lignes de commande</text:p>
          </table:table-cell>
          <table:table-cell table:style-name="ce61" table:formula="of:=SUM(OR(([.M106]=&quot;X&quot;);([.Q106]=&quot;X&quot;));OR(([.U106]=&quot;X&quot;);([.Y106]=&quot;X&quot;));OR(([.AC106]=&quot;X&quot;);([.AG106]=&quot;X&quot;));OR(([.AK106]=&quot;X&quot;);([.AO106]=&quot;X&quot;));OR(([.AS106]=&quot;X&quot;);([.AW106]=&quot;X&quot;));OR(([.BA106]=&quot;X&quot;);([.BE106]=&quot;X&quot;));OR(([.BI106]=&quot;X&quot;);([.BM106]=&quot;X&quot;));OR(([.BQ106]=&quot;X&quot;);([.BU106]=&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office:value-type="string">
            <text:p>6.2, 6.5</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06]);ISBLANK([.AN106]));&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106]);&quot;&quot;;&quot;X&quot;)">
            <text:p/>
          </table:table-cell>
          <table:table-cell table:style-name="ce114"/>
          <table:table-cell table:style-name="ce81" table:formula="of:=IF(ISBLANK([.AV106]);&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46</text:p>
          </table:table-cell>
          <table:table-cell table:style-name="ce32"/>
          <table:table-cell table:style-name="ce44" office:value-type="string">
            <text:p>Jasig CAS</text:p>
          </table:table-cell>
          <table:table-cell table:style-name="ce51" office:value-type="string">
            <text:p>Solution d'identification unique avec gestion centralisée des droits</text:p>
          </table:table-cell>
          <table:table-cell table:style-name="ce61" table:formula="of:=SUM(OR(([.M107]=&quot;X&quot;);([.Q107]=&quot;X&quot;));OR(([.U107]=&quot;X&quot;);([.Y107]=&quot;X&quot;));OR(([.AC107]=&quot;X&quot;);([.AG107]=&quot;X&quot;));OR(([.AK107]=&quot;X&quot;);([.AO107]=&quot;X&quot;));OR(([.AS107]=&quot;X&quot;);([.AW107]=&quot;X&quot;));OR(([.BA107]=&quot;X&quot;);([.BE107]=&quot;X&quot;));OR(([.BI107]=&quot;X&quot;);([.BM107]=&quot;X&quot;));OR(([.BQ107]=&quot;X&quot;);([.BU107]=&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107]);ISBLANK([.AN107]));&quot;&quot;;&quot;X&quot;)" office:value-type="string" office:string-value="X">
            <text:p>X</text:p>
          </table:table-cell>
          <table:table-cell table:style-name="ce94"/>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107]);&quot;&quot;;&quot;X&quot;)" office:value-type="string" office:string-value="X">
            <text:p>X</text:p>
          </table:table-cell>
          <table:table-cell table:style-name="ce114" office:value-type="string">
            <text:p>Dern. vers. stable </text:p>
          </table:table-cell>
          <table:table-cell table:style-name="ce81" table:formula="of:=IF(ISBLANK([.AV10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47</text:p>
          </table:table-cell>
          <table:table-cell table:style-name="ce32"/>
          <table:table-cell table:style-name="ce44" office:value-type="string">
            <text:p>phpBB</text:p>
          </table:table-cell>
          <table:table-cell table:style-name="ce51" office:value-type="string">
            <text:p>Serveur de forums</text:p>
          </table:table-cell>
          <table:table-cell table:style-name="ce61" table:formula="of:=SUM(OR(([.M108]=&quot;X&quot;);([.Q108]=&quot;X&quot;));OR(([.U108]=&quot;X&quot;);([.Y108]=&quot;X&quot;));OR(([.AC108]=&quot;X&quot;);([.AG108]=&quot;X&quot;));OR(([.AK108]=&quot;X&quot;);([.AO108]=&quot;X&quot;));OR(([.AS108]=&quot;X&quot;);([.AW108]=&quot;X&quot;));OR(([.BA108]=&quot;X&quot;);([.BE108]=&quot;X&quot;));OR(([.BI108]=&quot;X&quot;);([.BM108]=&quot;X&quot;));OR(([.BQ108]=&quot;X&quot;);([.BU108]=&quot;X&quot;)))" office:value-type="float" office:value="2">
            <text:p>2</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text:p>
          </table:table-cell>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08]);ISBLANK([.AN10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08]);&quot;&quot;;&quot;X&quot;)">
            <text:p/>
          </table:table-cell>
          <table:table-cell table:style-name="ce114"/>
          <table:table-cell table:style-name="ce81" table:formula="of:=IF(ISBLANK([.AV10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48</text:p>
          </table:table-cell>
          <table:table-cell table:style-name="ce32"/>
          <table:table-cell table:style-name="ce44" office:value-type="string">
            <text:p>mediaWiki</text:p>
          </table:table-cell>
          <table:table-cell table:style-name="ce51" office:value-type="string">
            <text:p>Serveur Wiki</text:p>
          </table:table-cell>
          <table:table-cell table:style-name="ce61" table:formula="of:=SUM(OR(([.M109]=&quot;X&quot;);([.Q109]=&quot;X&quot;));OR(([.U109]=&quot;X&quot;);([.Y109]=&quot;X&quot;));OR(([.AC109]=&quot;X&quot;);([.AG109]=&quot;X&quot;));OR(([.AK109]=&quot;X&quot;);([.AO109]=&quot;X&quot;));OR(([.AS109]=&quot;X&quot;);([.AW109]=&quot;X&quot;));OR(([.BA109]=&quot;X&quot;);([.BE109]=&quot;X&quot;));OR(([.BI109]=&quot;X&quot;);([.BM109]=&quot;X&quot;));OR(([.BQ109]=&quot;X&quot;);([.BU109]=&quot;X&quot;)))" office:value-type="float" office:value="3">
            <text:p>3</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text:p>
          </table:table-cell>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09]);ISBLANK([.AN109]));&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09]);&quot;&quot;;&quot;X&quot;)" office:value-type="string" office:string-value="X">
            <text:p>X</text:p>
          </table:table-cell>
          <table:table-cell table:style-name="ce114" office:value-type="string">
            <text:p>Dern. vers. stable </text:p>
          </table:table-cell>
          <table:table-cell table:style-name="ce81" table:formula="of:=IF(ISBLANK([.AV109]);&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49</text:p>
          </table:table-cell>
          <table:table-cell table:style-name="ce34"/>
          <table:table-cell table:style-name="ce45" office:value-type="string">
            <text:p>KT-dms</text:p>
          </table:table-cell>
          <table:table-cell table:style-name="ce51" office:value-type="string">
            <text:p>Serveur de gestion documentaire</text:p>
          </table:table-cell>
          <table:table-cell table:style-name="ce61" table:formula="of:=SUM(OR(([.M110]=&quot;X&quot;);([.Q110]=&quot;X&quot;));OR(([.U110]=&quot;X&quot;);([.Y110]=&quot;X&quot;));OR(([.AC110]=&quot;X&quot;);([.AG110]=&quot;X&quot;));OR(([.AK110]=&quot;X&quot;);([.AO110]=&quot;X&quot;));OR(([.AS110]=&quot;X&quot;);([.AW110]=&quot;X&quot;));OR(([.BA110]=&quot;X&quot;);([.BE110]=&quot;X&quot;));OR(([.BI110]=&quot;X&quot;);([.BM110]=&quot;X&quot;));OR(([.BQ110]=&quot;X&quot;);([.BU110]=&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0]);ISBLANK([.AN110]));&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0]);&quot;&quot;;&quot;X&quot;)">
            <text:p/>
          </table:table-cell>
          <table:table-cell table:style-name="ce114"/>
          <table:table-cell table:style-name="ce81" table:formula="of:=IF(ISBLANK([.AV110]);&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50</text:p>
          </table:table-cell>
          <table:table-cell table:style-name="ce34"/>
          <table:table-cell table:style-name="ce45" office:value-type="string">
            <text:p>owl</text:p>
          </table:table-cell>
          <table:table-cell table:style-name="ce51" office:value-type="string">
            <text:p>Serveur de gestion documentaire</text:p>
          </table:table-cell>
          <table:table-cell table:style-name="ce61" table:formula="of:=SUM(OR(([.M111]=&quot;X&quot;);([.Q111]=&quot;X&quot;));OR(([.U111]=&quot;X&quot;);([.Y111]=&quot;X&quot;));OR(([.AC111]=&quot;X&quot;);([.AG111]=&quot;X&quot;));OR(([.AK111]=&quot;X&quot;);([.AO111]=&quot;X&quot;));OR(([.AS111]=&quot;X&quot;);([.AW111]=&quot;X&quot;));OR(([.BA111]=&quot;X&quot;);([.BE111]=&quot;X&quot;));OR(([.BI111]=&quot;X&quot;);([.BM111]=&quot;X&quot;));OR(([.BQ111]=&quot;X&quot;);([.BU111]=&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1]);ISBLANK([.AN111]));&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1]);&quot;&quot;;&quot;X&quot;)">
            <text:p/>
          </table:table-cell>
          <table:table-cell table:style-name="ce114"/>
          <table:table-cell table:style-name="ce81" table:formula="of:=IF(ISBLANK([.AV111]);&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51</text:p>
          </table:table-cell>
          <table:table-cell table:style-name="ce32"/>
          <table:table-cell table:style-name="ce44" office:value-type="string">
            <text:p>ireport</text:p>
          </table:table-cell>
          <table:table-cell table:style-name="ce51" office:value-type="string">
            <text:p>Utilitaire d'édition graphique de rapports pour JasperReport</text:p>
          </table:table-cell>
          <table:table-cell table:style-name="ce61" table:formula="of:=SUM(OR(([.M112]=&quot;X&quot;);([.Q112]=&quot;X&quot;));OR(([.U112]=&quot;X&quot;);([.Y112]=&quot;X&quot;));OR(([.AC112]=&quot;X&quot;);([.AG112]=&quot;X&quot;));OR(([.AK112]=&quot;X&quot;);([.AO112]=&quot;X&quot;));OR(([.AS112]=&quot;X&quot;);([.AW112]=&quot;X&quot;));OR(([.BA112]=&quot;X&quot;);([.BE112]=&quot;X&quot;));OR(([.BI112]=&quot;X&quot;);([.BM112]=&quot;X&quot;));OR(([.BQ112]=&quot;X&quot;);([.BU112]=&quot;X&quot;)))" office:value-type="float" office:value="2">
            <text:p>2</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2]);ISBLANK([.AN112]));&quot;&quot;;&quot;X&quot;)" office:value-type="string" office:string-value="X">
            <text:p>X</text:p>
          </table:table-cell>
          <table:table-cell table:style-name="ce94"/>
          <table:table-cell table:style-name="ce89" office:value-type="string">
            <text:p>X</text:p>
          </table:table-cell>
          <table:table-cell table:style-name="ce89" office:value-type="string">
            <text:p>Versions diverses livrées par les applications</text:p>
          </table:table-cell>
          <table:table-cell table:style-name="ce87"/>
          <table:table-cell table:style-name="ce87" table:number-columns-repeated="3"/>
          <table:table-cell table:style-name="ce81" table:formula="of:=IF(ISBLANK([.AT112]);&quot;&quot;;&quot;X&quot;)" office:value-type="string" office:string-value="X">
            <text:p>X</text:p>
          </table:table-cell>
          <table:table-cell table:style-name="ce114" office:value-type="string">
            <text:p>Dern. vers. stable </text:p>
          </table:table-cell>
          <table:table-cell table:style-name="ce81" table:formula="of:=IF(ISBLANK([.AV112]);&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2-52</text:p>
          </table:table-cell>
          <table:table-cell table:style-name="ce32"/>
          <table:table-cell table:style-name="ce44" office:value-type="string">
            <text:p>nutch</text:p>
          </table:table-cell>
          <table:table-cell table:style-name="ce51" office:value-type="string">
            <text:p>Moteur de recherche</text:p>
          </table:table-cell>
          <table:table-cell table:style-name="ce61" table:formula="of:=SUM(OR(([.M113]=&quot;X&quot;);([.Q113]=&quot;X&quot;));OR(([.U113]=&quot;X&quot;);([.Y113]=&quot;X&quot;));OR(([.AC113]=&quot;X&quot;);([.AG113]=&quot;X&quot;));OR(([.AK113]=&quot;X&quot;);([.AO113]=&quot;X&quot;));OR(([.AS113]=&quot;X&quot;);([.AW113]=&quot;X&quot;));OR(([.BA113]=&quot;X&quot;);([.BE113]=&quot;X&quot;));OR(([.BI113]=&quot;X&quot;);([.BM113]=&quot;X&quot;));OR(([.BQ113]=&quot;X&quot;);([.BU113]=&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table:table-cell table:style-name="ce87" table:number-columns-repeated="3"/>
          <table:table-cell table:style-name="ce89" table:formula="of:=IF(AND(ISBLANK([.AL113]);ISBLANK([.AN113]));&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3]);&quot;&quot;;&quot;X&quot;)">
            <text:p/>
          </table:table-cell>
          <table:table-cell table:style-name="ce114"/>
          <table:table-cell table:style-name="ce81" table:formula="of:=IF(ISBLANK([.AV113]);&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53</text:p>
          </table:table-cell>
          <table:table-cell table:style-name="ce34"/>
          <table:table-cell table:style-name="ce45" office:value-type="string">
            <text:p>compass</text:p>
          </table:table-cell>
          <table:table-cell table:style-name="ce51" office:value-type="string">
            <text:p>Interface JAVA du moteur Lucene</text:p>
          </table:table-cell>
          <table:table-cell table:style-name="ce61" table:formula="of:=SUM(OR(([.M114]=&quot;X&quot;);([.Q114]=&quot;X&quot;));OR(([.U114]=&quot;X&quot;);([.Y114]=&quot;X&quot;));OR(([.AC114]=&quot;X&quot;);([.AG114]=&quot;X&quot;));OR(([.AK114]=&quot;X&quot;);([.AO114]=&quot;X&quot;));OR(([.AS114]=&quot;X&quot;);([.AW114]=&quot;X&quot;));OR(([.BA114]=&quot;X&quot;);([.BE114]=&quot;X&quot;));OR(([.BI114]=&quot;X&quot;);([.BM114]=&quot;X&quot;));OR(([.BQ114]=&quot;X&quot;);([.BU114]=&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4]);ISBLANK([.AN114]));&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4]);&quot;&quot;;&quot;X&quot;)">
            <text:p/>
          </table:table-cell>
          <table:table-cell table:style-name="ce114"/>
          <table:table-cell table:style-name="ce81" table:formula="of:=IF(ISBLANK([.AV114]);&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54</text:p>
          </table:table-cell>
          <table:table-cell table:style-name="ce34"/>
          <table:table-cell table:style-name="ce45" office:value-type="string">
            <text:p>jahia comunity edition</text:p>
          </table:table-cell>
          <table:table-cell table:style-name="ce51" office:value-type="string">
            <text:p>Portail d'entreprise</text:p>
          </table:table-cell>
          <table:table-cell table:style-name="ce61" table:formula="of:=SUM(OR(([.M115]=&quot;X&quot;);([.Q115]=&quot;X&quot;));OR(([.U115]=&quot;X&quot;);([.Y115]=&quot;X&quot;));OR(([.AC115]=&quot;X&quot;);([.AG115]=&quot;X&quot;));OR(([.AK115]=&quot;X&quot;);([.AO115]=&quot;X&quot;));OR(([.AS115]=&quot;X&quot;);([.AW115]=&quot;X&quot;));OR(([.BA115]=&quot;X&quot;);([.BE115]=&quot;X&quot;));OR(([.BI115]=&quot;X&quot;);([.BM115]=&quot;X&quot;));OR(([.BQ115]=&quot;X&quot;);([.BU115]=&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5]);ISBLANK([.AN115]));&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5]);&quot;&quot;;&quot;X&quot;)">
            <text:p/>
          </table:table-cell>
          <table:table-cell table:style-name="ce114"/>
          <table:table-cell table:style-name="ce81" table:formula="of:=IF(ISBLANK([.AV115]);&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55</text:p>
          </table:table-cell>
          <table:table-cell table:style-name="ce34"/>
          <table:table-cell table:style-name="ce45" office:value-type="string">
            <text:p>daisy cms</text:p>
          </table:table-cell>
          <table:table-cell table:style-name="ce51" office:value-type="string">
            <text:p>Serveur de gestion de contenu</text:p>
          </table:table-cell>
          <table:table-cell table:style-name="ce61" table:formula="of:=SUM(OR(([.M116]=&quot;X&quot;);([.Q116]=&quot;X&quot;));OR(([.U116]=&quot;X&quot;);([.Y116]=&quot;X&quot;));OR(([.AC116]=&quot;X&quot;);([.AG116]=&quot;X&quot;));OR(([.AK116]=&quot;X&quot;);([.AO116]=&quot;X&quot;));OR(([.AS116]=&quot;X&quot;);([.AW116]=&quot;X&quot;));OR(([.BA116]=&quot;X&quot;);([.BE116]=&quot;X&quot;));OR(([.BI116]=&quot;X&quot;);([.BM116]=&quot;X&quot;));OR(([.BQ116]=&quot;X&quot;);([.BU116]=&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6]);ISBLANK([.AN116]));&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6]);&quot;&quot;;&quot;X&quot;)">
            <text:p/>
          </table:table-cell>
          <table:table-cell table:style-name="ce114"/>
          <table:table-cell table:style-name="ce81" table:formula="of:=IF(ISBLANK([.AV116]);&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56</text:p>
          </table:table-cell>
          <table:table-cell table:style-name="ce34"/>
          <table:table-cell table:style-name="ce45" office:value-type="string">
            <text:p>statusnet</text:p>
          </table:table-cell>
          <table:table-cell table:style-name="ce51" office:value-type="string">
            <text:p>Serveur de microblog (type Twitter)</text:p>
          </table:table-cell>
          <table:table-cell table:style-name="ce61" table:formula="of:=SUM(OR(([.M117]=&quot;X&quot;);([.Q117]=&quot;X&quot;));OR(([.U117]=&quot;X&quot;);([.Y117]=&quot;X&quot;));OR(([.AC117]=&quot;X&quot;);([.AG117]=&quot;X&quot;));OR(([.AK117]=&quot;X&quot;);([.AO117]=&quot;X&quot;));OR(([.AS117]=&quot;X&quot;);([.AW117]=&quot;X&quot;));OR(([.BA117]=&quot;X&quot;);([.BE117]=&quot;X&quot;));OR(([.BI117]=&quot;X&quot;);([.BM117]=&quot;X&quot;));OR(([.BQ117]=&quot;X&quot;);([.BU117]=&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7]);ISBLANK([.AN11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7]);&quot;&quot;;&quot;X&quot;)">
            <text:p/>
          </table:table-cell>
          <table:table-cell table:style-name="ce114"/>
          <table:table-cell table:style-name="ce81" table:formula="of:=IF(ISBLANK([.AV11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2-57</text:p>
          </table:table-cell>
          <table:table-cell table:style-name="ce34"/>
          <table:table-cell table:style-name="ce45" office:value-type="string">
            <text:p>pentaho</text:p>
          </table:table-cell>
          <table:table-cell table:style-name="ce51" office:value-type="string">
            <text:p>Solution décisionnelle avec extraction, analyse et restitution</text:p>
          </table:table-cell>
          <table:table-cell table:style-name="ce61" table:formula="of:=SUM(OR(([.M118]=&quot;X&quot;);([.Q118]=&quot;X&quot;));OR(([.U118]=&quot;X&quot;);([.Y118]=&quot;X&quot;));OR(([.AC118]=&quot;X&quot;);([.AG118]=&quot;X&quot;));OR(([.AK118]=&quot;X&quot;);([.AO118]=&quot;X&quot;));OR(([.AS118]=&quot;X&quot;);([.AW118]=&quot;X&quot;));OR(([.BA118]=&quot;X&quot;);([.BE118]=&quot;X&quot;));OR(([.BI118]=&quot;X&quot;);([.BM118]=&quot;X&quot;));OR(([.BQ118]=&quot;X&quot;);([.BU118]=&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118]);ISBLANK([.AN11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118]);&quot;&quot;;&quot;X&quot;)">
            <text:p/>
          </table:table-cell>
          <table:table-cell table:style-name="ce114"/>
          <table:table-cell table:style-name="ce81" table:formula="of:=IF(ISBLANK([.AV11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office:value-type="string">
            <text:p>X</text:p>
          </table:table-cell>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9" office:value-type="string">
            <text:p>Glassfish</text:p>
          </table:table-cell>
          <table:table-cell table:style-name="ce51"/>
          <table:table-cell table:style-name="ce61" table:formula="of:=SUM(OR(([.M119]=&quot;X&quot;);([.Q119]=&quot;X&quot;));OR(([.U119]=&quot;X&quot;);([.Y119]=&quot;X&quot;));OR(([.AC119]=&quot;X&quot;);([.AG119]=&quot;X&quot;));OR(([.AK119]=&quot;X&quot;);([.AO119]=&quot;X&quot;));OR(([.AS119]=&quot;X&quot;);([.AW119]=&quot;X&quot;));OR(([.BA119]=&quot;X&quot;);([.BE119]=&quot;X&quot;));OR(([.BI119]=&quot;X&quot;);([.BM119]=&quot;X&quot;));OR(([.BQ119]=&quot;X&quot;);([.BU119]=&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6"/>
          <table:table-cell table:style-name="ce86"/>
          <table:table-cell table:style-name="ce86" table:number-columns-repeated="3"/>
          <table:table-cell table:style-name="ce81"/>
          <table:table-cell table:style-name="ce101"/>
          <table:table-cell table:style-name="ce105" table:number-columns-repeated="2"/>
          <table:table-cell table:style-name="ce86"/>
          <table:table-cell table:style-name="ce86" table:number-columns-repeated="3"/>
          <table:table-cell table:style-name="ce89" table:formula="of:=IF(AND(ISBLANK([.AL119]);ISBLANK([.AN119]));&quot;&quot;;&quot;X&quot;)">
            <text:p/>
          </table:table-cell>
          <table:table-cell table:style-name="ce94"/>
          <table:table-cell table:style-name="ce89"/>
          <table:table-cell table:style-name="ce96"/>
          <table:table-cell table:style-name="ce86"/>
          <table:table-cell table:style-name="ce86" table:number-columns-repeated="3"/>
          <table:table-cell table:style-name="ce81" table:formula="of:=IF(ISBLANK([.AT119]);&quot;&quot;;&quot;X&quot;)">
            <text:p/>
          </table:table-cell>
          <table:table-cell table:style-name="ce114"/>
          <table:table-cell table:style-name="ce81" table:formula="of:=IF(ISBLANK([.AV119]);&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6"/>
          <table:table-cell table:style-name="ce86"/>
          <table:table-cell table:style-name="ce86" table:number-columns-repeated="3"/>
          <table:table-cell table:style-name="ce101"/>
          <table:table-cell table:style-name="ce114"/>
          <table:table-cell table:style-name="ce81"/>
          <table:table-cell table:style-name="ce101"/>
          <table:table-cell table:style-name="ce86"/>
          <table:table-cell table:style-name="ce86" table:number-columns-repeated="3"/>
          <table:table-cell table:style-name="ce89"/>
          <table:table-cell table:style-name="ce94"/>
          <table:table-cell table:style-name="ce89"/>
          <table:table-cell table:style-name="ce96"/>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9" office:value-type="string">
            <text:p>Nuxeo</text:p>
          </table:table-cell>
          <table:table-cell table:style-name="ce51"/>
          <table:table-cell table:style-name="ce61" table:formula="of:=SUM(OR(([.M120]=&quot;X&quot;);([.Q120]=&quot;X&quot;));OR(([.U120]=&quot;X&quot;);([.Y120]=&quot;X&quot;));OR(([.AC120]=&quot;X&quot;);([.AG120]=&quot;X&quot;));OR(([.AK120]=&quot;X&quot;);([.AO120]=&quot;X&quot;));OR(([.AS120]=&quot;X&quot;);([.AW120]=&quot;X&quot;));OR(([.BA120]=&quot;X&quot;);([.BE120]=&quot;X&quot;));OR(([.BI120]=&quot;X&quot;);([.BM120]=&quot;X&quot;));OR(([.BQ120]=&quot;X&quot;);([.BU120]=&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6"/>
          <table:table-cell table:style-name="ce86"/>
          <table:table-cell table:style-name="ce86" table:number-columns-repeated="3"/>
          <table:table-cell table:style-name="ce81"/>
          <table:table-cell table:style-name="ce101"/>
          <table:table-cell table:style-name="ce105" table:number-columns-repeated="2"/>
          <table:table-cell table:style-name="ce86"/>
          <table:table-cell table:style-name="ce86" table:number-columns-repeated="3"/>
          <table:table-cell table:style-name="ce89" table:formula="of:=IF(AND(ISBLANK([.AL120]);ISBLANK([.AN120]));&quot;&quot;;&quot;X&quot;)">
            <text:p/>
          </table:table-cell>
          <table:table-cell table:style-name="ce94"/>
          <table:table-cell table:style-name="ce89"/>
          <table:table-cell table:style-name="ce96"/>
          <table:table-cell table:style-name="ce86"/>
          <table:table-cell table:style-name="ce86" table:number-columns-repeated="3"/>
          <table:table-cell table:style-name="ce81" table:formula="of:=IF(ISBLANK([.AT120]);&quot;&quot;;&quot;X&quot;)">
            <text:p/>
          </table:table-cell>
          <table:table-cell table:style-name="ce114"/>
          <table:table-cell table:style-name="ce81" table:formula="of:=IF(ISBLANK([.AV120]);&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6"/>
          <table:table-cell table:style-name="ce86"/>
          <table:table-cell table:style-name="ce86" table:number-columns-repeated="3"/>
          <table:table-cell table:style-name="ce101"/>
          <table:table-cell table:style-name="ce114"/>
          <table:table-cell table:style-name="ce81"/>
          <table:table-cell table:style-name="ce101"/>
          <table:table-cell table:style-name="ce86"/>
          <table:table-cell table:style-name="ce86" table:number-columns-repeated="3"/>
          <table:table-cell table:style-name="ce89"/>
          <table:table-cell table:style-name="ce94"/>
          <table:table-cell table:style-name="ce89"/>
          <table:table-cell table:style-name="ce96"/>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9" office:value-type="string">
            <text:p>Xwiki</text:p>
          </table:table-cell>
          <table:table-cell table:style-name="ce51"/>
          <table:table-cell table:style-name="ce61" table:formula="of:=SUM(OR(([.M121]=&quot;X&quot;);([.Q121]=&quot;X&quot;));OR(([.U121]=&quot;X&quot;);([.Y121]=&quot;X&quot;));OR(([.AC121]=&quot;X&quot;);([.AG121]=&quot;X&quot;));OR(([.AK121]=&quot;X&quot;);([.AO121]=&quot;X&quot;));OR(([.AS121]=&quot;X&quot;);([.AW121]=&quot;X&quot;));OR(([.BA121]=&quot;X&quot;);([.BE121]=&quot;X&quot;));OR(([.BI121]=&quot;X&quot;);([.BM121]=&quot;X&quot;));OR(([.BQ121]=&quot;X&quot;);([.BU121]=&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6"/>
          <table:table-cell table:style-name="ce86"/>
          <table:table-cell table:style-name="ce86" table:number-columns-repeated="3"/>
          <table:table-cell table:style-name="ce81"/>
          <table:table-cell table:style-name="ce101"/>
          <table:table-cell table:style-name="ce105" table:number-columns-repeated="2"/>
          <table:table-cell table:style-name="ce86"/>
          <table:table-cell table:style-name="ce86" table:number-columns-repeated="3"/>
          <table:table-cell table:style-name="ce89" table:formula="of:=IF(AND(ISBLANK([.AL121]);ISBLANK([.AN121]));&quot;&quot;;&quot;X&quot;)">
            <text:p/>
          </table:table-cell>
          <table:table-cell table:style-name="ce94"/>
          <table:table-cell table:style-name="ce89"/>
          <table:table-cell table:style-name="ce96"/>
          <table:table-cell table:style-name="ce86"/>
          <table:table-cell table:style-name="ce86" table:number-columns-repeated="3"/>
          <table:table-cell table:style-name="ce81" table:formula="of:=IF(ISBLANK([.AT121]);&quot;&quot;;&quot;X&quot;)">
            <text:p/>
          </table:table-cell>
          <table:table-cell table:style-name="ce114"/>
          <table:table-cell table:style-name="ce81" table:formula="of:=IF(ISBLANK([.AV121]);&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6"/>
          <table:table-cell table:style-name="ce86"/>
          <table:table-cell table:style-name="ce86" table:number-columns-repeated="3"/>
          <table:table-cell table:style-name="ce101"/>
          <table:table-cell table:style-name="ce114"/>
          <table:table-cell table:style-name="ce81"/>
          <table:table-cell table:style-name="ce101"/>
          <table:table-cell table:style-name="ce86"/>
          <table:table-cell table:style-name="ce86" table:number-columns-repeated="3"/>
          <table:table-cell table:style-name="ce89"/>
          <table:table-cell table:style-name="ce94"/>
          <table:table-cell table:style-name="ce89"/>
          <table:table-cell table:style-name="ce96"/>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PROJ</text:p>
          </table:table-cell>
          <table:table-cell table:style-name="ce53" office:value-type="string">
            <text:p>Cartographic Projections Library</text:p>
          </table:table-cell>
          <table:table-cell table:style-name="ce61" table:formula="of:=SUM(OR(([.M122]=&quot;X&quot;);([.Q122]=&quot;X&quot;));OR(([.U122]=&quot;X&quot;);([.Y122]=&quot;X&quot;));OR(([.AC122]=&quot;X&quot;);([.AG122]=&quot;X&quot;));OR(([.AK122]=&quot;X&quot;);([.AO122]=&quot;X&quot;));OR(([.AS122]=&quot;X&quot;);([.AW122]=&quot;X&quot;));OR(([.BA122]=&quot;X&quot;);([.BE122]=&quot;X&quot;));OR(([.BI122]=&quot;X&quot;);([.BM122]=&quot;X&quot;));OR(([.BQ122]=&quot;X&quot;);([.BU122]=&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122]);ISBLANK([.AN122]));&quot;&quot;;&quot;X&quot;)" office:value-type="string" office:string-value="X">
            <text:p>X</text:p>
          </table:table-cell>
          <table:table-cell table:style-name="ce94"/>
          <table:table-cell table:style-name="ce89" office:value-type="string">
            <text:p>X</text:p>
          </table:table-cell>
          <table:table-cell table:style-name="ce94" office:value-type="string">
            <text:p>V4.7</text:p>
          </table:table-cell>
          <table:table-cell table:style-name="ce87"/>
          <table:table-cell table:style-name="ce87" table:number-columns-repeated="3"/>
          <table:table-cell table:style-name="ce81" table:formula="of:=IF(ISBLANK([.AT122]);&quot;&quot;;&quot;X&quot;)">
            <text:p/>
          </table:table-cell>
          <table:table-cell table:style-name="ce114"/>
          <table:table-cell table:style-name="ce81" table:formula="of:=IF(ISBLANK([.AV122]);&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GDAL</text:p>
          </table:table-cell>
          <table:table-cell table:style-name="ce53" office:value-type="string">
            <text:p>Geospatial Data Abstraction Library</text:p>
          </table:table-cell>
          <table:table-cell table:style-name="ce61" table:formula="of:=SUM(OR(([.M123]=&quot;X&quot;);([.Q123]=&quot;X&quot;));OR(([.U123]=&quot;X&quot;);([.Y123]=&quot;X&quot;));OR(([.AC123]=&quot;X&quot;);([.AG123]=&quot;X&quot;));OR(([.AK123]=&quot;X&quot;);([.AO123]=&quot;X&quot;));OR(([.AS123]=&quot;X&quot;);([.AW123]=&quot;X&quot;));OR(([.BA123]=&quot;X&quot;);([.BE123]=&quot;X&quot;));OR(([.BI123]=&quot;X&quot;);([.BM123]=&quot;X&quot;));OR(([.BQ123]=&quot;X&quot;);([.BU123]=&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123]);ISBLANK([.AN123]));&quot;&quot;;&quot;X&quot;)" office:value-type="string" office:string-value="X">
            <text:p>X</text:p>
          </table:table-cell>
          <table:table-cell table:style-name="ce96"/>
          <table:table-cell table:style-name="ce89" office:value-type="string">
            <text:p>X</text:p>
          </table:table-cell>
          <table:table-cell table:style-name="ce94" office:value-type="string">
            <text:p>V1.7</text:p>
          </table:table-cell>
          <table:table-cell table:style-name="ce87"/>
          <table:table-cell table:style-name="ce87" table:number-columns-repeated="3"/>
          <table:table-cell table:style-name="ce81" table:formula="of:=IF(ISBLANK([.AT123]);&quot;&quot;;&quot;X&quot;)">
            <text:p/>
          </table:table-cell>
          <table:table-cell table:style-name="ce114"/>
          <table:table-cell table:style-name="ce81" table:formula="of:=IF(ISBLANK([.AV123]);&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AGG</text:p>
          </table:table-cell>
          <table:table-cell table:style-name="ce53" office:value-type="string">
            <text:p>Moteur graphique pour mapserver</text:p>
          </table:table-cell>
          <table:table-cell table:style-name="ce61" table:formula="of:=SUM(OR(([.M124]=&quot;X&quot;);([.Q124]=&quot;X&quot;));OR(([.U124]=&quot;X&quot;);([.Y124]=&quot;X&quot;));OR(([.AC124]=&quot;X&quot;);([.AG124]=&quot;X&quot;));OR(([.AK124]=&quot;X&quot;);([.AO124]=&quot;X&quot;));OR(([.AS124]=&quot;X&quot;);([.AW124]=&quot;X&quot;));OR(([.BA124]=&quot;X&quot;);([.BE124]=&quot;X&quot;));OR(([.BI124]=&quot;X&quot;);([.BM124]=&quot;X&quot;));OR(([.BQ124]=&quot;X&quot;);([.BU124]=&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124]);ISBLANK([.AN124]));&quot;&quot;;&quot;X&quot;)" office:value-type="string" office:string-value="X">
            <text:p>X</text:p>
          </table:table-cell>
          <table:table-cell table:style-name="ce96"/>
          <table:table-cell table:style-name="ce89" office:value-type="string">
            <text:p>X</text:p>
          </table:table-cell>
          <table:table-cell table:style-name="ce94" office:value-type="string">
            <text:p>V2.5</text:p>
          </table:table-cell>
          <table:table-cell table:style-name="ce87"/>
          <table:table-cell table:style-name="ce87" table:number-columns-repeated="3"/>
          <table:table-cell table:style-name="ce81" table:formula="of:=IF(ISBLANK([.AT124]);&quot;&quot;;&quot;X&quot;)">
            <text:p/>
          </table:table-cell>
          <table:table-cell table:style-name="ce114"/>
          <table:table-cell table:style-name="ce81" table:formula="of:=IF(ISBLANK([.AV124]);&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DESCARTES</text:p>
          </table:table-cell>
          <table:table-cell table:style-name="ce53" office:value-type="string">
            <text:p>visualiseur OGC complété des services centralisés pour des serveurs d'applications JAVA et PHP</text:p>
          </table:table-cell>
          <table:table-cell table:style-name="ce61" table:formula="of:=SUM(OR(([.M125]=&quot;X&quot;);([.Q125]=&quot;X&quot;));OR(([.U125]=&quot;X&quot;);([.Y125]=&quot;X&quot;));OR(([.AC125]=&quot;X&quot;);([.AG125]=&quot;X&quot;));OR(([.AK125]=&quot;X&quot;);([.AO125]=&quot;X&quot;));OR(([.AS125]=&quot;X&quot;);([.AW125]=&quot;X&quot;));OR(([.BA125]=&quot;X&quot;);([.BE125]=&quot;X&quot;));OR(([.BI125]=&quot;X&quot;);([.BM125]=&quot;X&quot;));OR(([.BQ125]=&quot;X&quot;);([.BU125]=&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125]);ISBLANK([.AN125]));&quot;&quot;;&quot;X&quot;)" office:value-type="string" office:string-value="X">
            <text:p>X</text:p>
          </table:table-cell>
          <table:table-cell table:style-name="ce96"/>
          <table:table-cell table:style-name="ce89" office:value-type="string">
            <text:p>X</text:p>
          </table:table-cell>
          <table:table-cell table:style-name="ce94" office:value-type="string">
            <text:p>V3.1</text:p>
          </table:table-cell>
          <table:table-cell table:style-name="ce87"/>
          <table:table-cell table:style-name="ce87" table:number-columns-repeated="3"/>
          <table:table-cell table:style-name="ce81" table:formula="of:=IF(ISBLANK([.AT125]);&quot;&quot;;&quot;X&quot;)">
            <text:p/>
          </table:table-cell>
          <table:table-cell table:style-name="ce114"/>
          <table:table-cell table:style-name="ce81" table:formula="of:=IF(ISBLANK([.AV125]);&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eoleSSO</text:p>
          </table:table-cell>
          <table:table-cell table:style-name="ce52" office:value-type="string">
            <text:p>SSO générant des jetons CAS, OpenID, SAML...</text:p>
          </table:table-cell>
          <table:table-cell table:style-name="ce61" table:formula="of:=SUM(OR(([.M126]=&quot;X&quot;);([.Q126]=&quot;X&quot;));OR(([.U126]=&quot;X&quot;);([.Y126]=&quot;X&quot;));OR(([.AC126]=&quot;X&quot;);([.AG126]=&quot;X&quot;));OR(([.AK126]=&quot;X&quot;);([.AO126]=&quot;X&quot;));OR(([.AS126]=&quot;X&quot;);([.AW126]=&quot;X&quot;));OR(([.BA126]=&quot;X&quot;);([.BE126]=&quot;X&quot;));OR(([.BI126]=&quot;X&quot;);([.BM126]=&quot;X&quot;));OR(([.BQ126]=&quot;X&quot;);([.BU126]=&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126]);ISBLANK([.AN126]));&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126]);&quot;&quot;;&quot;X&quot;)" office:value-type="string" office:string-value="X">
            <text:p>X</text:p>
          </table:table-cell>
          <table:table-cell table:style-name="ce114" office:value-type="string">
            <text:p>Dern. vers. stable </text:p>
          </table:table-cell>
          <table:table-cell table:style-name="ce81" table:formula="of:=IF(ISBLANK([.AV126]);&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4">
          <table:table-cell table:style-name="ce17" office:value-type="string" table:number-columns-spanned="1" table:number-rows-spanned="110">
            <text:p>Domaine 3</text:p>
            <text:p/>
            <text:p>Langages et frameworks de développement</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Domaine 3</text:p>
            <text:p/>
            <text:p>Langages et frameworks de développement</text:p>
          </table:table-cell>
          <table:table-cell office:value-type="string">
            <text:p>X</text:p>
          </table:table-cell>
          <table:table-cell table:style-name="ce24" office:value-type="string">
            <text:p><text:s/>3-1</text:p>
          </table:table-cell>
          <table:table-cell table:style-name="ce29" office:value-type="string">
            <text:p>Langages</text:p>
          </table:table-cell>
          <table:table-cell table:style-name="ce41" office:value-type="string">
            <text:p>Perl</text:p>
          </table:table-cell>
          <table:table-cell table:style-name="ce51" office:value-type="string">
            <text:p>Moteur du langage de programmation</text:p>
          </table:table-cell>
          <table:table-cell table:style-name="ce61" table:formula="of:=SUM(OR(([.M128]=&quot;X&quot;);([.Q128]=&quot;X&quot;));OR(([.U128]=&quot;X&quot;);([.Y128]=&quot;X&quot;));OR(([.AC128]=&quot;X&quot;);([.AG128]=&quot;X&quot;));OR(([.AK128]=&quot;X&quot;);([.AO128]=&quot;X&quot;));OR(([.AS128]=&quot;X&quot;);([.AW128]=&quot;X&quot;));OR(([.BA128]=&quot;X&quot;);([.BE128]=&quot;X&quot;));OR(([.BI128]=&quot;X&quot;);([.BM128]=&quot;X&quot;));OR(([.BQ128]=&quot;X&quot;);([.BU128]=&quot;X&quot;)))" office:value-type="float" office:value="4">
            <text:p>4</text:p>
          </table:table-cell>
          <table:table-cell table:style-name="ce69"/>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 (plugins production)</text:p>
          </table:table-cell>
          <table:table-cell table:style-name="ce86"/>
          <table:table-cell table:style-name="ce86" table:number-columns-repeated="3"/>
          <table:table-cell table:style-name="ce81" office:value-type="string">
            <text:p>X</text:p>
          </table:table-cell>
          <table:table-cell table:style-name="ce81" office:value-type="string">
            <text:p>5.8.x, 5.10.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28]);ISBLANK([.AN12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28]);&quot;&quot;;&quot;X&quot;)" office:value-type="string" office:string-value="X">
            <text:p>X</text:p>
          </table:table-cell>
          <table:table-cell table:style-name="ce114" office:value-type="string">
            <text:p>Dern. vers. stable </text:p>
          </table:table-cell>
          <table:table-cell table:style-name="ce81" table:formula="of:=IF(ISBLANK([.AV12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2</text:p>
          </table:table-cell>
          <table:table-cell table:style-name="ce29" office:value-type="string">
            <text:p>Langages</text:p>
          </table:table-cell>
          <table:table-cell table:style-name="ce41" office:value-type="string">
            <text:p>JAVA</text:p>
          </table:table-cell>
          <table:table-cell table:style-name="ce51" office:value-type="string">
            <text:p>Moteur du langage de programmation</text:p>
          </table:table-cell>
          <table:table-cell table:style-name="ce61" table:formula="of:=SUM(OR(([.M129]=&quot;X&quot;);([.Q129]=&quot;X&quot;));OR(([.U129]=&quot;X&quot;);([.Y129]=&quot;X&quot;));OR(([.AC129]=&quot;X&quot;);([.AG129]=&quot;X&quot;));OR(([.AK129]=&quot;X&quot;);([.AO129]=&quot;X&quot;));OR(([.AS129]=&quot;X&quot;);([.AW129]=&quot;X&quot;));OR(([.BA129]=&quot;X&quot;);([.BE129]=&quot;X&quot;));OR(([.BI129]=&quot;X&quot;);([.BM129]=&quot;X&quot;));OR(([.BQ129]=&quot;X&quot;);([.BU129]=&quot;X&quot;)))" office:value-type="float" office:value="6">
            <text:p>6</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office:value-type="string">
            <text:p>1.4.x, 1.5.x, 1.6.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29]);ISBLANK([.AN129]));&quot;&quot;;&quot;X&quot;)" office:value-type="string" office:string-value="X">
            <text:p>X</text:p>
          </table:table-cell>
          <table:table-cell table:style-name="ce89"/>
          <table:table-cell table:style-name="ce89" office:value-type="string">
            <text:p>X</text:p>
          </table:table-cell>
          <table:table-cell table:style-name="ce89" office:value-type="string">
            <text:p>V1.7</text:p>
          </table:table-cell>
          <table:table-cell table:style-name="ce86"/>
          <table:table-cell table:style-name="ce86" table:number-columns-repeated="3"/>
          <table:table-cell table:style-name="ce81" table:formula="of:=IF(ISBLANK([.AT129]);&quot;&quot;;&quot;X&quot;)" office:value-type="string" office:string-value="X">
            <text:p>X</text:p>
          </table:table-cell>
          <table:table-cell table:style-name="ce114" office:value-type="string">
            <text:p>Dern. vers. stable </text:p>
          </table:table-cell>
          <table:table-cell table:style-name="ce81" table:formula="of:=IF(ISBLANK([.AV12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3</text:p>
          </table:table-cell>
          <table:table-cell table:style-name="ce29" office:value-type="string">
            <text:p>Langages</text:p>
          </table:table-cell>
          <table:table-cell table:style-name="ce41" office:value-type="string">
            <text:p>Quercus</text:p>
          </table:table-cell>
          <table:table-cell table:style-name="ce51" office:value-type="string">
            <text:p>Conteneur Java d'exécution PHP</text:p>
          </table:table-cell>
          <table:table-cell table:style-name="ce61" table:formula="of:=SUM(OR(([.M130]=&quot;X&quot;);([.Q130]=&quot;X&quot;));OR(([.U130]=&quot;X&quot;);([.Y130]=&quot;X&quot;));OR(([.AC130]=&quot;X&quot;);([.AG130]=&quot;X&quot;));OR(([.AK130]=&quot;X&quot;);([.AO130]=&quot;X&quot;));OR(([.AS130]=&quot;X&quot;);([.AW130]=&quot;X&quot;));OR(([.BA130]=&quot;X&quot;);([.BE130]=&quot;X&quot;));OR(([.BI130]=&quot;X&quot;);([.BM130]=&quot;X&quot;));OR(([.BQ130]=&quot;X&quot;);([.BU130]=&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30]);ISBLANK([.AN13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0]);&quot;&quot;;&quot;X&quot;)">
            <text:p/>
          </table:table-cell>
          <table:table-cell table:style-name="ce114"/>
          <table:table-cell table:style-name="ce81" table:formula="of:=IF(ISBLANK([.AV130]);&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4</text:p>
          </table:table-cell>
          <table:table-cell table:style-name="ce29" office:value-type="string">
            <text:p>Langages</text:p>
          </table:table-cell>
          <table:table-cell table:style-name="ce41" office:value-type="string">
            <text:p>PHP</text:p>
          </table:table-cell>
          <table:table-cell table:style-name="ce51" office:value-type="string">
            <text:p>Moteur du langage de programmation</text:p>
          </table:table-cell>
          <table:table-cell table:style-name="ce61" table:formula="of:=SUM(OR(([.M131]=&quot;X&quot;);([.Q131]=&quot;X&quot;));OR(([.U131]=&quot;X&quot;);([.Y131]=&quot;X&quot;));OR(([.AC131]=&quot;X&quot;);([.AG131]=&quot;X&quot;));OR(([.AK131]=&quot;X&quot;);([.AO131]=&quot;X&quot;));OR(([.AS131]=&quot;X&quot;);([.AW131]=&quot;X&quot;));OR(([.BA131]=&quot;X&quot;);([.BE131]=&quot;X&quot;));OR(([.BI131]=&quot;X&quot;);([.BM131]=&quot;X&quot;));OR(([.BQ131]=&quot;X&quot;);([.BU131]=&quot;X&quot;)))" office:value-type="float" office:value="5">
            <text:p>5</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office:value-type="string">
            <text:p>5.1.6, 5.3.3</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31]);ISBLANK([.AN131]));&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 (5.3)</text:p>
          </table:table-cell>
          <table:table-cell table:style-name="ce86"/>
          <table:table-cell table:style-name="ce86" table:number-columns-repeated="3"/>
          <table:table-cell table:style-name="ce81" table:formula="of:=IF(ISBLANK([.AT131]);&quot;&quot;;&quot;X&quot;)" office:value-type="string" office:string-value="X">
            <text:p>X</text:p>
          </table:table-cell>
          <table:table-cell table:style-name="ce114" office:value-type="string">
            <text:p>Dern. vers. stable </text:p>
          </table:table-cell>
          <table:table-cell table:style-name="ce81" table:formula="of:=IF(ISBLANK([.AV13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text:p>
          </table:table-cell>
          <table:table-cell table:style-name="ce24" office:value-type="string">
            <text:p><text:s/>3-5</text:p>
          </table:table-cell>
          <table:table-cell table:style-name="ce29" office:value-type="string">
            <text:p>Langages</text:p>
          </table:table-cell>
          <table:table-cell table:style-name="ce41" office:value-type="string">
            <text:p>XML, XSLT, XSL-FO</text:p>
          </table:table-cell>
          <table:table-cell table:style-name="ce51" office:value-type="string">
            <text:p>??? normes pas logiciel</text:p>
          </table:table-cell>
          <table:table-cell table:style-name="ce61" table:formula="of:=SUM(OR(([.M132]=&quot;X&quot;);([.Q132]=&quot;X&quot;));OR(([.U132]=&quot;X&quot;);([.Y132]=&quot;X&quot;));OR(([.AC132]=&quot;X&quot;);([.AG132]=&quot;X&quot;));OR(([.AK132]=&quot;X&quot;);([.AO132]=&quot;X&quot;));OR(([.AS132]=&quot;X&quot;);([.AW132]=&quot;X&quot;));OR(([.BA132]=&quot;X&quot;);([.BE132]=&quot;X&quot;));OR(([.BI132]=&quot;X&quot;);([.BM132]=&quot;X&quot;));OR(([.BQ132]=&quot;X&quot;);([.BU132]=&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132]);ISBLANK([.AN13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2]);&quot;&quot;;&quot;X&quot;)" office:value-type="string" office:string-value="X">
            <text:p>X</text:p>
          </table:table-cell>
          <table:table-cell table:style-name="ce114" office:value-type="string">
            <text:p>Dern. vers. stable </text:p>
          </table:table-cell>
          <table:table-cell table:style-name="ce81" table:formula="of:=IF(ISBLANK([.AV13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text:p>
          </table:table-cell>
          <table:table-cell table:style-name="ce24" office:value-type="string">
            <text:p><text:s/>3-6</text:p>
          </table:table-cell>
          <table:table-cell table:style-name="ce29" office:value-type="string">
            <text:p>Langages</text:p>
          </table:table-cell>
          <table:table-cell table:style-name="ce41" office:value-type="string">
            <text:p>Javascript : AJAX</text:p>
          </table:table-cell>
          <table:table-cell table:style-name="ce51" office:value-type="string">
            <text:p>??? normes pas logiciel</text:p>
          </table:table-cell>
          <table:table-cell table:style-name="ce61" table:formula="of:=SUM(OR(([.M133]=&quot;X&quot;);([.Q133]=&quot;X&quot;));OR(([.U133]=&quot;X&quot;);([.Y133]=&quot;X&quot;));OR(([.AC133]=&quot;X&quot;);([.AG133]=&quot;X&quot;));OR(([.AK133]=&quot;X&quot;);([.AO133]=&quot;X&quot;));OR(([.AS133]=&quot;X&quot;);([.AW133]=&quot;X&quot;));OR(([.BA133]=&quot;X&quot;);([.BE133]=&quot;X&quot;));OR(([.BI133]=&quot;X&quot;);([.BM133]=&quot;X&quot;));OR(([.BQ133]=&quot;X&quot;);([.BU133]=&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133]);ISBLANK([.AN13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3]);&quot;&quot;;&quot;X&quot;)" office:value-type="string" office:string-value="X">
            <text:p>X</text:p>
          </table:table-cell>
          <table:table-cell table:style-name="ce114" office:value-type="string">
            <text:p>Dern. vers. stable </text:p>
          </table:table-cell>
          <table:table-cell table:style-name="ce81" table:formula="of:=IF(ISBLANK([.AV133]);&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7</text:p>
          </table:table-cell>
          <table:table-cell table:style-name="ce29" office:value-type="string">
            <text:p>Langages</text:p>
          </table:table-cell>
          <table:table-cell table:style-name="ce41" office:value-type="string">
            <text:p>python</text:p>
          </table:table-cell>
          <table:table-cell table:style-name="ce51" office:value-type="string">
            <text:p>Moteur du langage de programmation</text:p>
          </table:table-cell>
          <table:table-cell table:style-name="ce61" table:formula="of:=SUM(OR(([.M134]=&quot;X&quot;);([.Q134]=&quot;X&quot;));OR(([.U134]=&quot;X&quot;);([.Y134]=&quot;X&quot;));OR(([.AC134]=&quot;X&quot;);([.AG134]=&quot;X&quot;));OR(([.AK134]=&quot;X&quot;);([.AO134]=&quot;X&quot;));OR(([.AS134]=&quot;X&quot;);([.AW134]=&quot;X&quot;));OR(([.BA134]=&quot;X&quot;);([.BE134]=&quot;X&quot;));OR(([.BI134]=&quot;X&quot;);([.BM134]=&quot;X&quot;));OR(([.BQ134]=&quot;X&quot;);([.BU134]=&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2.4.x, 2.6.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34]);ISBLANK([.AN13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4]);&quot;&quot;;&quot;X&quot;)" office:value-type="string" office:string-value="X">
            <text:p>X</text:p>
          </table:table-cell>
          <table:table-cell table:style-name="ce114" office:value-type="string">
            <text:p>Dern. vers. stable </text:p>
          </table:table-cell>
          <table:table-cell table:style-name="ce81" table:formula="of:=IF(ISBLANK([.AV134]);&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8</text:p>
          </table:table-cell>
          <table:table-cell table:style-name="ce29" office:value-type="string">
            <text:p>Langages</text:p>
          </table:table-cell>
          <table:table-cell table:style-name="ce41" office:value-type="string">
            <text:p>jython</text:p>
          </table:table-cell>
          <table:table-cell table:style-name="ce51" office:value-type="string">
            <text:p>Conteneur Java d'exécution Python</text:p>
          </table:table-cell>
          <table:table-cell table:style-name="ce61" table:formula="of:=SUM(OR(([.M135]=&quot;X&quot;);([.Q135]=&quot;X&quot;));OR(([.U135]=&quot;X&quot;);([.Y135]=&quot;X&quot;));OR(([.AC135]=&quot;X&quot;);([.AG135]=&quot;X&quot;));OR(([.AK135]=&quot;X&quot;);([.AO135]=&quot;X&quot;));OR(([.AS135]=&quot;X&quot;);([.AW135]=&quot;X&quot;));OR(([.BA135]=&quot;X&quot;);([.BE135]=&quot;X&quot;));OR(([.BI135]=&quot;X&quot;);([.BM135]=&quot;X&quot;));OR(([.BQ135]=&quot;X&quot;);([.BU135]=&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formula="of:=IF(AND(ISBLANK([.AL135]);ISBLANK([.AN13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5]);&quot;&quot;;&quot;X&quot;)">
            <text:p/>
          </table:table-cell>
          <table:table-cell table:style-name="ce114"/>
          <table:table-cell table:style-name="ce81" table:formula="of:=IF(ISBLANK([.AV13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9</text:p>
          </table:table-cell>
          <table:table-cell table:style-name="ce29" office:value-type="string">
            <text:p>Langages</text:p>
          </table:table-cell>
          <table:table-cell table:style-name="ce41" office:value-type="string">
            <text:p>Ruby</text:p>
          </table:table-cell>
          <table:table-cell table:style-name="ce51" office:value-type="string">
            <text:p>Moteur du langage de programmation</text:p>
          </table:table-cell>
          <table:table-cell table:style-name="ce61" table:formula="of:=SUM(OR(([.M136]=&quot;X&quot;);([.Q136]=&quot;X&quot;));OR(([.U136]=&quot;X&quot;);([.Y136]=&quot;X&quot;));OR(([.AC136]=&quot;X&quot;);([.AG136]=&quot;X&quot;));OR(([.AK136]=&quot;X&quot;);([.AO136]=&quot;X&quot;));OR(([.AS136]=&quot;X&quot;);([.AW136]=&quot;X&quot;));OR(([.BA136]=&quot;X&quot;);([.BE136]=&quot;X&quot;));OR(([.BI136]=&quot;X&quot;);([.BM136]=&quot;X&quot;));OR(([.BQ136]=&quot;X&quot;);([.BU136]=&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36]);ISBLANK([.AN136]));&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 (1.8)</text:p>
          </table:table-cell>
          <table:table-cell table:style-name="ce86"/>
          <table:table-cell table:style-name="ce86" table:number-columns-repeated="3"/>
          <table:table-cell table:style-name="ce81" table:formula="of:=IF(ISBLANK([.AT136]);&quot;&quot;;&quot;X&quot;)">
            <text:p/>
          </table:table-cell>
          <table:table-cell table:style-name="ce114"/>
          <table:table-cell table:style-name="ce81" table:formula="of:=IF(ISBLANK([.AV13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10</text:p>
          </table:table-cell>
          <table:table-cell table:style-name="ce29" office:value-type="string">
            <text:p>Langages</text:p>
          </table:table-cell>
          <table:table-cell table:style-name="ce41" office:value-type="string">
            <text:p>jruby</text:p>
          </table:table-cell>
          <table:table-cell table:style-name="ce51" office:value-type="string">
            <text:p>Conteneur Java d'exécution Ruby</text:p>
          </table:table-cell>
          <table:table-cell table:style-name="ce61" table:formula="of:=SUM(OR(([.M137]=&quot;X&quot;);([.Q137]=&quot;X&quot;));OR(([.U137]=&quot;X&quot;);([.Y137]=&quot;X&quot;));OR(([.AC137]=&quot;X&quot;);([.AG137]=&quot;X&quot;));OR(([.AK137]=&quot;X&quot;);([.AO137]=&quot;X&quot;));OR(([.AS137]=&quot;X&quot;);([.AW137]=&quot;X&quot;));OR(([.BA137]=&quot;X&quot;);([.BE137]=&quot;X&quot;));OR(([.BI137]=&quot;X&quot;);([.BM137]=&quot;X&quot;));OR(([.BQ137]=&quot;X&quot;);([.BU137]=&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37]);ISBLANK([.AN13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7]);&quot;&quot;;&quot;X&quot;)">
            <text:p/>
          </table:table-cell>
          <table:table-cell table:style-name="ce114"/>
          <table:table-cell table:style-name="ce81" table:formula="of:=IF(ISBLANK([.AV13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11</text:p>
          </table:table-cell>
          <table:table-cell table:style-name="ce29" office:value-type="string">
            <text:p>environnements de développements</text:p>
          </table:table-cell>
          <table:table-cell table:style-name="ce41" office:value-type="string">
            <text:p>Eclipse</text:p>
          </table:table-cell>
          <table:table-cell table:style-name="ce51" office:value-type="string">
            <text:p>Environnement de développement polyvalent</text:p>
          </table:table-cell>
          <table:table-cell table:style-name="ce61" table:formula="of:=SUM(OR(([.M138]=&quot;X&quot;);([.Q138]=&quot;X&quot;));OR(([.U138]=&quot;X&quot;);([.Y138]=&quot;X&quot;));OR(([.AC138]=&quot;X&quot;);([.AG138]=&quot;X&quot;));OR(([.AK138]=&quot;X&quot;);([.AO138]=&quot;X&quot;));OR(([.AS138]=&quot;X&quot;);([.AW138]=&quot;X&quot;));OR(([.BA138]=&quot;X&quot;);([.BE138]=&quot;X&quot;));OR(([.BI138]=&quot;X&quot;);([.BM138]=&quot;X&quot;));OR(([.BQ138]=&quot;X&quot;);([.BU138]=&quot;X&quot;)))" office:value-type="float" office:value="5">
            <text:p>5</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38]);ISBLANK([.AN13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8]);&quot;&quot;;&quot;X&quot;)" office:value-type="string" office:string-value="X">
            <text:p>X</text:p>
          </table:table-cell>
          <table:table-cell table:style-name="ce114" office:value-type="string">
            <text:p>Dern. vers. stable </text:p>
          </table:table-cell>
          <table:table-cell table:style-name="ce81" table:formula="of:=IF(ISBLANK([.AV13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12</text:p>
          </table:table-cell>
          <table:table-cell table:style-name="ce35"/>
          <table:table-cell table:style-name="ce41" office:value-type="string">
            <text:p>Struts</text:p>
          </table:table-cell>
          <table:table-cell table:style-name="ce51" office:value-type="string">
            <text:p>Cadre de développement Java d'applications web selon le modèle MVC</text:p>
          </table:table-cell>
          <table:table-cell table:style-name="ce61" table:formula="of:=SUM(OR(([.M139]=&quot;X&quot;);([.Q139]=&quot;X&quot;));OR(([.U139]=&quot;X&quot;);([.Y139]=&quot;X&quot;));OR(([.AC139]=&quot;X&quot;);([.AG139]=&quot;X&quot;));OR(([.AK139]=&quot;X&quot;);([.AO139]=&quot;X&quot;));OR(([.AS139]=&quot;X&quot;);([.AW139]=&quot;X&quot;));OR(([.BA139]=&quot;X&quot;);([.BE139]=&quot;X&quot;));OR(([.BI139]=&quot;X&quot;);([.BM139]=&quot;X&quot;));OR(([.BQ139]=&quot;X&quot;);([.BU139]=&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39]);ISBLANK([.AN139]));&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39]);&quot;&quot;;&quot;X&quot;)" office:value-type="string" office:string-value="X">
            <text:p>X</text:p>
          </table:table-cell>
          <table:table-cell table:style-name="ce114" office:value-type="string">
            <text:p>Dern. vers. stable </text:p>
          </table:table-cell>
          <table:table-cell table:style-name="ce81" table:formula="of:=IF(ISBLANK([.AV13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13</text:p>
          </table:table-cell>
          <table:table-cell table:style-name="ce35"/>
          <table:table-cell table:style-name="ce41" office:value-type="string">
            <text:p>Hibernate</text:p>
          </table:table-cell>
          <table:table-cell table:style-name="ce51" office:value-type="string">
            <text:p>Couche d'abstraction JAVA d'accès aux données persistantes</text:p>
          </table:table-cell>
          <table:table-cell table:style-name="ce61" table:formula="of:=SUM(OR(([.M140]=&quot;X&quot;);([.Q140]=&quot;X&quot;));OR(([.U140]=&quot;X&quot;);([.Y140]=&quot;X&quot;));OR(([.AC140]=&quot;X&quot;);([.AG140]=&quot;X&quot;));OR(([.AK140]=&quot;X&quot;);([.AO140]=&quot;X&quot;));OR(([.AS140]=&quot;X&quot;);([.AW140]=&quot;X&quot;));OR(([.BA140]=&quot;X&quot;);([.BE140]=&quot;X&quot;));OR(([.BI140]=&quot;X&quot;);([.BM140]=&quot;X&quot;));OR(([.BQ140]=&quot;X&quot;);([.BU140]=&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0]);ISBLANK([.AN14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0]);&quot;&quot;;&quot;X&quot;)" office:value-type="string" office:string-value="X">
            <text:p>X</text:p>
          </table:table-cell>
          <table:table-cell table:style-name="ce114" office:value-type="string">
            <text:p>Dern. vers. stable </text:p>
          </table:table-cell>
          <table:table-cell table:style-name="ce81" table:formula="of:=IF(ISBLANK([.AV14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14</text:p>
          </table:table-cell>
          <table:table-cell table:style-name="ce35"/>
          <table:table-cell table:style-name="ce41" office:value-type="string">
            <text:p>JSF</text:p>
          </table:table-cell>
          <table:table-cell table:style-name="ce51" office:value-type="string">
            <text:p>Cadre de développement Java d'applications web</text:p>
          </table:table-cell>
          <table:table-cell table:style-name="ce61" table:formula="of:=SUM(OR(([.M141]=&quot;X&quot;);([.Q141]=&quot;X&quot;));OR(([.U141]=&quot;X&quot;);([.Y141]=&quot;X&quot;));OR(([.AC141]=&quot;X&quot;);([.AG141]=&quot;X&quot;));OR(([.AK141]=&quot;X&quot;);([.AO141]=&quot;X&quot;));OR(([.AS141]=&quot;X&quot;);([.AW141]=&quot;X&quot;));OR(([.BA141]=&quot;X&quot;);([.BE141]=&quot;X&quot;));OR(([.BI141]=&quot;X&quot;);([.BM141]=&quot;X&quot;));OR(([.BQ141]=&quot;X&quot;);([.BU141]=&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1]);ISBLANK([.AN14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1]);&quot;&quot;;&quot;X&quot;)">
            <text:p/>
          </table:table-cell>
          <table:table-cell table:style-name="ce114"/>
          <table:table-cell table:style-name="ce81" table:formula="of:=IF(ISBLANK([.AV14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15</text:p>
          </table:table-cell>
          <table:table-cell table:style-name="ce29"/>
          <table:table-cell table:style-name="ce41" office:value-type="string">
            <text:p>Spring</text:p>
          </table:table-cell>
          <table:table-cell table:style-name="ce51" office:value-type="string">
            <text:p>Cadre de développement Java</text:p>
          </table:table-cell>
          <table:table-cell table:style-name="ce61" table:formula="of:=SUM(OR(([.M142]=&quot;X&quot;);([.Q142]=&quot;X&quot;));OR(([.U142]=&quot;X&quot;);([.Y142]=&quot;X&quot;));OR(([.AC142]=&quot;X&quot;);([.AG142]=&quot;X&quot;));OR(([.AK142]=&quot;X&quot;);([.AO142]=&quot;X&quot;));OR(([.AS142]=&quot;X&quot;);([.AW142]=&quot;X&quot;));OR(([.BA142]=&quot;X&quot;);([.BE142]=&quot;X&quot;));OR(([.BI142]=&quot;X&quot;);([.BM142]=&quot;X&quot;));OR(([.BQ142]=&quot;X&quot;);([.BU142]=&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2]);ISBLANK([.AN14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2]);&quot;&quot;;&quot;X&quot;)" office:value-type="string" office:string-value="X">
            <text:p>X</text:p>
          </table:table-cell>
          <table:table-cell table:style-name="ce114" office:value-type="string">
            <text:p>Dern. vers. stable </text:p>
          </table:table-cell>
          <table:table-cell table:style-name="ce81" table:formula="of:=IF(ISBLANK([.AV142]);&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16</text:p>
          </table:table-cell>
          <table:table-cell table:style-name="ce30"/>
          <table:table-cell table:style-name="ce42" office:value-type="string">
            <text:p>ArgoUML</text:p>
          </table:table-cell>
          <table:table-cell table:style-name="ce51" office:value-type="string">
            <text:p>Utilitaire de modélisation UML</text:p>
          </table:table-cell>
          <table:table-cell table:style-name="ce61" table:formula="of:=SUM(OR(([.M143]=&quot;X&quot;);([.Q143]=&quot;X&quot;));OR(([.U143]=&quot;X&quot;);([.Y143]=&quot;X&quot;));OR(([.AC143]=&quot;X&quot;);([.AG143]=&quot;X&quot;));OR(([.AK143]=&quot;X&quot;);([.AO143]=&quot;X&quot;));OR(([.AS143]=&quot;X&quot;);([.AW143]=&quot;X&quot;));OR(([.BA143]=&quot;X&quot;);([.BE143]=&quot;X&quot;));OR(([.BI143]=&quot;X&quot;);([.BM143]=&quot;X&quot;));OR(([.BQ143]=&quot;X&quot;);([.BU143]=&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3]);ISBLANK([.AN14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3]);&quot;&quot;;&quot;X&quot;)">
            <text:p/>
          </table:table-cell>
          <table:table-cell table:style-name="ce114"/>
          <table:table-cell table:style-name="ce81" table:formula="of:=IF(ISBLANK([.AV14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18</text:p>
          </table:table-cell>
          <table:table-cell table:style-name="ce36"/>
          <table:table-cell table:style-name="ce42" office:value-type="string">
            <text:p>WAMP, XAMPP</text:p>
          </table:table-cell>
          <table:table-cell table:style-name="ce51" office:value-type="string">
            <text:p>Installation groupée de plusieurs logiciels permettant de créer un environnement serveur web clé en main</text:p>
          </table:table-cell>
          <table:table-cell table:style-name="ce61" table:formula="of:=SUM(OR(([.M144]=&quot;X&quot;);([.Q144]=&quot;X&quot;));OR(([.U144]=&quot;X&quot;);([.Y144]=&quot;X&quot;));OR(([.AC144]=&quot;X&quot;);([.AG144]=&quot;X&quot;));OR(([.AK144]=&quot;X&quot;);([.AO144]=&quot;X&quot;));OR(([.AS144]=&quot;X&quot;);([.AW144]=&quot;X&quot;));OR(([.BA144]=&quot;X&quot;);([.BE144]=&quot;X&quot;));OR(([.BI144]=&quot;X&quot;);([.BM144]=&quot;X&quot;));OR(([.BQ144]=&quot;X&quot;);([.BU144]=&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4]);ISBLANK([.AN14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4]);&quot;&quot;;&quot;X&quot;)">
            <text:p/>
          </table:table-cell>
          <table:table-cell table:style-name="ce114"/>
          <table:table-cell table:style-name="ce81" table:formula="of:=IF(ISBLANK([.AV14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19</text:p>
          </table:table-cell>
          <table:table-cell table:style-name="ce35"/>
          <table:table-cell table:style-name="ce41" office:value-type="string">
            <text:p>Maven</text:p>
          </table:table-cell>
          <table:table-cell table:style-name="ce51" office:value-type="string">
            <text:p>Logiciel d'automatisation des opérations (type Make)</text:p>
          </table:table-cell>
          <table:table-cell table:style-name="ce61" table:formula="of:=SUM(OR(([.M145]=&quot;X&quot;);([.Q145]=&quot;X&quot;));OR(([.U145]=&quot;X&quot;);([.Y145]=&quot;X&quot;));OR(([.AC145]=&quot;X&quot;);([.AG145]=&quot;X&quot;));OR(([.AK145]=&quot;X&quot;);([.AO145]=&quot;X&quot;));OR(([.AS145]=&quot;X&quot;);([.AW145]=&quot;X&quot;));OR(([.BA145]=&quot;X&quot;);([.BE145]=&quot;X&quot;));OR(([.BI145]=&quot;X&quot;);([.BM145]=&quot;X&quot;));OR(([.BQ145]=&quot;X&quot;);([.BU145]=&quot;X&quot;)))" office:value-type="float" office:value="5">
            <text:p>5</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office:value-type="string">
            <text:p>2.2.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45]);ISBLANK([.AN14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5]);&quot;&quot;;&quot;X&quot;)" office:value-type="string" office:string-value="X">
            <text:p>X</text:p>
          </table:table-cell>
          <table:table-cell table:style-name="ce114" office:value-type="string">
            <text:p>Dern. vers. stable </text:p>
          </table:table-cell>
          <table:table-cell table:style-name="ce81" table:formula="of:=IF(ISBLANK([.AV145]);&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20</text:p>
          </table:table-cell>
          <table:table-cell table:style-name="ce29" office:value-type="string">
            <text:p>Outils connexes</text:p>
          </table:table-cell>
          <table:table-cell table:style-name="ce41" office:value-type="string">
            <text:p>Log4J</text:p>
          </table:table-cell>
          <table:table-cell table:style-name="ce51" office:value-type="string">
            <text:p>Bibliothèque Java de gestion des journaux</text:p>
          </table:table-cell>
          <table:table-cell table:style-name="ce61" table:formula="of:=SUM(OR(([.M146]=&quot;X&quot;);([.Q146]=&quot;X&quot;));OR(([.U146]=&quot;X&quot;);([.Y146]=&quot;X&quot;));OR(([.AC146]=&quot;X&quot;);([.AG146]=&quot;X&quot;));OR(([.AK146]=&quot;X&quot;);([.AO146]=&quot;X&quot;));OR(([.AS146]=&quot;X&quot;);([.AW146]=&quot;X&quot;));OR(([.BA146]=&quot;X&quot;);([.BE146]=&quot;X&quot;));OR(([.BI146]=&quot;X&quot;);([.BM146]=&quot;X&quot;));OR(([.BQ146]=&quot;X&quot;);([.BU146]=&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146]);ISBLANK([.AN14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6]);&quot;&quot;;&quot;X&quot;)" office:value-type="string" office:string-value="X">
            <text:p>X</text:p>
          </table:table-cell>
          <table:table-cell table:style-name="ce114" office:value-type="string">
            <text:p>Dern. vers. stable </text:p>
          </table:table-cell>
          <table:table-cell table:style-name="ce81" table:formula="of:=IF(ISBLANK([.AV14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21</text:p>
          </table:table-cell>
          <table:table-cell table:style-name="ce36"/>
          <table:table-cell table:style-name="ce42" office:value-type="string">
            <text:p>BugzillafGCL</text:p>
          </table:table-cell>
          <table:table-cell table:style-name="ce51"/>
          <table:table-cell table:style-name="ce61" table:formula="of:=SUM(OR(([.M147]=&quot;X&quot;);([.Q147]=&quot;X&quot;));OR(([.U147]=&quot;X&quot;);([.Y147]=&quot;X&quot;));OR(([.AC147]=&quot;X&quot;);([.AG147]=&quot;X&quot;));OR(([.AK147]=&quot;X&quot;);([.AO147]=&quot;X&quot;));OR(([.AS147]=&quot;X&quot;);([.AW147]=&quot;X&quot;));OR(([.BA147]=&quot;X&quot;);([.BE147]=&quot;X&quot;));OR(([.BI147]=&quot;X&quot;);([.BM147]=&quot;X&quot;));OR(([.BQ147]=&quot;X&quot;);([.BU147]=&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7]);ISBLANK([.AN14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7]);&quot;&quot;;&quot;X&quot;)">
            <text:p/>
          </table:table-cell>
          <table:table-cell table:style-name="ce114"/>
          <table:table-cell table:style-name="ce81" table:formula="of:=IF(ISBLANK([.AV14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22</text:p>
          </table:table-cell>
          <table:table-cell table:style-name="ce35"/>
          <table:table-cell table:style-name="ce41" office:value-type="string">
            <text:p>Redmine</text:p>
          </table:table-cell>
          <table:table-cell table:style-name="ce54" office:value-type="string">
            <text:p>Gestion complète de projet en mode web, développé en Ruby sur la base du framework Ruby on Rails </text:p>
          </table:table-cell>
          <table:table-cell table:style-name="ce61" table:formula="of:=SUM(OR(([.M148]=&quot;X&quot;);([.Q148]=&quot;X&quot;));OR(([.U148]=&quot;X&quot;);([.Y148]=&quot;X&quot;));OR(([.AC148]=&quot;X&quot;);([.AG148]=&quot;X&quot;));OR(([.AK148]=&quot;X&quot;);([.AO148]=&quot;X&quot;));OR(([.AS148]=&quot;X&quot;);([.AW148]=&quot;X&quot;));OR(([.BA148]=&quot;X&quot;);([.BE148]=&quot;X&quot;));OR(([.BI148]=&quot;X&quot;);([.BM148]=&quot;X&quot;));OR(([.BQ148]=&quot;X&quot;);([.BU148]=&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8]);ISBLANK([.AN148]));&quot;&quot;;&quot;X&quot;)" office:value-type="string" office:string-value="X">
            <text:p>X</text:p>
          </table:table-cell>
          <table:table-cell table:style-name="ce89"/>
          <table:table-cell table:style-name="ce89" office:value-type="string">
            <text:p>X</text:p>
          </table:table-cell>
          <table:table-cell table:style-name="ce89" office:value-type="string">
            <text:p>V1.3</text:p>
          </table:table-cell>
          <table:table-cell table:style-name="ce86"/>
          <table:table-cell table:style-name="ce86" table:number-columns-repeated="3"/>
          <table:table-cell table:style-name="ce81" table:formula="of:=IF(ISBLANK([.AT148]);&quot;&quot;;&quot;X&quot;)" office:value-type="string" office:string-value="X">
            <text:p>X</text:p>
          </table:table-cell>
          <table:table-cell table:style-name="ce114" office:value-type="string">
            <text:p>Dern. vers. stable </text:p>
          </table:table-cell>
          <table:table-cell table:style-name="ce81" table:formula="of:=IF(ISBLANK([.AV14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23</text:p>
          </table:table-cell>
          <table:table-cell table:style-name="ce35"/>
          <table:table-cell table:style-name="ce41" office:value-type="string">
            <text:p>Sonar</text:p>
          </table:table-cell>
          <table:table-cell table:style-name="ce51" office:value-type="string">
            <text:p>Outil d'assurance qualité du code source</text:p>
          </table:table-cell>
          <table:table-cell table:style-name="ce61" table:formula="of:=SUM(OR(([.M149]=&quot;X&quot;);([.Q149]=&quot;X&quot;));OR(([.U149]=&quot;X&quot;);([.Y149]=&quot;X&quot;));OR(([.AC149]=&quot;X&quot;);([.AG149]=&quot;X&quot;));OR(([.AK149]=&quot;X&quot;);([.AO149]=&quot;X&quot;));OR(([.AS149]=&quot;X&quot;);([.AW149]=&quot;X&quot;));OR(([.BA149]=&quot;X&quot;);([.BE149]=&quot;X&quot;));OR(([.BI149]=&quot;X&quot;);([.BM149]=&quot;X&quot;));OR(([.BQ149]=&quot;X&quot;);([.BU149]=&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49]);ISBLANK([.AN149]));&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49]);&quot;&quot;;&quot;X&quot;)" office:value-type="string" office:string-value="X">
            <text:p>X</text:p>
          </table:table-cell>
          <table:table-cell table:style-name="ce114" office:value-type="string">
            <text:p>Dern. vers. stable </text:p>
          </table:table-cell>
          <table:table-cell table:style-name="ce81" table:formula="of:=IF(ISBLANK([.AV14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24</text:p>
          </table:table-cell>
          <table:table-cell table:style-name="ce35"/>
          <table:table-cell table:style-name="ce41" office:value-type="string">
            <text:p>Hudson (maintenant Jenkins)</text:p>
          </table:table-cell>
          <table:table-cell table:style-name="ce51" office:value-type="string">
            <text:p>Outil d'intégration continue</text:p>
          </table:table-cell>
          <table:table-cell table:style-name="ce61" table:formula="of:=SUM(OR(([.M150]=&quot;X&quot;);([.Q150]=&quot;X&quot;));OR(([.U150]=&quot;X&quot;);([.Y150]=&quot;X&quot;));OR(([.AC150]=&quot;X&quot;);([.AG150]=&quot;X&quot;));OR(([.AK150]=&quot;X&quot;);([.AO150]=&quot;X&quot;));OR(([.AS150]=&quot;X&quot;);([.AW150]=&quot;X&quot;));OR(([.BA150]=&quot;X&quot;);([.BE150]=&quot;X&quot;));OR(([.BI150]=&quot;X&quot;);([.BM150]=&quot;X&quot;));OR(([.BQ150]=&quot;X&quot;);([.BU150]=&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0]);ISBLANK([.AN15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0]);&quot;&quot;;&quot;X&quot;)" office:value-type="string" office:string-value="X">
            <text:p>X</text:p>
          </table:table-cell>
          <table:table-cell table:style-name="ce114" office:value-type="string">
            <text:p>Dern. vers. stable </text:p>
          </table:table-cell>
          <table:table-cell table:style-name="ce81" table:formula="of:=IF(ISBLANK([.AV15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25</text:p>
          </table:table-cell>
          <table:table-cell table:style-name="ce35"/>
          <table:table-cell table:style-name="ce41" office:value-type="string">
            <text:p>TortoiseSVN</text:p>
          </table:table-cell>
          <table:table-cell table:style-name="ce51" office:value-type="string">
            <text:p>Client SVN graphique pour Windows</text:p>
          </table:table-cell>
          <table:table-cell table:style-name="ce61" table:formula="of:=SUM(OR(([.M151]=&quot;X&quot;);([.Q151]=&quot;X&quot;));OR(([.U151]=&quot;X&quot;);([.Y151]=&quot;X&quot;));OR(([.AC151]=&quot;X&quot;);([.AG151]=&quot;X&quot;));OR(([.AK151]=&quot;X&quot;);([.AO151]=&quot;X&quot;));OR(([.AS151]=&quot;X&quot;);([.AW151]=&quot;X&quot;));OR(([.BA151]=&quot;X&quot;);([.BE151]=&quot;X&quot;));OR(([.BI151]=&quot;X&quot;);([.BM151]=&quot;X&quot;));OR(([.BQ151]=&quot;X&quot;);([.BU151]=&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1]);ISBLANK([.AN15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1]);&quot;&quot;;&quot;X&quot;)" office:value-type="string" office:string-value="X">
            <text:p>X</text:p>
          </table:table-cell>
          <table:table-cell table:style-name="ce114" office:value-type="string">
            <text:p>Dern. vers. stable </text:p>
          </table:table-cell>
          <table:table-cell table:style-name="ce81" table:formula="of:=IF(ISBLANK([.AV15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office:value-type="string">
            <text:p>X</text:p>
          </table:table-cell>
          <table:table-cell table:style-name="ce24" office:value-type="string">
            <text:p><text:s/>3-26</text:p>
          </table:table-cell>
          <table:table-cell table:style-name="ce35"/>
          <table:table-cell table:style-name="ce41" office:value-type="string">
            <text:p>MANTIS</text:p>
          </table:table-cell>
          <table:table-cell table:style-name="ce51" office:value-type="string">
            <text:p>Bug tracker en PHP</text:p>
          </table:table-cell>
          <table:table-cell table:style-name="ce61" table:formula="of:=SUM(OR(([.M152]=&quot;X&quot;);([.Q152]=&quot;X&quot;));OR(([.U152]=&quot;X&quot;);([.Y152]=&quot;X&quot;));OR(([.AC152]=&quot;X&quot;);([.AG152]=&quot;X&quot;));OR(([.AK152]=&quot;X&quot;);([.AO152]=&quot;X&quot;));OR(([.AS152]=&quot;X&quot;);([.AW152]=&quot;X&quot;));OR(([.BA152]=&quot;X&quot;);([.BE152]=&quot;X&quot;));OR(([.BI152]=&quot;X&quot;);([.BM152]=&quot;X&quot;));OR(([.BQ152]=&quot;X&quot;);([.BU152]=&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99" office:value-type="string">
            <text:p>1.1.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52]);ISBLANK([.AN15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2]);&quot;&quot;;&quot;X&quot;)" office:value-type="string" office:string-value="X">
            <text:p>X</text:p>
          </table:table-cell>
          <table:table-cell table:style-name="ce114" office:value-type="string">
            <text:p>Dern. vers. stable </text:p>
          </table:table-cell>
          <table:table-cell table:style-name="ce81" table:formula="of:=IF(ISBLANK([.AV152]);&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27</text:p>
          </table:table-cell>
          <table:table-cell table:style-name="ce36"/>
          <table:table-cell table:style-name="ce42" office:value-type="string">
            <text:p>Staruml </text:p>
          </table:table-cell>
          <table:table-cell table:style-name="ce51" office:value-type="string">
            <text:p>plateforme de développement pour UML/MDA sous Windows</text:p>
          </table:table-cell>
          <table:table-cell table:style-name="ce61" table:formula="of:=SUM(OR(([.M153]=&quot;X&quot;);([.Q153]=&quot;X&quot;));OR(([.U153]=&quot;X&quot;);([.Y153]=&quot;X&quot;));OR(([.AC153]=&quot;X&quot;);([.AG153]=&quot;X&quot;));OR(([.AK153]=&quot;X&quot;);([.AO153]=&quot;X&quot;));OR(([.AS153]=&quot;X&quot;);([.AW153]=&quot;X&quot;));OR(([.BA153]=&quot;X&quot;);([.BE153]=&quot;X&quot;));OR(([.BI153]=&quot;X&quot;);([.BM153]=&quot;X&quot;));OR(([.BQ153]=&quot;X&quot;);([.BU153]=&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3]);ISBLANK([.AN15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3]);&quot;&quot;;&quot;X&quot;)">
            <text:p/>
          </table:table-cell>
          <table:table-cell table:style-name="ce114"/>
          <table:table-cell table:style-name="ce81" table:formula="of:=IF(ISBLANK([.AV15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28</text:p>
          </table:table-cell>
          <table:table-cell table:style-name="ce36"/>
          <table:table-cell table:style-name="ce42" office:value-type="string">
            <text:p>Topcased</text:p>
          </table:table-cell>
          <table:table-cell table:style-name="ce51" office:value-type="string">
            <text:p>environnement de développement pour le logiciel embarqué</text:p>
          </table:table-cell>
          <table:table-cell table:style-name="ce61" table:formula="of:=SUM(OR(([.M154]=&quot;X&quot;);([.Q154]=&quot;X&quot;));OR(([.U154]=&quot;X&quot;);([.Y154]=&quot;X&quot;));OR(([.AC154]=&quot;X&quot;);([.AG154]=&quot;X&quot;));OR(([.AK154]=&quot;X&quot;);([.AO154]=&quot;X&quot;));OR(([.AS154]=&quot;X&quot;);([.AW154]=&quot;X&quot;));OR(([.BA154]=&quot;X&quot;);([.BE154]=&quot;X&quot;));OR(([.BI154]=&quot;X&quot;);([.BM154]=&quot;X&quot;));OR(([.BQ154]=&quot;X&quot;);([.BU154]=&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4]);ISBLANK([.AN15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4]);&quot;&quot;;&quot;X&quot;)">
            <text:p/>
          </table:table-cell>
          <table:table-cell table:style-name="ce114"/>
          <table:table-cell table:style-name="ce81" table:formula="of:=IF(ISBLANK([.AV15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29</text:p>
          </table:table-cell>
          <table:table-cell table:style-name="ce35"/>
          <table:table-cell table:style-name="ce41" office:value-type="string">
            <text:p>Checkstyle </text:p>
          </table:table-cell>
          <table:table-cell table:style-name="ce51" office:value-type="string">
            <text:p>outil pour contraindre l'observance de règles de programmation</text:p>
          </table:table-cell>
          <table:table-cell table:style-name="ce61" table:formula="of:=SUM(OR(([.M155]=&quot;X&quot;);([.Q155]=&quot;X&quot;));OR(([.U155]=&quot;X&quot;);([.Y155]=&quot;X&quot;));OR(([.AC155]=&quot;X&quot;);([.AG155]=&quot;X&quot;));OR(([.AK155]=&quot;X&quot;);([.AO155]=&quot;X&quot;));OR(([.AS155]=&quot;X&quot;);([.AW155]=&quot;X&quot;));OR(([.BA155]=&quot;X&quot;);([.BE155]=&quot;X&quot;));OR(([.BI155]=&quot;X&quot;);([.BM155]=&quot;X&quot;));OR(([.BQ155]=&quot;X&quot;);([.BU155]=&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5]);ISBLANK([.AN15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5]);&quot;&quot;;&quot;X&quot;)">
            <text:p/>
          </table:table-cell>
          <table:table-cell table:style-name="ce114"/>
          <table:table-cell table:style-name="ce81" table:formula="of:=IF(ISBLANK([.AV15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30</text:p>
          </table:table-cell>
          <table:table-cell table:style-name="ce35"/>
          <table:table-cell table:style-name="ce41" office:value-type="string">
            <text:p>JUnit </text:p>
          </table:table-cell>
          <table:table-cell table:style-name="ce51" office:value-type="string">
            <text:p>environnement simple pour écrire et exécuter des tests automatisés </text:p>
          </table:table-cell>
          <table:table-cell table:style-name="ce61" table:formula="of:=SUM(OR(([.M156]=&quot;X&quot;);([.Q156]=&quot;X&quot;));OR(([.U156]=&quot;X&quot;);([.Y156]=&quot;X&quot;));OR(([.AC156]=&quot;X&quot;);([.AG156]=&quot;X&quot;));OR(([.AK156]=&quot;X&quot;);([.AO156]=&quot;X&quot;));OR(([.AS156]=&quot;X&quot;);([.AW156]=&quot;X&quot;));OR(([.BA156]=&quot;X&quot;);([.BE156]=&quot;X&quot;));OR(([.BI156]=&quot;X&quot;);([.BM156]=&quot;X&quot;));OR(([.BQ156]=&quot;X&quot;);([.BU156]=&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6]);ISBLANK([.AN15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6]);&quot;&quot;;&quot;X&quot;)" office:value-type="string" office:string-value="X">
            <text:p>X</text:p>
          </table:table-cell>
          <table:table-cell table:style-name="ce114" office:value-type="string">
            <text:p>Dern. vers. stable </text:p>
          </table:table-cell>
          <table:table-cell table:style-name="ce81" table:formula="of:=IF(ISBLANK([.AV15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31</text:p>
          </table:table-cell>
          <table:table-cell table:style-name="ce35"/>
          <table:table-cell table:style-name="ce41" office:value-type="string">
            <text:p>Jdepend </text:p>
          </table:table-cell>
          <table:table-cell table:style-name="ce51" office:value-type="string">
            <text:p>Domaine</text:p>
          </table:table-cell>
          <table:table-cell table:style-name="ce61" table:formula="of:=SUM(OR(([.M157]=&quot;X&quot;);([.Q157]=&quot;X&quot;));OR(([.U157]=&quot;X&quot;);([.Y157]=&quot;X&quot;));OR(([.AC157]=&quot;X&quot;);([.AG157]=&quot;X&quot;));OR(([.AK157]=&quot;X&quot;);([.AO157]=&quot;X&quot;));OR(([.AS157]=&quot;X&quot;);([.AW157]=&quot;X&quot;));OR(([.BA157]=&quot;X&quot;);([.BE157]=&quot;X&quot;));OR(([.BI157]=&quot;X&quot;);([.BM157]=&quot;X&quot;));OR(([.BQ157]=&quot;X&quot;);([.BU157]=&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7]);ISBLANK([.AN15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7]);&quot;&quot;;&quot;X&quot;)">
            <text:p/>
          </table:table-cell>
          <table:table-cell table:style-name="ce114"/>
          <table:table-cell table:style-name="ce81" table:formula="of:=IF(ISBLANK([.AV15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32</text:p>
          </table:table-cell>
          <table:table-cell table:style-name="ce36"/>
          <table:table-cell table:style-name="ce42" office:value-type="string">
            <text:p>Debugview </text:p>
          </table:table-cell>
          <table:table-cell table:style-name="ce51" office:value-type="string">
            <text:p>analyseur de code Java</text:p>
          </table:table-cell>
          <table:table-cell table:style-name="ce61" table:formula="of:=SUM(OR(([.M158]=&quot;X&quot;);([.Q158]=&quot;X&quot;));OR(([.U158]=&quot;X&quot;);([.Y158]=&quot;X&quot;));OR(([.AC158]=&quot;X&quot;);([.AG158]=&quot;X&quot;));OR(([.AK158]=&quot;X&quot;);([.AO158]=&quot;X&quot;));OR(([.AS158]=&quot;X&quot;);([.AW158]=&quot;X&quot;));OR(([.BA158]=&quot;X&quot;);([.BE158]=&quot;X&quot;));OR(([.BI158]=&quot;X&quot;);([.BM158]=&quot;X&quot;));OR(([.BQ158]=&quot;X&quot;);([.BU158]=&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8]);ISBLANK([.AN15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8]);&quot;&quot;;&quot;X&quot;)">
            <text:p/>
          </table:table-cell>
          <table:table-cell table:style-name="ce114"/>
          <table:table-cell table:style-name="ce81" table:formula="of:=IF(ISBLANK([.AV15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5" office:value-type="string">
            <text:p><text:s/>3-33</text:p>
          </table:table-cell>
          <table:table-cell table:style-name="ce36"/>
          <table:table-cell table:style-name="ce42" office:value-type="string">
            <text:p>TPTP </text:p>
          </table:table-cell>
          <table:table-cell table:style-name="ce54" office:value-type="string">
            <text:p>outils pour l'aide au développement java </text:p>
          </table:table-cell>
          <table:table-cell table:style-name="ce61" table:formula="of:=SUM(OR(([.M159]=&quot;X&quot;);([.Q159]=&quot;X&quot;));OR(([.U159]=&quot;X&quot;);([.Y159]=&quot;X&quot;));OR(([.AC159]=&quot;X&quot;);([.AG159]=&quot;X&quot;));OR(([.AK159]=&quot;X&quot;);([.AO159]=&quot;X&quot;));OR(([.AS159]=&quot;X&quot;);([.AW159]=&quot;X&quot;));OR(([.BA159]=&quot;X&quot;);([.BE159]=&quot;X&quot;));OR(([.BI159]=&quot;X&quot;);([.BM159]=&quot;X&quot;));OR(([.BQ159]=&quot;X&quot;);([.BU159]=&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159]);ISBLANK([.AN159]));&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159]);&quot;&quot;;&quot;X&quot;)">
            <text:p/>
          </table:table-cell>
          <table:table-cell table:style-name="ce114"/>
          <table:table-cell table:style-name="ce81" table:formula="of:=IF(ISBLANK([.AV159]);&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3- Langages et les frameworks de développement</text:p>
          </table:covered-table-cell>
          <table:table-cell/>
          <table:table-cell table:style-name="ce24" office:value-type="string">
            <text:p><text:s/>3-34</text:p>
          </table:table-cell>
          <table:table-cell table:style-name="ce35"/>
          <table:table-cell table:style-name="ce41" office:value-type="string">
            <text:p>Git</text:p>
          </table:table-cell>
          <table:table-cell table:style-name="ce54" office:value-type="string">
            <text:p>système de gestion de versions conçu pour gérer de très gros projets </text:p>
          </table:table-cell>
          <table:table-cell table:style-name="ce61" table:formula="of:=SUM(OR(([.M160]=&quot;X&quot;);([.Q160]=&quot;X&quot;));OR(([.U160]=&quot;X&quot;);([.Y160]=&quot;X&quot;));OR(([.AC160]=&quot;X&quot;);([.AG160]=&quot;X&quot;));OR(([.AK160]=&quot;X&quot;);([.AO160]=&quot;X&quot;));OR(([.AS160]=&quot;X&quot;);([.AW160]=&quot;X&quot;));OR(([.BA160]=&quot;X&quot;);([.BE160]=&quot;X&quot;));OR(([.BI160]=&quot;X&quot;);([.BM160]=&quot;X&quot;));OR(([.BQ160]=&quot;X&quot;);([.BU160]=&quot;X&quot;)))" office:value-type="float" office:value="3">
            <text:p>3</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160]);ISBLANK([.AN160]));&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 </text:p>
          </table:table-cell>
          <table:table-cell table:style-name="ce86"/>
          <table:table-cell table:style-name="ce86" table:number-columns-repeated="3"/>
          <table:table-cell table:style-name="ce81" table:formula="of:=IF(ISBLANK([.AT160]);&quot;&quot;;&quot;X&quot;)">
            <text:p/>
          </table:table-cell>
          <table:table-cell table:style-name="ce114"/>
          <table:table-cell table:style-name="ce81" table:formula="of:=IF(ISBLANK([.AV160]);&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35</text:p>
          </table:table-cell>
          <table:table-cell table:style-name="ce33" office:value-type="string">
            <text:p>XML</text:p>
          </table:table-cell>
          <table:table-cell table:style-name="ce44" office:value-type="string">
            <text:p>Xerces</text:p>
          </table:table-cell>
          <table:table-cell table:style-name="ce54" office:value-type="string">
            <text:p>Bibliothèque de manipulation XML </text:p>
          </table:table-cell>
          <table:table-cell table:style-name="ce61" table:formula="of:=SUM(OR(([.M161]=&quot;X&quot;);([.Q161]=&quot;X&quot;));OR(([.U161]=&quot;X&quot;);([.Y161]=&quot;X&quot;));OR(([.AC161]=&quot;X&quot;);([.AG161]=&quot;X&quot;));OR(([.AK161]=&quot;X&quot;);([.AO161]=&quot;X&quot;));OR(([.AS161]=&quot;X&quot;);([.AW161]=&quot;X&quot;));OR(([.BA161]=&quot;X&quot;);([.BE161]=&quot;X&quot;));OR(([.BI161]=&quot;X&quot;);([.BM161]=&quot;X&quot;));OR(([.BQ161]=&quot;X&quot;);([.BU161]=&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61]);ISBLANK([.AN161]));&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1]);&quot;&quot;;&quot;X&quot;)" office:value-type="string" office:string-value="X">
            <text:p>X</text:p>
          </table:table-cell>
          <table:table-cell table:style-name="ce114" office:value-type="string">
            <text:p>Dern. vers. stable </text:p>
          </table:table-cell>
          <table:table-cell table:style-name="ce81" table:formula="of:=IF(ISBLANK([.AV161]);&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36</text:p>
          </table:table-cell>
          <table:table-cell table:style-name="ce33" office:value-type="string">
            <text:p>Librairies</text:p>
          </table:table-cell>
          <table:table-cell table:style-name="ce44" office:value-type="string">
            <text:p>Apache Jakarta commons</text:p>
          </table:table-cell>
          <table:table-cell table:style-name="ce54" office:value-type="string">
            <text:p>API fournie par le projet Apache Jakarta afin d'utiliser la journalisation de façon transparente </text:p>
          </table:table-cell>
          <table:table-cell table:style-name="ce61" table:formula="of:=SUM(OR(([.M162]=&quot;X&quot;);([.Q162]=&quot;X&quot;));OR(([.U162]=&quot;X&quot;);([.Y162]=&quot;X&quot;));OR(([.AC162]=&quot;X&quot;);([.AG162]=&quot;X&quot;));OR(([.AK162]=&quot;X&quot;);([.AO162]=&quot;X&quot;));OR(([.AS162]=&quot;X&quot;);([.AW162]=&quot;X&quot;));OR(([.BA162]=&quot;X&quot;);([.BE162]=&quot;X&quot;));OR(([.BI162]=&quot;X&quot;);([.BM162]=&quot;X&quot;));OR(([.BQ162]=&quot;X&quot;);([.BU162]=&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62]);ISBLANK([.AN162]));&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2]);&quot;&quot;;&quot;X&quot;)">
            <text:p/>
          </table:table-cell>
          <table:table-cell table:style-name="ce114"/>
          <table:table-cell table:style-name="ce81" table:formula="of:=IF(ISBLANK([.AV162]);&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37</text:p>
          </table:table-cell>
          <table:table-cell table:style-name="ce33" office:value-type="string">
            <text:p>Librairies</text:p>
          </table:table-cell>
          <table:table-cell table:style-name="ce44" office:value-type="string">
            <text:p>PEAR</text:p>
          </table:table-cell>
          <table:table-cell table:style-name="ce54" office:value-type="string">
            <text:p>Distribution de composants PHP </text:p>
          </table:table-cell>
          <table:table-cell table:style-name="ce61" table:formula="of:=SUM(OR(([.M163]=&quot;X&quot;);([.Q163]=&quot;X&quot;));OR(([.U163]=&quot;X&quot;);([.Y163]=&quot;X&quot;));OR(([.AC163]=&quot;X&quot;);([.AG163]=&quot;X&quot;));OR(([.AK163]=&quot;X&quot;);([.AO163]=&quot;X&quot;));OR(([.AS163]=&quot;X&quot;);([.AW163]=&quot;X&quot;));OR(([.BA163]=&quot;X&quot;);([.BE163]=&quot;X&quot;));OR(([.BI163]=&quot;X&quot;);([.BM163]=&quot;X&quot;));OR(([.BQ163]=&quot;X&quot;);([.BU163]=&quot;X&quot;)))" office:value-type="float" office:value="3">
            <text:p>3</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office:value-type="string">
            <text:p>X</text:p>
          </table:table-cell>
          <table:table-cell table:style-name="ce85"/>
          <table:table-cell table:style-name="ce105" table:number-columns-repeated="2"/>
          <table:table-cell table:style-name="ce86" office:value-type="string">
            <text:p>X</text:p>
          </table:table-cell>
          <table:table-cell table:style-name="ce86" table:number-columns-repeated="3"/>
          <table:table-cell table:style-name="ce89" table:formula="of:=IF(AND(ISBLANK([.AL163]);ISBLANK([.AN163]));&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3]);&quot;&quot;;&quot;X&quot;)" office:value-type="string" office:string-value="X">
            <text:p>X</text:p>
          </table:table-cell>
          <table:table-cell table:style-name="ce114" office:value-type="string">
            <text:p>Dern. vers. stable </text:p>
          </table:table-cell>
          <table:table-cell table:style-name="ce81" table:formula="of:=IF(ISBLANK([.AV163]);&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38</text:p>
          </table:table-cell>
          <table:table-cell table:style-name="ce33" office:value-type="string">
            <text:p>Moteurs de règles</text:p>
          </table:table-cell>
          <table:table-cell table:style-name="ce44" office:value-type="string">
            <text:p>Red Hat JBoss Rules / Drools</text:p>
          </table:table-cell>
          <table:table-cell table:style-name="ce54" office:value-type="string">
            <text:p>moteur de règle pour java </text:p>
          </table:table-cell>
          <table:table-cell table:style-name="ce61" table:formula="of:=SUM(OR(([.M164]=&quot;X&quot;);([.Q164]=&quot;X&quot;));OR(([.U164]=&quot;X&quot;);([.Y164]=&quot;X&quot;));OR(([.AC164]=&quot;X&quot;);([.AG164]=&quot;X&quot;));OR(([.AK164]=&quot;X&quot;);([.AO164]=&quot;X&quot;));OR(([.AS164]=&quot;X&quot;);([.AW164]=&quot;X&quot;));OR(([.BA164]=&quot;X&quot;);([.BE164]=&quot;X&quot;));OR(([.BI164]=&quot;X&quot;);([.BM164]=&quot;X&quot;));OR(([.BQ164]=&quot;X&quot;);([.BU164]=&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64]);ISBLANK([.AN164]));&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4]);&quot;&quot;;&quot;X&quot;)">
            <text:p/>
          </table:table-cell>
          <table:table-cell table:style-name="ce114"/>
          <table:table-cell table:style-name="ce81" table:formula="of:=IF(ISBLANK([.AV164]);&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39</text:p>
          </table:table-cell>
          <table:table-cell table:style-name="ce33" office:value-type="string">
            <text:p>Ordonnanceur</text:p>
          </table:table-cell>
          <table:table-cell table:style-name="ce44" office:value-type="string">
            <text:p>Quartz</text:p>
          </table:table-cell>
          <table:table-cell table:style-name="ce54" office:value-type="string">
            <text:p>ordonanceur </text:p>
          </table:table-cell>
          <table:table-cell table:style-name="ce61" table:formula="of:=SUM(OR(([.M165]=&quot;X&quot;);([.Q165]=&quot;X&quot;));OR(([.U165]=&quot;X&quot;);([.Y165]=&quot;X&quot;));OR(([.AC165]=&quot;X&quot;);([.AG165]=&quot;X&quot;));OR(([.AK165]=&quot;X&quot;);([.AO165]=&quot;X&quot;));OR(([.AS165]=&quot;X&quot;);([.AW165]=&quot;X&quot;));OR(([.BA165]=&quot;X&quot;);([.BE165]=&quot;X&quot;));OR(([.BI165]=&quot;X&quot;);([.BM165]=&quot;X&quot;));OR(([.BQ165]=&quot;X&quot;);([.BU165]=&quot;X&quot;)))" office:value-type="float" office:value="3">
            <text:p>3</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65]);ISBLANK([.AN165]));&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5]);&quot;&quot;;&quot;X&quot;)" office:value-type="string" office:string-value="X">
            <text:p>X</text:p>
          </table:table-cell>
          <table:table-cell table:style-name="ce114" office:value-type="string">
            <text:p>Dern. vers. stable </text:p>
          </table:table-cell>
          <table:table-cell table:style-name="ce81" table:formula="of:=IF(ISBLANK([.AV165]);&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0</text:p>
          </table:table-cell>
          <table:table-cell table:style-name="ce33" office:value-type="string">
            <text:p>Scripting</text:p>
          </table:table-cell>
          <table:table-cell table:style-name="ce44" office:value-type="string">
            <text:p>Bash</text:p>
          </table:table-cell>
          <table:table-cell table:style-name="ce54" office:value-type="string">
            <text:p>interpréteur de commande</text:p>
          </table:table-cell>
          <table:table-cell table:style-name="ce61" table:formula="of:=SUM(OR(([.M166]=&quot;X&quot;);([.Q166]=&quot;X&quot;));OR(([.U166]=&quot;X&quot;);([.Y166]=&quot;X&quot;));OR(([.AC166]=&quot;X&quot;);([.AG166]=&quot;X&quot;));OR(([.AK166]=&quot;X&quot;);([.AO166]=&quot;X&quot;));OR(([.AS166]=&quot;X&quot;);([.AW166]=&quot;X&quot;));OR(([.BA166]=&quot;X&quot;);([.BE166]=&quot;X&quot;));OR(([.BI166]=&quot;X&quot;);([.BM166]=&quot;X&quot;));OR(([.BQ166]=&quot;X&quot;);([.BU166]=&quot;X&quot;)))" office:value-type="float" office:value="4">
            <text:p>4</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office:value-type="string">
            <text:p>X</text:p>
          </table:table-cell>
          <table:table-cell table:style-name="ce85" office:value-type="string">
            <text:p>3.2.x, 4.1.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66]);ISBLANK([.AN166]));&quot;&quot;;&quot;X&quot;)" office:value-type="string" office:string-value="X">
            <text:p>X</text:p>
          </table:table-cell>
          <table:table-cell table:style-name="ce95"/>
          <table:table-cell table:style-name="ce89" office:value-type="string">
            <text:p>X</text:p>
          </table:table-cell>
          <table:table-cell table:style-name="ce89" office:value-type="string">
            <text:p>Paquet debian squeeze (5.3)</text:p>
          </table:table-cell>
          <table:table-cell table:style-name="ce86"/>
          <table:table-cell table:style-name="ce86" table:number-columns-repeated="3"/>
          <table:table-cell table:style-name="ce81" table:formula="of:=IF(ISBLANK([.AT166]);&quot;&quot;;&quot;X&quot;)">
            <text:p/>
          </table:table-cell>
          <table:table-cell table:style-name="ce114"/>
          <table:table-cell table:style-name="ce81" table:formula="of:=IF(ISBLANK([.AV166]);&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1</text:p>
          </table:table-cell>
          <table:table-cell table:style-name="ce33" office:value-type="string">
            <text:p>Tests fonctionnels</text:p>
          </table:table-cell>
          <table:table-cell table:style-name="ce44" office:value-type="string">
            <text:p>Cactus</text:p>
          </table:table-cell>
          <table:table-cell table:style-name="ce54" office:value-type="string">
            <text:p>environnement de développement scientifique</text:p>
          </table:table-cell>
          <table:table-cell table:style-name="ce61" table:formula="of:=SUM(OR(([.M167]=&quot;X&quot;);([.Q167]=&quot;X&quot;));OR(([.U167]=&quot;X&quot;);([.Y167]=&quot;X&quot;));OR(([.AC167]=&quot;X&quot;);([.AG167]=&quot;X&quot;));OR(([.AK167]=&quot;X&quot;);([.AO167]=&quot;X&quot;));OR(([.AS167]=&quot;X&quot;);([.AW167]=&quot;X&quot;));OR(([.BA167]=&quot;X&quot;);([.BE167]=&quot;X&quot;));OR(([.BI167]=&quot;X&quot;);([.BM167]=&quot;X&quot;));OR(([.BQ167]=&quot;X&quot;);([.BU167]=&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67]);ISBLANK([.AN167]));&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7]);&quot;&quot;;&quot;X&quot;)">
            <text:p/>
          </table:table-cell>
          <table:table-cell table:style-name="ce114"/>
          <table:table-cell table:style-name="ce81" table:formula="of:=IF(ISBLANK([.AV167]);&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2</text:p>
          </table:table-cell>
          <table:table-cell table:style-name="ce33" office:value-type="string">
            <text:p>gestion de tests</text:p>
          </table:table-cell>
          <table:table-cell table:style-name="ce44" office:value-type="string">
            <text:p>Salomé TMF</text:p>
          </table:table-cell>
          <table:table-cell table:style-name="ce54" office:value-type="string">
            <text:p>fonctionnalités de création de tests (suivant les concepts de la norme ISO9646) et d'exécution de ces tests </text:p>
          </table:table-cell>
          <table:table-cell table:style-name="ce61" table:formula="of:=SUM(OR(([.M168]=&quot;X&quot;);([.Q168]=&quot;X&quot;));OR(([.U168]=&quot;X&quot;);([.Y168]=&quot;X&quot;));OR(([.AC168]=&quot;X&quot;);([.AG168]=&quot;X&quot;));OR(([.AK168]=&quot;X&quot;);([.AO168]=&quot;X&quot;));OR(([.AS168]=&quot;X&quot;);([.AW168]=&quot;X&quot;));OR(([.BA168]=&quot;X&quot;);([.BE168]=&quot;X&quot;));OR(([.BI168]=&quot;X&quot;);([.BM168]=&quot;X&quot;));OR(([.BQ168]=&quot;X&quot;);([.BU168]=&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office:value-type="string">
            <text:p>X</text:p>
          </table:table-cell>
          <table:table-cell table:style-name="ce92"/>
          <table:table-cell table:style-name="ce89" office:value-type="string">
            <text:p>X</text:p>
          </table:table-cell>
          <table:table-cell table:style-name="ce95" office:value-type="string">
            <text:p>Oui</text:p>
          </table:table-cell>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68]);ISBLANK([.AN168]));&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68]);&quot;&quot;;&quot;X&quot;)">
            <text:p/>
          </table:table-cell>
          <table:table-cell table:style-name="ce114"/>
          <table:table-cell table:style-name="ce81" table:formula="of:=IF(ISBLANK([.AV168]);&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3</text:p>
          </table:table-cell>
          <table:table-cell table:style-name="ce33"/>
          <table:table-cell table:style-name="ce44" office:value-type="string">
            <text:p>Subclipse</text:p>
          </table:table-cell>
          <table:table-cell table:style-name="ce54" office:value-type="string">
            <text:p>upport subversion pour Eclipse </text:p>
          </table:table-cell>
          <table:table-cell table:style-name="ce61" table:formula="of:=SUM(OR(([.M169]=&quot;X&quot;);([.Q169]=&quot;X&quot;));OR(([.U169]=&quot;X&quot;);([.Y169]=&quot;X&quot;));OR(([.AC169]=&quot;X&quot;);([.AG169]=&quot;X&quot;));OR(([.AK169]=&quot;X&quot;);([.AO169]=&quot;X&quot;));OR(([.AS169]=&quot;X&quot;);([.AW169]=&quot;X&quot;));OR(([.BA169]=&quot;X&quot;);([.BE169]=&quot;X&quot;));OR(([.BI169]=&quot;X&quot;);([.BM169]=&quot;X&quot;));OR(([.BQ169]=&quot;X&quot;);([.BU169]=&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69]);ISBLANK([.AN169]));&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69]);&quot;&quot;;&quot;X&quot;)">
            <text:p/>
          </table:table-cell>
          <table:table-cell table:style-name="ce114"/>
          <table:table-cell table:style-name="ce81" table:formula="of:=IF(ISBLANK([.AV169]);&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44</text:p>
          </table:table-cell>
          <table:table-cell table:style-name="ce39"/>
          <table:table-cell table:style-name="ce45" office:value-type="string">
            <text:p>MyBatis</text:p>
          </table:table-cell>
          <table:table-cell table:style-name="ce54" office:value-type="string">
            <text:p>Accès base de données pour Java </text:p>
          </table:table-cell>
          <table:table-cell table:style-name="ce61" table:formula="of:=SUM(OR(([.M170]=&quot;X&quot;);([.Q170]=&quot;X&quot;));OR(([.U170]=&quot;X&quot;);([.Y170]=&quot;X&quot;));OR(([.AC170]=&quot;X&quot;);([.AG170]=&quot;X&quot;));OR(([.AK170]=&quot;X&quot;);([.AO170]=&quot;X&quot;));OR(([.AS170]=&quot;X&quot;);([.AW170]=&quot;X&quot;));OR(([.BA170]=&quot;X&quot;);([.BE170]=&quot;X&quot;));OR(([.BI170]=&quot;X&quot;);([.BM170]=&quot;X&quot;));OR(([.BQ170]=&quot;X&quot;);([.BU170]=&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70]);ISBLANK([.AN170]));&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70]);&quot;&quot;;&quot;X&quot;)">
            <text:p/>
          </table:table-cell>
          <table:table-cell table:style-name="ce114"/>
          <table:table-cell table:style-name="ce81" table:formula="of:=IF(ISBLANK([.AV170]);&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45</text:p>
          </table:table-cell>
          <table:table-cell table:style-name="ce39"/>
          <table:table-cell table:style-name="ce45" office:value-type="string">
            <text:p>JTDS</text:p>
          </table:table-cell>
          <table:table-cell table:style-name="ce54" office:value-type="string">
            <text:p>API Java pour les bases Microsoft SQL et Sybase </text:p>
          </table:table-cell>
          <table:table-cell table:style-name="ce61" table:formula="of:=SUM(OR(([.M171]=&quot;X&quot;);([.Q171]=&quot;X&quot;));OR(([.U171]=&quot;X&quot;);([.Y171]=&quot;X&quot;));OR(([.AC171]=&quot;X&quot;);([.AG171]=&quot;X&quot;));OR(([.AK171]=&quot;X&quot;);([.AO171]=&quot;X&quot;));OR(([.AS171]=&quot;X&quot;);([.AW171]=&quot;X&quot;));OR(([.BA171]=&quot;X&quot;);([.BE171]=&quot;X&quot;));OR(([.BI171]=&quot;X&quot;);([.BM171]=&quot;X&quot;));OR(([.BQ171]=&quot;X&quot;);([.BU171]=&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71]);ISBLANK([.AN171]));&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71]);&quot;&quot;;&quot;X&quot;)">
            <text:p/>
          </table:table-cell>
          <table:table-cell table:style-name="ce114"/>
          <table:table-cell table:style-name="ce81" table:formula="of:=IF(ISBLANK([.AV171]);&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46</text:p>
          </table:table-cell>
          <table:table-cell table:style-name="ce39"/>
          <table:table-cell table:style-name="ce45" office:value-type="string">
            <text:p>Apache FOP</text:p>
          </table:table-cell>
          <table:table-cell table:style-name="ce54" office:value-type="string">
            <text:p>application Java qui lit un arbre d'objets de formatage et le transforme en une grande variété de sorties de présentation ou qui affiche le résultat à l'écran </text:p>
          </table:table-cell>
          <table:table-cell table:style-name="ce61" table:formula="of:=SUM(OR(([.M172]=&quot;X&quot;);([.Q172]=&quot;X&quot;));OR(([.U172]=&quot;X&quot;);([.Y172]=&quot;X&quot;));OR(([.AC172]=&quot;X&quot;);([.AG172]=&quot;X&quot;));OR(([.AK172]=&quot;X&quot;);([.AO172]=&quot;X&quot;));OR(([.AS172]=&quot;X&quot;);([.AW172]=&quot;X&quot;));OR(([.BA172]=&quot;X&quot;);([.BE172]=&quot;X&quot;));OR(([.BI172]=&quot;X&quot;);([.BM172]=&quot;X&quot;));OR(([.BQ172]=&quot;X&quot;);([.BU172]=&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72]);ISBLANK([.AN172]));&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72]);&quot;&quot;;&quot;X&quot;)">
            <text:p/>
          </table:table-cell>
          <table:table-cell table:style-name="ce114"/>
          <table:table-cell table:style-name="ce81" table:formula="of:=IF(ISBLANK([.AV172]);&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7</text:p>
          </table:table-cell>
          <table:table-cell table:style-name="ce33"/>
          <table:table-cell table:style-name="ce44" office:value-type="string">
            <text:p>iText</text:p>
          </table:table-cell>
          <table:table-cell table:style-name="ce54" office:value-type="string">
            <text:p>Bibliothèque java pour manipuler le PDF </text:p>
          </table:table-cell>
          <table:table-cell table:style-name="ce61" table:formula="of:=SUM(OR(([.M173]=&quot;X&quot;);([.Q173]=&quot;X&quot;));OR(([.U173]=&quot;X&quot;);([.Y173]=&quot;X&quot;));OR(([.AC173]=&quot;X&quot;);([.AG173]=&quot;X&quot;));OR(([.AK173]=&quot;X&quot;);([.AO173]=&quot;X&quot;));OR(([.AS173]=&quot;X&quot;);([.AW173]=&quot;X&quot;));OR(([.BA173]=&quot;X&quot;);([.BE173]=&quot;X&quot;));OR(([.BI173]=&quot;X&quot;);([.BM173]=&quot;X&quot;));OR(([.BQ173]=&quot;X&quot;);([.BU173]=&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73]);ISBLANK([.AN173]));&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73]);&quot;&quot;;&quot;X&quot;)" office:value-type="string" office:string-value="X">
            <text:p>X</text:p>
          </table:table-cell>
          <table:table-cell table:style-name="ce114" office:value-type="string">
            <text:p>Dern. vers. stable </text:p>
          </table:table-cell>
          <table:table-cell table:style-name="ce81" table:formula="of:=IF(ISBLANK([.AV173]);&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8</text:p>
          </table:table-cell>
          <table:table-cell table:style-name="ce33"/>
          <table:table-cell table:style-name="ce44" office:value-type="string">
            <text:p>Apache Velocity</text:p>
          </table:table-cell>
          <table:table-cell table:style-name="ce54" office:value-type="string">
            <text:p>acces à des classes java depuis des pages web </text:p>
          </table:table-cell>
          <table:table-cell table:style-name="ce61" table:formula="of:=SUM(OR(([.M174]=&quot;X&quot;);([.Q174]=&quot;X&quot;));OR(([.U174]=&quot;X&quot;);([.Y174]=&quot;X&quot;));OR(([.AC174]=&quot;X&quot;);([.AG174]=&quot;X&quot;));OR(([.AK174]=&quot;X&quot;);([.AO174]=&quot;X&quot;));OR(([.AS174]=&quot;X&quot;);([.AW174]=&quot;X&quot;));OR(([.BA174]=&quot;X&quot;);([.BE174]=&quot;X&quot;));OR(([.BI174]=&quot;X&quot;);([.BM174]=&quot;X&quot;));OR(([.BQ174]=&quot;X&quot;);([.BU174]=&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74]);ISBLANK([.AN174]));&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74]);&quot;&quot;;&quot;X&quot;)">
            <text:p/>
          </table:table-cell>
          <table:table-cell table:style-name="ce114"/>
          <table:table-cell table:style-name="ce81" table:formula="of:=IF(ISBLANK([.AV174]);&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49</text:p>
          </table:table-cell>
          <table:table-cell table:style-name="ce33"/>
          <table:table-cell table:style-name="ce44" office:value-type="string">
            <text:p>Apache HTTPComponents</text:p>
          </table:table-cell>
          <table:table-cell table:style-name="ce54" office:value-type="string">
            <text:p>Bibliothèque Java de développement d'outils web HTTP </text:p>
          </table:table-cell>
          <table:table-cell table:style-name="ce61" table:formula="of:=SUM(OR(([.M175]=&quot;X&quot;);([.Q175]=&quot;X&quot;));OR(([.U175]=&quot;X&quot;);([.Y175]=&quot;X&quot;));OR(([.AC175]=&quot;X&quot;);([.AG175]=&quot;X&quot;));OR(([.AK175]=&quot;X&quot;);([.AO175]=&quot;X&quot;));OR(([.AS175]=&quot;X&quot;);([.AW175]=&quot;X&quot;));OR(([.BA175]=&quot;X&quot;);([.BE175]=&quot;X&quot;));OR(([.BI175]=&quot;X&quot;);([.BM175]=&quot;X&quot;));OR(([.BQ175]=&quot;X&quot;);([.BU175]=&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75]);ISBLANK([.AN175]));&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75]);&quot;&quot;;&quot;X&quot;)">
            <text:p/>
          </table:table-cell>
          <table:table-cell table:style-name="ce114"/>
          <table:table-cell table:style-name="ce81" table:formula="of:=IF(ISBLANK([.AV175]);&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50</text:p>
          </table:table-cell>
          <table:table-cell table:style-name="ce33"/>
          <table:table-cell table:style-name="ce44" office:value-type="string">
            <text:p>Apache Tiles</text:p>
          </table:table-cell>
          <table:table-cell table:style-name="ce54" office:value-type="string">
            <text:p>Moteur de template pour site web</text:p>
          </table:table-cell>
          <table:table-cell table:style-name="ce61" table:formula="of:=SUM(OR(([.M176]=&quot;X&quot;);([.Q176]=&quot;X&quot;));OR(([.U176]=&quot;X&quot;);([.Y176]=&quot;X&quot;));OR(([.AC176]=&quot;X&quot;);([.AG176]=&quot;X&quot;));OR(([.AK176]=&quot;X&quot;);([.AO176]=&quot;X&quot;));OR(([.AS176]=&quot;X&quot;);([.AW176]=&quot;X&quot;));OR(([.BA176]=&quot;X&quot;);([.BE176]=&quot;X&quot;));OR(([.BI176]=&quot;X&quot;);([.BM176]=&quot;X&quot;));OR(([.BQ176]=&quot;X&quot;);([.BU176]=&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76]);ISBLANK([.AN176]));&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76]);&quot;&quot;;&quot;X&quot;)">
            <text:p/>
          </table:table-cell>
          <table:table-cell table:style-name="ce114"/>
          <table:table-cell table:style-name="ce81" table:formula="of:=IF(ISBLANK([.AV176]);&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51</text:p>
          </table:table-cell>
          <table:table-cell table:style-name="ce33"/>
          <table:table-cell table:style-name="ce44" office:value-type="string">
            <text:p>Metro</text:p>
          </table:table-cell>
          <table:table-cell table:style-name="ce54" office:value-type="string">
            <text:p>Framework Java service web </text:p>
          </table:table-cell>
          <table:table-cell table:style-name="ce61" table:formula="of:=SUM(OR(([.M177]=&quot;X&quot;);([.Q177]=&quot;X&quot;));OR(([.U177]=&quot;X&quot;);([.Y177]=&quot;X&quot;));OR(([.AC177]=&quot;X&quot;);([.AG177]=&quot;X&quot;));OR(([.AK177]=&quot;X&quot;);([.AO177]=&quot;X&quot;));OR(([.AS177]=&quot;X&quot;);([.AW177]=&quot;X&quot;));OR(([.BA177]=&quot;X&quot;);([.BE177]=&quot;X&quot;));OR(([.BI177]=&quot;X&quot;);([.BM177]=&quot;X&quot;));OR(([.BQ177]=&quot;X&quot;);([.BU177]=&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77]);ISBLANK([.AN177]));&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77]);&quot;&quot;;&quot;X&quot;)">
            <text:p/>
          </table:table-cell>
          <table:table-cell table:style-name="ce114"/>
          <table:table-cell table:style-name="ce81" table:formula="of:=IF(ISBLANK([.AV177]);&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52</text:p>
          </table:table-cell>
          <table:table-cell table:style-name="ce33"/>
          <table:table-cell table:style-name="ce44" office:value-type="string">
            <text:p>Yahoo UI</text:p>
          </table:table-cell>
          <table:table-cell table:style-name="ce54" office:value-type="string">
            <text:p>Bibliothèque javascript pour le design d'interface web </text:p>
          </table:table-cell>
          <table:table-cell table:style-name="ce61" table:formula="of:=SUM(OR(([.M178]=&quot;X&quot;);([.Q178]=&quot;X&quot;));OR(([.U178]=&quot;X&quot;);([.Y178]=&quot;X&quot;));OR(([.AC178]=&quot;X&quot;);([.AG178]=&quot;X&quot;));OR(([.AK178]=&quot;X&quot;);([.AO178]=&quot;X&quot;));OR(([.AS178]=&quot;X&quot;);([.AW178]=&quot;X&quot;));OR(([.BA178]=&quot;X&quot;);([.BE178]=&quot;X&quot;));OR(([.BI178]=&quot;X&quot;);([.BM178]=&quot;X&quot;));OR(([.BQ178]=&quot;X&quot;);([.BU178]=&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78]);ISBLANK([.AN178]));&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78]);&quot;&quot;;&quot;X&quot;)">
            <text:p/>
          </table:table-cell>
          <table:table-cell table:style-name="ce114"/>
          <table:table-cell table:style-name="ce81" table:formula="of:=IF(ISBLANK([.AV178]);&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53</text:p>
          </table:table-cell>
          <table:table-cell table:style-name="ce39"/>
          <table:table-cell table:style-name="ce45" office:value-type="string">
            <text:p>Smarty</text:p>
          </table:table-cell>
          <table:table-cell table:style-name="ce54" office:value-type="string">
            <text:p>Moteur de template</text:p>
          </table:table-cell>
          <table:table-cell table:style-name="ce61" table:formula="of:=SUM(OR(([.M179]=&quot;X&quot;);([.Q179]=&quot;X&quot;));OR(([.U179]=&quot;X&quot;);([.Y179]=&quot;X&quot;));OR(([.AC179]=&quot;X&quot;);([.AG179]=&quot;X&quot;));OR(([.AK179]=&quot;X&quot;);([.AO179]=&quot;X&quot;));OR(([.AS179]=&quot;X&quot;);([.AW179]=&quot;X&quot;));OR(([.BA179]=&quot;X&quot;);([.BE179]=&quot;X&quot;));OR(([.BI179]=&quot;X&quot;);([.BM179]=&quot;X&quot;));OR(([.BQ179]=&quot;X&quot;);([.BU179]=&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79]);ISBLANK([.AN179]));&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79]);&quot;&quot;;&quot;X&quot;)">
            <text:p/>
          </table:table-cell>
          <table:table-cell table:style-name="ce114"/>
          <table:table-cell table:style-name="ce81" table:formula="of:=IF(ISBLANK([.AV179]);&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54</text:p>
          </table:table-cell>
          <table:table-cell table:style-name="ce39"/>
          <table:table-cell table:style-name="ce45" office:value-type="string">
            <text:p>Jenkins (ex Hudson)</text:p>
          </table:table-cell>
          <table:table-cell table:style-name="ce55" office:value-type="string">
            <text:p>Outil d'intégration continue</text:p>
          </table:table-cell>
          <table:table-cell table:style-name="ce61" table:formula="of:=SUM(OR(([.M180]=&quot;X&quot;);([.Q180]=&quot;X&quot;));OR(([.U180]=&quot;X&quot;);([.Y180]=&quot;X&quot;));OR(([.AC180]=&quot;X&quot;);([.AG180]=&quot;X&quot;));OR(([.AK180]=&quot;X&quot;);([.AO180]=&quot;X&quot;));OR(([.AS180]=&quot;X&quot;);([.AW180]=&quot;X&quot;));OR(([.BA180]=&quot;X&quot;);([.BE180]=&quot;X&quot;));OR(([.BI180]=&quot;X&quot;);([.BM180]=&quot;X&quot;));OR(([.BQ180]=&quot;X&quot;);([.BU180]=&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0]);ISBLANK([.AN180]));&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0]);&quot;&quot;;&quot;X&quot;)">
            <text:p/>
          </table:table-cell>
          <table:table-cell table:style-name="ce114"/>
          <table:table-cell table:style-name="ce81" table:formula="of:=IF(ISBLANK([.AV180]);&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55</text:p>
          </table:table-cell>
          <table:table-cell table:style-name="ce39"/>
          <table:table-cell table:style-name="ce45" office:value-type="string">
            <text:p>Apache Ivy</text:p>
          </table:table-cell>
          <table:table-cell table:style-name="ce54" office:value-type="string">
            <text:p>Gestionnaire de dépendance</text:p>
          </table:table-cell>
          <table:table-cell table:style-name="ce61" table:formula="of:=SUM(OR(([.M181]=&quot;X&quot;);([.Q181]=&quot;X&quot;));OR(([.U181]=&quot;X&quot;);([.Y181]=&quot;X&quot;));OR(([.AC181]=&quot;X&quot;);([.AG181]=&quot;X&quot;));OR(([.AK181]=&quot;X&quot;);([.AO181]=&quot;X&quot;));OR(([.AS181]=&quot;X&quot;);([.AW181]=&quot;X&quot;));OR(([.BA181]=&quot;X&quot;);([.BE181]=&quot;X&quot;));OR(([.BI181]=&quot;X&quot;);([.BM181]=&quot;X&quot;));OR(([.BQ181]=&quot;X&quot;);([.BU181]=&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1]);ISBLANK([.AN181]));&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1]);&quot;&quot;;&quot;X&quot;)">
            <text:p/>
          </table:table-cell>
          <table:table-cell table:style-name="ce114"/>
          <table:table-cell table:style-name="ce81" table:formula="of:=IF(ISBLANK([.AV181]);&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56</text:p>
          </table:table-cell>
          <table:table-cell table:style-name="ce39"/>
          <table:table-cell table:style-name="ce45" office:value-type="string">
            <text:p>pcre</text:p>
          </table:table-cell>
          <table:table-cell table:style-name="ce51" office:value-type="string">
            <text:p>Bibliothèque d'expressions régulières compatible Perl</text:p>
          </table:table-cell>
          <table:table-cell table:style-name="ce61" table:formula="of:=SUM(OR(([.M182]=&quot;X&quot;);([.Q182]=&quot;X&quot;));OR(([.U182]=&quot;X&quot;);([.Y182]=&quot;X&quot;));OR(([.AC182]=&quot;X&quot;);([.AG182]=&quot;X&quot;));OR(([.AK182]=&quot;X&quot;);([.AO182]=&quot;X&quot;));OR(([.AS182]=&quot;X&quot;);([.AW182]=&quot;X&quot;));OR(([.BA182]=&quot;X&quot;);([.BE182]=&quot;X&quot;));OR(([.BI182]=&quot;X&quot;);([.BM182]=&quot;X&quot;));OR(([.BQ182]=&quot;X&quot;);([.BU182]=&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2]);ISBLANK([.AN182]));&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2]);&quot;&quot;;&quot;X&quot;)">
            <text:p/>
          </table:table-cell>
          <table:table-cell table:style-name="ce114"/>
          <table:table-cell table:style-name="ce81" table:formula="of:=IF(ISBLANK([.AV182]);&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57</text:p>
          </table:table-cell>
          <table:table-cell table:style-name="ce33"/>
          <table:table-cell table:style-name="ce44" office:value-type="string">
            <text:p>squirrel SQL</text:p>
          </table:table-cell>
          <table:table-cell table:style-name="ce54" office:value-type="string">
            <text:p>Client SQL Java </text:p>
          </table:table-cell>
          <table:table-cell table:style-name="ce61" table:formula="of:=SUM(OR(([.M183]=&quot;X&quot;);([.Q183]=&quot;X&quot;));OR(([.U183]=&quot;X&quot;);([.Y183]=&quot;X&quot;));OR(([.AC183]=&quot;X&quot;);([.AG183]=&quot;X&quot;));OR(([.AK183]=&quot;X&quot;);([.AO183]=&quot;X&quot;));OR(([.AS183]=&quot;X&quot;);([.AW183]=&quot;X&quot;));OR(([.BA183]=&quot;X&quot;);([.BE183]=&quot;X&quot;));OR(([.BI183]=&quot;X&quot;);([.BM183]=&quot;X&quot;));OR(([.BQ183]=&quot;X&quot;);([.BU183]=&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83]);ISBLANK([.AN183]));&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83]);&quot;&quot;;&quot;X&quot;)">
            <text:p/>
          </table:table-cell>
          <table:table-cell table:style-name="ce114"/>
          <table:table-cell table:style-name="ce81" table:formula="of:=IF(ISBLANK([.AV183]);&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58</text:p>
          </table:table-cell>
          <table:table-cell table:style-name="ce33"/>
          <table:table-cell table:style-name="ce44" office:value-type="string">
            <text:p>xdoclet</text:p>
          </table:table-cell>
          <table:table-cell table:style-name="ce54" office:value-type="string">
            <text:p>generateur de code java </text:p>
          </table:table-cell>
          <table:table-cell table:style-name="ce61" table:formula="of:=SUM(OR(([.M184]=&quot;X&quot;);([.Q184]=&quot;X&quot;));OR(([.U184]=&quot;X&quot;);([.Y184]=&quot;X&quot;));OR(([.AC184]=&quot;X&quot;);([.AG184]=&quot;X&quot;));OR(([.AK184]=&quot;X&quot;);([.AO184]=&quot;X&quot;));OR(([.AS184]=&quot;X&quot;);([.AW184]=&quot;X&quot;));OR(([.BA184]=&quot;X&quot;);([.BE184]=&quot;X&quot;));OR(([.BI184]=&quot;X&quot;);([.BM184]=&quot;X&quot;));OR(([.BQ184]=&quot;X&quot;);([.BU184]=&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84]);ISBLANK([.AN184]));&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84]);&quot;&quot;;&quot;X&quot;)">
            <text:p/>
          </table:table-cell>
          <table:table-cell table:style-name="ce114"/>
          <table:table-cell table:style-name="ce81" table:formula="of:=IF(ISBLANK([.AV184]);&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59</text:p>
          </table:table-cell>
          <table:table-cell table:style-name="ce39"/>
          <table:table-cell table:style-name="ce45" office:value-type="string">
            <text:p>display Tag</text:p>
          </table:table-cell>
          <table:table-cell table:style-name="ce54" office:value-type="string">
            <text:p>système de balises abstraite pour le web</text:p>
          </table:table-cell>
          <table:table-cell table:style-name="ce61" table:formula="of:=SUM(OR(([.M185]=&quot;X&quot;);([.Q185]=&quot;X&quot;));OR(([.U185]=&quot;X&quot;);([.Y185]=&quot;X&quot;));OR(([.AC185]=&quot;X&quot;);([.AG185]=&quot;X&quot;));OR(([.AK185]=&quot;X&quot;);([.AO185]=&quot;X&quot;));OR(([.AS185]=&quot;X&quot;);([.AW185]=&quot;X&quot;));OR(([.BA185]=&quot;X&quot;);([.BE185]=&quot;X&quot;));OR(([.BI185]=&quot;X&quot;);([.BM185]=&quot;X&quot;));OR(([.BQ185]=&quot;X&quot;);([.BU185]=&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5]);ISBLANK([.AN185]));&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5]);&quot;&quot;;&quot;X&quot;)">
            <text:p/>
          </table:table-cell>
          <table:table-cell table:style-name="ce114"/>
          <table:table-cell table:style-name="ce81" table:formula="of:=IF(ISBLANK([.AV185]);&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60</text:p>
          </table:table-cell>
          <table:table-cell table:style-name="ce33"/>
          <table:table-cell table:style-name="ce44" office:value-type="string">
            <text:p>pdftk</text:p>
          </table:table-cell>
          <table:table-cell table:style-name="ce54" office:value-type="string">
            <text:p>ensemble d'outils de manipulation du format pdf </text:p>
          </table:table-cell>
          <table:table-cell table:style-name="ce61" table:formula="of:=SUM(OR(([.M186]=&quot;X&quot;);([.Q186]=&quot;X&quot;));OR(([.U186]=&quot;X&quot;);([.Y186]=&quot;X&quot;));OR(([.AC186]=&quot;X&quot;);([.AG186]=&quot;X&quot;));OR(([.AK186]=&quot;X&quot;);([.AO186]=&quot;X&quot;));OR(([.AS186]=&quot;X&quot;);([.AW186]=&quot;X&quot;));OR(([.BA186]=&quot;X&quot;);([.BE186]=&quot;X&quot;));OR(([.BI186]=&quot;X&quot;);([.BM186]=&quot;X&quot;));OR(([.BQ186]=&quot;X&quot;);([.BU186]=&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86]);ISBLANK([.AN186]));&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86]);&quot;&quot;;&quot;X&quot;)">
            <text:p/>
          </table:table-cell>
          <table:table-cell table:style-name="ce114"/>
          <table:table-cell table:style-name="ce81" table:formula="of:=IF(ISBLANK([.AV186]);&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61</text:p>
          </table:table-cell>
          <table:table-cell table:style-name="ce39"/>
          <table:table-cell table:style-name="ce45" office:value-type="string">
            <text:p>pmd</text:p>
          </table:table-cell>
          <table:table-cell table:style-name="ce54" office:value-type="string">
            <text:p>Analyseur de code Java </text:p>
          </table:table-cell>
          <table:table-cell table:style-name="ce61" table:formula="of:=SUM(OR(([.M187]=&quot;X&quot;);([.Q187]=&quot;X&quot;));OR(([.U187]=&quot;X&quot;);([.Y187]=&quot;X&quot;));OR(([.AC187]=&quot;X&quot;);([.AG187]=&quot;X&quot;));OR(([.AK187]=&quot;X&quot;);([.AO187]=&quot;X&quot;));OR(([.AS187]=&quot;X&quot;);([.AW187]=&quot;X&quot;));OR(([.BA187]=&quot;X&quot;);([.BE187]=&quot;X&quot;));OR(([.BI187]=&quot;X&quot;);([.BM187]=&quot;X&quot;));OR(([.BQ187]=&quot;X&quot;);([.BU187]=&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7]);ISBLANK([.AN187]));&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7]);&quot;&quot;;&quot;X&quot;)">
            <text:p/>
          </table:table-cell>
          <table:table-cell table:style-name="ce114"/>
          <table:table-cell table:style-name="ce81" table:formula="of:=IF(ISBLANK([.AV187]);&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62</text:p>
          </table:table-cell>
          <table:table-cell table:style-name="ce39"/>
          <table:table-cell table:style-name="ce45" office:value-type="string">
            <text:p>jsch</text:p>
          </table:table-cell>
          <table:table-cell table:style-name="ce54" office:value-type="string">
            <text:p>Implémentation java de SSH2 </text:p>
          </table:table-cell>
          <table:table-cell table:style-name="ce61" table:formula="of:=SUM(OR(([.M188]=&quot;X&quot;);([.Q188]=&quot;X&quot;));OR(([.U188]=&quot;X&quot;);([.Y188]=&quot;X&quot;));OR(([.AC188]=&quot;X&quot;);([.AG188]=&quot;X&quot;));OR(([.AK188]=&quot;X&quot;);([.AO188]=&quot;X&quot;));OR(([.AS188]=&quot;X&quot;);([.AW188]=&quot;X&quot;));OR(([.BA188]=&quot;X&quot;);([.BE188]=&quot;X&quot;));OR(([.BI188]=&quot;X&quot;);([.BM188]=&quot;X&quot;));OR(([.BQ188]=&quot;X&quot;);([.BU188]=&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8]);ISBLANK([.AN188]));&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8]);&quot;&quot;;&quot;X&quot;)">
            <text:p/>
          </table:table-cell>
          <table:table-cell table:style-name="ce114"/>
          <table:table-cell table:style-name="ce81" table:formula="of:=IF(ISBLANK([.AV188]);&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63</text:p>
          </table:table-cell>
          <table:table-cell table:style-name="ce39"/>
          <table:table-cell table:style-name="ce45" office:value-type="string">
            <text:p>jfrog artifactory</text:p>
          </table:table-cell>
          <table:table-cell table:style-name="ce54" office:value-type="string">
            <text:p>gestionnaires de repository </text:p>
          </table:table-cell>
          <table:table-cell table:style-name="ce61" table:formula="of:=SUM(OR(([.M189]=&quot;X&quot;);([.Q189]=&quot;X&quot;));OR(([.U189]=&quot;X&quot;);([.Y189]=&quot;X&quot;));OR(([.AC189]=&quot;X&quot;);([.AG189]=&quot;X&quot;));OR(([.AK189]=&quot;X&quot;);([.AO189]=&quot;X&quot;));OR(([.AS189]=&quot;X&quot;);([.AW189]=&quot;X&quot;));OR(([.BA189]=&quot;X&quot;);([.BE189]=&quot;X&quot;));OR(([.BI189]=&quot;X&quot;);([.BM189]=&quot;X&quot;));OR(([.BQ189]=&quot;X&quot;);([.BU189]=&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89]);ISBLANK([.AN189]));&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89]);&quot;&quot;;&quot;X&quot;)">
            <text:p/>
          </table:table-cell>
          <table:table-cell table:style-name="ce114"/>
          <table:table-cell table:style-name="ce81" table:formula="of:=IF(ISBLANK([.AV189]);&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64</text:p>
          </table:table-cell>
          <table:table-cell table:style-name="ce33"/>
          <table:table-cell table:style-name="ce44" office:value-type="string">
            <text:p>cargo</text:p>
          </table:table-cell>
          <table:table-cell table:style-name="ce54" office:value-type="string">
            <text:p>Wrapper pour containers JEE </text:p>
          </table:table-cell>
          <table:table-cell table:style-name="ce61" table:formula="of:=SUM(OR(([.M190]=&quot;X&quot;);([.Q190]=&quot;X&quot;));OR(([.U190]=&quot;X&quot;);([.Y190]=&quot;X&quot;));OR(([.AC190]=&quot;X&quot;);([.AG190]=&quot;X&quot;));OR(([.AK190]=&quot;X&quot;);([.AO190]=&quot;X&quot;));OR(([.AS190]=&quot;X&quot;);([.AW190]=&quot;X&quot;));OR(([.BA190]=&quot;X&quot;);([.BE190]=&quot;X&quot;));OR(([.BI190]=&quot;X&quot;);([.BM190]=&quot;X&quot;));OR(([.BQ190]=&quot;X&quot;);([.BU190]=&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90]);ISBLANK([.AN190]));&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90]);&quot;&quot;;&quot;X&quot;)">
            <text:p/>
          </table:table-cell>
          <table:table-cell table:style-name="ce114"/>
          <table:table-cell table:style-name="ce81" table:formula="of:=IF(ISBLANK([.AV190]);&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65</text:p>
          </table:table-cell>
          <table:table-cell table:style-name="ce33"/>
          <table:table-cell table:style-name="ce44" office:value-type="string">
            <text:p>open JDK</text:p>
          </table:table-cell>
          <table:table-cell table:style-name="ce54" office:value-type="string">
            <text:p>Kit de développement Java libre </text:p>
          </table:table-cell>
          <table:table-cell table:style-name="ce61" table:formula="of:=SUM(OR(([.M191]=&quot;X&quot;);([.Q191]=&quot;X&quot;));OR(([.U191]=&quot;X&quot;);([.Y191]=&quot;X&quot;));OR(([.AC191]=&quot;X&quot;);([.AG191]=&quot;X&quot;));OR(([.AK191]=&quot;X&quot;);([.AO191]=&quot;X&quot;));OR(([.AS191]=&quot;X&quot;);([.AW191]=&quot;X&quot;));OR(([.BA191]=&quot;X&quot;);([.BE191]=&quot;X&quot;));OR(([.BI191]=&quot;X&quot;);([.BM191]=&quot;X&quot;));OR(([.BQ191]=&quot;X&quot;);([.BU191]=&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office:value-type="string">
            <text:p>X</text:p>
          </table:table-cell>
          <table:table-cell table:style-name="ce85" office:value-type="string">
            <text:p>1.6.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191]);ISBLANK([.AN191]));&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91]);&quot;&quot;;&quot;X&quot;)">
            <text:p/>
          </table:table-cell>
          <table:table-cell table:style-name="ce114"/>
          <table:table-cell table:style-name="ce81" table:formula="of:=IF(ISBLANK([.AV191]);&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66</text:p>
          </table:table-cell>
          <table:table-cell table:style-name="ce39"/>
          <table:table-cell table:style-name="ce45" office:value-type="string">
            <text:p>R</text:p>
          </table:table-cell>
          <table:table-cell table:style-name="ce51"/>
          <table:table-cell table:style-name="ce61" table:formula="of:=SUM(OR(([.M192]=&quot;X&quot;);([.Q192]=&quot;X&quot;));OR(([.U192]=&quot;X&quot;);([.Y192]=&quot;X&quot;));OR(([.AC192]=&quot;X&quot;);([.AG192]=&quot;X&quot;));OR(([.AK192]=&quot;X&quot;);([.AO192]=&quot;X&quot;));OR(([.AS192]=&quot;X&quot;);([.AW192]=&quot;X&quot;));OR(([.BA192]=&quot;X&quot;);([.BE192]=&quot;X&quot;));OR(([.BI192]=&quot;X&quot;);([.BM192]=&quot;X&quot;));OR(([.BQ192]=&quot;X&quot;);([.BU192]=&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92]);ISBLANK([.AN192]));&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92]);&quot;&quot;;&quot;X&quot;)">
            <text:p/>
          </table:table-cell>
          <table:table-cell table:style-name="ce114"/>
          <table:table-cell table:style-name="ce81" table:formula="of:=IF(ISBLANK([.AV192]);&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67</text:p>
          </table:table-cell>
          <table:table-cell table:style-name="ce39"/>
          <table:table-cell table:style-name="ce45" office:value-type="string">
            <text:p>NSIS</text:p>
          </table:table-cell>
          <table:table-cell table:style-name="ce54" office:value-type="string">
            <text:p>générateur d'installeur pour Windows </text:p>
          </table:table-cell>
          <table:table-cell table:style-name="ce61" table:formula="of:=SUM(OR(([.M193]=&quot;X&quot;);([.Q193]=&quot;X&quot;));OR(([.U193]=&quot;X&quot;);([.Y193]=&quot;X&quot;));OR(([.AC193]=&quot;X&quot;);([.AG193]=&quot;X&quot;));OR(([.AK193]=&quot;X&quot;);([.AO193]=&quot;X&quot;));OR(([.AS193]=&quot;X&quot;);([.AW193]=&quot;X&quot;));OR(([.BA193]=&quot;X&quot;);([.BE193]=&quot;X&quot;));OR(([.BI193]=&quot;X&quot;);([.BM193]=&quot;X&quot;));OR(([.BQ193]=&quot;X&quot;);([.BU193]=&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93]);ISBLANK([.AN193]));&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93]);&quot;&quot;;&quot;X&quot;)">
            <text:p/>
          </table:table-cell>
          <table:table-cell table:style-name="ce114"/>
          <table:table-cell table:style-name="ce81" table:formula="of:=IF(ISBLANK([.AV193]);&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68</text:p>
          </table:table-cell>
          <table:table-cell table:style-name="ce33"/>
          <table:table-cell table:style-name="ce44" office:value-type="string">
            <text:p>metrics</text:p>
          </table:table-cell>
          <table:table-cell table:style-name="ce54" office:value-type="string">
            <text:p>Métriques et dépendances pour Eclipse </text:p>
          </table:table-cell>
          <table:table-cell table:style-name="ce61" table:formula="of:=SUM(OR(([.M194]=&quot;X&quot;);([.Q194]=&quot;X&quot;));OR(([.U194]=&quot;X&quot;);([.Y194]=&quot;X&quot;));OR(([.AC194]=&quot;X&quot;);([.AG194]=&quot;X&quot;));OR(([.AK194]=&quot;X&quot;);([.AO194]=&quot;X&quot;));OR(([.AS194]=&quot;X&quot;);([.AW194]=&quot;X&quot;));OR(([.BA194]=&quot;X&quot;);([.BE194]=&quot;X&quot;));OR(([.BI194]=&quot;X&quot;);([.BM194]=&quot;X&quot;));OR(([.BQ194]=&quot;X&quot;);([.BU194]=&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94]);ISBLANK([.AN194]));&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94]);&quot;&quot;;&quot;X&quot;)">
            <text:p/>
          </table:table-cell>
          <table:table-cell table:style-name="ce114"/>
          <table:table-cell table:style-name="ce81" table:formula="of:=IF(ISBLANK([.AV194]);&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69</text:p>
          </table:table-cell>
          <table:table-cell table:style-name="ce39"/>
          <table:table-cell table:style-name="ce45" office:value-type="string">
            <text:p>cobol-IT</text:p>
          </table:table-cell>
          <table:table-cell table:style-name="ce54" office:value-type="string">
            <text:p>Le compilateur COBOL-IT </text:p>
          </table:table-cell>
          <table:table-cell table:style-name="ce61" table:formula="of:=SUM(OR(([.M195]=&quot;X&quot;);([.Q195]=&quot;X&quot;));OR(([.U195]=&quot;X&quot;);([.Y195]=&quot;X&quot;));OR(([.AC195]=&quot;X&quot;);([.AG195]=&quot;X&quot;));OR(([.AK195]=&quot;X&quot;);([.AO195]=&quot;X&quot;));OR(([.AS195]=&quot;X&quot;);([.AW195]=&quot;X&quot;));OR(([.BA195]=&quot;X&quot;);([.BE195]=&quot;X&quot;));OR(([.BI195]=&quot;X&quot;);([.BM195]=&quot;X&quot;));OR(([.BQ195]=&quot;X&quot;);([.BU195]=&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95]);ISBLANK([.AN195]));&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95]);&quot;&quot;;&quot;X&quot;)">
            <text:p/>
          </table:table-cell>
          <table:table-cell table:style-name="ce114"/>
          <table:table-cell table:style-name="ce81" table:formula="of:=IF(ISBLANK([.AV195]);&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70</text:p>
          </table:table-cell>
          <table:table-cell table:style-name="ce33"/>
          <table:table-cell table:style-name="ce44" office:value-type="string">
            <text:p>cobertura</text:p>
          </table:table-cell>
          <table:table-cell table:style-name="ce54" office:value-type="string">
            <text:p>calcul de couverture des tests fonctionnels</text:p>
          </table:table-cell>
          <table:table-cell table:style-name="ce61" table:formula="of:=SUM(OR(([.M196]=&quot;X&quot;);([.Q196]=&quot;X&quot;));OR(([.U196]=&quot;X&quot;);([.Y196]=&quot;X&quot;));OR(([.AC196]=&quot;X&quot;);([.AG196]=&quot;X&quot;));OR(([.AK196]=&quot;X&quot;);([.AO196]=&quot;X&quot;));OR(([.AS196]=&quot;X&quot;);([.AW196]=&quot;X&quot;));OR(([.BA196]=&quot;X&quot;);([.BE196]=&quot;X&quot;));OR(([.BI196]=&quot;X&quot;);([.BM196]=&quot;X&quot;));OR(([.BQ196]=&quot;X&quot;);([.BU196]=&quot;X&quot;)))" office:value-type="float" office:value="3">
            <text:p>3</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96]);ISBLANK([.AN196]));&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96]);&quot;&quot;;&quot;X&quot;)" office:value-type="string" office:string-value="X">
            <text:p>X</text:p>
          </table:table-cell>
          <table:table-cell table:style-name="ce114" office:value-type="string">
            <text:p>Dern. vers. stable </text:p>
          </table:table-cell>
          <table:table-cell table:style-name="ce81" table:formula="of:=IF(ISBLANK([.AV19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71</text:p>
          </table:table-cell>
          <table:table-cell table:style-name="ce33"/>
          <table:table-cell table:style-name="ce44" office:value-type="string">
            <text:p>findbug</text:p>
          </table:table-cell>
          <table:table-cell table:style-name="ce54" office:value-type="string">
            <text:p>analyseur statique pour java </text:p>
          </table:table-cell>
          <table:table-cell table:style-name="ce61" table:formula="of:=SUM(OR(([.M197]=&quot;X&quot;);([.Q197]=&quot;X&quot;));OR(([.U197]=&quot;X&quot;);([.Y197]=&quot;X&quot;));OR(([.AC197]=&quot;X&quot;);([.AG197]=&quot;X&quot;));OR(([.AK197]=&quot;X&quot;);([.AO197]=&quot;X&quot;));OR(([.AS197]=&quot;X&quot;);([.AW197]=&quot;X&quot;));OR(([.BA197]=&quot;X&quot;);([.BE197]=&quot;X&quot;));OR(([.BI197]=&quot;X&quot;);([.BM197]=&quot;X&quot;));OR(([.BQ197]=&quot;X&quot;);([.BU197]=&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197]);ISBLANK([.AN197]));&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197]);&quot;&quot;;&quot;X&quot;)" office:value-type="string" office:string-value="X">
            <text:p>X</text:p>
          </table:table-cell>
          <table:table-cell table:style-name="ce114" office:value-type="string">
            <text:p>Dern. vers. stable </text:p>
          </table:table-cell>
          <table:table-cell table:style-name="ce81" table:formula="of:=IF(ISBLANK([.AV19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5" office:value-type="string">
            <text:p><text:s/>3-72</text:p>
          </table:table-cell>
          <table:table-cell table:style-name="ce39"/>
          <table:table-cell table:style-name="ce45" office:value-type="string">
            <text:p>jopr</text:p>
          </table:table-cell>
          <table:table-cell table:style-name="ce54" office:value-type="string">
            <text:p>outil de monitoring open source pour différents serveurs/services d'application comme par exemple JBOSS </text:p>
          </table:table-cell>
          <table:table-cell table:style-name="ce61" table:formula="of:=SUM(OR(([.M198]=&quot;X&quot;);([.Q198]=&quot;X&quot;));OR(([.U198]=&quot;X&quot;);([.Y198]=&quot;X&quot;));OR(([.AC198]=&quot;X&quot;);([.AG198]=&quot;X&quot;));OR(([.AK198]=&quot;X&quot;);([.AO198]=&quot;X&quot;));OR(([.AS198]=&quot;X&quot;);([.AW198]=&quot;X&quot;));OR(([.BA198]=&quot;X&quot;);([.BE198]=&quot;X&quot;));OR(([.BI198]=&quot;X&quot;);([.BM198]=&quot;X&quot;));OR(([.BQ198]=&quot;X&quot;);([.BU198]=&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198]);ISBLANK([.AN198]));&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98]);&quot;&quot;;&quot;X&quot;)">
            <text:p/>
          </table:table-cell>
          <table:table-cell table:style-name="ce114"/>
          <table:table-cell table:style-name="ce81" table:formula="of:=IF(ISBLANK([.AV198]);&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73</text:p>
          </table:table-cell>
          <table:table-cell table:style-name="ce33"/>
          <table:table-cell table:style-name="ce44" office:value-type="string">
            <text:p>APC</text:p>
          </table:table-cell>
          <table:table-cell table:style-name="ce54" office:value-type="string">
            <text:p>Outil pour mise en cache et optimisation du code intermédiaire PHP </text:p>
          </table:table-cell>
          <table:table-cell table:style-name="ce61" table:formula="of:=SUM(OR(([.M199]=&quot;X&quot;);([.Q199]=&quot;X&quot;));OR(([.U199]=&quot;X&quot;);([.Y199]=&quot;X&quot;));OR(([.AC199]=&quot;X&quot;);([.AG199]=&quot;X&quot;));OR(([.AK199]=&quot;X&quot;);([.AO199]=&quot;X&quot;));OR(([.AS199]=&quot;X&quot;);([.AW199]=&quot;X&quot;));OR(([.BA199]=&quot;X&quot;);([.BE199]=&quot;X&quot;));OR(([.BI199]=&quot;X&quot;);([.BM199]=&quot;X&quot;));OR(([.BQ199]=&quot;X&quot;);([.BU199]=&quot;X&quot;)))" office:value-type="float" office:value="2">
            <text:p>2</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office:value-type="string">
            <text:p>X</text:p>
          </table:table-cell>
          <table:table-cell table:style-name="ce85" office:value-type="string">
            <text:p>3.0.x, 3.1.x</text:p>
          </table:table-cell>
          <table:table-cell table:style-name="ce105" table:number-columns-repeated="2"/>
          <table:table-cell table:style-name="ce88" office:value-type="string">
            <text:p>X</text:p>
          </table:table-cell>
          <table:table-cell table:style-name="ce88" table:number-columns-repeated="3"/>
          <table:table-cell table:style-name="ce89" table:formula="of:=IF(AND(ISBLANK([.AL199]);ISBLANK([.AN199]));&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199]);&quot;&quot;;&quot;X&quot;)">
            <text:p/>
          </table:table-cell>
          <table:table-cell table:style-name="ce114"/>
          <table:table-cell table:style-name="ce81" table:formula="of:=IF(ISBLANK([.AV199]);&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office:value-type="string">
            <text:p>X</text:p>
          </table:table-cell>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74</text:p>
          </table:table-cell>
          <table:table-cell table:style-name="ce33"/>
          <table:table-cell table:style-name="ce44" office:value-type="string">
            <text:p>nexus</text:p>
          </table:table-cell>
          <table:table-cell table:style-name="ce54" office:value-type="string">
            <text:p>gestionnaire de serveurs maven </text:p>
          </table:table-cell>
          <table:table-cell table:style-name="ce61" table:formula="of:=SUM(OR(([.M200]=&quot;X&quot;);([.Q200]=&quot;X&quot;));OR(([.U200]=&quot;X&quot;);([.Y200]=&quot;X&quot;));OR(([.AC200]=&quot;X&quot;);([.AG200]=&quot;X&quot;));OR(([.AK200]=&quot;X&quot;);([.AO200]=&quot;X&quot;));OR(([.AS200]=&quot;X&quot;);([.AW200]=&quot;X&quot;));OR(([.BA200]=&quot;X&quot;);([.BE200]=&quot;X&quot;));OR(([.BI200]=&quot;X&quot;);([.BM200]=&quot;X&quot;));OR(([.BQ200]=&quot;X&quot;);([.BU200]=&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200]);ISBLANK([.AN200]));&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200]);&quot;&quot;;&quot;X&quot;)" office:value-type="string" office:string-value="X">
            <text:p>X</text:p>
          </table:table-cell>
          <table:table-cell table:style-name="ce114" office:value-type="string">
            <text:p>Dern. vers. stable </text:p>
          </table:table-cell>
          <table:table-cell table:style-name="ce81" table:formula="of:=IF(ISBLANK([.AV200]);&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office:value-type="string">
            <text:p>Domaine 3- Langages et les frameworks de développement</text:p>
          </table:covered-table-cell>
          <table:table-cell/>
          <table:table-cell table:style-name="ce24" office:value-type="string">
            <text:p><text:s/>3-75</text:p>
          </table:table-cell>
          <table:table-cell table:style-name="ce33"/>
          <table:table-cell table:style-name="ce44" office:value-type="string">
            <text:p>jstl</text:p>
          </table:table-cell>
          <table:table-cell table:style-name="ce54" office:value-type="string">
            <text:p>librairie de génération de code javascript pour Java </text:p>
          </table:table-cell>
          <table:table-cell table:style-name="ce61" table:formula="of:=SUM(OR(([.M201]=&quot;X&quot;);([.Q201]=&quot;X&quot;));OR(([.U201]=&quot;X&quot;);([.Y201]=&quot;X&quot;));OR(([.AC201]=&quot;X&quot;);([.AG201]=&quot;X&quot;));OR(([.AK201]=&quot;X&quot;);([.AO201]=&quot;X&quot;));OR(([.AS201]=&quot;X&quot;);([.AW201]=&quot;X&quot;));OR(([.BA201]=&quot;X&quot;);([.BE201]=&quot;X&quot;));OR(([.BI201]=&quot;X&quot;);([.BM201]=&quot;X&quot;));OR(([.BQ201]=&quot;X&quot;);([.BU201]=&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201]);ISBLANK([.AN201]));&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201]);&quot;&quot;;&quot;X&quot;)">
            <text:p/>
          </table:table-cell>
          <table:table-cell table:style-name="ce114"/>
          <table:table-cell table:style-name="ce81" table:formula="of:=IF(ISBLANK([.AV201]);&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6" office:value-type="string">
            <text:p>Request Tracker</text:p>
          </table:table-cell>
          <table:table-cell table:style-name="ce51"/>
          <table:table-cell table:style-name="ce61" table:formula="of:=SUM(OR(([.M202]=&quot;X&quot;);([.Q202]=&quot;X&quot;));OR(([.U202]=&quot;X&quot;);([.Y202]=&quot;X&quot;));OR(([.AC202]=&quot;X&quot;);([.AG202]=&quot;X&quot;));OR(([.AK202]=&quot;X&quot;);([.AO202]=&quot;X&quot;));OR(([.AS202]=&quot;X&quot;);([.AW202]=&quot;X&quot;));OR(([.BA202]=&quot;X&quot;);([.BE202]=&quot;X&quot;));OR(([.BI202]=&quot;X&quot;);([.BM202]=&quot;X&quot;));OR(([.BQ202]=&quot;X&quot;);([.BU202]=&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2]);ISBLANK([.AN202]));&quot;&quot;;&quot;X&quot;)" office:value-type="string" office:string-value="X">
            <text:p>X</text:p>
          </table:table-cell>
          <table:table-cell table:style-name="ce95"/>
          <table:table-cell table:style-name="ce89" office:value-type="string">
            <text:p>X</text:p>
          </table:table-cell>
          <table:table-cell table:style-name="ce112" office:value-type="string">
            <text:p>3.8.8 (puis 4x</text:p>
          </table:table-cell>
          <table:table-cell table:style-name="ce88"/>
          <table:table-cell table:style-name="ce88" table:number-columns-repeated="3"/>
          <table:table-cell table:style-name="ce81" table:formula="of:=IF(ISBLANK([.AT202]);&quot;&quot;;&quot;X&quot;)">
            <text:p/>
          </table:table-cell>
          <table:table-cell table:style-name="ce114"/>
          <table:table-cell table:style-name="ce81" table:formula="of:=IF(ISBLANK([.AV202]);&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Ejabberd</text:p>
          </table:table-cell>
          <table:table-cell table:style-name="ce52" office:value-type="string">
            <text:p>collaboratif</text:p>
          </table:table-cell>
          <table:table-cell table:style-name="ce61" table:formula="of:=SUM(OR(([.M203]=&quot;X&quot;);([.Q203]=&quot;X&quot;));OR(([.U203]=&quot;X&quot;);([.Y203]=&quot;X&quot;));OR(([.AC203]=&quot;X&quot;);([.AG203]=&quot;X&quot;));OR(([.AK203]=&quot;X&quot;);([.AO203]=&quot;X&quot;));OR(([.AS203]=&quot;X&quot;);([.AW203]=&quot;X&quot;));OR(([.BA203]=&quot;X&quot;);([.BE203]=&quot;X&quot;));OR(([.BI203]=&quot;X&quot;);([.BM203]=&quot;X&quot;));OR(([.BQ203]=&quot;X&quot;);([.BU203]=&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3]);ISBLANK([.AN203]));&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3]);&quot;&quot;;&quot;X&quot;)" office:value-type="string" office:string-value="X">
            <text:p>X</text:p>
          </table:table-cell>
          <table:table-cell table:style-name="ce114" office:value-type="string">
            <text:p>Dern. vers. stable </text:p>
          </table:table-cell>
          <table:table-cell table:style-name="ce81" table:formula="of:=IF(ISBLANK([.AV203]);&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Pidgin</text:p>
          </table:table-cell>
          <table:table-cell table:style-name="ce52" office:value-type="string">
            <text:p>Collaboratif</text:p>
          </table:table-cell>
          <table:table-cell table:style-name="ce61" table:formula="of:=SUM(OR(([.M204]=&quot;X&quot;);([.Q204]=&quot;X&quot;));OR(([.U204]=&quot;X&quot;);([.Y204]=&quot;X&quot;));OR(([.AC204]=&quot;X&quot;);([.AG204]=&quot;X&quot;));OR(([.AK204]=&quot;X&quot;);([.AO204]=&quot;X&quot;));OR(([.AS204]=&quot;X&quot;);([.AW204]=&quot;X&quot;));OR(([.BA204]=&quot;X&quot;);([.BE204]=&quot;X&quot;));OR(([.BI204]=&quot;X&quot;);([.BM204]=&quot;X&quot;));OR(([.BQ204]=&quot;X&quot;);([.BU204]=&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4]);ISBLANK([.AN204]));&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4]);&quot;&quot;;&quot;X&quot;)" office:value-type="string" office:string-value="X">
            <text:p>X</text:p>
          </table:table-cell>
          <table:table-cell table:style-name="ce114" office:value-type="string">
            <text:p>Dern. vers. stable </text:p>
          </table:table-cell>
          <table:table-cell table:style-name="ce81" table:formula="of:=IF(ISBLANK([.AV204]);&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svk</text:p>
          </table:table-cell>
          <table:table-cell table:style-name="ce52" office:value-type="string">
            <text:p>collaboratif</text:p>
          </table:table-cell>
          <table:table-cell table:style-name="ce61" table:formula="of:=SUM(OR(([.M205]=&quot;X&quot;);([.Q205]=&quot;X&quot;));OR(([.U205]=&quot;X&quot;);([.Y205]=&quot;X&quot;));OR(([.AC205]=&quot;X&quot;);([.AG205]=&quot;X&quot;));OR(([.AK205]=&quot;X&quot;);([.AO205]=&quot;X&quot;));OR(([.AS205]=&quot;X&quot;);([.AW205]=&quot;X&quot;));OR(([.BA205]=&quot;X&quot;);([.BE205]=&quot;X&quot;));OR(([.BI205]=&quot;X&quot;);([.BM205]=&quot;X&quot;));OR(([.BQ205]=&quot;X&quot;);([.BU205]=&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5]);ISBLANK([.AN205]));&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5]);&quot;&quot;;&quot;X&quot;)" office:value-type="string" office:string-value="X">
            <text:p>X</text:p>
          </table:table-cell>
          <table:table-cell table:style-name="ce114" office:value-type="string">
            <text:p>Dern. vers. stable </text:p>
          </table:table-cell>
          <table:table-cell table:style-name="ce81" table:formula="of:=IF(ISBLANK([.AV205]);&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CXF</text:p>
          </table:table-cell>
          <table:table-cell table:style-name="ce52" office:value-type="string">
            <text:p>services web</text:p>
          </table:table-cell>
          <table:table-cell table:style-name="ce61" table:formula="of:=SUM(OR(([.M206]=&quot;X&quot;);([.Q206]=&quot;X&quot;));OR(([.U206]=&quot;X&quot;);([.Y206]=&quot;X&quot;));OR(([.AC206]=&quot;X&quot;);([.AG206]=&quot;X&quot;));OR(([.AK206]=&quot;X&quot;);([.AO206]=&quot;X&quot;));OR(([.AS206]=&quot;X&quot;);([.AW206]=&quot;X&quot;));OR(([.BA206]=&quot;X&quot;);([.BE206]=&quot;X&quot;));OR(([.BI206]=&quot;X&quot;);([.BM206]=&quot;X&quot;));OR(([.BQ206]=&quot;X&quot;);([.BU206]=&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6]);ISBLANK([.AN206]));&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6]);&quot;&quot;;&quot;X&quot;)" office:value-type="string" office:string-value="X">
            <text:p>X</text:p>
          </table:table-cell>
          <table:table-cell table:style-name="ce114" office:value-type="string">
            <text:p>Dern. vers. stable </text:p>
          </table:table-cell>
          <table:table-cell table:style-name="ce81" table:formula="of:=IF(ISBLANK([.AV206]);&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Xming</text:p>
          </table:table-cell>
          <table:table-cell table:style-name="ce52" office:value-type="string">
            <text:p>emulation de terminal</text:p>
          </table:table-cell>
          <table:table-cell table:style-name="ce61" table:formula="of:=SUM(OR(([.M207]=&quot;X&quot;);([.Q207]=&quot;X&quot;));OR(([.U207]=&quot;X&quot;);([.Y207]=&quot;X&quot;));OR(([.AC207]=&quot;X&quot;);([.AG207]=&quot;X&quot;));OR(([.AK207]=&quot;X&quot;);([.AO207]=&quot;X&quot;));OR(([.AS207]=&quot;X&quot;);([.AW207]=&quot;X&quot;));OR(([.BA207]=&quot;X&quot;);([.BE207]=&quot;X&quot;));OR(([.BI207]=&quot;X&quot;);([.BM207]=&quot;X&quot;));OR(([.BQ207]=&quot;X&quot;);([.BU207]=&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7]);ISBLANK([.AN207]));&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7]);&quot;&quot;;&quot;X&quot;)" office:value-type="string" office:string-value="X">
            <text:p>X</text:p>
          </table:table-cell>
          <table:table-cell table:style-name="ce114" office:value-type="string">
            <text:p>Dern. vers. stable </text:p>
          </table:table-cell>
          <table:table-cell table:style-name="ce81" table:formula="of:=IF(ISBLANK([.AV207]);&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Clover</text:p>
          </table:table-cell>
          <table:table-cell table:style-name="ce52" office:value-type="string">
            <text:p>qualité du code</text:p>
          </table:table-cell>
          <table:table-cell table:style-name="ce61" table:formula="of:=SUM(OR(([.M208]=&quot;X&quot;);([.Q208]=&quot;X&quot;));OR(([.U208]=&quot;X&quot;);([.Y208]=&quot;X&quot;));OR(([.AC208]=&quot;X&quot;);([.AG208]=&quot;X&quot;));OR(([.AK208]=&quot;X&quot;);([.AO208]=&quot;X&quot;));OR(([.AS208]=&quot;X&quot;);([.AW208]=&quot;X&quot;));OR(([.BA208]=&quot;X&quot;);([.BE208]=&quot;X&quot;));OR(([.BI208]=&quot;X&quot;);([.BM208]=&quot;X&quot;));OR(([.BQ208]=&quot;X&quot;);([.BU208]=&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8]);ISBLANK([.AN208]));&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8]);&quot;&quot;;&quot;X&quot;)" office:value-type="string" office:string-value="X">
            <text:p>X</text:p>
          </table:table-cell>
          <table:table-cell table:style-name="ce114" office:value-type="string">
            <text:p>Dern. vers. stable </text:p>
          </table:table-cell>
          <table:table-cell table:style-name="ce81" table:formula="of:=IF(ISBLANK([.AV208]);&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PMD</text:p>
          </table:table-cell>
          <table:table-cell table:style-name="ce52" office:value-type="string">
            <text:p>qualité du code</text:p>
          </table:table-cell>
          <table:table-cell table:style-name="ce61" table:formula="of:=SUM(OR(([.M209]=&quot;X&quot;);([.Q209]=&quot;X&quot;));OR(([.U209]=&quot;X&quot;);([.Y209]=&quot;X&quot;));OR(([.AC209]=&quot;X&quot;);([.AG209]=&quot;X&quot;));OR(([.AK209]=&quot;X&quot;);([.AO209]=&quot;X&quot;));OR(([.AS209]=&quot;X&quot;);([.AW209]=&quot;X&quot;));OR(([.BA209]=&quot;X&quot;);([.BE209]=&quot;X&quot;));OR(([.BI209]=&quot;X&quot;);([.BM209]=&quot;X&quot;));OR(([.BQ209]=&quot;X&quot;);([.BU209]=&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09]);ISBLANK([.AN209]));&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09]);&quot;&quot;;&quot;X&quot;)" office:value-type="string" office:string-value="X">
            <text:p>X</text:p>
          </table:table-cell>
          <table:table-cell table:style-name="ce114" office:value-type="string">
            <text:p>Dern. vers. stable </text:p>
          </table:table-cell>
          <table:table-cell table:style-name="ce81" table:formula="of:=IF(ISBLANK([.AV209]);&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CheckStyle </text:p>
          </table:table-cell>
          <table:table-cell table:style-name="ce52" office:value-type="string">
            <text:p>qualité du code</text:p>
          </table:table-cell>
          <table:table-cell table:style-name="ce61" table:formula="of:=SUM(OR(([.M210]=&quot;X&quot;);([.Q210]=&quot;X&quot;));OR(([.U210]=&quot;X&quot;);([.Y210]=&quot;X&quot;));OR(([.AC210]=&quot;X&quot;);([.AG210]=&quot;X&quot;));OR(([.AK210]=&quot;X&quot;);([.AO210]=&quot;X&quot;));OR(([.AS210]=&quot;X&quot;);([.AW210]=&quot;X&quot;));OR(([.BA210]=&quot;X&quot;);([.BE210]=&quot;X&quot;));OR(([.BI210]=&quot;X&quot;);([.BM210]=&quot;X&quot;));OR(([.BQ210]=&quot;X&quot;);([.BU210]=&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0]);ISBLANK([.AN210]));&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0]);&quot;&quot;;&quot;X&quot;)" office:value-type="string" office:string-value="X">
            <text:p>X</text:p>
          </table:table-cell>
          <table:table-cell table:style-name="ce114" office:value-type="string">
            <text:p>Dern. vers. stable </text:p>
          </table:table-cell>
          <table:table-cell table:style-name="ce81" table:formula="of:=IF(ISBLANK([.AV210]);&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squash</text:p>
          </table:table-cell>
          <table:table-cell table:style-name="ce52" office:value-type="string">
            <text:p>tests</text:p>
          </table:table-cell>
          <table:table-cell table:style-name="ce61" table:formula="of:=SUM(OR(([.M211]=&quot;X&quot;);([.Q211]=&quot;X&quot;));OR(([.U211]=&quot;X&quot;);([.Y211]=&quot;X&quot;));OR(([.AC211]=&quot;X&quot;);([.AG211]=&quot;X&quot;));OR(([.AK211]=&quot;X&quot;);([.AO211]=&quot;X&quot;));OR(([.AS211]=&quot;X&quot;);([.AW211]=&quot;X&quot;));OR(([.BA211]=&quot;X&quot;);([.BE211]=&quot;X&quot;));OR(([.BI211]=&quot;X&quot;);([.BM211]=&quot;X&quot;));OR(([.BQ211]=&quot;X&quot;);([.BU211]=&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1]);ISBLANK([.AN211]));&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1]);&quot;&quot;;&quot;X&quot;)" office:value-type="string" office:string-value="X">
            <text:p>X</text:p>
          </table:table-cell>
          <table:table-cell table:style-name="ce114" office:value-type="string">
            <text:p>Dern. vers. stable </text:p>
          </table:table-cell>
          <table:table-cell table:style-name="ce81" table:formula="of:=IF(ISBLANK([.AV211]);&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depend </text:p>
          </table:table-cell>
          <table:table-cell table:style-name="ce52" office:value-type="string">
            <text:p>qualité du code</text:p>
          </table:table-cell>
          <table:table-cell table:style-name="ce61" table:formula="of:=SUM(OR(([.M212]=&quot;X&quot;);([.Q212]=&quot;X&quot;));OR(([.U212]=&quot;X&quot;);([.Y212]=&quot;X&quot;));OR(([.AC212]=&quot;X&quot;);([.AG212]=&quot;X&quot;));OR(([.AK212]=&quot;X&quot;);([.AO212]=&quot;X&quot;));OR(([.AS212]=&quot;X&quot;);([.AW212]=&quot;X&quot;));OR(([.BA212]=&quot;X&quot;);([.BE212]=&quot;X&quot;));OR(([.BI212]=&quot;X&quot;);([.BM212]=&quot;X&quot;));OR(([.BQ212]=&quot;X&quot;);([.BU212]=&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2]);ISBLANK([.AN212]));&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2]);&quot;&quot;;&quot;X&quot;)" office:value-type="string" office:string-value="X">
            <text:p>X</text:p>
          </table:table-cell>
          <table:table-cell table:style-name="ce114" office:value-type="string">
            <text:p>Dern. vers. stable </text:p>
          </table:table-cell>
          <table:table-cell table:style-name="ce81" table:formula="of:=IF(ISBLANK([.AV212]);&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29" office:value-type="string">
            <text:p>JavcaNCSS</text:p>
          </table:table-cell>
          <table:table-cell table:style-name="ce52" office:value-type="string">
            <text:p>qualité du code</text:p>
          </table:table-cell>
          <table:table-cell table:style-name="ce61" table:formula="of:=SUM(OR(([.M213]=&quot;X&quot;);([.Q213]=&quot;X&quot;));OR(([.U213]=&quot;X&quot;);([.Y213]=&quot;X&quot;));OR(([.AC213]=&quot;X&quot;);([.AG213]=&quot;X&quot;));OR(([.AK213]=&quot;X&quot;);([.AO213]=&quot;X&quot;));OR(([.AS213]=&quot;X&quot;);([.AW213]=&quot;X&quot;));OR(([.BA213]=&quot;X&quot;);([.BE213]=&quot;X&quot;));OR(([.BI213]=&quot;X&quot;);([.BM213]=&quot;X&quot;));OR(([.BQ213]=&quot;X&quot;);([.BU213]=&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3]);ISBLANK([.AN213]));&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3]);&quot;&quot;;&quot;X&quot;)" office:value-type="string" office:string-value="X">
            <text:p>X</text:p>
          </table:table-cell>
          <table:table-cell table:style-name="ce114" office:value-type="string">
            <text:p>Dern. vers. stable </text:p>
          </table:table-cell>
          <table:table-cell table:style-name="ce81" table:formula="of:=IF(ISBLANK([.AV213]);&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meter</text:p>
          </table:table-cell>
          <table:table-cell table:style-name="ce52" office:value-type="string">
            <text:p>tests de charge</text:p>
          </table:table-cell>
          <table:table-cell table:style-name="ce61" table:formula="of:=SUM(OR(([.M214]=&quot;X&quot;);([.Q214]=&quot;X&quot;));OR(([.U214]=&quot;X&quot;);([.Y214]=&quot;X&quot;));OR(([.AC214]=&quot;X&quot;);([.AG214]=&quot;X&quot;));OR(([.AK214]=&quot;X&quot;);([.AO214]=&quot;X&quot;));OR(([.AS214]=&quot;X&quot;);([.AW214]=&quot;X&quot;));OR(([.BA214]=&quot;X&quot;);([.BE214]=&quot;X&quot;));OR(([.BI214]=&quot;X&quot;);([.BM214]=&quot;X&quot;));OR(([.BQ214]=&quot;X&quot;);([.BU214]=&quot;X&quot;)))" office:value-type="float" office:value="2">
            <text:p>2</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4]);ISBLANK([.AN214]));&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4]);&quot;&quot;;&quot;X&quot;)" office:value-type="string" office:string-value="X">
            <text:p>X</text:p>
          </table:table-cell>
          <table:table-cell table:style-name="ce114" office:value-type="string">
            <text:p>Dern. vers. stable </text:p>
          </table:table-cell>
          <table:table-cell table:style-name="ce81" table:formula="of:=IF(ISBLANK([.AV214]);&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office:value-type="string">
            <text:p>X</text:p>
          </table:table-cell>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unitee</text:p>
          </table:table-cell>
          <table:table-cell table:style-name="ce52" office:value-type="string">
            <text:p>tests unitaires</text:p>
          </table:table-cell>
          <table:table-cell table:style-name="ce61" table:formula="of:=SUM(OR(([.M215]=&quot;X&quot;);([.Q215]=&quot;X&quot;));OR(([.U215]=&quot;X&quot;);([.Y215]=&quot;X&quot;));OR(([.AC215]=&quot;X&quot;);([.AG215]=&quot;X&quot;));OR(([.AK215]=&quot;X&quot;);([.AO215]=&quot;X&quot;));OR(([.AS215]=&quot;X&quot;);([.AW215]=&quot;X&quot;));OR(([.BA215]=&quot;X&quot;);([.BE215]=&quot;X&quot;));OR(([.BI215]=&quot;X&quot;);([.BM215]=&quot;X&quot;));OR(([.BQ215]=&quot;X&quot;);([.BU215]=&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5]);ISBLANK([.AN215]));&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5]);&quot;&quot;;&quot;X&quot;)" office:value-type="string" office:string-value="X">
            <text:p>X</text:p>
          </table:table-cell>
          <table:table-cell table:style-name="ce114" office:value-type="string">
            <text:p>Dern. vers. stable </text:p>
          </table:table-cell>
          <table:table-cell table:style-name="ce81" table:formula="of:=IF(ISBLANK([.AV215]);&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TestNG</text:p>
          </table:table-cell>
          <table:table-cell table:style-name="ce52" office:value-type="string">
            <text:p>tests unitaires</text:p>
          </table:table-cell>
          <table:table-cell table:style-name="ce61" table:formula="of:=SUM(OR(([.M216]=&quot;X&quot;);([.Q216]=&quot;X&quot;));OR(([.U216]=&quot;X&quot;);([.Y216]=&quot;X&quot;));OR(([.AC216]=&quot;X&quot;);([.AG216]=&quot;X&quot;));OR(([.AK216]=&quot;X&quot;);([.AO216]=&quot;X&quot;));OR(([.AS216]=&quot;X&quot;);([.AW216]=&quot;X&quot;));OR(([.BA216]=&quot;X&quot;);([.BE216]=&quot;X&quot;));OR(([.BI216]=&quot;X&quot;);([.BM216]=&quot;X&quot;));OR(([.BQ216]=&quot;X&quot;);([.BU216]=&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6]);ISBLANK([.AN216]));&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6]);&quot;&quot;;&quot;X&quot;)" office:value-type="string" office:string-value="X">
            <text:p>X</text:p>
          </table:table-cell>
          <table:table-cell table:style-name="ce114" office:value-type="string">
            <text:p>Dern. vers. stable </text:p>
          </table:table-cell>
          <table:table-cell table:style-name="ce81" table:formula="of:=IF(ISBLANK([.AV216]);&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Spring Mock</text:p>
          </table:table-cell>
          <table:table-cell table:style-name="ce52" office:value-type="string">
            <text:p>tests unitaires</text:p>
          </table:table-cell>
          <table:table-cell table:style-name="ce61" table:formula="of:=SUM(OR(([.M217]=&quot;X&quot;);([.Q217]=&quot;X&quot;));OR(([.U217]=&quot;X&quot;);([.Y217]=&quot;X&quot;));OR(([.AC217]=&quot;X&quot;);([.AG217]=&quot;X&quot;));OR(([.AK217]=&quot;X&quot;);([.AO217]=&quot;X&quot;));OR(([.AS217]=&quot;X&quot;);([.AW217]=&quot;X&quot;));OR(([.BA217]=&quot;X&quot;);([.BE217]=&quot;X&quot;));OR(([.BI217]=&quot;X&quot;);([.BM217]=&quot;X&quot;));OR(([.BQ217]=&quot;X&quot;);([.BU217]=&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7]);ISBLANK([.AN217]));&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7]);&quot;&quot;;&quot;X&quot;)" office:value-type="string" office:string-value="X">
            <text:p>X</text:p>
          </table:table-cell>
          <table:table-cell table:style-name="ce114" office:value-type="string">
            <text:p>Dern. vers. stable </text:p>
          </table:table-cell>
          <table:table-cell table:style-name="ce81" table:formula="of:=IF(ISBLANK([.AV217]);&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Unitils</text:p>
          </table:table-cell>
          <table:table-cell table:style-name="ce52" office:value-type="string">
            <text:p>tests unitaires</text:p>
          </table:table-cell>
          <table:table-cell table:style-name="ce61" table:formula="of:=SUM(OR(([.M218]=&quot;X&quot;);([.Q218]=&quot;X&quot;));OR(([.U218]=&quot;X&quot;);([.Y218]=&quot;X&quot;));OR(([.AC218]=&quot;X&quot;);([.AG218]=&quot;X&quot;));OR(([.AK218]=&quot;X&quot;);([.AO218]=&quot;X&quot;));OR(([.AS218]=&quot;X&quot;);([.AW218]=&quot;X&quot;));OR(([.BA218]=&quot;X&quot;);([.BE218]=&quot;X&quot;));OR(([.BI218]=&quot;X&quot;);([.BM218]=&quot;X&quot;));OR(([.BQ218]=&quot;X&quot;);([.BU218]=&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8]);ISBLANK([.AN218]));&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8]);&quot;&quot;;&quot;X&quot;)" office:value-type="string" office:string-value="X">
            <text:p>X</text:p>
          </table:table-cell>
          <table:table-cell table:style-name="ce114" office:value-type="string">
            <text:p>Dern. vers. stable </text:p>
          </table:table-cell>
          <table:table-cell table:style-name="ce81" table:formula="of:=IF(ISBLANK([.AV218]);&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Continuum</text:p>
          </table:table-cell>
          <table:table-cell table:style-name="ce52" office:value-type="string">
            <text:p>intégration continue</text:p>
          </table:table-cell>
          <table:table-cell table:style-name="ce61" table:formula="of:=SUM(OR(([.M219]=&quot;X&quot;);([.Q219]=&quot;X&quot;));OR(([.U219]=&quot;X&quot;);([.Y219]=&quot;X&quot;));OR(([.AC219]=&quot;X&quot;);([.AG219]=&quot;X&quot;));OR(([.AK219]=&quot;X&quot;);([.AO219]=&quot;X&quot;));OR(([.AS219]=&quot;X&quot;);([.AW219]=&quot;X&quot;));OR(([.BA219]=&quot;X&quot;);([.BE219]=&quot;X&quot;));OR(([.BI219]=&quot;X&quot;);([.BM219]=&quot;X&quot;));OR(([.BQ219]=&quot;X&quot;);([.BU219]=&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19]);ISBLANK([.AN219]));&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19]);&quot;&quot;;&quot;X&quot;)" office:value-type="string" office:string-value="X">
            <text:p>X</text:p>
          </table:table-cell>
          <table:table-cell table:style-name="ce114" office:value-type="string">
            <text:p>Dern. vers. stable </text:p>
          </table:table-cell>
          <table:table-cell table:style-name="ce81" table:formula="of:=IF(ISBLANK([.AV219]);&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archiva</text:p>
          </table:table-cell>
          <table:table-cell table:style-name="ce52" office:value-type="string">
            <text:p>reférentiel Maven</text:p>
          </table:table-cell>
          <table:table-cell table:style-name="ce61" table:formula="of:=SUM(OR(([.M220]=&quot;X&quot;);([.Q220]=&quot;X&quot;));OR(([.U220]=&quot;X&quot;);([.Y220]=&quot;X&quot;));OR(([.AC220]=&quot;X&quot;);([.AG220]=&quot;X&quot;));OR(([.AK220]=&quot;X&quot;);([.AO220]=&quot;X&quot;));OR(([.AS220]=&quot;X&quot;);([.AW220]=&quot;X&quot;));OR(([.BA220]=&quot;X&quot;);([.BE220]=&quot;X&quot;));OR(([.BI220]=&quot;X&quot;);([.BM220]=&quot;X&quot;));OR(([.BQ220]=&quot;X&quot;);([.BU220]=&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0]);ISBLANK([.AN220]));&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0]);&quot;&quot;;&quot;X&quot;)" office:value-type="string" office:string-value="X">
            <text:p>X</text:p>
          </table:table-cell>
          <table:table-cell table:style-name="ce114" office:value-type="string">
            <text:p>Dern. vers. stable </text:p>
          </table:table-cell>
          <table:table-cell table:style-name="ce81" table:formula="of:=IF(ISBLANK([.AV220]);&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Tapestry</text:p>
          </table:table-cell>
          <table:table-cell table:style-name="ce52" office:value-type="string">
            <text:p>client web leger</text:p>
          </table:table-cell>
          <table:table-cell table:style-name="ce61" table:formula="of:=SUM(OR(([.M221]=&quot;X&quot;);([.Q221]=&quot;X&quot;));OR(([.U221]=&quot;X&quot;);([.Y221]=&quot;X&quot;));OR(([.AC221]=&quot;X&quot;);([.AG221]=&quot;X&quot;));OR(([.AK221]=&quot;X&quot;);([.AO221]=&quot;X&quot;));OR(([.AS221]=&quot;X&quot;);([.AW221]=&quot;X&quot;));OR(([.BA221]=&quot;X&quot;);([.BE221]=&quot;X&quot;));OR(([.BI221]=&quot;X&quot;);([.BM221]=&quot;X&quot;));OR(([.BQ221]=&quot;X&quot;);([.BU221]=&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1]);ISBLANK([.AN221]));&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1]);&quot;&quot;;&quot;X&quot;)" office:value-type="string" office:string-value="X">
            <text:p>X</text:p>
          </table:table-cell>
          <table:table-cell table:style-name="ce114" office:value-type="string">
            <text:p>Dern. vers. stable </text:p>
          </table:table-cell>
          <table:table-cell table:style-name="ce81" table:formula="of:=IF(ISBLANK([.AV221]);&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query</text:p>
          </table:table-cell>
          <table:table-cell table:style-name="ce52" office:value-type="string">
            <text:p>client web riche</text:p>
          </table:table-cell>
          <table:table-cell table:style-name="ce61" table:formula="of:=SUM(OR(([.M222]=&quot;X&quot;);([.Q222]=&quot;X&quot;));OR(([.U222]=&quot;X&quot;);([.Y222]=&quot;X&quot;));OR(([.AC222]=&quot;X&quot;);([.AG222]=&quot;X&quot;));OR(([.AK222]=&quot;X&quot;);([.AO222]=&quot;X&quot;));OR(([.AS222]=&quot;X&quot;);([.AW222]=&quot;X&quot;));OR(([.BA222]=&quot;X&quot;);([.BE222]=&quot;X&quot;));OR(([.BI222]=&quot;X&quot;);([.BM222]=&quot;X&quot;));OR(([.BQ222]=&quot;X&quot;);([.BU222]=&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2]);ISBLANK([.AN222]));&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2]);&quot;&quot;;&quot;X&quot;)" office:value-type="string" office:string-value="X">
            <text:p>X</text:p>
          </table:table-cell>
          <table:table-cell table:style-name="ce114" office:value-type="string">
            <text:p>Dern. vers. stable </text:p>
          </table:table-cell>
          <table:table-cell table:style-name="ce81" table:formula="of:=IF(ISBLANK([.AV222]);&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PrimeFaces</text:p>
          </table:table-cell>
          <table:table-cell table:style-name="ce52" office:value-type="string">
            <text:p>client web riche</text:p>
          </table:table-cell>
          <table:table-cell table:style-name="ce61" table:formula="of:=SUM(OR(([.M223]=&quot;X&quot;);([.Q223]=&quot;X&quot;));OR(([.U223]=&quot;X&quot;);([.Y223]=&quot;X&quot;));OR(([.AC223]=&quot;X&quot;);([.AG223]=&quot;X&quot;));OR(([.AK223]=&quot;X&quot;);([.AO223]=&quot;X&quot;));OR(([.AS223]=&quot;X&quot;);([.AW223]=&quot;X&quot;));OR(([.BA223]=&quot;X&quot;);([.BE223]=&quot;X&quot;));OR(([.BI223]=&quot;X&quot;);([.BM223]=&quot;X&quot;));OR(([.BQ223]=&quot;X&quot;);([.BU223]=&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3]);ISBLANK([.AN223]));&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3]);&quot;&quot;;&quot;X&quot;)" office:value-type="string" office:string-value="X">
            <text:p>X</text:p>
          </table:table-cell>
          <table:table-cell table:style-name="ce114" office:value-type="string">
            <text:p>Dern. vers. stable </text:p>
          </table:table-cell>
          <table:table-cell table:style-name="ce81" table:formula="of:=IF(ISBLANK([.AV223]);&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RichFaces</text:p>
          </table:table-cell>
          <table:table-cell table:style-name="ce52" office:value-type="string">
            <text:p>client web riche</text:p>
          </table:table-cell>
          <table:table-cell table:style-name="ce61" table:formula="of:=SUM(OR(([.M224]=&quot;X&quot;);([.Q224]=&quot;X&quot;));OR(([.U224]=&quot;X&quot;);([.Y224]=&quot;X&quot;));OR(([.AC224]=&quot;X&quot;);([.AG224]=&quot;X&quot;));OR(([.AK224]=&quot;X&quot;);([.AO224]=&quot;X&quot;));OR(([.AS224]=&quot;X&quot;);([.AW224]=&quot;X&quot;));OR(([.BA224]=&quot;X&quot;);([.BE224]=&quot;X&quot;));OR(([.BI224]=&quot;X&quot;);([.BM224]=&quot;X&quot;));OR(([.BQ224]=&quot;X&quot;);([.BU224]=&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4]);ISBLANK([.AN224]));&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4]);&quot;&quot;;&quot;X&quot;)" office:value-type="string" office:string-value="X">
            <text:p>X</text:p>
          </table:table-cell>
          <table:table-cell table:style-name="ce114" office:value-type="string">
            <text:p>Dern. vers. stable </text:p>
          </table:table-cell>
          <table:table-cell table:style-name="ce81" table:formula="of:=IF(ISBLANK([.AV224]);&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Ehcache</text:p>
          </table:table-cell>
          <table:table-cell table:style-name="ce52" office:value-type="string">
            <text:p>Persistance</text:p>
          </table:table-cell>
          <table:table-cell table:style-name="ce61" table:formula="of:=SUM(OR(([.M225]=&quot;X&quot;);([.Q225]=&quot;X&quot;));OR(([.U225]=&quot;X&quot;);([.Y225]=&quot;X&quot;));OR(([.AC225]=&quot;X&quot;);([.AG225]=&quot;X&quot;));OR(([.AK225]=&quot;X&quot;);([.AO225]=&quot;X&quot;));OR(([.AS225]=&quot;X&quot;);([.AW225]=&quot;X&quot;));OR(([.BA225]=&quot;X&quot;);([.BE225]=&quot;X&quot;));OR(([.BI225]=&quot;X&quot;);([.BM225]=&quot;X&quot;));OR(([.BQ225]=&quot;X&quot;);([.BU225]=&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5]);ISBLANK([.AN225]));&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5]);&quot;&quot;;&quot;X&quot;)" office:value-type="string" office:string-value="X">
            <text:p>X</text:p>
          </table:table-cell>
          <table:table-cell table:style-name="ce114" office:value-type="string">
            <text:p>Dern. vers. stable </text:p>
          </table:table-cell>
          <table:table-cell table:style-name="ce81" table:formula="of:=IF(ISBLANK([.AV225]);&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Dozer</text:p>
          </table:table-cell>
          <table:table-cell table:style-name="ce52" office:value-type="string">
            <text:p>architecture</text:p>
          </table:table-cell>
          <table:table-cell table:style-name="ce61" table:formula="of:=SUM(OR(([.M226]=&quot;X&quot;);([.Q226]=&quot;X&quot;));OR(([.U226]=&quot;X&quot;);([.Y226]=&quot;X&quot;));OR(([.AC226]=&quot;X&quot;);([.AG226]=&quot;X&quot;));OR(([.AK226]=&quot;X&quot;);([.AO226]=&quot;X&quot;));OR(([.AS226]=&quot;X&quot;);([.AW226]=&quot;X&quot;));OR(([.BA226]=&quot;X&quot;);([.BE226]=&quot;X&quot;));OR(([.BI226]=&quot;X&quot;);([.BM226]=&quot;X&quot;));OR(([.BQ226]=&quot;X&quot;);([.BU226]=&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6]);ISBLANK([.AN226]));&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6]);&quot;&quot;;&quot;X&quot;)" office:value-type="string" office:string-value="X">
            <text:p>X</text:p>
          </table:table-cell>
          <table:table-cell table:style-name="ce114" office:value-type="string">
            <text:p>Dern. vers. stable </text:p>
          </table:table-cell>
          <table:table-cell table:style-name="ce81" table:formula="of:=IF(ISBLANK([.AV226]);&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Drools</text:p>
          </table:table-cell>
          <table:table-cell table:style-name="ce52" office:value-type="string">
            <text:p>architecture</text:p>
          </table:table-cell>
          <table:table-cell table:style-name="ce61" table:formula="of:=SUM(OR(([.M227]=&quot;X&quot;);([.Q227]=&quot;X&quot;));OR(([.U227]=&quot;X&quot;);([.Y227]=&quot;X&quot;));OR(([.AC227]=&quot;X&quot;);([.AG227]=&quot;X&quot;));OR(([.AK227]=&quot;X&quot;);([.AO227]=&quot;X&quot;));OR(([.AS227]=&quot;X&quot;);([.AW227]=&quot;X&quot;));OR(([.BA227]=&quot;X&quot;);([.BE227]=&quot;X&quot;));OR(([.BI227]=&quot;X&quot;);([.BM227]=&quot;X&quot;));OR(([.BQ227]=&quot;X&quot;);([.BU227]=&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7]);ISBLANK([.AN227]));&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7]);&quot;&quot;;&quot;X&quot;)" office:value-type="string" office:string-value="X">
            <text:p>X</text:p>
          </table:table-cell>
          <table:table-cell table:style-name="ce114" office:value-type="string">
            <text:p>Dern. vers. stable </text:p>
          </table:table-cell>
          <table:table-cell table:style-name="ce81" table:formula="of:=IF(ISBLANK([.AV227]);&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ersey</text:p>
          </table:table-cell>
          <table:table-cell table:style-name="ce52" office:value-type="string">
            <text:p>architecture</text:p>
          </table:table-cell>
          <table:table-cell table:style-name="ce61" table:formula="of:=SUM(OR(([.M228]=&quot;X&quot;);([.Q228]=&quot;X&quot;));OR(([.U228]=&quot;X&quot;);([.Y228]=&quot;X&quot;));OR(([.AC228]=&quot;X&quot;);([.AG228]=&quot;X&quot;));OR(([.AK228]=&quot;X&quot;);([.AO228]=&quot;X&quot;));OR(([.AS228]=&quot;X&quot;);([.AW228]=&quot;X&quot;));OR(([.BA228]=&quot;X&quot;);([.BE228]=&quot;X&quot;));OR(([.BI228]=&quot;X&quot;);([.BM228]=&quot;X&quot;));OR(([.BQ228]=&quot;X&quot;);([.BU228]=&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8]);ISBLANK([.AN228]));&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8]);&quot;&quot;;&quot;X&quot;)" office:value-type="string" office:string-value="X">
            <text:p>X</text:p>
          </table:table-cell>
          <table:table-cell table:style-name="ce114" office:value-type="string">
            <text:p>Dern. vers. stable </text:p>
          </table:table-cell>
          <table:table-cell table:style-name="ce81" table:formula="of:=IF(ISBLANK([.AV228]);&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Restless</text:p>
          </table:table-cell>
          <table:table-cell table:style-name="ce52" office:value-type="string">
            <text:p>architecture</text:p>
          </table:table-cell>
          <table:table-cell table:style-name="ce61" table:formula="of:=SUM(OR(([.M229]=&quot;X&quot;);([.Q229]=&quot;X&quot;));OR(([.U229]=&quot;X&quot;);([.Y229]=&quot;X&quot;));OR(([.AC229]=&quot;X&quot;);([.AG229]=&quot;X&quot;));OR(([.AK229]=&quot;X&quot;);([.AO229]=&quot;X&quot;));OR(([.AS229]=&quot;X&quot;);([.AW229]=&quot;X&quot;));OR(([.BA229]=&quot;X&quot;);([.BE229]=&quot;X&quot;));OR(([.BI229]=&quot;X&quot;);([.BM229]=&quot;X&quot;));OR(([.BQ229]=&quot;X&quot;);([.BU229]=&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29]);ISBLANK([.AN229]));&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29]);&quot;&quot;;&quot;X&quot;)" office:value-type="string" office:string-value="X">
            <text:p>X</text:p>
          </table:table-cell>
          <table:table-cell table:style-name="ce114" office:value-type="string">
            <text:p>Dern. vers. stable </text:p>
          </table:table-cell>
          <table:table-cell table:style-name="ce81" table:formula="of:=IF(ISBLANK([.AV229]);&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asperReports</text:p>
          </table:table-cell>
          <table:table-cell table:style-name="ce52" office:value-type="string">
            <text:p>génération de documents</text:p>
          </table:table-cell>
          <table:table-cell table:style-name="ce61" table:formula="of:=SUM(OR(([.M230]=&quot;X&quot;);([.Q230]=&quot;X&quot;));OR(([.U230]=&quot;X&quot;);([.Y230]=&quot;X&quot;));OR(([.AC230]=&quot;X&quot;);([.AG230]=&quot;X&quot;));OR(([.AK230]=&quot;X&quot;);([.AO230]=&quot;X&quot;));OR(([.AS230]=&quot;X&quot;);([.AW230]=&quot;X&quot;));OR(([.BA230]=&quot;X&quot;);([.BE230]=&quot;X&quot;));OR(([.BI230]=&quot;X&quot;);([.BM230]=&quot;X&quot;));OR(([.BQ230]=&quot;X&quot;);([.BU230]=&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0]);ISBLANK([.AN230]));&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0]);&quot;&quot;;&quot;X&quot;)" office:value-type="string" office:string-value="X">
            <text:p>X</text:p>
          </table:table-cell>
          <table:table-cell table:style-name="ce114" office:value-type="string">
            <text:p>Dern. vers. stable </text:p>
          </table:table-cell>
          <table:table-cell table:style-name="ce81" table:formula="of:=IF(ISBLANK([.AV230]);&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amon</text:p>
          </table:table-cell>
          <table:table-cell table:style-name="ce52" office:value-type="string">
            <text:p>tracage</text:p>
          </table:table-cell>
          <table:table-cell table:style-name="ce61" table:formula="of:=SUM(OR(([.M231]=&quot;X&quot;);([.Q231]=&quot;X&quot;));OR(([.U231]=&quot;X&quot;);([.Y231]=&quot;X&quot;));OR(([.AC231]=&quot;X&quot;);([.AG231]=&quot;X&quot;));OR(([.AK231]=&quot;X&quot;);([.AO231]=&quot;X&quot;));OR(([.AS231]=&quot;X&quot;);([.AW231]=&quot;X&quot;));OR(([.BA231]=&quot;X&quot;);([.BE231]=&quot;X&quot;));OR(([.BI231]=&quot;X&quot;);([.BM231]=&quot;X&quot;));OR(([.BQ231]=&quot;X&quot;);([.BU231]=&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1]);ISBLANK([.AN231]));&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1]);&quot;&quot;;&quot;X&quot;)" office:value-type="string" office:string-value="X">
            <text:p>X</text:p>
          </table:table-cell>
          <table:table-cell table:style-name="ce114" office:value-type="string">
            <text:p>Dern. vers. stable </text:p>
          </table:table-cell>
          <table:table-cell table:style-name="ce81" table:formula="of:=IF(ISBLANK([.AV231]);&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Lo4j</text:p>
          </table:table-cell>
          <table:table-cell table:style-name="ce52" office:value-type="string">
            <text:p>tracage</text:p>
          </table:table-cell>
          <table:table-cell table:style-name="ce61" table:formula="of:=SUM(OR(([.M232]=&quot;X&quot;);([.Q232]=&quot;X&quot;));OR(([.U232]=&quot;X&quot;);([.Y232]=&quot;X&quot;));OR(([.AC232]=&quot;X&quot;);([.AG232]=&quot;X&quot;));OR(([.AK232]=&quot;X&quot;);([.AO232]=&quot;X&quot;));OR(([.AS232]=&quot;X&quot;);([.AW232]=&quot;X&quot;));OR(([.BA232]=&quot;X&quot;);([.BE232]=&quot;X&quot;));OR(([.BI232]=&quot;X&quot;);([.BM232]=&quot;X&quot;));OR(([.BQ232]=&quot;X&quot;);([.BU232]=&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2]);ISBLANK([.AN232]));&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2]);&quot;&quot;;&quot;X&quot;)" office:value-type="string" office:string-value="X">
            <text:p>X</text:p>
          </table:table-cell>
          <table:table-cell table:style-name="ce114" office:value-type="string">
            <text:p>Dern. vers. stable </text:p>
          </table:table-cell>
          <table:table-cell table:style-name="ce81" table:formula="of:=IF(ISBLANK([.AV232]);&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SLF4J</text:p>
          </table:table-cell>
          <table:table-cell table:style-name="ce52" office:value-type="string">
            <text:p>tracage</text:p>
          </table:table-cell>
          <table:table-cell table:style-name="ce61" table:formula="of:=SUM(OR(([.M233]=&quot;X&quot;);([.Q233]=&quot;X&quot;));OR(([.U233]=&quot;X&quot;);([.Y233]=&quot;X&quot;));OR(([.AC233]=&quot;X&quot;);([.AG233]=&quot;X&quot;));OR(([.AK233]=&quot;X&quot;);([.AO233]=&quot;X&quot;));OR(([.AS233]=&quot;X&quot;);([.AW233]=&quot;X&quot;));OR(([.BA233]=&quot;X&quot;);([.BE233]=&quot;X&quot;));OR(([.BI233]=&quot;X&quot;);([.BM233]=&quot;X&quot;));OR(([.BQ233]=&quot;X&quot;);([.BU233]=&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3]);ISBLANK([.AN233]));&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3]);&quot;&quot;;&quot;X&quot;)" office:value-type="string" office:string-value="X">
            <text:p>X</text:p>
          </table:table-cell>
          <table:table-cell table:style-name="ce114" office:value-type="string">
            <text:p>Dern. vers. stable </text:p>
          </table:table-cell>
          <table:table-cell table:style-name="ce81" table:formula="of:=IF(ISBLANK([.AV233]);&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Dom4J</text:p>
          </table:table-cell>
          <table:table-cell table:style-name="ce52" office:value-type="string">
            <text:p>XML</text:p>
          </table:table-cell>
          <table:table-cell table:style-name="ce61" table:formula="of:=SUM(OR(([.M234]=&quot;X&quot;);([.Q234]=&quot;X&quot;));OR(([.U234]=&quot;X&quot;);([.Y234]=&quot;X&quot;));OR(([.AC234]=&quot;X&quot;);([.AG234]=&quot;X&quot;));OR(([.AK234]=&quot;X&quot;);([.AO234]=&quot;X&quot;));OR(([.AS234]=&quot;X&quot;);([.AW234]=&quot;X&quot;));OR(([.BA234]=&quot;X&quot;);([.BE234]=&quot;X&quot;));OR(([.BI234]=&quot;X&quot;);([.BM234]=&quot;X&quot;));OR(([.BQ234]=&quot;X&quot;);([.BU234]=&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4]);ISBLANK([.AN234]));&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4]);&quot;&quot;;&quot;X&quot;)" office:value-type="string" office:string-value="X">
            <text:p>X</text:p>
          </table:table-cell>
          <table:table-cell table:style-name="ce114" office:value-type="string">
            <text:p>Dern. vers. stable </text:p>
          </table:table-cell>
          <table:table-cell table:style-name="ce81" table:formula="of:=IF(ISBLANK([.AV234]);&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Jdom</text:p>
          </table:table-cell>
          <table:table-cell table:style-name="ce52" office:value-type="string">
            <text:p>XML</text:p>
          </table:table-cell>
          <table:table-cell table:style-name="ce61" table:formula="of:=SUM(OR(([.M235]=&quot;X&quot;);([.Q235]=&quot;X&quot;));OR(([.U235]=&quot;X&quot;);([.Y235]=&quot;X&quot;));OR(([.AC235]=&quot;X&quot;);([.AG235]=&quot;X&quot;));OR(([.AK235]=&quot;X&quot;);([.AO235]=&quot;X&quot;));OR(([.AS235]=&quot;X&quot;);([.AW235]=&quot;X&quot;));OR(([.BA235]=&quot;X&quot;);([.BE235]=&quot;X&quot;));OR(([.BI235]=&quot;X&quot;);([.BM235]=&quot;X&quot;));OR(([.BQ235]=&quot;X&quot;);([.BU235]=&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5]);ISBLANK([.AN235]));&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5]);&quot;&quot;;&quot;X&quot;)" office:value-type="string" office:string-value="X">
            <text:p>X</text:p>
          </table:table-cell>
          <table:table-cell table:style-name="ce114" office:value-type="string">
            <text:p>Dern. vers. stable </text:p>
          </table:table-cell>
          <table:table-cell table:style-name="ce81" table:formula="of:=IF(ISBLANK([.AV235]);&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Xalan</text:p>
          </table:table-cell>
          <table:table-cell table:style-name="ce52" office:value-type="string">
            <text:p>XML</text:p>
          </table:table-cell>
          <table:table-cell table:style-name="ce61" table:formula="of:=SUM(OR(([.M236]=&quot;X&quot;);([.Q236]=&quot;X&quot;));OR(([.U236]=&quot;X&quot;);([.Y236]=&quot;X&quot;));OR(([.AC236]=&quot;X&quot;);([.AG236]=&quot;X&quot;));OR(([.AK236]=&quot;X&quot;);([.AO236]=&quot;X&quot;));OR(([.AS236]=&quot;X&quot;);([.AW236]=&quot;X&quot;));OR(([.BA236]=&quot;X&quot;);([.BE236]=&quot;X&quot;));OR(([.BI236]=&quot;X&quot;);([.BM236]=&quot;X&quot;));OR(([.BQ236]=&quot;X&quot;);([.BU236]=&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6]);ISBLANK([.AN236]));&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6]);&quot;&quot;;&quot;X&quot;)" office:value-type="string" office:string-value="X">
            <text:p>X</text:p>
          </table:table-cell>
          <table:table-cell table:style-name="ce114" office:value-type="string">
            <text:p>Dern. vers. stable </text:p>
          </table:table-cell>
          <table:table-cell table:style-name="ce81" table:formula="of:=IF(ISBLANK([.AV236]);&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xxxx</text:p>
          </table:table-cell>
          <table:table-cell table:style-name="ce33"/>
          <table:table-cell table:style-name="ce44" office:value-type="string">
            <text:p>Ganymed</text:p>
          </table:table-cell>
          <table:table-cell table:style-name="ce52" office:value-type="string">
            <text:p>connexion SSH</text:p>
          </table:table-cell>
          <table:table-cell table:style-name="ce61" table:formula="of:=SUM(OR(([.M237]=&quot;X&quot;);([.Q237]=&quot;X&quot;));OR(([.U237]=&quot;X&quot;);([.Y237]=&quot;X&quot;));OR(([.AC237]=&quot;X&quot;);([.AG237]=&quot;X&quot;));OR(([.AK237]=&quot;X&quot;);([.AO237]=&quot;X&quot;));OR(([.AS237]=&quot;X&quot;);([.AW237]=&quot;X&quot;));OR(([.BA237]=&quot;X&quot;);([.BE237]=&quot;X&quot;));OR(([.BI237]=&quot;X&quot;);([.BM237]=&quot;X&quot;));OR(([.BQ237]=&quot;X&quot;);([.BU237]=&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6"/>
          <table:table-cell table:style-name="ce88"/>
          <table:table-cell table:style-name="ce88" table:number-columns-repeated="3"/>
          <table:table-cell table:style-name="ce81"/>
          <table:table-cell table:style-name="ce101"/>
          <table:table-cell table:style-name="ce105" table:number-columns-repeated="2"/>
          <table:table-cell table:style-name="ce88"/>
          <table:table-cell table:style-name="ce88" table:number-columns-repeated="3"/>
          <table:table-cell table:style-name="ce89" table:formula="of:=IF(AND(ISBLANK([.AL237]);ISBLANK([.AN237]));&quot;&quot;;&quot;X&quot;)">
            <text:p/>
          </table:table-cell>
          <table:table-cell table:style-name="ce95"/>
          <table:table-cell table:style-name="ce89"/>
          <table:table-cell table:style-name="ce112"/>
          <table:table-cell table:style-name="ce88"/>
          <table:table-cell table:style-name="ce88" table:number-columns-repeated="3"/>
          <table:table-cell table:style-name="ce81" table:formula="of:=IF(ISBLANK([.AT237]);&quot;&quot;;&quot;X&quot;)" office:value-type="string" office:string-value="X">
            <text:p>X</text:p>
          </table:table-cell>
          <table:table-cell table:style-name="ce114" office:value-type="string">
            <text:p>Dern. vers. stable </text:p>
          </table:table-cell>
          <table:table-cell table:style-name="ce81" table:formula="of:=IF(ISBLANK([.AV237]);&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style-name="ce101"/>
          <table:table-cell table:style-name="ce114"/>
          <table:table-cell table:style-name="ce81"/>
          <table:table-cell table:style-name="ce101"/>
          <table:table-cell table:style-name="ce88"/>
          <table:table-cell table:style-name="ce88" table:number-columns-repeated="3"/>
          <table:table-cell table:style-name="ce89"/>
          <table:table-cell table:style-name="ce95"/>
          <table:table-cell table:style-name="ce89"/>
          <table:table-cell table:style-name="ce112"/>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4">
          <table:table-cell table:style-name="ce18" office:value-type="string" table:number-columns-spanned="1" table:number-rows-spanned="13">
            <text:p>Domaine 4</text:p>
            <text:p/>
            <text:p>SGBD</text:p>
          </table:table-cell>
          <table:table-cell office:value-type="string">
            <text:p>X</text:p>
          </table:table-cell>
          <table:table-cell table:style-name="ce24" office:value-type="string">
            <text:p><text:s/>4-1</text:p>
          </table:table-cell>
          <table:table-cell table:style-name="ce35"/>
          <table:table-cell table:style-name="ce41" office:value-type="string">
            <text:p>PostgreSQL</text:p>
          </table:table-cell>
          <table:table-cell table:style-name="ce54" office:value-type="string">
            <text:p>système de gestion de base de données relationnelle orienté objet </text:p>
          </table:table-cell>
          <table:table-cell table:style-name="ce61" table:formula="of:=SUM(OR(([.M239]=&quot;X&quot;);([.Q239]=&quot;X&quot;));OR(([.U239]=&quot;X&quot;);([.Y239]=&quot;X&quot;));OR(([.AC239]=&quot;X&quot;);([.AG239]=&quot;X&quot;));OR(([.AK239]=&quot;X&quot;);([.AO239]=&quot;X&quot;));OR(([.AS239]=&quot;X&quot;);([.AW239]=&quot;X&quot;));OR(([.BA239]=&quot;X&quot;);([.BE239]=&quot;X&quot;));OR(([.BI239]=&quot;X&quot;);([.BM239]=&quot;X&quot;));OR(([.BQ239]=&quot;X&quot;);([.BU239]=&quot;X&quot;)))" office:value-type="float" office:value="6">
            <text:p>6</text:p>
          </table:table-cell>
          <table:table-cell table:style-name="ce70"/>
          <table:table-cell table:style-name="ce77" office:value-type="string">
            <text:p>X</text:p>
          </table:table-cell>
          <table:table-cell table:style-name="ce77" office:value-type="float" office:value="9.1">
            <text:p>9,1</text:p>
          </table:table-cell>
          <table:table-cell table:style-name="ce77" office:value-type="float" office:value="8.4">
            <text:p>8,4</text:p>
          </table:table-cell>
          <table:table-cell table:style-name="ce77" office:value-type="float" office:value="8.3">
            <text:p>8,3</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8.4.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39]);ISBLANK([.AN239]));&quot;&quot;;&quot;X&quot;)" office:value-type="string" office:string-value="X">
            <text:p>X</text:p>
          </table:table-cell>
          <table:table-cell table:style-name="ce89" office:value-type="string">
            <text:p>V 8.1 à 8.4 + v9.0 et 9.1</text:p>
          </table:table-cell>
          <table:table-cell table:style-name="ce89" office:value-type="string">
            <text:p>X</text:p>
          </table:table-cell>
          <table:table-cell table:style-name="ce111" office:value-type="string">
            <text:p>V 9.1</text:p>
          </table:table-cell>
          <table:table-cell table:style-name="ce86"/>
          <table:table-cell table:style-name="ce86" table:number-columns-repeated="3"/>
          <table:table-cell table:style-name="ce81" table:formula="of:=IF(ISBLANK([.AT239]);&quot;&quot;;&quot;X&quot;)" office:value-type="string" office:string-value="X">
            <text:p>X</text:p>
          </table:table-cell>
          <table:table-cell table:style-name="ce114" office:value-type="string">
            <text:p>Dern. vers. stable </text:p>
          </table:table-cell>
          <table:table-cell table:style-name="ce81" table:formula="of:=IF(ISBLANK([.AV23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2"/>
          <table:table-cell table:style-name="ce111"/>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2"/>
          <table:table-cell table:style-name="ce111"/>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4-2</text:p>
          </table:table-cell>
          <table:table-cell table:style-name="ce35"/>
          <table:table-cell table:style-name="ce41" office:value-type="string">
            <text:p>MySQL</text:p>
          </table:table-cell>
          <table:table-cell table:style-name="ce54" office:value-type="string">
            <text:p>serveur de base de données SQL </text:p>
          </table:table-cell>
          <table:table-cell table:style-name="ce61" table:formula="of:=SUM(OR(([.M240]=&quot;X&quot;);([.Q240]=&quot;X&quot;));OR(([.U240]=&quot;X&quot;);([.Y240]=&quot;X&quot;));OR(([.AC240]=&quot;X&quot;);([.AG240]=&quot;X&quot;));OR(([.AK240]=&quot;X&quot;);([.AO240]=&quot;X&quot;));OR(([.AS240]=&quot;X&quot;);([.AW240]=&quot;X&quot;));OR(([.BA240]=&quot;X&quot;);([.BE240]=&quot;X&quot;));OR(([.BI240]=&quot;X&quot;);([.BM240]=&quot;X&quot;));OR(([.BQ240]=&quot;X&quot;);([.BU240]=&quot;X&quot;)))" office:value-type="float" office:value="7">
            <text:p>7</text:p>
          </table:table-cell>
          <table:table-cell table:style-name="ce65"/>
          <table:table-cell table:style-name="ce77" office:value-type="string">
            <text:p>X</text:p>
          </table:table-cell>
          <table:table-cell table:style-name="ce77"/>
          <table:table-cell table:style-name="ce77" office:value-type="string">
            <text:p>5,0</text:p>
          </table:table-cell>
          <table:table-cell table:style-name="ce77" office:value-type="float" office:value="4.1">
            <text:p>4,1</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office:value-type="string">
            <text:p>5.0.x, 5.1.x</text:p>
          </table:table-cell>
          <table:table-cell table:style-name="ce105" table:number-columns-repeated="2"/>
          <table:table-cell table:style-name="ce86"/>
          <table:table-cell table:style-name="ce86" table:number-columns-repeated="3"/>
          <table:table-cell table:style-name="ce89" table:formula="of:=IF(AND(ISBLANK([.AL240]);ISBLANK([.AN240]));&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 (5.1)</text:p>
          </table:table-cell>
          <table:table-cell table:style-name="ce86"/>
          <table:table-cell table:style-name="ce86" table:number-columns-repeated="3"/>
          <table:table-cell table:style-name="ce81" table:formula="of:=IF(ISBLANK([.AT240]);&quot;&quot;;&quot;X&quot;)" office:value-type="string" office:string-value="X">
            <text:p>X</text:p>
          </table:table-cell>
          <table:table-cell table:style-name="ce114" office:value-type="string">
            <text:p>Dern. vers. stable </text:p>
          </table:table-cell>
          <table:table-cell table:style-name="ce81" table:formula="of:=IF(ISBLANK([.AV24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4-3</text:p>
          </table:table-cell>
          <table:table-cell table:style-name="ce36"/>
          <table:table-cell table:style-name="ce42" office:value-type="string">
            <text:p>ExistDB</text:p>
          </table:table-cell>
          <table:table-cell table:style-name="ce54" office:value-type="string">
            <text:p>eXist base de données en XML </text:p>
          </table:table-cell>
          <table:table-cell table:style-name="ce61" table:formula="of:=SUM(OR(([.M241]=&quot;X&quot;);([.Q241]=&quot;X&quot;));OR(([.U241]=&quot;X&quot;);([.Y241]=&quot;X&quot;));OR(([.AC241]=&quot;X&quot;);([.AG241]=&quot;X&quot;));OR(([.AK241]=&quot;X&quot;);([.AO241]=&quot;X&quot;));OR(([.AS241]=&quot;X&quot;);([.AW241]=&quot;X&quot;));OR(([.BA241]=&quot;X&quot;);([.BE241]=&quot;X&quot;));OR(([.BI241]=&quot;X&quot;);([.BM241]=&quot;X&quot;));OR(([.BQ241]=&quot;X&quot;);([.BU241]=&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4">
            <text:p>1,4</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41]);ISBLANK([.AN24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41]);&quot;&quot;;&quot;X&quot;)">
            <text:p/>
          </table:table-cell>
          <table:table-cell table:style-name="ce114"/>
          <table:table-cell table:style-name="ce81" table:formula="of:=IF(ISBLANK([.AV24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4-4</text:p>
          </table:table-cell>
          <table:table-cell table:style-name="ce35"/>
          <table:table-cell table:style-name="ce41" office:value-type="string">
            <text:p>Talend </text:p>
          </table:table-cell>
          <table:table-cell table:style-name="ce54" office:value-type="string">
            <text:p>outil de reporting à vocation commerciale </text:p>
          </table:table-cell>
          <table:table-cell table:style-name="ce61" table:formula="of:=SUM(OR(([.M242]=&quot;X&quot;);([.Q242]=&quot;X&quot;));OR(([.U242]=&quot;X&quot;);([.Y242]=&quot;X&quot;));OR(([.AC242]=&quot;X&quot;);([.AG242]=&quot;X&quot;));OR(([.AK242]=&quot;X&quot;);([.AO242]=&quot;X&quot;));OR(([.AS242]=&quot;X&quot;);([.AW242]=&quot;X&quot;));OR(([.BA242]=&quot;X&quot;);([.BE242]=&quot;X&quot;));OR(([.BI242]=&quot;X&quot;);([.BM242]=&quot;X&quot;));OR(([.BQ242]=&quot;X&quot;);([.BU242]=&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4.1.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42]);ISBLANK([.AN242]));&quot;&quot;;&quot;X&quot;)" office:value-type="string" office:string-value="X">
            <text:p>X</text:p>
          </table:table-cell>
          <table:table-cell table:style-name="ce89"/>
          <table:table-cell table:style-name="ce89" office:value-type="string">
            <text:p>X</text:p>
          </table:table-cell>
          <table:table-cell table:style-name="ce111" office:value-type="string">
            <text:p>V 4.13</text:p>
          </table:table-cell>
          <table:table-cell table:style-name="ce86"/>
          <table:table-cell table:style-name="ce86" table:number-columns-repeated="3"/>
          <table:table-cell table:style-name="ce81" table:formula="of:=IF(ISBLANK([.AT242]);&quot;&quot;;&quot;X&quot;)">
            <text:p/>
          </table:table-cell>
          <table:table-cell table:style-name="ce114"/>
          <table:table-cell table:style-name="ce81" table:formula="of:=IF(ISBLANK([.AV242]);&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2"/>
          <table:table-cell table:style-name="ce111"/>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2"/>
          <table:table-cell table:style-name="ce111"/>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4-5</text:p>
          </table:table-cell>
          <table:table-cell table:style-name="ce36"/>
          <table:table-cell table:style-name="ce42" office:value-type="string">
            <text:p>SpagoBI</text:p>
          </table:table-cell>
          <table:table-cell table:style-name="ce54" office:value-type="string">
            <text:p>Outil de business intelligence </text:p>
          </table:table-cell>
          <table:table-cell table:style-name="ce61" table:formula="of:=SUM(OR(([.M243]=&quot;X&quot;);([.Q243]=&quot;X&quot;));OR(([.U243]=&quot;X&quot;);([.Y243]=&quot;X&quot;));OR(([.AC243]=&quot;X&quot;);([.AG243]=&quot;X&quot;));OR(([.AK243]=&quot;X&quot;);([.AO243]=&quot;X&quot;));OR(([.AS243]=&quot;X&quot;);([.AW243]=&quot;X&quot;));OR(([.BA243]=&quot;X&quot;);([.BE243]=&quot;X&quot;));OR(([.BI243]=&quot;X&quot;);([.BM243]=&quot;X&quot;));OR(([.BQ243]=&quot;X&quot;);([.BU243]=&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43]);ISBLANK([.AN24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43]);&quot;&quot;;&quot;X&quot;)">
            <text:p/>
          </table:table-cell>
          <table:table-cell table:style-name="ce114"/>
          <table:table-cell table:style-name="ce81" table:formula="of:=IF(ISBLANK([.AV24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4-6</text:p>
          </table:table-cell>
          <table:table-cell table:style-name="ce36"/>
          <table:table-cell table:style-name="ce42" office:value-type="string">
            <text:p>Rubyrep</text:p>
          </table:table-cell>
          <table:table-cell table:style-name="ce54" office:value-type="string">
            <text:p>réplication de bases de données en mode master master </text:p>
          </table:table-cell>
          <table:table-cell table:style-name="ce61" table:formula="of:=SUM(OR(([.M244]=&quot;X&quot;);([.Q244]=&quot;X&quot;));OR(([.U244]=&quot;X&quot;);([.Y244]=&quot;X&quot;));OR(([.AC244]=&quot;X&quot;);([.AG244]=&quot;X&quot;));OR(([.AK244]=&quot;X&quot;);([.AO244]=&quot;X&quot;));OR(([.AS244]=&quot;X&quot;);([.AW244]=&quot;X&quot;));OR(([.BA244]=&quot;X&quot;);([.BE244]=&quot;X&quot;));OR(([.BI244]=&quot;X&quot;);([.BM244]=&quot;X&quot;));OR(([.BQ244]=&quot;X&quot;);([.BU244]=&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44]);ISBLANK([.AN24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44]);&quot;&quot;;&quot;X&quot;)">
            <text:p/>
          </table:table-cell>
          <table:table-cell table:style-name="ce114"/>
          <table:table-cell table:style-name="ce81" table:formula="of:=IF(ISBLANK([.AV24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4-7</text:p>
          </table:table-cell>
          <table:table-cell table:style-name="ce36"/>
          <table:table-cell table:style-name="ce42" office:value-type="string">
            <text:p>GridSQL</text:p>
          </table:table-cell>
          <table:table-cell table:style-name="ce54" office:value-type="string">
            <text:p>base de données “share nothing” </text:p>
          </table:table-cell>
          <table:table-cell table:style-name="ce61" table:formula="of:=SUM(OR(([.M245]=&quot;X&quot;);([.Q245]=&quot;X&quot;));OR(([.U245]=&quot;X&quot;);([.Y245]=&quot;X&quot;));OR(([.AC245]=&quot;X&quot;);([.AG245]=&quot;X&quot;));OR(([.AK245]=&quot;X&quot;);([.AO245]=&quot;X&quot;));OR(([.AS245]=&quot;X&quot;);([.AW245]=&quot;X&quot;));OR(([.BA245]=&quot;X&quot;);([.BE245]=&quot;X&quot;));OR(([.BI245]=&quot;X&quot;);([.BM245]=&quot;X&quot;));OR(([.BQ245]=&quot;X&quot;);([.BU245]=&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45]);ISBLANK([.AN24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45]);&quot;&quot;;&quot;X&quot;)">
            <text:p/>
          </table:table-cell>
          <table:table-cell table:style-name="ce114"/>
          <table:table-cell table:style-name="ce81" table:formula="of:=IF(ISBLANK([.AV24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4-8</text:p>
          </table:table-cell>
          <table:table-cell table:style-name="ce36"/>
          <table:table-cell table:style-name="ce42" office:value-type="string">
            <text:p>Tungsten</text:p>
          </table:table-cell>
          <table:table-cell table:style-name="ce54" office:value-type="string">
            <text:p>Outil de clustering de base de données </text:p>
          </table:table-cell>
          <table:table-cell table:style-name="ce61" table:formula="of:=SUM(OR(([.M246]=&quot;X&quot;);([.Q246]=&quot;X&quot;));OR(([.U246]=&quot;X&quot;);([.Y246]=&quot;X&quot;));OR(([.AC246]=&quot;X&quot;);([.AG246]=&quot;X&quot;));OR(([.AK246]=&quot;X&quot;);([.AO246]=&quot;X&quot;));OR(([.AS246]=&quot;X&quot;);([.AW246]=&quot;X&quot;));OR(([.BA246]=&quot;X&quot;);([.BE246]=&quot;X&quot;));OR(([.BI246]=&quot;X&quot;);([.BM246]=&quot;X&quot;));OR(([.BQ246]=&quot;X&quot;);([.BU246]=&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46]);ISBLANK([.AN24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46]);&quot;&quot;;&quot;X&quot;)">
            <text:p/>
          </table:table-cell>
          <table:table-cell table:style-name="ce114"/>
          <table:table-cell table:style-name="ce81" table:formula="of:=IF(ISBLANK([.AV24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4-9</text:p>
          </table:table-cell>
          <table:table-cell table:style-name="ce35"/>
          <table:table-cell table:style-name="ce41" office:value-type="string">
            <text:p>H2</text:p>
          </table:table-cell>
          <table:table-cell table:style-name="ce54" office:value-type="string">
            <text:p>Pilote SQL pour java </text:p>
          </table:table-cell>
          <table:table-cell table:style-name="ce61" table:formula="of:=SUM(OR(([.M247]=&quot;X&quot;);([.Q247]=&quot;X&quot;));OR(([.U247]=&quot;X&quot;);([.Y247]=&quot;X&quot;));OR(([.AC247]=&quot;X&quot;);([.AG247]=&quot;X&quot;));OR(([.AK247]=&quot;X&quot;);([.AO247]=&quot;X&quot;));OR(([.AS247]=&quot;X&quot;);([.AW247]=&quot;X&quot;));OR(([.BA247]=&quot;X&quot;);([.BE247]=&quot;X&quot;));OR(([.BI247]=&quot;X&quot;);([.BM247]=&quot;X&quot;));OR(([.BQ247]=&quot;X&quot;);([.BU247]=&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47]);ISBLANK([.AN247]));&quot;&quot;;&quot;X&quot;)" office:value-type="string" office:string-value="X">
            <text:p>X</text:p>
          </table:table-cell>
          <table:table-cell table:style-name="ce89"/>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247]);&quot;&quot;;&quot;X&quot;)">
            <text:p/>
          </table:table-cell>
          <table:table-cell table:style-name="ce114"/>
          <table:table-cell table:style-name="ce81" table:formula="of:=IF(ISBLANK([.AV24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4-10</text:p>
          </table:table-cell>
          <table:table-cell table:style-name="ce35"/>
          <table:table-cell table:style-name="ce41" office:value-type="string">
            <text:p>pgadmin</text:p>
          </table:table-cell>
          <table:table-cell table:style-name="ce56" office:value-type="string">
            <text:p>outil web d'administration de base de données </text:p>
          </table:table-cell>
          <table:table-cell table:style-name="ce61" table:formula="of:=SUM(OR(([.M248]=&quot;X&quot;);([.Q248]=&quot;X&quot;));OR(([.U248]=&quot;X&quot;);([.Y248]=&quot;X&quot;));OR(([.AC248]=&quot;X&quot;);([.AG248]=&quot;X&quot;));OR(([.AK248]=&quot;X&quot;);([.AO248]=&quot;X&quot;));OR(([.AS248]=&quot;X&quot;);([.AW248]=&quot;X&quot;));OR(([.BA248]=&quot;X&quot;);([.BE248]=&quot;X&quot;));OR(([.BI248]=&quot;X&quot;);([.BM248]=&quot;X&quot;));OR(([.BQ248]=&quot;X&quot;);([.BU248]=&quot;X&quot;)))" office:value-type="float" office:value="1">
            <text:p>1</text:p>
          </table:table-cell>
          <table:table-cell table:style-name="ce65"/>
          <table:table-cell table:style-name="ce77" office:value-type="string">
            <text:p>X</text:p>
          </table:table-cell>
          <table:table-cell table:style-name="ce77" office:value-type="float" office:value="1.14">
            <text:p>1,14</text:p>
          </table:table-cell>
          <table:table-cell table:style-name="ce77" office:value-type="float" office:value="1.12">
            <text:p>1,12</text:p>
          </table:table-cell>
          <table:table-cell table:style-name="ce77" office:value-type="float" office:value="1.8">
            <text:p>1,8</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office:value-type="string">
            <text:p>3.x</text:p>
          </table:table-cell>
          <table:table-cell table:style-name="ce105" table:number-columns-repeated="2"/>
          <table:table-cell table:style-name="ce86" office:value-type="string">
            <text:p>X</text:p>
          </table:table-cell>
          <table:table-cell table:style-name="ce86" table:number-columns-repeated="3"/>
          <table:table-cell table:style-name="ce89" table:formula="of:=IF(AND(ISBLANK([.AL248]);ISBLANK([.AN24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48]);&quot;&quot;;&quot;X&quot;)">
            <text:p/>
          </table:table-cell>
          <table:table-cell table:style-name="ce114"/>
          <table:table-cell table:style-name="ce81" table:formula="of:=IF(ISBLANK([.AV24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5"/>
          <table:table-cell table:style-name="ce41" office:value-type="string">
            <text:p>PostGIS</text:p>
          </table:table-cell>
          <table:table-cell table:style-name="ce51"/>
          <table:table-cell table:style-name="ce61" table:formula="of:=SUM(OR(([.M249]=&quot;X&quot;);([.Q249]=&quot;X&quot;));OR(([.U249]=&quot;X&quot;);([.Y249]=&quot;X&quot;));OR(([.AC249]=&quot;X&quot;);([.AG249]=&quot;X&quot;));OR(([.AK249]=&quot;X&quot;);([.AO249]=&quot;X&quot;));OR(([.AS249]=&quot;X&quot;);([.AW249]=&quot;X&quot;));OR(([.BA249]=&quot;X&quot;);([.BE249]=&quot;X&quot;));OR(([.BI249]=&quot;X&quot;);([.BM249]=&quot;X&quot;));OR(([.BQ249]=&quot;X&quot;);([.BU249]=&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5">
            <text:p>1,5</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6"/>
          <table:table-cell table:style-name="ce86"/>
          <table:table-cell table:style-name="ce86" table:number-columns-repeated="3"/>
          <table:table-cell table:style-name="ce81"/>
          <table:table-cell table:style-name="ce101"/>
          <table:table-cell table:style-name="ce105" table:number-columns-repeated="2"/>
          <table:table-cell table:style-name="ce86"/>
          <table:table-cell table:style-name="ce86" table:number-columns-repeated="3"/>
          <table:table-cell table:style-name="ce89" table:formula="of:=IF(AND(ISBLANK([.AL249]);ISBLANK([.AN249]));&quot;&quot;;&quot;X&quot;)" office:value-type="string" office:string-value="X">
            <text:p>X</text:p>
          </table:table-cell>
          <table:table-cell table:style-name="ce89"/>
          <table:table-cell table:style-name="ce89" office:value-type="string">
            <text:p>X</text:p>
          </table:table-cell>
          <table:table-cell table:style-name="ce89" office:value-type="string">
            <text:p>Version adaptée à la version de postgres </text:p>
          </table:table-cell>
          <table:table-cell table:style-name="ce86"/>
          <table:table-cell table:style-name="ce86" table:number-columns-repeated="3"/>
          <table:table-cell table:style-name="ce81" table:formula="of:=IF(ISBLANK([.AT249]);&quot;&quot;;&quot;X&quot;)">
            <text:p/>
          </table:table-cell>
          <table:table-cell table:style-name="ce114"/>
          <table:table-cell table:style-name="ce81" table:formula="of:=IF(ISBLANK([.AV249]);&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xxxx</text:p>
          </table:table-cell>
          <table:table-cell table:style-name="ce36"/>
          <table:table-cell table:style-name="ce42" office:value-type="string">
            <text:p>Sequoia</text:p>
          </table:table-cell>
          <table:table-cell table:style-name="ce51"/>
          <table:table-cell table:style-name="ce61" table:formula="of:=SUM(OR(([.M250]=&quot;X&quot;);([.Q250]=&quot;X&quot;));OR(([.U250]=&quot;X&quot;);([.Y250]=&quot;X&quot;));OR(([.AC250]=&quot;X&quot;);([.AG250]=&quot;X&quot;));OR(([.AK250]=&quot;X&quot;);([.AO250]=&quot;X&quot;));OR(([.AS250]=&quot;X&quot;);([.AW250]=&quot;X&quot;));OR(([.BA250]=&quot;X&quot;);([.BE250]=&quot;X&quot;));OR(([.BI250]=&quot;X&quot;);([.BM250]=&quot;X&quot;));OR(([.BQ250]=&quot;X&quot;);([.BU250]=&quot;X&quot;)))" office:value-type="float" office:value="0">
            <text:p>0</text:p>
          </table:table-cell>
          <table:table-cell table:style-name="ce65"/>
          <table:table-cell table:style-name="ce77" office:value-type="string">
            <text:p>X</text:p>
          </table:table-cell>
          <table:table-cell table:style-name="ce77"/>
          <table:table-cell table:style-name="ce77" office:value-type="string">
            <text:p>2,10</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6"/>
          <table:table-cell table:style-name="ce86"/>
          <table:table-cell table:style-name="ce86" table:number-columns-repeated="3"/>
          <table:table-cell table:style-name="ce81"/>
          <table:table-cell table:style-name="ce101"/>
          <table:table-cell table:style-name="ce105" table:number-columns-repeated="2"/>
          <table:table-cell table:style-name="ce86"/>
          <table:table-cell table:style-name="ce86" table:number-columns-repeated="3"/>
          <table:table-cell table:style-name="ce89" table:formula="of:=IF(AND(ISBLANK([.AL250]);ISBLANK([.AN250]));&quot;&quot;;&quot;X&quot;)">
            <text:p/>
          </table:table-cell>
          <table:table-cell table:style-name="ce96"/>
          <table:table-cell table:style-name="ce89"/>
          <table:table-cell table:style-name="ce96"/>
          <table:table-cell table:style-name="ce86"/>
          <table:table-cell table:style-name="ce86" table:number-columns-repeated="3"/>
          <table:table-cell table:style-name="ce81" table:formula="of:=IF(ISBLANK([.AT250]);&quot;&quot;;&quot;X&quot;)">
            <text:p/>
          </table:table-cell>
          <table:table-cell table:style-name="ce114"/>
          <table:table-cell table:style-name="ce81" table:formula="of:=IF(ISBLANK([.AV250]);&quot;&quot;;&quot;X&quot;)">
            <text:p/>
          </table:table-cell>
          <table:table-cell table:style-name="ce114"/>
          <table:table-cell table:style-name="ce86"/>
          <table:table-cell table:style-name="ce86" table:number-columns-repeated="3"/>
          <table:table-cell table:style-name="ce89"/>
          <table:table-cell table:style-name="ce96"/>
          <table:table-cell table:style-name="ce89"/>
          <table:table-cell table:style-name="ce96"/>
          <table:table-cell table:style-name="ce86"/>
          <table:table-cell table:style-name="ce86" table:number-columns-repeated="3"/>
          <table:table-cell table:style-name="ce101"/>
          <table:table-cell table:style-name="ce114"/>
          <table:table-cell table:style-name="ce81"/>
          <table:table-cell table:style-name="ce101"/>
          <table:table-cell table:style-name="ce86"/>
          <table:table-cell table:style-name="ce86" table:number-columns-repeated="3"/>
          <table:table-cell table:style-name="ce89"/>
          <table:table-cell table:style-name="ce96"/>
          <table:table-cell table:style-name="ce89"/>
          <table:table-cell table:style-name="ce96"/>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xxxx</text:p>
          </table:table-cell>
          <table:table-cell table:style-name="ce36"/>
          <table:table-cell table:style-name="ce42" office:value-type="string">
            <text:p>Libnss-pgsql</text:p>
          </table:table-cell>
          <table:table-cell table:style-name="ce51"/>
          <table:table-cell table:style-name="ce61" table:formula="of:=SUM(OR(([.M251]=&quot;X&quot;);([.Q251]=&quot;X&quot;));OR(([.U251]=&quot;X&quot;);([.Y251]=&quot;X&quot;));OR(([.AC251]=&quot;X&quot;);([.AG251]=&quot;X&quot;));OR(([.AK251]=&quot;X&quot;);([.AO251]=&quot;X&quot;));OR(([.AS251]=&quot;X&quot;);([.AW251]=&quot;X&quot;));OR(([.BA251]=&quot;X&quot;);([.BE251]=&quot;X&quot;));OR(([.BI251]=&quot;X&quot;);([.BM251]=&quot;X&quot;));OR(([.BQ251]=&quot;X&quot;);([.BU251]=&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1.4">
            <text:p>1,4</text:p>
          </table:table-cell>
          <table:table-cell table:style-name="ce77" office:value-type="float" office:value="1.3">
            <text:p>1,3</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6"/>
          <table:table-cell table:style-name="ce86"/>
          <table:table-cell table:style-name="ce86" table:number-columns-repeated="3"/>
          <table:table-cell table:style-name="ce81"/>
          <table:table-cell table:style-name="ce101"/>
          <table:table-cell table:style-name="ce105" table:number-columns-repeated="2"/>
          <table:table-cell table:style-name="ce86"/>
          <table:table-cell table:style-name="ce86" table:number-columns-repeated="3"/>
          <table:table-cell table:style-name="ce89" table:formula="of:=IF(AND(ISBLANK([.AL251]);ISBLANK([.AN251]));&quot;&quot;;&quot;X&quot;)">
            <text:p/>
          </table:table-cell>
          <table:table-cell table:style-name="ce96"/>
          <table:table-cell table:style-name="ce89"/>
          <table:table-cell table:style-name="ce96"/>
          <table:table-cell table:style-name="ce86"/>
          <table:table-cell table:style-name="ce86" table:number-columns-repeated="3"/>
          <table:table-cell table:style-name="ce81" table:formula="of:=IF(ISBLANK([.AT251]);&quot;&quot;;&quot;X&quot;)">
            <text:p/>
          </table:table-cell>
          <table:table-cell table:style-name="ce114"/>
          <table:table-cell table:style-name="ce81" table:formula="of:=IF(ISBLANK([.AV251]);&quot;&quot;;&quot;X&quot;)">
            <text:p/>
          </table:table-cell>
          <table:table-cell table:style-name="ce114"/>
          <table:table-cell table:style-name="ce86"/>
          <table:table-cell table:style-name="ce86" table:number-columns-repeated="3"/>
          <table:table-cell table:style-name="ce89"/>
          <table:table-cell table:style-name="ce96"/>
          <table:table-cell table:style-name="ce89"/>
          <table:table-cell table:style-name="ce96"/>
          <table:table-cell table:style-name="ce86"/>
          <table:table-cell table:style-name="ce86" table:number-columns-repeated="3"/>
          <table:table-cell table:style-name="ce101"/>
          <table:table-cell table:style-name="ce114"/>
          <table:table-cell table:style-name="ce81"/>
          <table:table-cell table:style-name="ce101"/>
          <table:table-cell table:style-name="ce86"/>
          <table:table-cell table:style-name="ce86" table:number-columns-repeated="3"/>
          <table:table-cell table:style-name="ce89"/>
          <table:table-cell table:style-name="ce96"/>
          <table:table-cell table:style-name="ce89"/>
          <table:table-cell table:style-name="ce96"/>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1">
          <table:table-cell table:style-name="ce18" office:value-type="string" table:number-columns-spanned="1" table:number-rows-spanned="28">
            <text:p>Domaine 5</text:p>
            <text:p/>
            <text:p>Bureautique</text:p>
          </table:table-cell>
          <table:table-cell office:value-type="string">
            <text:p>X</text:p>
          </table:table-cell>
          <table:table-cell table:style-name="ce24" office:value-type="string">
            <text:p><text:s/>5-1</text:p>
          </table:table-cell>
          <table:table-cell table:style-name="ce35"/>
          <table:table-cell table:style-name="ce41" office:value-type="string">
            <text:p>OpenOffice.org</text:p>
          </table:table-cell>
          <table:table-cell table:style-name="ce51" office:value-type="string">
            <text:p>Suite bureautique</text:p>
          </table:table-cell>
          <table:table-cell table:style-name="ce61" table:formula="of:=SUM(OR(([.M253]=&quot;X&quot;);([.Q253]=&quot;X&quot;));OR(([.U253]=&quot;X&quot;);([.Y253]=&quot;X&quot;));OR(([.AC253]=&quot;X&quot;);([.AG253]=&quot;X&quot;));OR(([.AK253]=&quot;X&quot;);([.AO253]=&quot;X&quot;));OR(([.AS253]=&quot;X&quot;);([.AW253]=&quot;X&quot;));OR(([.BA253]=&quot;X&quot;);([.BE253]=&quot;X&quot;));OR(([.BI253]=&quot;X&quot;);([.BM253]=&quot;X&quot;));OR(([.BQ253]=&quot;X&quot;);([.BU253]=&quot;X&quot;)))" office:value-type="float" office:value="6">
            <text:p>6</text:p>
          </table:table-cell>
          <table:table-cell table:style-name="ce70"/>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103" office:value-type="string">
            <text:p>3.2.1</text:p>
          </table:table-cell>
          <table:table-cell table:style-name="ce105" table:number-columns-repeated="2"/>
          <table:table-cell table:style-name="ce86"/>
          <table:table-cell table:style-name="ce86" table:number-columns-repeated="3"/>
          <table:table-cell table:style-name="ce89" table:formula="of:=IF(AND(ISBLANK([.AL253]);ISBLANK([.AN253]));&quot;&quot;;&quot;X&quot;)" office:value-type="string" office:string-value="X">
            <text:p>X</text:p>
          </table:table-cell>
          <table:table-cell table:style-name="ce109"/>
          <table:table-cell table:style-name="ce89" office:value-type="string">
            <text:p>X</text:p>
          </table:table-cell>
          <table:table-cell table:style-name="ce109" office:value-type="string">
            <text:p>3.21</text:p>
          </table:table-cell>
          <table:table-cell table:style-name="ce86"/>
          <table:table-cell table:style-name="ce86" table:number-columns-repeated="3"/>
          <table:table-cell table:style-name="ce81" table:formula="of:=IF(ISBLANK([.AT253]);&quot;&quot;;&quot;X&quot;)" office:value-type="string" office:string-value="X">
            <text:p>X</text:p>
          </table:table-cell>
          <table:table-cell table:style-name="ce114" office:value-type="string">
            <text:p>Dern. vers. stable </text:p>
          </table:table-cell>
          <table:table-cell table:style-name="ce81" table:formula="of:=IF(ISBLANK([.AV253]);&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109"/>
          <table:table-cell table:style-name="ce89"/>
          <table:table-cell table:style-name="ce109"/>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109"/>
          <table:table-cell table:style-name="ce89"/>
          <table:table-cell table:style-name="ce109"/>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5-2</text:p>
          </table:table-cell>
          <table:table-cell table:style-name="ce35"/>
          <table:table-cell table:style-name="ce41" office:value-type="string">
            <text:p>Mozilla Firefox</text:p>
          </table:table-cell>
          <table:table-cell table:style-name="ce51" office:value-type="string">
            <text:p>navigateur</text:p>
          </table:table-cell>
          <table:table-cell table:style-name="ce61" table:formula="of:=SUM(OR(([.M254]=&quot;X&quot;);([.Q254]=&quot;X&quot;));OR(([.U254]=&quot;X&quot;);([.Y254]=&quot;X&quot;));OR(([.AC254]=&quot;X&quot;);([.AG254]=&quot;X&quot;));OR(([.AK254]=&quot;X&quot;);([.AO254]=&quot;X&quot;));OR(([.AS254]=&quot;X&quot;);([.AW254]=&quot;X&quot;));OR(([.BA254]=&quot;X&quot;);([.BE254]=&quot;X&quot;));OR(([.BI254]=&quot;X&quot;);([.BM254]=&quot;X&quot;));OR(([.BQ254]=&quot;X&quot;);([.BU254]=&quot;X&quot;)))" office:value-type="float" office:value="6">
            <text:p>6</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103" office:value-type="string">
            <text:p>3 à 10</text:p>
          </table:table-cell>
          <table:table-cell table:style-name="ce105" office:value-type="string">
            <text:p>X</text:p>
          </table:table-cell>
          <table:table-cell table:style-name="ce106" office:value-type="string">
            <text:p>10 esr</text:p>
          </table:table-cell>
          <table:table-cell table:style-name="ce86"/>
          <table:table-cell table:style-name="ce86" table:number-columns-repeated="3"/>
          <table:table-cell table:style-name="ce89" table:formula="of:=IF(AND(ISBLANK([.AL254]);ISBLANK([.AN254]));&quot;&quot;;&quot;X&quot;)" office:value-type="string" office:string-value="X">
            <text:p>X</text:p>
          </table:table-cell>
          <table:table-cell table:style-name="ce109"/>
          <table:table-cell table:style-name="ce89" office:value-type="string">
            <text:p>X</text:p>
          </table:table-cell>
          <table:table-cell table:style-name="ce109" office:value-type="string">
            <text:p>3.6.27 (bientôt la esr 10)</text:p>
          </table:table-cell>
          <table:table-cell table:style-name="ce86"/>
          <table:table-cell table:style-name="ce86" table:number-columns-repeated="3"/>
          <table:table-cell table:style-name="ce81" table:formula="of:=IF(ISBLANK([.AT254]);&quot;&quot;;&quot;X&quot;)" office:value-type="string" office:string-value="X">
            <text:p>X</text:p>
          </table:table-cell>
          <table:table-cell table:style-name="ce114" office:value-type="string">
            <text:p>Dern. vers. stable </text:p>
          </table:table-cell>
          <table:table-cell table:style-name="ce81" table:formula="of:=IF(ISBLANK([.AV254]);&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109"/>
          <table:table-cell table:style-name="ce89"/>
          <table:table-cell table:style-name="ce109"/>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109"/>
          <table:table-cell table:style-name="ce89"/>
          <table:table-cell table:style-name="ce109"/>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5-3</text:p>
          </table:table-cell>
          <table:table-cell table:style-name="ce35"/>
          <table:table-cell table:style-name="ce41" office:value-type="string">
            <text:p>Thunderbird</text:p>
          </table:table-cell>
          <table:table-cell table:style-name="ce51" office:value-type="string">
            <text:p>client messagerie</text:p>
          </table:table-cell>
          <table:table-cell table:style-name="ce61" table:formula="of:=SUM(OR(([.M255]=&quot;X&quot;);([.Q255]=&quot;X&quot;));OR(([.U255]=&quot;X&quot;);([.Y255]=&quot;X&quot;));OR(([.AC255]=&quot;X&quot;);([.AG255]=&quot;X&quot;));OR(([.AK255]=&quot;X&quot;);([.AO255]=&quot;X&quot;));OR(([.AS255]=&quot;X&quot;);([.AW255]=&quot;X&quot;));OR(([.BA255]=&quot;X&quot;);([.BE255]=&quot;X&quot;));OR(([.BI255]=&quot;X&quot;);([.BM255]=&quot;X&quot;));OR(([.BQ255]=&quot;X&quot;);([.BU255]=&quot;X&quot;)))" office:value-type="float" office:value="5">
            <text:p>5</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103" office:value-type="string">
            <text:p>3 à 10</text:p>
          </table:table-cell>
          <table:table-cell table:style-name="ce105" office:value-type="string">
            <text:p>X</text:p>
          </table:table-cell>
          <table:table-cell table:style-name="ce106" office:value-type="string">
            <text:p>11 esr</text:p>
          </table:table-cell>
          <table:table-cell table:style-name="ce86"/>
          <table:table-cell table:style-name="ce86" table:number-columns-repeated="3"/>
          <table:table-cell table:style-name="ce89" table:formula="of:=IF(AND(ISBLANK([.AL255]);ISBLANK([.AN255]));&quot;&quot;;&quot;X&quot;)" office:value-type="string" office:string-value="X">
            <text:p>X</text:p>
          </table:table-cell>
          <table:table-cell table:style-name="ce109" office:value-type="string">
            <text:p>3.1.19 + patchs meddtl</text:p>
          </table:table-cell>
          <table:table-cell table:style-name="ce89"/>
          <table:table-cell table:style-name="ce89"/>
          <table:table-cell table:style-name="ce86"/>
          <table:table-cell table:style-name="ce86" table:number-columns-repeated="3"/>
          <table:table-cell table:style-name="ce81" table:formula="of:=IF(ISBLANK([.AT255]);&quot;&quot;;&quot;X&quot;)" office:value-type="string" office:string-value="X">
            <text:p>X</text:p>
          </table:table-cell>
          <table:table-cell table:style-name="ce114" office:value-type="string">
            <text:p>Dern. vers. stable </text:p>
          </table:table-cell>
          <table:table-cell table:style-name="ce81" table:formula="of:=IF(ISBLANK([.AV255]);&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109"/>
          <table:table-cell table:style-name="ce89" table:number-columns-repeated="2"/>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109"/>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5-4</text:p>
          </table:table-cell>
          <table:table-cell table:style-name="ce35"/>
          <table:table-cell table:style-name="ce41" office:value-type="string">
            <text:p>Mozilla Lightning</text:p>
          </table:table-cell>
          <table:table-cell table:style-name="ce51" office:value-type="string">
            <text:p>agenda, greffon de Thunderbird</text:p>
          </table:table-cell>
          <table:table-cell table:style-name="ce61" table:formula="of:=SUM(OR(([.M256]=&quot;X&quot;);([.Q256]=&quot;X&quot;));OR(([.U256]=&quot;X&quot;);([.Y256]=&quot;X&quot;));OR(([.AC256]=&quot;X&quot;);([.AG256]=&quot;X&quot;));OR(([.AK256]=&quot;X&quot;);([.AO256]=&quot;X&quot;));OR(([.AS256]=&quot;X&quot;);([.AW256]=&quot;X&quot;));OR(([.BA256]=&quot;X&quot;);([.BE256]=&quot;X&quot;));OR(([.BI256]=&quot;X&quot;);([.BM256]=&quot;X&quot;));OR(([.BQ256]=&quot;X&quot;);([.BU256]=&quot;X&quot;)))" office:value-type="float" office:value="4">
            <text:p>4</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103" office:value-type="string">
            <text:p>0x à 1.2.3</text:p>
          </table:table-cell>
          <table:table-cell table:style-name="ce105" office:value-type="string">
            <text:p>X</text:p>
          </table:table-cell>
          <table:table-cell table:style-name="ce106" office:value-type="string">
            <text:p>1.2.3</text:p>
            <text:p>(désactivé)</text:p>
            <text:p>Obligatoire pour le connecteur obm</text:p>
          </table:table-cell>
          <table:table-cell table:style-name="ce86"/>
          <table:table-cell table:style-name="ce86" table:number-columns-repeated="3"/>
          <table:table-cell table:style-name="ce89" table:formula="of:=IF(AND(ISBLANK([.AL256]);ISBLANK([.AN256]));&quot;&quot;;&quot;X&quot;)" office:value-type="string" office:string-value="X">
            <text:p>X</text:p>
          </table:table-cell>
          <table:table-cell table:style-name="ce109" office:value-type="string">
            <text:p>1.0b3 + patchs meddtl</text:p>
          </table:table-cell>
          <table:table-cell table:style-name="ce89"/>
          <table:table-cell table:style-name="ce89"/>
          <table:table-cell table:style-name="ce86"/>
          <table:table-cell table:style-name="ce86" table:number-columns-repeated="3"/>
          <table:table-cell table:style-name="ce81" table:formula="of:=IF(ISBLANK([.AT256]);&quot;&quot;;&quot;X&quot;)" office:value-type="string" office:string-value="X">
            <text:p>X</text:p>
          </table:table-cell>
          <table:table-cell table:style-name="ce114" office:value-type="string">
            <text:p>Dern. vers. stable </text:p>
          </table:table-cell>
          <table:table-cell table:style-name="ce81" table:formula="of:=IF(ISBLANK([.AV256]);&quot;&quot;;&quot;X&quot;)">
            <text:p/>
          </table:table-cell>
          <table:table-cell table:style-name="ce114"/>
          <table:table-cell table:style-name="ce86"/>
          <table:table-cell table:style-name="ce86" table:number-columns-repeated="3"/>
          <table:table-cell table:style-name="ce89"/>
          <table:table-cell table:style-name="ce109"/>
          <table:table-cell table:style-name="ce89" table:number-columns-repeated="2"/>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109"/>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5-5</text:p>
          </table:table-cell>
          <table:table-cell table:style-name="ce35"/>
          <table:table-cell table:style-name="ce41" office:value-type="string">
            <text:p>LibreOffice</text:p>
          </table:table-cell>
          <table:table-cell table:style-name="ce51" office:value-type="string">
            <text:p>Suite bureautique</text:p>
          </table:table-cell>
          <table:table-cell table:style-name="ce61" table:formula="of:=SUM(OR(([.M257]=&quot;X&quot;);([.Q257]=&quot;X&quot;));OR(([.U257]=&quot;X&quot;);([.Y257]=&quot;X&quot;));OR(([.AC257]=&quot;X&quot;);([.AG257]=&quot;X&quot;));OR(([.AK257]=&quot;X&quot;);([.AO257]=&quot;X&quot;));OR(([.AS257]=&quot;X&quot;);([.AW257]=&quot;X&quot;));OR(([.BA257]=&quot;X&quot;);([.BE257]=&quot;X&quot;));OR(([.BI257]=&quot;X&quot;);([.BM257]=&quot;X&quot;));OR(([.BQ257]=&quot;X&quot;);([.BU257]=&quot;X&quot;)))" office:value-type="float" office:value="3">
            <text:p>3</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103" office:value-type="string">
            <text:p>3.3.4</text:p>
          </table:table-cell>
          <table:table-cell table:style-name="ce105" office:value-type="string">
            <text:p>X</text:p>
          </table:table-cell>
          <table:table-cell table:style-name="ce106" office:value-type="string">
            <text:p>3.3.4</text:p>
          </table:table-cell>
          <table:table-cell table:style-name="ce86" office:value-type="string">
            <text:p>X</text:p>
          </table:table-cell>
          <table:table-cell table:style-name="ce86" table:number-columns-repeated="3"/>
          <table:table-cell table:style-name="ce89" table:formula="of:=IF(AND(ISBLANK([.AL257]);ISBLANK([.AN257]));&quot;&quot;;&quot;X&quot;)" office:value-type="string" office:string-value="X">
            <text:p>X</text:p>
          </table:table-cell>
          <table:table-cell table:style-name="ce109"/>
          <table:table-cell table:style-name="ce89" office:value-type="string">
            <text:p>X</text:p>
          </table:table-cell>
          <table:table-cell table:style-name="ce109" office:value-type="string">
            <text:p>3.3.4 (peut être la 3.5.0 ??)</text:p>
          </table:table-cell>
          <table:table-cell table:style-name="ce86"/>
          <table:table-cell table:style-name="ce86" table:number-columns-repeated="3"/>
          <table:table-cell table:style-name="ce81" table:formula="of:=IF(ISBLANK([.AT257]);&quot;&quot;;&quot;X&quot;)" office:value-type="string" office:string-value="X">
            <text:p>X</text:p>
          </table:table-cell>
          <table:table-cell table:style-name="ce114" office:value-type="string">
            <text:p>Dern. vers. stable </text:p>
          </table:table-cell>
          <table:table-cell table:style-name="ce81" table:formula="of:=IF(ISBLANK([.AV257]);&quot;&quot;;&quot;X&quot;)">
            <text:p/>
          </table:table-cell>
          <table:table-cell table:style-name="ce114"/>
          <table:table-cell table:style-name="ce86"/>
          <table:table-cell table:style-name="ce86" table:number-columns-repeated="3"/>
          <table:table-cell table:style-name="ce89"/>
          <table:table-cell table:style-name="ce109"/>
          <table:table-cell table:style-name="ce89"/>
          <table:table-cell table:style-name="ce109"/>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109"/>
          <table:table-cell table:style-name="ce89"/>
          <table:table-cell table:style-name="ce109"/>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5-6</text:p>
          </table:table-cell>
          <table:table-cell table:style-name="ce36"/>
          <table:table-cell table:style-name="ce42" office:value-type="string">
            <text:p>scenarii</text:p>
          </table:table-cell>
          <table:table-cell table:style-name="ce54" office:value-type="string">
            <text:p>chaine de publication de document </text:p>
          </table:table-cell>
          <table:table-cell table:style-name="ce61" table:formula="of:=SUM(OR(([.M258]=&quot;X&quot;);([.Q258]=&quot;X&quot;));OR(([.U258]=&quot;X&quot;);([.Y258]=&quot;X&quot;));OR(([.AC258]=&quot;X&quot;);([.AG258]=&quot;X&quot;));OR(([.AK258]=&quot;X&quot;);([.AO258]=&quot;X&quot;));OR(([.AS258]=&quot;X&quot;);([.AW258]=&quot;X&quot;));OR(([.BA258]=&quot;X&quot;);([.BE258]=&quot;X&quot;));OR(([.BI258]=&quot;X&quot;);([.BM258]=&quot;X&quot;));OR(([.BQ258]=&quot;X&quot;);([.BU258]=&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103"/>
          <table:table-cell table:style-name="ce105"/>
          <table:table-cell table:style-name="ce106"/>
          <table:table-cell table:style-name="ce86"/>
          <table:table-cell table:style-name="ce86" table:number-columns-repeated="3"/>
          <table:table-cell table:style-name="ce89" table:formula="of:=IF(AND(ISBLANK([.AL258]);ISBLANK([.AN25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58]);&quot;&quot;;&quot;X&quot;)">
            <text:p/>
          </table:table-cell>
          <table:table-cell table:style-name="ce114"/>
          <table:table-cell table:style-name="ce81" table:formula="of:=IF(ISBLANK([.AV25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7</text:p>
          </table:table-cell>
          <table:table-cell table:style-name="ce35"/>
          <table:table-cell table:style-name="ce41" office:value-type="string">
            <text:p>JXPLORER</text:p>
          </table:table-cell>
          <table:table-cell table:style-name="ce54" office:value-type="string">
            <text:p>client java pour serveurs ldap </text:p>
          </table:table-cell>
          <table:table-cell table:style-name="ce61" table:formula="of:=SUM(OR(([.M259]=&quot;X&quot;);([.Q259]=&quot;X&quot;));OR(([.U259]=&quot;X&quot;);([.Y259]=&quot;X&quot;));OR(([.AC259]=&quot;X&quot;);([.AG259]=&quot;X&quot;));OR(([.AK259]=&quot;X&quot;);([.AO259]=&quot;X&quot;));OR(([.AS259]=&quot;X&quot;);([.AW259]=&quot;X&quot;));OR(([.BA259]=&quot;X&quot;);([.BE259]=&quot;X&quot;));OR(([.BI259]=&quot;X&quot;);([.BM259]=&quot;X&quot;));OR(([.BQ259]=&quot;X&quot;);([.BU259]=&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103"/>
          <table:table-cell table:style-name="ce105"/>
          <table:table-cell table:style-name="ce106"/>
          <table:table-cell table:style-name="ce86"/>
          <table:table-cell table:style-name="ce86" table:number-columns-repeated="3"/>
          <table:table-cell table:style-name="ce89" table:formula="of:=IF(AND(ISBLANK([.AL259]);ISBLANK([.AN259]));&quot;&quot;;&quot;X&quot;)" office:value-type="string" office:string-value="X">
            <text:p>X</text:p>
          </table:table-cell>
          <table:table-cell table:style-name="ce109" office:value-type="string">
            <text:p>3.2.1</text:p>
          </table:table-cell>
          <table:table-cell table:style-name="ce89"/>
          <table:table-cell table:style-name="ce89"/>
          <table:table-cell table:style-name="ce86"/>
          <table:table-cell table:style-name="ce86" table:number-columns-repeated="3"/>
          <table:table-cell table:style-name="ce81" table:formula="of:=IF(ISBLANK([.AT259]);&quot;&quot;;&quot;X&quot;)">
            <text:p/>
          </table:table-cell>
          <table:table-cell table:style-name="ce114"/>
          <table:table-cell table:style-name="ce81" table:formula="of:=IF(ISBLANK([.AV259]);&quot;&quot;;&quot;X&quot;)">
            <text:p/>
          </table:table-cell>
          <table:table-cell table:style-name="ce114"/>
          <table:table-cell table:style-name="ce86"/>
          <table:table-cell table:style-name="ce86" table:number-columns-repeated="3"/>
          <table:table-cell table:style-name="ce89"/>
          <table:table-cell table:style-name="ce109"/>
          <table:table-cell table:style-name="ce89" table:number-columns-repeated="2"/>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109"/>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5-8</text:p>
          </table:table-cell>
          <table:table-cell table:style-name="ce36"/>
          <table:table-cell table:style-name="ce42" office:value-type="string">
            <text:p>Kompozer</text:p>
          </table:table-cell>
          <table:table-cell table:style-name="ce54" office:value-type="string">
            <text:p>editeur de page html </text:p>
          </table:table-cell>
          <table:table-cell table:style-name="ce61" table:formula="of:=SUM(OR(([.M260]=&quot;X&quot;);([.Q260]=&quot;X&quot;));OR(([.U260]=&quot;X&quot;);([.Y260]=&quot;X&quot;));OR(([.AC260]=&quot;X&quot;);([.AG260]=&quot;X&quot;));OR(([.AK260]=&quot;X&quot;);([.AO260]=&quot;X&quot;));OR(([.AS260]=&quot;X&quot;);([.AW260]=&quot;X&quot;));OR(([.BA260]=&quot;X&quot;);([.BE260]=&quot;X&quot;));OR(([.BI260]=&quot;X&quot;);([.BM260]=&quot;X&quot;));OR(([.BQ260]=&quot;X&quot;);([.BU260]=&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103"/>
          <table:table-cell table:style-name="ce105"/>
          <table:table-cell table:style-name="ce106"/>
          <table:table-cell table:style-name="ce86"/>
          <table:table-cell table:style-name="ce86" table:number-columns-repeated="3"/>
          <table:table-cell table:style-name="ce89" table:formula="of:=IF(AND(ISBLANK([.AL260]);ISBLANK([.AN26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60]);&quot;&quot;;&quot;X&quot;)">
            <text:p/>
          </table:table-cell>
          <table:table-cell table:style-name="ce114"/>
          <table:table-cell table:style-name="ce81" table:formula="of:=IF(ISBLANK([.AV260]);&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9</text:p>
          </table:table-cell>
          <table:table-cell table:style-name="ce35"/>
          <table:table-cell table:style-name="ce41" office:value-type="string">
            <text:p>Scribus</text:p>
          </table:table-cell>
          <table:table-cell table:style-name="ce54" office:value-type="string">
            <text:p>application de mise en page (PAO) </text:p>
          </table:table-cell>
          <table:table-cell table:style-name="ce61" table:formula="of:=SUM(OR(([.M261]=&quot;X&quot;);([.Q261]=&quot;X&quot;));OR(([.U261]=&quot;X&quot;);([.Y261]=&quot;X&quot;));OR(([.AC261]=&quot;X&quot;);([.AG261]=&quot;X&quot;));OR(([.AK261]=&quot;X&quot;);([.AO261]=&quot;X&quot;));OR(([.AS261]=&quot;X&quot;);([.AW261]=&quot;X&quot;));OR(([.BA261]=&quot;X&quot;);([.BE261]=&quot;X&quot;));OR(([.BI261]=&quot;X&quot;);([.BM261]=&quot;X&quot;));OR(([.BQ261]=&quot;X&quot;);([.BU261]=&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103" office:value-type="string">
            <text:p>1.3.3x à 1.4x</text:p>
          </table:table-cell>
          <table:table-cell table:style-name="ce105" office:value-type="string">
            <text:p>X</text:p>
          </table:table-cell>
          <table:table-cell table:style-name="ce106" office:value-type="string">
            <text:p>1.3.3.14</text:p>
          </table:table-cell>
          <table:table-cell table:style-name="ce86"/>
          <table:table-cell table:style-name="ce86" table:number-columns-repeated="3"/>
          <table:table-cell table:style-name="ce89" table:formula="of:=IF(AND(ISBLANK([.AL261]);ISBLANK([.AN261]));&quot;&quot;;&quot;X&quot;)" office:value-type="string" office:string-value="X">
            <text:p>X</text:p>
          </table:table-cell>
          <table:table-cell table:style-name="ce89"/>
          <table:table-cell table:style-name="ce89" office:value-type="string">
            <text:p>X</text:p>
          </table:table-cell>
          <table:table-cell table:style-name="ce89" office:value-type="string">
            <text:p>La dernière</text:p>
          </table:table-cell>
          <table:table-cell table:style-name="ce86"/>
          <table:table-cell table:style-name="ce86" table:number-columns-repeated="3"/>
          <table:table-cell table:style-name="ce81" table:formula="of:=IF(ISBLANK([.AT261]);&quot;&quot;;&quot;X&quot;)">
            <text:p/>
          </table:table-cell>
          <table:table-cell table:style-name="ce114"/>
          <table:table-cell table:style-name="ce81" table:formula="of:=IF(ISBLANK([.AV26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10</text:p>
          </table:table-cell>
          <table:table-cell table:style-name="ce35"/>
          <table:table-cell table:style-name="ce41" office:value-type="string">
            <text:p>Openproj, Ganttproject</text:p>
          </table:table-cell>
          <table:table-cell table:style-name="ce54" office:value-type="string">
            <text:p>sulotion equivalente à microsoft project </text:p>
          </table:table-cell>
          <table:table-cell table:style-name="ce61" table:formula="of:=SUM(OR(([.M262]=&quot;X&quot;);([.Q262]=&quot;X&quot;));OR(([.U262]=&quot;X&quot;);([.Y262]=&quot;X&quot;));OR(([.AC262]=&quot;X&quot;);([.AG262]=&quot;X&quot;));OR(([.AK262]=&quot;X&quot;);([.AO262]=&quot;X&quot;));OR(([.AS262]=&quot;X&quot;);([.AW262]=&quot;X&quot;));OR(([.BA262]=&quot;X&quot;);([.BE262]=&quot;X&quot;));OR(([.BI262]=&quot;X&quot;);([.BM262]=&quot;X&quot;));OR(([.BQ262]=&quot;X&quot;);([.BU262]=&quot;X&quot;)))" office:value-type="float" office:value="3">
            <text:p>3</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103" office:value-type="string">
            <text:p>2.0.10</text:p>
          </table:table-cell>
          <table:table-cell table:style-name="ce105" office:value-type="string">
            <text:p>X</text:p>
          </table:table-cell>
          <table:table-cell table:style-name="ce106" office:value-type="string">
            <text:p>2.0.10</text:p>
          </table:table-cell>
          <table:table-cell table:style-name="ce86"/>
          <table:table-cell table:style-name="ce86" table:number-columns-repeated="3"/>
          <table:table-cell table:style-name="ce89" table:formula="of:=IF(AND(ISBLANK([.AL262]);ISBLANK([.AN262]));&quot;&quot;;&quot;X&quot;)" office:value-type="string" office:string-value="X">
            <text:p>X</text:p>
          </table:table-cell>
          <table:table-cell table:style-name="ce89"/>
          <table:table-cell table:style-name="ce89" office:value-type="string">
            <text:p>X</text:p>
          </table:table-cell>
          <table:table-cell table:style-name="ce89" office:value-type="string">
            <text:p>La dernière</text:p>
          </table:table-cell>
          <table:table-cell table:style-name="ce86"/>
          <table:table-cell table:style-name="ce86" table:number-columns-repeated="3"/>
          <table:table-cell table:style-name="ce81" table:formula="of:=IF(ISBLANK([.AT262]);&quot;&quot;;&quot;X&quot;)" office:value-type="string" office:string-value="X">
            <text:p>X</text:p>
          </table:table-cell>
          <table:table-cell table:style-name="ce114" office:value-type="string">
            <text:p>Dern. vers. stable </text:p>
          </table:table-cell>
          <table:table-cell table:style-name="ce81" table:formula="of:=IF(ISBLANK([.AV26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5-11</text:p>
          </table:table-cell>
          <table:table-cell table:style-name="ce33" office:value-type="string">
            <text:p>Outils de compression</text:p>
          </table:table-cell>
          <table:table-cell table:style-name="ce44" office:value-type="string">
            <text:p>7zip</text:p>
          </table:table-cell>
          <table:table-cell table:style-name="ce54" office:value-type="string">
            <text:p>outil de compression </text:p>
          </table:table-cell>
          <table:table-cell table:style-name="ce61" table:formula="of:=SUM(OR(([.M263]=&quot;X&quot;);([.Q263]=&quot;X&quot;));OR(([.U263]=&quot;X&quot;);([.Y263]=&quot;X&quot;));OR(([.AC263]=&quot;X&quot;);([.AG263]=&quot;X&quot;));OR(([.AK263]=&quot;X&quot;);([.AO263]=&quot;X&quot;));OR(([.AS263]=&quot;X&quot;);([.AW263]=&quot;X&quot;));OR(([.BA263]=&quot;X&quot;);([.BE263]=&quot;X&quot;));OR(([.BI263]=&quot;X&quot;);([.BM263]=&quot;X&quot;));OR(([.BQ263]=&quot;X&quot;);([.BU263]=&quot;X&quot;)))" office:value-type="float" office:value="5">
            <text:p>5</text:p>
          </table:table-cell>
          <table:table-cell table:style-name="ce68"/>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office:value-type="string">
            <text:p>X</text:p>
          </table:table-cell>
          <table:table-cell table:style-name="ce103" office:value-type="string">
            <text:p>4 à 9</text:p>
          </table:table-cell>
          <table:table-cell table:style-name="ce105" office:value-type="string">
            <text:p>X</text:p>
          </table:table-cell>
          <table:table-cell table:style-name="ce106" office:value-type="string">
            <text:p>9.20</text:p>
          </table:table-cell>
          <table:table-cell table:style-name="ce86"/>
          <table:table-cell table:style-name="ce86" table:number-columns-repeated="3"/>
          <table:table-cell table:style-name="ce89" table:formula="of:=IF(AND(ISBLANK([.AL263]);ISBLANK([.AN263]));&quot;&quot;;&quot;X&quot;)" office:value-type="string" office:string-value="X">
            <text:p>X</text:p>
          </table:table-cell>
          <table:table-cell table:style-name="ce95"/>
          <table:table-cell table:style-name="ce89" office:value-type="string">
            <text:p>X</text:p>
          </table:table-cell>
          <table:table-cell table:style-name="ce89" office:value-type="string">
            <text:p>La dernière</text:p>
          </table:table-cell>
          <table:table-cell table:style-name="ce86"/>
          <table:table-cell table:style-name="ce86" table:number-columns-repeated="3"/>
          <table:table-cell table:style-name="ce81" table:formula="of:=IF(ISBLANK([.AT263]);&quot;&quot;;&quot;X&quot;)" office:value-type="string" office:string-value="X">
            <text:p>X</text:p>
          </table:table-cell>
          <table:table-cell table:style-name="ce114" office:value-type="string">
            <text:p>Dern. vers. stable </text:p>
          </table:table-cell>
          <table:table-cell table:style-name="ce81" table:formula="of:=IF(ISBLANK([.AV263]);&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office:value-type="string">
            <text:p>X</text:p>
          </table:table-cell>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5-12</text:p>
          </table:table-cell>
          <table:table-cell table:style-name="ce33" office:value-type="string">
            <text:p>Lecteur Multimédia</text:p>
          </table:table-cell>
          <table:table-cell table:style-name="ce44" office:value-type="string">
            <text:p>VLC</text:p>
          </table:table-cell>
          <table:table-cell table:style-name="ce54" office:value-type="string">
            <text:p>lecteur de multimédia du projet VideoLAN </text:p>
          </table:table-cell>
          <table:table-cell table:style-name="ce61" table:formula="of:=SUM(OR(([.M264]=&quot;X&quot;);([.Q264]=&quot;X&quot;));OR(([.U264]=&quot;X&quot;);([.Y264]=&quot;X&quot;));OR(([.AC264]=&quot;X&quot;);([.AG264]=&quot;X&quot;));OR(([.AK264]=&quot;X&quot;);([.AO264]=&quot;X&quot;));OR(([.AS264]=&quot;X&quot;);([.AW264]=&quot;X&quot;));OR(([.BA264]=&quot;X&quot;);([.BE264]=&quot;X&quot;));OR(([.BI264]=&quot;X&quot;);([.BM264]=&quot;X&quot;));OR(([.BQ264]=&quot;X&quot;);([.BU264]=&quot;X&quot;)))" office:value-type="float" office:value="5">
            <text:p>5</text:p>
          </table:table-cell>
          <table:table-cell table:style-name="ce68"/>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office:value-type="string">
            <text:p>X</text:p>
          </table:table-cell>
          <table:table-cell table:style-name="ce103" office:value-type="string">
            <text:p>0.8 à 2</text:p>
          </table:table-cell>
          <table:table-cell table:style-name="ce105" office:value-type="string">
            <text:p>X</text:p>
          </table:table-cell>
          <table:table-cell table:style-name="ce107" office:value-type="string">
            <text:p>2.0.0</text:p>
          </table:table-cell>
          <table:table-cell table:style-name="ce86"/>
          <table:table-cell table:style-name="ce86" table:number-columns-repeated="3"/>
          <table:table-cell table:style-name="ce89" table:formula="of:=IF(AND(ISBLANK([.AL264]);ISBLANK([.AN264]));&quot;&quot;;&quot;X&quot;)" office:value-type="string" office:string-value="X">
            <text:p>X</text:p>
          </table:table-cell>
          <table:table-cell table:style-name="ce95"/>
          <table:table-cell table:style-name="ce89" office:value-type="string">
            <text:p>X</text:p>
          </table:table-cell>
          <table:table-cell table:style-name="ce89" office:value-type="string">
            <text:p>La dernière</text:p>
          </table:table-cell>
          <table:table-cell table:style-name="ce86"/>
          <table:table-cell table:style-name="ce86" table:number-columns-repeated="3"/>
          <table:table-cell table:style-name="ce81" table:formula="of:=IF(ISBLANK([.AT264]);&quot;&quot;;&quot;X&quot;)" office:value-type="string" office:string-value="X">
            <text:p>X</text:p>
          </table:table-cell>
          <table:table-cell table:style-name="ce114" office:value-type="string">
            <text:p>Dern. vers. stable </text:p>
          </table:table-cell>
          <table:table-cell table:style-name="ce81" table:formula="of:=IF(ISBLANK([.AV264]);&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text:p>
          </table:table-cell>
          <table:table-cell table:style-name="ce24" office:value-type="string">
            <text:p><text:s/>5-13</text:p>
          </table:table-cell>
          <table:table-cell table:style-name="ce32"/>
          <table:table-cell table:style-name="ce44" office:value-type="string">
            <text:p>VNC</text:p>
          </table:table-cell>
          <table:table-cell table:style-name="ce54" office:value-type="string">
            <text:p>système d'accès à un bureau distant qui permet de prendre le contrôle d'un ordinateur distant </text:p>
          </table:table-cell>
          <table:table-cell table:style-name="ce61" table:formula="of:=SUM(OR(([.M265]=&quot;X&quot;);([.Q265]=&quot;X&quot;));OR(([.U265]=&quot;X&quot;);([.Y265]=&quot;X&quot;));OR(([.AC265]=&quot;X&quot;);([.AG265]=&quot;X&quot;));OR(([.AK265]=&quot;X&quot;);([.AO265]=&quot;X&quot;));OR(([.AS265]=&quot;X&quot;);([.AW265]=&quot;X&quot;));OR(([.BA265]=&quot;X&quot;);([.BE265]=&quot;X&quot;));OR(([.BI265]=&quot;X&quot;);([.BM265]=&quot;X&quot;));OR(([.BQ265]=&quot;X&quot;);([.BU265]=&quot;X&quot;)))" office:value-type="float" office:value="4">
            <text:p>4</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103" office:value-type="string">
            <text:p>4.1.2 à 4.1.3</text:p>
          </table:table-cell>
          <table:table-cell table:style-name="ce105" office:value-type="string">
            <text:p>X</text:p>
          </table:table-cell>
          <table:table-cell table:style-name="ce108" office:value-type="string">
            <text:p>4.1.3 free edition</text:p>
          </table:table-cell>
          <table:table-cell table:style-name="ce86" office:value-type="string">
            <text:p>X</text:p>
          </table:table-cell>
          <table:table-cell table:style-name="ce86" table:number-columns-repeated="3"/>
          <table:table-cell table:style-name="ce89" table:formula="of:=IF(AND(ISBLANK([.AL265]);ISBLANK([.AN265]));&quot;&quot;;&quot;X&quot;)" office:value-type="string" office:string-value="X">
            <text:p>X</text:p>
          </table:table-cell>
          <table:table-cell table:style-name="ce94"/>
          <table:table-cell table:style-name="ce89" office:value-type="string">
            <text:p>X</text:p>
          </table:table-cell>
          <table:table-cell table:style-name="ce89" office:value-type="string">
            <text:p>La dernière</text:p>
          </table:table-cell>
          <table:table-cell table:style-name="ce86"/>
          <table:table-cell table:style-name="ce86" table:number-columns-repeated="3"/>
          <table:table-cell table:style-name="ce81" table:formula="of:=IF(ISBLANK([.AT265]);&quot;&quot;;&quot;X&quot;)" office:value-type="string" office:string-value="X">
            <text:p>X</text:p>
          </table:table-cell>
          <table:table-cell table:style-name="ce114" office:value-type="string">
            <text:p>Dern. vers. stable </text:p>
          </table:table-cell>
          <table:table-cell table:style-name="ce81" table:formula="of:=IF(ISBLANK([.AV265]);&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14</text:p>
          </table:table-cell>
          <table:table-cell table:style-name="ce32"/>
          <table:table-cell table:style-name="ce44" office:value-type="string">
            <text:p>Filezilla</text:p>
          </table:table-cell>
          <table:table-cell table:style-name="ce54" office:value-type="string">
            <text:p>outil de téléchargement </text:p>
          </table:table-cell>
          <table:table-cell table:style-name="ce61" table:formula="of:=SUM(OR(([.M266]=&quot;X&quot;);([.Q266]=&quot;X&quot;));OR(([.U266]=&quot;X&quot;);([.Y266]=&quot;X&quot;));OR(([.AC266]=&quot;X&quot;);([.AG266]=&quot;X&quot;));OR(([.AK266]=&quot;X&quot;);([.AO266]=&quot;X&quot;));OR(([.AS266]=&quot;X&quot;);([.AW266]=&quot;X&quot;));OR(([.BA266]=&quot;X&quot;);([.BE266]=&quot;X&quot;));OR(([.BI266]=&quot;X&quot;);([.BM266]=&quot;X&quot;));OR(([.BQ266]=&quot;X&quot;);([.BU266]=&quot;X&quot;)))" office:value-type="float" office:value="4">
            <text:p>4</text:p>
          </table:table-cell>
          <table:table-cell table:style-name="ce65"/>
          <table:table-cell table:style-name="ce77" office:value-type="string">
            <text:p>X</text:p>
          </table:table-cell>
          <table:table-cell table:style-name="ce77" office:value-type="float" office:value="3.5">
            <text:p>3,5</text:p>
          </table:table-cell>
          <table:table-cell table:style-name="ce77" office:value-type="float" office:value="3.1">
            <text:p>3,1</text:p>
          </table:table-cell>
          <table:table-cell table:style-name="ce77" office:value-type="float" office:value="2.2">
            <text:p>2,2</text:p>
          </table:table-cell>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104" office:value-type="string">
            <text:p>2 à 3.4</text:p>
          </table:table-cell>
          <table:table-cell table:style-name="ce105" office:value-type="string">
            <text:p>X</text:p>
          </table:table-cell>
          <table:table-cell table:style-name="ce108" office:value-type="string">
            <text:p>3.5.3</text:p>
          </table:table-cell>
          <table:table-cell table:style-name="ce86"/>
          <table:table-cell table:style-name="ce86" table:number-columns-repeated="3"/>
          <table:table-cell table:style-name="ce89" table:formula="of:=IF(AND(ISBLANK([.AL266]);ISBLANK([.AN266]));&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266]);&quot;&quot;;&quot;X&quot;)">
            <text:p/>
          </table:table-cell>
          <table:table-cell table:style-name="ce114"/>
          <table:table-cell table:style-name="ce81" table:formula="of:=IF(ISBLANK([.AV266]);&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15</text:p>
          </table:table-cell>
          <table:table-cell table:style-name="ce32"/>
          <table:table-cell table:style-name="ce44" office:value-type="string">
            <text:p>Infra Recorder</text:p>
          </table:table-cell>
          <table:table-cell table:style-name="ce54" office:value-type="string">
            <text:p>logiciel de gravure de CD/DVD pour windows </text:p>
          </table:table-cell>
          <table:table-cell table:style-name="ce61" table:formula="of:=SUM(OR(([.M267]=&quot;X&quot;);([.Q267]=&quot;X&quot;));OR(([.U267]=&quot;X&quot;);([.Y267]=&quot;X&quot;));OR(([.AC267]=&quot;X&quot;);([.AG267]=&quot;X&quot;));OR(([.AK267]=&quot;X&quot;);([.AO267]=&quot;X&quot;));OR(([.AS267]=&quot;X&quot;);([.AW267]=&quot;X&quot;));OR(([.BA267]=&quot;X&quot;);([.BE267]=&quot;X&quot;));OR(([.BI267]=&quot;X&quot;);([.BM267]=&quot;X&quot;));OR(([.BQ267]=&quot;X&quot;);([.BU267]=&quot;X&quot;)))" office:value-type="float" office:value="2">
            <text:p>2</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text:p>
          </table:table-cell>
          <table:table-cell table:style-name="ce87"/>
          <table:table-cell table:style-name="ce87" table:number-columns-repeated="3"/>
          <table:table-cell table:style-name="ce81" office:value-type="string">
            <text:p>X</text:p>
          </table:table-cell>
          <table:table-cell table:style-name="ce104" office:value-type="string">
            <text:p>0.52</text:p>
          </table:table-cell>
          <table:table-cell table:style-name="ce105" office:value-type="string">
            <text:p>X</text:p>
          </table:table-cell>
          <table:table-cell table:style-name="ce108" office:value-type="string">
            <text:p>0.52</text:p>
          </table:table-cell>
          <table:table-cell table:style-name="ce87"/>
          <table:table-cell table:style-name="ce87" table:number-columns-repeated="3"/>
          <table:table-cell table:style-name="ce89" table:formula="of:=IF(AND(ISBLANK([.AL267]);ISBLANK([.AN26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67]);&quot;&quot;;&quot;X&quot;)">
            <text:p/>
          </table:table-cell>
          <table:table-cell table:style-name="ce114"/>
          <table:table-cell table:style-name="ce81" table:formula="of:=IF(ISBLANK([.AV26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16</text:p>
          </table:table-cell>
          <table:table-cell table:style-name="ce32"/>
          <table:table-cell table:style-name="ce44" office:value-type="string">
            <text:p>PDFCreator</text:p>
          </table:table-cell>
          <table:table-cell table:style-name="ce54" office:value-type="string">
            <text:p>outil de manupilation des PDF </text:p>
          </table:table-cell>
          <table:table-cell table:style-name="ce61" table:formula="of:=SUM(OR(([.M268]=&quot;X&quot;);([.Q268]=&quot;X&quot;));OR(([.U268]=&quot;X&quot;);([.Y268]=&quot;X&quot;));OR(([.AC268]=&quot;X&quot;);([.AG268]=&quot;X&quot;));OR(([.AK268]=&quot;X&quot;);([.AO268]=&quot;X&quot;));OR(([.AS268]=&quot;X&quot;);([.AW268]=&quot;X&quot;));OR(([.BA268]=&quot;X&quot;);([.BE268]=&quot;X&quot;));OR(([.BI268]=&quot;X&quot;);([.BM268]=&quot;X&quot;));OR(([.BQ268]=&quot;X&quot;);([.BU268]=&quot;X&quot;)))" office:value-type="float" office:value="3">
            <text:p>3</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104" office:value-type="string">
            <text:p>1.2.0 à 1.2.3</text:p>
          </table:table-cell>
          <table:table-cell table:style-name="ce105" office:value-type="string">
            <text:p>X</text:p>
          </table:table-cell>
          <table:table-cell table:style-name="ce108" office:value-type="string">
            <text:p>1.3.1</text:p>
          </table:table-cell>
          <table:table-cell table:style-name="ce86"/>
          <table:table-cell table:style-name="ce86" table:number-columns-repeated="3"/>
          <table:table-cell table:style-name="ce89" table:formula="of:=IF(AND(ISBLANK([.AL268]);ISBLANK([.AN268]));&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268]);&quot;&quot;;&quot;X&quot;)">
            <text:p/>
          </table:table-cell>
          <table:table-cell table:style-name="ce114"/>
          <table:table-cell table:style-name="ce81" table:formula="of:=IF(ISBLANK([.AV268]);&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17</text:p>
          </table:table-cell>
          <table:table-cell table:style-name="ce32"/>
          <table:table-cell table:style-name="ce44" office:value-type="string">
            <text:p>Gimp</text:p>
          </table:table-cell>
          <table:table-cell table:style-name="ce54" office:value-type="string">
            <text:p>éditeur d'image avancé </text:p>
          </table:table-cell>
          <table:table-cell table:style-name="ce61" table:formula="of:=SUM(OR(([.M269]=&quot;X&quot;);([.Q269]=&quot;X&quot;));OR(([.U269]=&quot;X&quot;);([.Y269]=&quot;X&quot;));OR(([.AC269]=&quot;X&quot;);([.AG269]=&quot;X&quot;));OR(([.AK269]=&quot;X&quot;);([.AO269]=&quot;X&quot;));OR(([.AS269]=&quot;X&quot;);([.AW269]=&quot;X&quot;));OR(([.BA269]=&quot;X&quot;);([.BE269]=&quot;X&quot;));OR(([.BI269]=&quot;X&quot;);([.BM269]=&quot;X&quot;));OR(([.BQ269]=&quot;X&quot;);([.BU269]=&quot;X&quot;)))" office:value-type="float" office:value="4">
            <text:p>4</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text:p>
          </table:table-cell>
          <table:table-cell table:style-name="ce87"/>
          <table:table-cell table:style-name="ce87" table:number-columns-repeated="3"/>
          <table:table-cell table:style-name="ce81" office:value-type="string">
            <text:p>X</text:p>
          </table:table-cell>
          <table:table-cell table:style-name="ce104" office:value-type="string">
            <text:p>2.4.2 à 2.6.11</text:p>
          </table:table-cell>
          <table:table-cell table:style-name="ce105" office:value-type="string">
            <text:p>X</text:p>
          </table:table-cell>
          <table:table-cell table:style-name="ce108" office:value-type="string">
            <text:p>2.6.11</text:p>
          </table:table-cell>
          <table:table-cell table:style-name="ce87"/>
          <table:table-cell table:style-name="ce87" table:number-columns-repeated="3"/>
          <table:table-cell table:style-name="ce89" table:formula="of:=IF(AND(ISBLANK([.AL269]);ISBLANK([.AN269]));&quot;&quot;;&quot;X&quot;)" office:value-type="string" office:string-value="X">
            <text:p>X</text:p>
          </table:table-cell>
          <table:table-cell table:style-name="ce94"/>
          <table:table-cell table:style-name="ce89" office:value-type="string">
            <text:p>X</text:p>
          </table:table-cell>
          <table:table-cell table:style-name="ce89" office:value-type="string">
            <text:p>La dernière</text:p>
          </table:table-cell>
          <table:table-cell table:style-name="ce87"/>
          <table:table-cell table:style-name="ce87" table:number-columns-repeated="3"/>
          <table:table-cell table:style-name="ce81" table:formula="of:=IF(ISBLANK([.AT269]);&quot;&quot;;&quot;X&quot;)" office:value-type="string" office:string-value="X">
            <text:p>X</text:p>
          </table:table-cell>
          <table:table-cell table:style-name="ce114" office:value-type="string">
            <text:p>Dern. vers. stable </text:p>
          </table:table-cell>
          <table:table-cell table:style-name="ce81" table:formula="of:=IF(ISBLANK([.AV269]);&quot;&quot;;&quot;X&quot;)">
            <text:p/>
          </table:table-cell>
          <table:table-cell table:style-name="ce114"/>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6" office:value-type="string">
            <text:p><text:s/>5-18</text:p>
          </table:table-cell>
          <table:table-cell table:style-name="ce31"/>
          <table:table-cell table:style-name="ce43" office:value-type="string">
            <text:p>ConversionMagik</text:p>
          </table:table-cell>
          <table:table-cell table:style-name="ce54" office:value-type="string">
            <text:p>Assistant de retaillage d'images par lot </text:p>
          </table:table-cell>
          <table:table-cell table:style-name="ce61" table:formula="of:=SUM(OR(([.M270]=&quot;X&quot;);([.Q270]=&quot;X&quot;));OR(([.U270]=&quot;X&quot;);([.Y270]=&quot;X&quot;));OR(([.AC270]=&quot;X&quot;);([.AG270]=&quot;X&quot;));OR(([.AK270]=&quot;X&quot;);([.AO270]=&quot;X&quot;));OR(([.AS270]=&quot;X&quot;);([.AW270]=&quot;X&quot;));OR(([.BA270]=&quot;X&quot;);([.BE270]=&quot;X&quot;));OR(([.BI270]=&quot;X&quot;);([.BM270]=&quot;X&quot;));OR(([.BQ270]=&quot;X&quot;);([.BU270]=&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104" office:value-type="string">
            <text:p>1.0</text:p>
          </table:table-cell>
          <table:table-cell table:style-name="ce105" office:value-type="string">
            <text:p>X</text:p>
          </table:table-cell>
          <table:table-cell table:style-name="ce108" office:value-type="string">
            <text:p>1.0</text:p>
          </table:table-cell>
          <table:table-cell table:style-name="ce87"/>
          <table:table-cell table:style-name="ce87" table:number-columns-repeated="3"/>
          <table:table-cell table:style-name="ce89" table:formula="of:=IF(AND(ISBLANK([.AL270]);ISBLANK([.AN270]));&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0]);&quot;&quot;;&quot;X&quot;)">
            <text:p/>
          </table:table-cell>
          <table:table-cell table:style-name="ce114"/>
          <table:table-cell table:style-name="ce81" table:formula="of:=IF(ISBLANK([.AV270]);&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6" office:value-type="string">
            <text:p><text:s/>5-19</text:p>
          </table:table-cell>
          <table:table-cell table:style-name="ce31"/>
          <table:table-cell table:style-name="ce43" office:value-type="string">
            <text:p>Dia</text:p>
          </table:table-cell>
          <table:table-cell table:style-name="ce54" office:value-type="string">
            <text:p>éditeur de diagrammes, graphes, tableaux...</text:p>
          </table:table-cell>
          <table:table-cell table:style-name="ce61" table:formula="of:=SUM(OR(([.M271]=&quot;X&quot;);([.Q271]=&quot;X&quot;));OR(([.U271]=&quot;X&quot;);([.Y271]=&quot;X&quot;));OR(([.AC271]=&quot;X&quot;);([.AG271]=&quot;X&quot;));OR(([.AK271]=&quot;X&quot;);([.AO271]=&quot;X&quot;));OR(([.AS271]=&quot;X&quot;);([.AW271]=&quot;X&quot;));OR(([.BA271]=&quot;X&quot;);([.BE271]=&quot;X&quot;));OR(([.BI271]=&quot;X&quot;);([.BM271]=&quot;X&quot;));OR(([.BQ271]=&quot;X&quot;);([.BU271]=&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104" office:value-type="string">
            <text:p>0.97.2 </text:p>
          </table:table-cell>
          <table:table-cell table:style-name="ce105" office:value-type="string">
            <text:p>X</text:p>
          </table:table-cell>
          <table:table-cell table:style-name="ce108" office:value-type="string">
            <text:p>0.97.2</text:p>
          </table:table-cell>
          <table:table-cell table:style-name="ce87"/>
          <table:table-cell table:style-name="ce87" table:number-columns-repeated="3"/>
          <table:table-cell table:style-name="ce89" table:formula="of:=IF(AND(ISBLANK([.AL271]);ISBLANK([.AN271]));&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1]);&quot;&quot;;&quot;X&quot;)">
            <text:p/>
          </table:table-cell>
          <table:table-cell table:style-name="ce114"/>
          <table:table-cell table:style-name="ce81" table:formula="of:=IF(ISBLANK([.AV271]);&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20</text:p>
          </table:table-cell>
          <table:table-cell table:style-name="ce32"/>
          <table:table-cell table:style-name="ce44" office:value-type="string">
            <text:p>Freemind</text:p>
          </table:table-cell>
          <table:table-cell table:style-name="ce54" office:value-type="string">
            <text:p>assistant graphique de structuration de l'information en arbre </text:p>
          </table:table-cell>
          <table:table-cell table:style-name="ce61" table:formula="of:=SUM(OR(([.M272]=&quot;X&quot;);([.Q272]=&quot;X&quot;));OR(([.U272]=&quot;X&quot;);([.Y272]=&quot;X&quot;));OR(([.AC272]=&quot;X&quot;);([.AG272]=&quot;X&quot;));OR(([.AK272]=&quot;X&quot;);([.AO272]=&quot;X&quot;));OR(([.AS272]=&quot;X&quot;);([.AW272]=&quot;X&quot;));OR(([.BA272]=&quot;X&quot;);([.BE272]=&quot;X&quot;));OR(([.BI272]=&quot;X&quot;);([.BM272]=&quot;X&quot;));OR(([.BQ272]=&quot;X&quot;);([.BU272]=&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104"/>
          <table:table-cell table:style-name="ce105" office:value-type="string">
            <text:p>X</text:p>
          </table:table-cell>
          <table:table-cell table:style-name="ce108" office:value-type="string">
            <text:p>0.9.0</text:p>
          </table:table-cell>
          <table:table-cell table:style-name="ce87"/>
          <table:table-cell table:style-name="ce87" table:number-columns-repeated="3"/>
          <table:table-cell table:style-name="ce89" table:formula="of:=IF(AND(ISBLANK([.AL272]);ISBLANK([.AN272]));&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2]);&quot;&quot;;&quot;X&quot;)" office:value-type="string" office:string-value="X">
            <text:p>X</text:p>
          </table:table-cell>
          <table:table-cell table:style-name="ce114" office:value-type="string">
            <text:p>Dern. vers. stable </text:p>
          </table:table-cell>
          <table:table-cell table:style-name="ce81" table:formula="of:=IF(ISBLANK([.AV272]);&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21</text:p>
          </table:table-cell>
          <table:table-cell table:style-name="ce32"/>
          <table:table-cell table:style-name="ce44" office:value-type="string">
            <text:p>Blender</text:p>
          </table:table-cell>
          <table:table-cell table:style-name="ce54" office:value-type="string">
            <text:p>outil de creation graphique 3D photo réaliste </text:p>
          </table:table-cell>
          <table:table-cell table:style-name="ce61" table:formula="of:=SUM(OR(([.M273]=&quot;X&quot;);([.Q273]=&quot;X&quot;));OR(([.U273]=&quot;X&quot;);([.Y273]=&quot;X&quot;));OR(([.AC273]=&quot;X&quot;);([.AG273]=&quot;X&quot;));OR(([.AK273]=&quot;X&quot;);([.AO273]=&quot;X&quot;));OR(([.AS273]=&quot;X&quot;);([.AW273]=&quot;X&quot;));OR(([.BA273]=&quot;X&quot;);([.BE273]=&quot;X&quot;));OR(([.BI273]=&quot;X&quot;);([.BM273]=&quot;X&quot;));OR(([.BQ273]=&quot;X&quot;);([.BU273]=&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104" office:value-type="string">
            <text:p>2.59</text:p>
          </table:table-cell>
          <table:table-cell table:style-name="ce105" office:value-type="string">
            <text:p>X</text:p>
          </table:table-cell>
          <table:table-cell table:style-name="ce108" office:value-type="string">
            <text:p>2.62</text:p>
          </table:table-cell>
          <table:table-cell table:style-name="ce87"/>
          <table:table-cell table:style-name="ce87" table:number-columns-repeated="3"/>
          <table:table-cell table:style-name="ce89" table:formula="of:=IF(AND(ISBLANK([.AL273]);ISBLANK([.AN273]));&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3]);&quot;&quot;;&quot;X&quot;)">
            <text:p/>
          </table:table-cell>
          <table:table-cell table:style-name="ce114"/>
          <table:table-cell table:style-name="ce81" table:formula="of:=IF(ISBLANK([.AV273]);&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5-22</text:p>
          </table:table-cell>
          <table:table-cell table:style-name="ce32"/>
          <table:table-cell table:style-name="ce44" office:value-type="string">
            <text:p>Inkscape</text:p>
          </table:table-cell>
          <table:table-cell table:style-name="ce54" office:value-type="string">
            <text:p>editeur vectoriel </text:p>
          </table:table-cell>
          <table:table-cell table:style-name="ce61" table:formula="of:=SUM(OR(([.M274]=&quot;X&quot;);([.Q274]=&quot;X&quot;));OR(([.U274]=&quot;X&quot;);([.Y274]=&quot;X&quot;));OR(([.AC274]=&quot;X&quot;);([.AG274]=&quot;X&quot;));OR(([.AK274]=&quot;X&quot;);([.AO274]=&quot;X&quot;));OR(([.AS274]=&quot;X&quot;);([.AW274]=&quot;X&quot;));OR(([.BA274]=&quot;X&quot;);([.BE274]=&quot;X&quot;));OR(([.BI274]=&quot;X&quot;);([.BM274]=&quot;X&quot;));OR(([.BQ274]=&quot;X&quot;);([.BU274]=&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104" office:value-type="string">
            <text:p>0.44.1 à 0.48.2</text:p>
          </table:table-cell>
          <table:table-cell table:style-name="ce105" office:value-type="string">
            <text:p>X</text:p>
          </table:table-cell>
          <table:table-cell table:style-name="ce108" office:value-type="string">
            <text:p>0.48.2</text:p>
          </table:table-cell>
          <table:table-cell table:style-name="ce87"/>
          <table:table-cell table:style-name="ce87" table:number-columns-repeated="3"/>
          <table:table-cell table:style-name="ce89" table:formula="of:=IF(AND(ISBLANK([.AL274]);ISBLANK([.AN274]));&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4]);&quot;&quot;;&quot;X&quot;)">
            <text:p/>
          </table:table-cell>
          <table:table-cell table:style-name="ce114"/>
          <table:table-cell table:style-name="ce81" table:formula="of:=IF(ISBLANK([.AV274]);&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5-23</text:p>
          </table:table-cell>
          <table:table-cell table:style-name="ce34"/>
          <table:table-cell table:style-name="ce45" office:value-type="string">
            <text:p>psi</text:p>
          </table:table-cell>
          <table:table-cell table:style-name="ce54" office:value-type="string">
            <text:p>application de messagerie instantanée conçue pour le réseau Jabber (XMPP) (incluant Google Talk) </text:p>
          </table:table-cell>
          <table:table-cell table:style-name="ce61" table:formula="of:=SUM(OR(([.M275]=&quot;X&quot;);([.Q275]=&quot;X&quot;));OR(([.U275]=&quot;X&quot;);([.Y275]=&quot;X&quot;));OR(([.AC275]=&quot;X&quot;);([.AG275]=&quot;X&quot;));OR(([.AK275]=&quot;X&quot;);([.AO275]=&quot;X&quot;));OR(([.AS275]=&quot;X&quot;);([.AW275]=&quot;X&quot;));OR(([.BA275]=&quot;X&quot;);([.BE275]=&quot;X&quot;));OR(([.BI275]=&quot;X&quot;);([.BM275]=&quot;X&quot;));OR(([.BQ275]=&quot;X&quot;);([.BU275]=&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104"/>
          <table:table-cell table:style-name="ce105" table:number-columns-repeated="2"/>
          <table:table-cell table:style-name="ce87"/>
          <table:table-cell table:style-name="ce87" table:number-columns-repeated="3"/>
          <table:table-cell table:style-name="ce89" table:formula="of:=IF(AND(ISBLANK([.AL275]);ISBLANK([.AN275]));&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5]);&quot;&quot;;&quot;X&quot;)">
            <text:p/>
          </table:table-cell>
          <table:table-cell table:style-name="ce114"/>
          <table:table-cell table:style-name="ce81" table:formula="of:=IF(ISBLANK([.AV275]);&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5-24</text:p>
          </table:table-cell>
          <table:table-cell table:style-name="ce34"/>
          <table:table-cell table:style-name="ce45" office:value-type="string">
            <text:p>tesseract</text:p>
          </table:table-cell>
          <table:table-cell table:style-name="ce54" office:value-type="string">
            <text:p>Afficheur de données TYPO3 </text:p>
          </table:table-cell>
          <table:table-cell table:style-name="ce61" table:formula="of:=SUM(OR(([.M276]=&quot;X&quot;);([.Q276]=&quot;X&quot;));OR(([.U276]=&quot;X&quot;);([.Y276]=&quot;X&quot;));OR(([.AC276]=&quot;X&quot;);([.AG276]=&quot;X&quot;));OR(([.AK276]=&quot;X&quot;);([.AO276]=&quot;X&quot;));OR(([.AS276]=&quot;X&quot;);([.AW276]=&quot;X&quot;));OR(([.BA276]=&quot;X&quot;);([.BE276]=&quot;X&quot;));OR(([.BI276]=&quot;X&quot;);([.BM276]=&quot;X&quot;));OR(([.BQ276]=&quot;X&quot;);([.BU276]=&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104"/>
          <table:table-cell table:style-name="ce105" table:number-columns-repeated="2"/>
          <table:table-cell table:style-name="ce87"/>
          <table:table-cell table:style-name="ce87" table:number-columns-repeated="3"/>
          <table:table-cell table:style-name="ce89" table:formula="of:=IF(AND(ISBLANK([.AL276]);ISBLANK([.AN276]));&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6]);&quot;&quot;;&quot;X&quot;)">
            <text:p/>
          </table:table-cell>
          <table:table-cell table:style-name="ce114"/>
          <table:table-cell table:style-name="ce81" table:formula="of:=IF(ISBLANK([.AV276]);&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5-25</text:p>
          </table:table-cell>
          <table:table-cell table:style-name="ce34"/>
          <table:table-cell table:style-name="ce45" office:value-type="string">
            <text:p>sparkweb</text:p>
          </table:table-cell>
          <table:table-cell table:style-name="ce54" office:value-type="string">
            <text:p>client XMPP en flash </text:p>
          </table:table-cell>
          <table:table-cell table:style-name="ce61" table:formula="of:=SUM(OR(([.M277]=&quot;X&quot;);([.Q277]=&quot;X&quot;));OR(([.U277]=&quot;X&quot;);([.Y277]=&quot;X&quot;));OR(([.AC277]=&quot;X&quot;);([.AG277]=&quot;X&quot;));OR(([.AK277]=&quot;X&quot;);([.AO277]=&quot;X&quot;));OR(([.AS277]=&quot;X&quot;);([.AW277]=&quot;X&quot;));OR(([.BA277]=&quot;X&quot;);([.BE277]=&quot;X&quot;));OR(([.BI277]=&quot;X&quot;);([.BM277]=&quot;X&quot;));OR(([.BQ277]=&quot;X&quot;);([.BU277]=&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104"/>
          <table:table-cell table:style-name="ce105" table:number-columns-repeated="2"/>
          <table:table-cell table:style-name="ce87"/>
          <table:table-cell table:style-name="ce87" table:number-columns-repeated="3"/>
          <table:table-cell table:style-name="ce89" table:formula="of:=IF(AND(ISBLANK([.AL277]);ISBLANK([.AN27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7]);&quot;&quot;;&quot;X&quot;)">
            <text:p/>
          </table:table-cell>
          <table:table-cell table:style-name="ce114"/>
          <table:table-cell table:style-name="ce81" table:formula="of:=IF(ISBLANK([.AV27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Amaya</text:p>
          </table:table-cell>
          <table:table-cell table:style-name="ce53" office:value-type="string">
            <text:p>lecteur PDF</text:p>
          </table:table-cell>
          <table:table-cell table:style-name="ce61" table:formula="of:=SUM(OR(([.M278]=&quot;X&quot;);([.Q278]=&quot;X&quot;));OR(([.U278]=&quot;X&quot;);([.Y278]=&quot;X&quot;));OR(([.AC278]=&quot;X&quot;);([.AG278]=&quot;X&quot;));OR(([.AK278]=&quot;X&quot;);([.AO278]=&quot;X&quot;));OR(([.AS278]=&quot;X&quot;);([.AW278]=&quot;X&quot;));OR(([.BA278]=&quot;X&quot;);([.BE278]=&quot;X&quot;));OR(([.BI278]=&quot;X&quot;);([.BM278]=&quot;X&quot;));OR(([.BQ278]=&quot;X&quot;);([.BU278]=&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4"/>
          <table:table-cell table:style-name="ce105" office:value-type="string">
            <text:p>X</text:p>
          </table:table-cell>
          <table:table-cell table:style-name="ce108" office:value-type="string">
            <text:p>11.4.4</text:p>
          </table:table-cell>
          <table:table-cell table:style-name="ce87"/>
          <table:table-cell table:style-name="ce87" table:number-columns-repeated="3"/>
          <table:table-cell table:style-name="ce89" table:formula="of:=IF(AND(ISBLANK([.AL278]);ISBLANK([.AN27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278]);&quot;&quot;;&quot;X&quot;)">
            <text:p/>
          </table:table-cell>
          <table:table-cell table:style-name="ce114"/>
          <table:table-cell table:style-name="ce81" table:formula="of:=IF(ISBLANK([.AV27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Sumatra</text:p>
          </table:table-cell>
          <table:table-cell table:style-name="ce51"/>
          <table:table-cell table:style-name="ce61" table:formula="of:=SUM(OR(([.M279]=&quot;X&quot;);([.Q279]=&quot;X&quot;));OR(([.U279]=&quot;X&quot;);([.Y279]=&quot;X&quot;));OR(([.AC279]=&quot;X&quot;);([.AG279]=&quot;X&quot;));OR(([.AK279]=&quot;X&quot;);([.AO279]=&quot;X&quot;));OR(([.AS279]=&quot;X&quot;);([.AW279]=&quot;X&quot;));OR(([.BA279]=&quot;X&quot;);([.BE279]=&quot;X&quot;));OR(([.BI279]=&quot;X&quot;);([.BM279]=&quot;X&quot;));OR(([.BQ279]=&quot;X&quot;);([.BU279]=&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office:value-type="string">
            <text:p>X</text:p>
          </table:table-cell>
          <table:table-cell table:style-name="ce104" office:value-type="string">
            <text:p>1.1 à 1.9</text:p>
          </table:table-cell>
          <table:table-cell table:style-name="ce105" table:number-columns-repeated="2"/>
          <table:table-cell table:style-name="ce87"/>
          <table:table-cell table:style-name="ce87" table:number-columns-repeated="3"/>
          <table:table-cell table:style-name="ce89" table:formula="of:=IF(AND(ISBLANK([.AL279]);ISBLANK([.AN279]));&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279]);&quot;&quot;;&quot;X&quot;)">
            <text:p/>
          </table:table-cell>
          <table:table-cell table:style-name="ce114"/>
          <table:table-cell table:style-name="ce81" table:formula="of:=IF(ISBLANK([.AV279]);&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XnView</text:p>
          </table:table-cell>
          <table:table-cell table:style-name="ce51"/>
          <table:table-cell table:style-name="ce61" table:formula="of:=SUM(OR(([.M280]=&quot;X&quot;);([.Q280]=&quot;X&quot;));OR(([.U280]=&quot;X&quot;);([.Y280]=&quot;X&quot;));OR(([.AC280]=&quot;X&quot;);([.AG280]=&quot;X&quot;));OR(([.AK280]=&quot;X&quot;);([.AO280]=&quot;X&quot;));OR(([.AS280]=&quot;X&quot;);([.AW280]=&quot;X&quot;));OR(([.BA280]=&quot;X&quot;);([.BE280]=&quot;X&quot;));OR(([.BI280]=&quot;X&quot;);([.BM280]=&quot;X&quot;));OR(([.BQ280]=&quot;X&quot;);([.BU280]=&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office:value-type="string">
            <text:p>X</text:p>
          </table:table-cell>
          <table:table-cell table:style-name="ce104" office:value-type="string">
            <text:p>1,8x à 1,9x</text:p>
          </table:table-cell>
          <table:table-cell table:style-name="ce105" table:number-columns-repeated="2"/>
          <table:table-cell table:style-name="ce87"/>
          <table:table-cell table:style-name="ce87" table:number-columns-repeated="3"/>
          <table:table-cell table:style-name="ce89" table:formula="of:=IF(AND(ISBLANK([.AL280]);ISBLANK([.AN280]));&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280]);&quot;&quot;;&quot;X&quot;)">
            <text:p/>
          </table:table-cell>
          <table:table-cell table:style-name="ce114"/>
          <table:table-cell table:style-name="ce81" table:formula="of:=IF(ISBLANK([.AV280]);&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4">
          <table:table-cell table:style-name="ce18" office:value-type="string" table:number-columns-spanned="1" table:number-rows-spanned="54">
            <text:p>Domaine 6</text:p>
            <text:p/>
            <text:p>Outils réseaux et supervision et exploitation</text:p>
            <text:p/>
            <text:p/>
            <text:p/>
            <text:p/>
            <text:p/>
            <text:p/>
            <text:p/>
            <text:p/>
            <text:p/>
            <text:p/>
            <text:p/>
            <text:p/>
            <text:p/>
            <text:p/>
            <text:p/>
            <text:p/>
            <text:p/>
            <text:p/>
            <text:p/>
            <text:p/>
            <text:p/>
            <text:p/>
            <text:p/>
            <text:p>Domaine 6</text:p>
            <text:p/>
            <text:p>Outils réseaux et supervision et exploitation</text:p>
          </table:table-cell>
          <table:table-cell/>
          <table:table-cell table:style-name="ce24" office:value-type="string">
            <text:p><text:s/>6-1</text:p>
          </table:table-cell>
          <table:table-cell table:style-name="ce29" office:value-type="string">
            <text:p>Outils d’analyse</text:p>
          </table:table-cell>
          <table:table-cell table:style-name="ce41" office:value-type="string">
            <text:p>Ethereal et Wireshark</text:p>
          </table:table-cell>
          <table:table-cell table:style-name="ce54" office:value-type="string">
            <text:p>analyseurs de protocole</text:p>
          </table:table-cell>
          <table:table-cell table:style-name="ce61" table:formula="of:=SUM(OR(([.M282]=&quot;X&quot;);([.Q282]=&quot;X&quot;));OR(([.U282]=&quot;X&quot;);([.Y282]=&quot;X&quot;));OR(([.AC282]=&quot;X&quot;);([.AG282]=&quot;X&quot;));OR(([.AK282]=&quot;X&quot;);([.AO282]=&quot;X&quot;));OR(([.AS282]=&quot;X&quot;);([.AW282]=&quot;X&quot;));OR(([.BA282]=&quot;X&quot;);([.BE282]=&quot;X&quot;));OR(([.BI282]=&quot;X&quot;);([.BM282]=&quot;X&quot;));OR(([.BQ282]=&quot;X&quot;);([.BU282]=&quot;X&quot;)))" office:value-type="float" office:value="5">
            <text:p>5</text:p>
          </table:table-cell>
          <table:table-cell table:style-name="ce70"/>
          <table:table-cell table:style-name="ce77" office:value-type="string">
            <text:p>X</text:p>
          </table:table-cell>
          <table:table-cell table:style-name="ce77"/>
          <table:table-cell table:style-name="ce77" office:value-type="string">
            <text:p>1,0</text:p>
          </table:table-cell>
          <table:table-cell table:style-name="ce77" office:value-type="float" office:value="0.99">
            <text:p>0,99</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formula="of:=IF(AND(ISBLANK([.AL282]);ISBLANK([.AN28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82]);&quot;&quot;;&quot;X&quot;)">
            <text:p/>
          </table:table-cell>
          <table:table-cell table:style-name="ce114"/>
          <table:table-cell table:style-name="ce81" table:formula="of:=IF(ISBLANK([.AV282]);&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2</text:p>
          </table:table-cell>
          <table:table-cell table:style-name="ce35"/>
          <table:table-cell table:style-name="ce41" office:value-type="string">
            <text:p>Packetyzer</text:p>
          </table:table-cell>
          <table:table-cell table:style-name="ce54" office:value-type="string">
            <text:p>analyseur de protocole pour windows </text:p>
          </table:table-cell>
          <table:table-cell table:style-name="ce61" table:formula="of:=SUM(OR(([.M283]=&quot;X&quot;);([.Q283]=&quot;X&quot;));OR(([.U283]=&quot;X&quot;);([.Y283]=&quot;X&quot;));OR(([.AC283]=&quot;X&quot;);([.AG283]=&quot;X&quot;));OR(([.AK283]=&quot;X&quot;);([.AO283]=&quot;X&quot;));OR(([.AS283]=&quot;X&quot;);([.AW283]=&quot;X&quot;));OR(([.BA283]=&quot;X&quot;);([.BE283]=&quot;X&quot;));OR(([.BI283]=&quot;X&quot;);([.BM283]=&quot;X&quot;));OR(([.BQ283]=&quot;X&quot;);([.BU283]=&quot;X&quot;)))" office:value-type="float" office:value="1">
            <text:p>1</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formula="of:=IF(AND(ISBLANK([.AL283]);ISBLANK([.AN28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83]);&quot;&quot;;&quot;X&quot;)">
            <text:p/>
          </table:table-cell>
          <table:table-cell table:style-name="ce114"/>
          <table:table-cell table:style-name="ce81" table:formula="of:=IF(ISBLANK([.AV28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3</text:p>
          </table:table-cell>
          <table:table-cell table:style-name="ce35"/>
          <table:table-cell table:style-name="ce41" office:value-type="string">
            <text:p>Wireshark</text:p>
          </table:table-cell>
          <table:table-cell table:style-name="ce54" office:value-type="string">
            <text:p>analyseur de protocole</text:p>
          </table:table-cell>
          <table:table-cell table:style-name="ce61" table:formula="of:=SUM(OR(([.M284]=&quot;X&quot;);([.Q284]=&quot;X&quot;));OR(([.U284]=&quot;X&quot;);([.Y284]=&quot;X&quot;));OR(([.AC284]=&quot;X&quot;);([.AG284]=&quot;X&quot;));OR(([.AK284]=&quot;X&quot;);([.AO284]=&quot;X&quot;));OR(([.AS284]=&quot;X&quot;);([.AW284]=&quot;X&quot;));OR(([.BA284]=&quot;X&quot;);([.BE284]=&quot;X&quot;));OR(([.BI284]=&quot;X&quot;);([.BM284]=&quot;X&quot;));OR(([.BQ284]=&quot;X&quot;);([.BU284]=&quot;X&quot;)))" office:value-type="float" office:value="2">
            <text:p>2</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formula="of:=IF(AND(ISBLANK([.AL284]);ISBLANK([.AN28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84]);&quot;&quot;;&quot;X&quot;)" office:value-type="string" office:string-value="X">
            <text:p>X</text:p>
          </table:table-cell>
          <table:table-cell table:style-name="ce114" office:value-type="string">
            <text:p>Dern. vers. stable </text:p>
          </table:table-cell>
          <table:table-cell table:style-name="ce81" table:formula="of:=IF(ISBLANK([.AV284]);&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4</text:p>
          </table:table-cell>
          <table:table-cell table:style-name="ce35"/>
          <table:table-cell table:style-name="ce41" office:value-type="string">
            <text:p>snmptrapd</text:p>
          </table:table-cell>
          <table:table-cell table:style-name="ce54" office:value-type="string">
            <text:p>utilitaire de monitoring par SNMP </text:p>
          </table:table-cell>
          <table:table-cell table:style-name="ce61" table:formula="of:=SUM(OR(([.M285]=&quot;X&quot;);([.Q285]=&quot;X&quot;));OR(([.U285]=&quot;X&quot;);([.Y285]=&quot;X&quot;));OR(([.AC285]=&quot;X&quot;);([.AG285]=&quot;X&quot;));OR(([.AK285]=&quot;X&quot;);([.AO285]=&quot;X&quot;));OR(([.AS285]=&quot;X&quot;);([.AW285]=&quot;X&quot;));OR(([.BA285]=&quot;X&quot;);([.BE285]=&quot;X&quot;));OR(([.BI285]=&quot;X&quot;);([.BM285]=&quot;X&quot;));OR(([.BQ285]=&quot;X&quot;);([.BU285]=&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85]);ISBLANK([.AN28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85]);&quot;&quot;;&quot;X&quot;)">
            <text:p/>
          </table:table-cell>
          <table:table-cell table:style-name="ce114"/>
          <table:table-cell table:style-name="ce81" table:formula="of:=IF(ISBLANK([.AV28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1"/>
          <table:table-cell/>
          <table:table-cell table:style-name="ce24" office:value-type="string">
            <text:p><text:s/>6-5</text:p>
          </table:table-cell>
          <table:table-cell table:style-name="ce29" office:value-type="string">
            <text:p>Requêteur HTTP</text:p>
          </table:table-cell>
          <table:table-cell table:style-name="ce41" office:value-type="string">
            <text:p>Curl</text:p>
          </table:table-cell>
          <table:table-cell table:style-name="ce51" office:value-type="string">
            <text:p>client permettant de télécharger des fichiers à partir d'un serveur en utilisant n'importe quel protocole géré </text:p>
          </table:table-cell>
          <table:table-cell table:style-name="ce61" table:formula="of:=SUM(OR(([.M286]=&quot;X&quot;);([.Q286]=&quot;X&quot;));OR(([.U286]=&quot;X&quot;);([.Y286]=&quot;X&quot;));OR(([.AC286]=&quot;X&quot;);([.AG286]=&quot;X&quot;));OR(([.AK286]=&quot;X&quot;);([.AO286]=&quot;X&quot;));OR(([.AS286]=&quot;X&quot;);([.AW286]=&quot;X&quot;));OR(([.BA286]=&quot;X&quot;);([.BE286]=&quot;X&quot;));OR(([.BI286]=&quot;X&quot;);([.BM286]=&quot;X&quot;));OR(([.BQ286]=&quot;X&quot;);([.BU286]=&quot;X&quot;)))" office:value-type="float" office:value="3">
            <text:p>3</text:p>
          </table:table-cell>
          <table:table-cell table:style-name="ce65" table:content-validation-name="val1"/>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86]);ISBLANK([.AN28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86]);&quot;&quot;;&quot;X&quot;)" office:value-type="string" office:string-value="X">
            <text:p>X</text:p>
          </table:table-cell>
          <table:table-cell table:style-name="ce114" office:value-type="string">
            <text:p>Dern. vers. stable </text:p>
          </table:table-cell>
          <table:table-cell table:style-name="ce81" table:formula="of:=IF(ISBLANK([.AV28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1"/>
          <table:table-cell/>
          <table:table-cell table:style-name="ce24" office:value-type="string">
            <text:p><text:s/>6-6</text:p>
          </table:table-cell>
          <table:table-cell table:style-name="ce32"/>
          <table:table-cell table:style-name="ce41" office:value-type="string">
            <text:p>Jmeter</text:p>
          </table:table-cell>
          <table:table-cell table:style-name="ce54" office:value-type="string">
            <text:p>test de charge</text:p>
          </table:table-cell>
          <table:table-cell table:style-name="ce61" table:formula="of:=SUM(OR(([.M287]=&quot;X&quot;);([.Q287]=&quot;X&quot;));OR(([.U287]=&quot;X&quot;);([.Y287]=&quot;X&quot;));OR(([.AC287]=&quot;X&quot;);([.AG287]=&quot;X&quot;));OR(([.AK287]=&quot;X&quot;);([.AO287]=&quot;X&quot;));OR(([.AS287]=&quot;X&quot;);([.AW287]=&quot;X&quot;));OR(([.BA287]=&quot;X&quot;);([.BE287]=&quot;X&quot;));OR(([.BI287]=&quot;X&quot;);([.BM287]=&quot;X&quot;));OR(([.BQ287]=&quot;X&quot;);([.BU287]=&quot;X&quot;)))" office:value-type="float" office:value="5">
            <text:p>5</text:p>
          </table:table-cell>
          <table:table-cell table:style-name="ce65" table:content-validation-name="val1"/>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287]);ISBLANK([.AN287]));&quot;&quot;;&quot;X&quot;)" office:value-type="string" office:string-value="X">
            <text:p>X</text:p>
          </table:table-cell>
          <table:table-cell table:style-name="ce94"/>
          <table:table-cell table:style-name="ce89" office:value-type="string">
            <text:p>X</text:p>
          </table:table-cell>
          <table:table-cell table:style-name="ce89" office:value-type="string">
            <text:p>V2.4</text:p>
          </table:table-cell>
          <table:table-cell table:style-name="ce86"/>
          <table:table-cell table:style-name="ce86" table:number-columns-repeated="3"/>
          <table:table-cell table:style-name="ce81" table:formula="of:=IF(ISBLANK([.AT287]);&quot;&quot;;&quot;X&quot;)" office:value-type="string" office:string-value="X">
            <text:p>X</text:p>
          </table:table-cell>
          <table:table-cell table:style-name="ce114" office:value-type="string">
            <text:p>Dern. vers. stable </text:p>
          </table:table-cell>
          <table:table-cell table:style-name="ce81" table:formula="of:=IF(ISBLANK([.AV28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1"/>
          <table:table-cell/>
          <table:table-cell table:style-name="ce24" office:value-type="string">
            <text:p><text:s/>6-7</text:p>
          </table:table-cell>
          <table:table-cell table:style-name="ce29" office:value-type="string">
            <text:p>Outils de supervision</text:p>
          </table:table-cell>
          <table:table-cell table:style-name="ce41" office:value-type="string">
            <text:p>Nagios</text:p>
          </table:table-cell>
          <table:table-cell table:style-name="ce54" office:value-type="string">
            <text:p>supervision par le réseau </text:p>
          </table:table-cell>
          <table:table-cell table:style-name="ce61" table:formula="of:=SUM(OR(([.M288]=&quot;X&quot;);([.Q288]=&quot;X&quot;));OR(([.U288]=&quot;X&quot;);([.Y288]=&quot;X&quot;));OR(([.AC288]=&quot;X&quot;);([.AG288]=&quot;X&quot;));OR(([.AK288]=&quot;X&quot;);([.AO288]=&quot;X&quot;));OR(([.AS288]=&quot;X&quot;);([.AW288]=&quot;X&quot;));OR(([.BA288]=&quot;X&quot;);([.BE288]=&quot;X&quot;));OR(([.BI288]=&quot;X&quot;);([.BM288]=&quot;X&quot;));OR(([.BQ288]=&quot;X&quot;);([.BU288]=&quot;X&quot;)))" office:value-type="float" office:value="6">
            <text:p>6</text:p>
          </table:table-cell>
          <table:table-cell table:style-name="ce65" table:content-validation-name="val1"/>
          <table:table-cell table:style-name="ce77" office:value-type="string">
            <text:p>X</text:p>
          </table:table-cell>
          <table:table-cell table:style-name="ce77" office:value-type="float" office:value="3.2">
            <text:p>3,2</text:p>
          </table:table-cell>
          <table:table-cell table:style-name="ce77" office:value-type="string">
            <text:p>3,0</text:p>
          </table:table-cell>
          <table:table-cell table:style-name="ce77" office:value-type="string">
            <text:p>2,9 2,12 2,10 2,9</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88]);ISBLANK([.AN288]));&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88]);&quot;&quot;;&quot;X&quot;)" office:value-type="string" office:string-value="X">
            <text:p>X</text:p>
          </table:table-cell>
          <table:table-cell table:style-name="ce114" office:value-type="string">
            <text:p>Dern. vers. stable </text:p>
          </table:table-cell>
          <table:table-cell table:style-name="ce81" table:formula="of:=IF(ISBLANK([.AV28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1"/>
          <table:table-cell/>
          <table:table-cell table:style-name="ce27"/>
          <table:table-cell table:style-name="ce40"/>
          <table:table-cell table:style-name="ce47" office:value-type="string">
            <text:p>Plugins standards : check_disk, check_dns...</text:p>
          </table:table-cell>
          <table:table-cell table:style-name="ce54"/>
          <table:table-cell table:style-name="ce61" table:formula="of:=SUM(OR(([.M289]=&quot;X&quot;);([.Q289]=&quot;X&quot;));OR(([.U289]=&quot;X&quot;);([.Y289]=&quot;X&quot;));OR(([.AC289]=&quot;X&quot;);([.AG289]=&quot;X&quot;));OR(([.AK289]=&quot;X&quot;);([.AO289]=&quot;X&quot;));OR(([.AS289]=&quot;X&quot;);([.AW289]=&quot;X&quot;));OR(([.BA289]=&quot;X&quot;);([.BE289]=&quot;X&quot;));OR(([.BI289]=&quot;X&quot;);([.BM289]=&quot;X&quot;));OR(([.BQ289]=&quot;X&quot;);([.BU289]=&quot;X&quot;)))" office:value-type="float" office:value="1">
            <text:p>1</text:p>
          </table:table-cell>
          <table:table-cell table:style-name="ce71"/>
          <table:table-cell table:style-name="ce77" office:value-type="string">
            <text:p>X</text:p>
          </table:table-cell>
          <table:table-cell table:style-name="ce77" table:number-columns-repeated="3"/>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89]);ISBLANK([.AN289]));&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89]);&quot;&quot;;&quot;X&quot;)">
            <text:p/>
          </table:table-cell>
          <table:table-cell table:style-name="ce114"/>
          <table:table-cell table:style-name="ce81" table:formula="of:=IF(ISBLANK([.AV289]);&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1"/>
          <table:table-cell/>
          <table:table-cell table:style-name="ce24" office:value-type="string">
            <text:p><text:s/>6-8</text:p>
          </table:table-cell>
          <table:table-cell table:style-name="ce29"/>
          <table:table-cell table:style-name="ce41" office:value-type="string">
            <text:p>Centreon</text:p>
          </table:table-cell>
          <table:table-cell table:style-name="ce54" office:value-type="string">
            <text:p>supervision par le réseau </text:p>
          </table:table-cell>
          <table:table-cell table:style-name="ce61" table:formula="of:=SUM(OR(([.M290]=&quot;X&quot;);([.Q290]=&quot;X&quot;));OR(([.U290]=&quot;X&quot;);([.Y290]=&quot;X&quot;));OR(([.AC290]=&quot;X&quot;);([.AG290]=&quot;X&quot;));OR(([.AK290]=&quot;X&quot;);([.AO290]=&quot;X&quot;));OR(([.AS290]=&quot;X&quot;);([.AW290]=&quot;X&quot;));OR(([.BA290]=&quot;X&quot;);([.BE290]=&quot;X&quot;));OR(([.BI290]=&quot;X&quot;);([.BM290]=&quot;X&quot;));OR(([.BQ290]=&quot;X&quot;);([.BU290]=&quot;X&quot;)))" office:value-type="float" office:value="5">
            <text:p>5</text:p>
          </table:table-cell>
          <table:table-cell table:style-name="ce65" table:content-validation-name="val1"/>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90]);ISBLANK([.AN29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90]);&quot;&quot;;&quot;X&quot;)" office:value-type="string" office:string-value="X">
            <text:p>X</text:p>
          </table:table-cell>
          <table:table-cell table:style-name="ce114" office:value-type="string">
            <text:p>Dern. vers. stable </text:p>
          </table:table-cell>
          <table:table-cell table:style-name="ce81" table:formula="of:=IF(ISBLANK([.AV290]);&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1"/>
          <table:table-cell/>
          <table:table-cell table:style-name="ce24" office:value-type="string">
            <text:p><text:s/>6-9</text:p>
          </table:table-cell>
          <table:table-cell table:style-name="ce35"/>
          <table:table-cell table:style-name="ce41" office:value-type="string">
            <text:p>Cacti</text:p>
          </table:table-cell>
          <table:table-cell table:style-name="ce54" office:value-type="string">
            <text:p>métrologie par le réseau </text:p>
          </table:table-cell>
          <table:table-cell table:style-name="ce61" table:formula="of:=SUM(OR(([.M291]=&quot;X&quot;);([.Q291]=&quot;X&quot;));OR(([.U291]=&quot;X&quot;);([.Y291]=&quot;X&quot;));OR(([.AC291]=&quot;X&quot;);([.AG291]=&quot;X&quot;));OR(([.AK291]=&quot;X&quot;);([.AO291]=&quot;X&quot;));OR(([.AS291]=&quot;X&quot;);([.AW291]=&quot;X&quot;));OR(([.BA291]=&quot;X&quot;);([.BE291]=&quot;X&quot;));OR(([.BI291]=&quot;X&quot;);([.BM291]=&quot;X&quot;));OR(([.BQ291]=&quot;X&quot;);([.BU291]=&quot;X&quot;)))" office:value-type="float" office:value="4">
            <text:p>4</text:p>
          </table:table-cell>
          <table:table-cell table:style-name="ce65" table:content-validation-name="val1"/>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91]);ISBLANK([.AN291]));&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91]);&quot;&quot;;&quot;X&quot;)" office:value-type="string" office:string-value="X">
            <text:p>X</text:p>
          </table:table-cell>
          <table:table-cell table:style-name="ce114" office:value-type="string">
            <text:p>Dern. vers. stable </text:p>
          </table:table-cell>
          <table:table-cell table:style-name="ce81" table:formula="of:=IF(ISBLANK([.AV29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6-10</text:p>
          </table:table-cell>
          <table:table-cell table:style-name="ce36"/>
          <table:table-cell table:style-name="ce42" office:value-type="string">
            <text:p>Nmis</text:p>
          </table:table-cell>
          <table:table-cell table:style-name="ce54" office:value-type="string">
            <text:p>supervision par le réseau </text:p>
          </table:table-cell>
          <table:table-cell table:style-name="ce61" table:formula="of:=SUM(OR(([.M292]=&quot;X&quot;);([.Q292]=&quot;X&quot;));OR(([.U292]=&quot;X&quot;);([.Y292]=&quot;X&quot;));OR(([.AC292]=&quot;X&quot;);([.AG292]=&quot;X&quot;));OR(([.AK292]=&quot;X&quot;);([.AO292]=&quot;X&quot;));OR(([.AS292]=&quot;X&quot;);([.AW292]=&quot;X&quot;));OR(([.BA292]=&quot;X&quot;);([.BE292]=&quot;X&quot;));OR(([.BI292]=&quot;X&quot;);([.BM292]=&quot;X&quot;));OR(([.BQ292]=&quot;X&quot;);([.BU292]=&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92]);ISBLANK([.AN29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92]);&quot;&quot;;&quot;X&quot;)">
            <text:p/>
          </table:table-cell>
          <table:table-cell table:style-name="ce114"/>
          <table:table-cell table:style-name="ce81" table:formula="of:=IF(ISBLANK([.AV29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6-11</text:p>
          </table:table-cell>
          <table:table-cell table:style-name="ce36"/>
          <table:table-cell table:style-name="ce42" office:value-type="string">
            <text:p>Ganglia</text:p>
          </table:table-cell>
          <table:table-cell table:style-name="ce54" office:value-type="string">
            <text:p>supervision par le réseau </text:p>
          </table:table-cell>
          <table:table-cell table:style-name="ce61" table:formula="of:=SUM(OR(([.M293]=&quot;X&quot;);([.Q293]=&quot;X&quot;));OR(([.U293]=&quot;X&quot;);([.Y293]=&quot;X&quot;));OR(([.AC293]=&quot;X&quot;);([.AG293]=&quot;X&quot;));OR(([.AK293]=&quot;X&quot;);([.AO293]=&quot;X&quot;));OR(([.AS293]=&quot;X&quot;);([.AW293]=&quot;X&quot;));OR(([.BA293]=&quot;X&quot;);([.BE293]=&quot;X&quot;));OR(([.BI293]=&quot;X&quot;);([.BM293]=&quot;X&quot;));OR(([.BQ293]=&quot;X&quot;);([.BU293]=&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93]);ISBLANK([.AN293]));&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93]);&quot;&quot;;&quot;X&quot;)">
            <text:p/>
          </table:table-cell>
          <table:table-cell table:style-name="ce114"/>
          <table:table-cell table:style-name="ce81" table:formula="of:=IF(ISBLANK([.AV29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12</text:p>
          </table:table-cell>
          <table:table-cell table:style-name="ce35"/>
          <table:table-cell table:style-name="ce41" office:value-type="string">
            <text:p>Rrdtool </text:p>
          </table:table-cell>
          <table:table-cell table:style-name="ce54" office:value-type="string">
            <text:p>generateur de graphe et collecte de données </text:p>
          </table:table-cell>
          <table:table-cell table:style-name="ce61" table:formula="of:=SUM(OR(([.M294]=&quot;X&quot;);([.Q294]=&quot;X&quot;));OR(([.U294]=&quot;X&quot;);([.Y294]=&quot;X&quot;));OR(([.AC294]=&quot;X&quot;);([.AG294]=&quot;X&quot;));OR(([.AK294]=&quot;X&quot;);([.AO294]=&quot;X&quot;));OR(([.AS294]=&quot;X&quot;);([.AW294]=&quot;X&quot;));OR(([.BA294]=&quot;X&quot;);([.BE294]=&quot;X&quot;));OR(([.BI294]=&quot;X&quot;);([.BM294]=&quot;X&quot;));OR(([.BQ294]=&quot;X&quot;);([.BU294]=&quot;X&quot;)))" office:value-type="float" office:value="4">
            <text:p>4</text:p>
          </table:table-cell>
          <table:table-cell table:style-name="ce65"/>
          <table:table-cell table:style-name="ce77" office:value-type="string">
            <text:p>X</text:p>
          </table:table-cell>
          <table:table-cell table:style-name="ce77"/>
          <table:table-cell table:style-name="ce77" office:value-type="float" office:value="1.2">
            <text:p>1,2</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94]);ISBLANK([.AN294]));&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94]);&quot;&quot;;&quot;X&quot;)" office:value-type="string" office:string-value="X">
            <text:p>X</text:p>
          </table:table-cell>
          <table:table-cell table:style-name="ce114" office:value-type="string">
            <text:p>Dern. vers. stable </text:p>
          </table:table-cell>
          <table:table-cell table:style-name="ce81" table:formula="of:=IF(ISBLANK([.AV294]);&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13</text:p>
          </table:table-cell>
          <table:table-cell table:style-name="ce35"/>
          <table:table-cell table:style-name="ce41" office:value-type="string">
            <text:p>Snmptt </text:p>
          </table:table-cell>
          <table:table-cell table:style-name="ce54" office:value-type="string">
            <text:p>Gestionnaire de trap snmp écrit en perl pour net-snmp </text:p>
          </table:table-cell>
          <table:table-cell table:style-name="ce61" table:formula="of:=SUM(OR(([.M295]=&quot;X&quot;);([.Q295]=&quot;X&quot;));OR(([.U295]=&quot;X&quot;);([.Y295]=&quot;X&quot;));OR(([.AC295]=&quot;X&quot;);([.AG295]=&quot;X&quot;));OR(([.AK295]=&quot;X&quot;);([.AO295]=&quot;X&quot;));OR(([.AS295]=&quot;X&quot;);([.AW295]=&quot;X&quot;));OR(([.BA295]=&quot;X&quot;);([.BE295]=&quot;X&quot;));OR(([.BI295]=&quot;X&quot;);([.BM295]=&quot;X&quot;));OR(([.BQ295]=&quot;X&quot;);([.BU295]=&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95]);ISBLANK([.AN29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95]);&quot;&quot;;&quot;X&quot;)">
            <text:p/>
          </table:table-cell>
          <table:table-cell table:style-name="ce114"/>
          <table:table-cell table:style-name="ce81" table:formula="of:=IF(ISBLANK([.AV29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6-14</text:p>
          </table:table-cell>
          <table:table-cell table:style-name="ce29" office:value-type="string">
            <text:p>Outils d’exploitation</text:p>
          </table:table-cell>
          <table:table-cell table:style-name="ce41" office:value-type="string">
            <text:p>OCSInventory-NG</text:p>
          </table:table-cell>
          <table:table-cell table:style-name="ce54" office:value-type="string">
            <text:p>Outil de télé-inventaire et de télédistribution</text:p>
          </table:table-cell>
          <table:table-cell table:style-name="ce61" table:formula="of:=SUM(OR(([.M296]=&quot;X&quot;);([.Q296]=&quot;X&quot;));OR(([.U296]=&quot;X&quot;);([.Y296]=&quot;X&quot;));OR(([.AC296]=&quot;X&quot;);([.AG296]=&quot;X&quot;));OR(([.AK296]=&quot;X&quot;);([.AO296]=&quot;X&quot;));OR(([.AS296]=&quot;X&quot;);([.AW296]=&quot;X&quot;));OR(([.BA296]=&quot;X&quot;);([.BE296]=&quot;X&quot;));OR(([.BI296]=&quot;X&quot;);([.BM296]=&quot;X&quot;));OR(([.BQ296]=&quot;X&quot;);([.BU296]=&quot;X&quot;)))" office:value-type="float" office:value="7">
            <text:p>7</text:p>
          </table:table-cell>
          <table:table-cell table:style-name="ce65"/>
          <table:table-cell table:style-name="ce77" office:value-type="string">
            <text:p>X</text:p>
          </table:table-cell>
          <table:table-cell table:style-name="ce77"/>
          <table:table-cell table:style-name="ce77" office:value-type="string">
            <text:p>2,0</text:p>
          </table:table-cell>
          <table:table-cell table:style-name="ce77" office:value-type="float" office:value="1.3">
            <text:p>1,3</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96]);ISBLANK([.AN296]));&quot;&quot;;&quot;X&quot;)" office:value-type="string" office:string-value="X">
            <text:p>X</text:p>
          </table:table-cell>
          <table:table-cell table:style-name="ce89"/>
          <table:table-cell table:style-name="ce89" office:value-type="string">
            <text:p>X</text:p>
          </table:table-cell>
          <table:table-cell table:style-name="ce113" office:value-type="string">
            <text:p>1.3.3 /2.04</text:p>
          </table:table-cell>
          <table:table-cell table:style-name="ce86"/>
          <table:table-cell table:style-name="ce86" table:number-columns-repeated="3"/>
          <table:table-cell table:style-name="ce81" table:formula="of:=IF(ISBLANK([.AT296]);&quot;&quot;;&quot;X&quot;)" office:value-type="string" office:string-value="X">
            <text:p>X</text:p>
          </table:table-cell>
          <table:table-cell table:style-name="ce114" office:value-type="string">
            <text:p>Dern. vers. stable </text:p>
          </table:table-cell>
          <table:table-cell table:style-name="ce81" table:formula="of:=IF(ISBLANK([.AV29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89" table:number-columns-repeated="2"/>
          <table:table-cell table:style-name="ce11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2"/>
          <table:table-cell table:style-name="ce11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6-15</text:p>
          </table:table-cell>
          <table:table-cell table:style-name="ce35"/>
          <table:table-cell table:style-name="ce41" office:value-type="string">
            <text:p>GLPI</text:p>
          </table:table-cell>
          <table:table-cell table:style-name="ce51" office:value-type="string">
            <text:p>Outil de gestion de parc mais aussi de suivi des incidents, demandes et problèmes</text:p>
          </table:table-cell>
          <table:table-cell table:style-name="ce61" table:formula="of:=SUM(OR(([.M297]=&quot;X&quot;);([.Q297]=&quot;X&quot;));OR(([.U297]=&quot;X&quot;);([.Y297]=&quot;X&quot;));OR(([.AC297]=&quot;X&quot;);([.AG297]=&quot;X&quot;));OR(([.AK297]=&quot;X&quot;);([.AO297]=&quot;X&quot;));OR(([.AS297]=&quot;X&quot;);([.AW297]=&quot;X&quot;));OR(([.BA297]=&quot;X&quot;);([.BE297]=&quot;X&quot;));OR(([.BI297]=&quot;X&quot;);([.BM297]=&quot;X&quot;));OR(([.BQ297]=&quot;X&quot;);([.BU297]=&quot;X&quot;)))" office:value-type="float" office:value="5">
            <text:p>5</text:p>
          </table:table-cell>
          <table:table-cell table:style-name="ce65"/>
          <table:table-cell table:style-name="ce77" office:value-type="string">
            <text:p>X</text:p>
          </table:table-cell>
          <table:table-cell table:style-name="ce77"/>
          <table:table-cell table:style-name="ce77" office:value-type="float" office:value="0.72">
            <text:p>0,72</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297]);ISBLANK([.AN297]));&quot;&quot;;&quot;X&quot;)" office:value-type="string" office:string-value="X">
            <text:p>X</text:p>
          </table:table-cell>
          <table:table-cell table:style-name="ce89"/>
          <table:table-cell table:style-name="ce89" office:value-type="string">
            <text:p>X</text:p>
          </table:table-cell>
          <table:table-cell table:style-name="ce113" office:value-type="string">
            <text:p>0.72.4</text:p>
          </table:table-cell>
          <table:table-cell table:style-name="ce86"/>
          <table:table-cell table:style-name="ce86" table:number-columns-repeated="3"/>
          <table:table-cell table:style-name="ce81" table:formula="of:=IF(ISBLANK([.AT297]);&quot;&quot;;&quot;X&quot;)" office:value-type="string" office:string-value="X">
            <text:p>X</text:p>
          </table:table-cell>
          <table:table-cell table:style-name="ce114" office:value-type="string">
            <text:p>Dern. vers. stable </text:p>
          </table:table-cell>
          <table:table-cell table:style-name="ce81" table:formula="of:=IF(ISBLANK([.AV29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2"/>
          <table:table-cell table:style-name="ce11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2"/>
          <table:table-cell table:style-name="ce11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6-16</text:p>
          </table:table-cell>
          <table:table-cell table:style-name="ce36"/>
          <table:table-cell table:style-name="ce42" office:value-type="string">
            <text:p>OpenERP</text:p>
          </table:table-cell>
          <table:table-cell table:style-name="ce54" office:value-type="string">
            <text:p>ERP libre en python </text:p>
          </table:table-cell>
          <table:table-cell table:style-name="ce61" table:formula="of:=SUM(OR(([.M298]=&quot;X&quot;);([.Q298]=&quot;X&quot;));OR(([.U298]=&quot;X&quot;);([.Y298]=&quot;X&quot;));OR(([.AC298]=&quot;X&quot;);([.AG298]=&quot;X&quot;));OR(([.AK298]=&quot;X&quot;);([.AO298]=&quot;X&quot;));OR(([.AS298]=&quot;X&quot;);([.AW298]=&quot;X&quot;));OR(([.BA298]=&quot;X&quot;);([.BE298]=&quot;X&quot;));OR(([.BI298]=&quot;X&quot;);([.BM298]=&quot;X&quot;));OR(([.BQ298]=&quot;X&quot;);([.BU298]=&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98]);ISBLANK([.AN29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298]);&quot;&quot;;&quot;X&quot;)">
            <text:p/>
          </table:table-cell>
          <table:table-cell table:style-name="ce114"/>
          <table:table-cell table:style-name="ce81" table:formula="of:=IF(ISBLANK([.AV298]);&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17</text:p>
          </table:table-cell>
          <table:table-cell table:style-name="ce35"/>
          <table:table-cell table:style-name="ce41" office:value-type="string">
            <text:p>Puppet</text:p>
          </table:table-cell>
          <table:table-cell table:style-name="ce51" office:value-type="string">
            <text:p>Gestion centralisée du système d’information multi-plateforme</text:p>
          </table:table-cell>
          <table:table-cell table:style-name="ce61" table:formula="of:=SUM(OR(([.M299]=&quot;X&quot;);([.Q299]=&quot;X&quot;));OR(([.U299]=&quot;X&quot;);([.Y299]=&quot;X&quot;));OR(([.AC299]=&quot;X&quot;);([.AG299]=&quot;X&quot;));OR(([.AK299]=&quot;X&quot;);([.AO299]=&quot;X&quot;));OR(([.AS299]=&quot;X&quot;);([.AW299]=&quot;X&quot;));OR(([.BA299]=&quot;X&quot;);([.BE299]=&quot;X&quot;));OR(([.BI299]=&quot;X&quot;);([.BM299]=&quot;X&quot;));OR(([.BQ299]=&quot;X&quot;);([.BU299]=&quot;X&quot;)))" office:value-type="float" office:value="2">
            <text:p>2</text:p>
          </table:table-cell>
          <table:table-cell table:style-name="ce65"/>
          <table:table-cell table:style-name="ce77" office:value-type="string">
            <text:p>X</text:p>
          </table:table-cell>
          <table:table-cell table:style-name="ce77"/>
          <table:table-cell table:style-name="ce77" office:value-type="float" office:value="0.25">
            <text:p>0,25</text:p>
          </table:table-cell>
          <table:table-cell table:style-name="ce77" office:value-type="float" office:value="0.24">
            <text:p>0,24</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299]);ISBLANK([.AN299]));&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299]);&quot;&quot;;&quot;X&quot;)">
            <text:p/>
          </table:table-cell>
          <table:table-cell table:style-name="ce114"/>
          <table:table-cell table:style-name="ce81" table:formula="of:=IF(ISBLANK([.AV299]);&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18</text:p>
          </table:table-cell>
          <table:table-cell table:style-name="ce29" office:value-type="string">
            <text:p>Journalisation</text:p>
          </table:table-cell>
          <table:table-cell table:style-name="ce41" office:value-type="string">
            <text:p>syslog</text:p>
          </table:table-cell>
          <table:table-cell table:style-name="ce51" office:value-type="string">
            <text:p>Outil permettant de résumer les fichiers journaux en affichant une seule fois chaque ligne.</text:p>
          </table:table-cell>
          <table:table-cell table:style-name="ce61" table:formula="of:=SUM(OR(([.M300]=&quot;X&quot;);([.Q300]=&quot;X&quot;));OR(([.U300]=&quot;X&quot;);([.Y300]=&quot;X&quot;));OR(([.AC300]=&quot;X&quot;);([.AG300]=&quot;X&quot;));OR(([.AK300]=&quot;X&quot;);([.AO300]=&quot;X&quot;));OR(([.AS300]=&quot;X&quot;);([.AW300]=&quot;X&quot;));OR(([.BA300]=&quot;X&quot;);([.BE300]=&quot;X&quot;));OR(([.BI300]=&quot;X&quot;);([.BM300]=&quot;X&quot;));OR(([.BQ300]=&quot;X&quot;);([.BU300]=&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00]);ISBLANK([.AN300]));&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0]);&quot;&quot;;&quot;X&quot;)" office:value-type="string" office:string-value="X">
            <text:p>X</text:p>
          </table:table-cell>
          <table:table-cell table:style-name="ce114" office:value-type="string">
            <text:p>Dern. vers. stable </text:p>
          </table:table-cell>
          <table:table-cell table:style-name="ce81" table:formula="of:=IF(ISBLANK([.AV300]);&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6-19</text:p>
          </table:table-cell>
          <table:table-cell table:style-name="ce30" office:value-type="string">
            <text:p>Réseau</text:p>
          </table:table-cell>
          <table:table-cell table:style-name="ce42" office:value-type="string">
            <text:p>vrrpd</text:p>
          </table:table-cell>
          <table:table-cell table:style-name="ce54" office:value-type="string">
            <text:p>Implementation de Virtual Router Redundancy Protocol specifié par la rfc2338 </text:p>
          </table:table-cell>
          <table:table-cell table:style-name="ce61" table:formula="of:=SUM(OR(([.M301]=&quot;X&quot;);([.Q301]=&quot;X&quot;));OR(([.U301]=&quot;X&quot;);([.Y301]=&quot;X&quot;));OR(([.AC301]=&quot;X&quot;);([.AG301]=&quot;X&quot;));OR(([.AK301]=&quot;X&quot;);([.AO301]=&quot;X&quot;));OR(([.AS301]=&quot;X&quot;);([.AW301]=&quot;X&quot;));OR(([.BA301]=&quot;X&quot;);([.BE301]=&quot;X&quot;));OR(([.BI301]=&quot;X&quot;);([.BM301]=&quot;X&quot;));OR(([.BQ301]=&quot;X&quot;);([.BU301]=&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01]);ISBLANK([.AN30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01]);&quot;&quot;;&quot;X&quot;)">
            <text:p/>
          </table:table-cell>
          <table:table-cell table:style-name="ce114"/>
          <table:table-cell table:style-name="ce81" table:formula="of:=IF(ISBLANK([.AV301]);&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20</text:p>
          </table:table-cell>
          <table:table-cell table:style-name="ce35"/>
          <table:table-cell table:style-name="ce41" office:value-type="string">
            <text:p>Bonding</text:p>
          </table:table-cell>
          <table:table-cell table:style-name="ce54" office:value-type="string">
            <text:p>pilote du noyau linux pour l'aggrégation de liens réseaux </text:p>
          </table:table-cell>
          <table:table-cell table:style-name="ce61" table:formula="of:=SUM(OR(([.M302]=&quot;X&quot;);([.Q302]=&quot;X&quot;));OR(([.U302]=&quot;X&quot;);([.Y302]=&quot;X&quot;));OR(([.AC302]=&quot;X&quot;);([.AG302]=&quot;X&quot;));OR(([.AK302]=&quot;X&quot;);([.AO302]=&quot;X&quot;));OR(([.AS302]=&quot;X&quot;);([.AW302]=&quot;X&quot;));OR(([.BA302]=&quot;X&quot;);([.BE302]=&quot;X&quot;));OR(([.BI302]=&quot;X&quot;);([.BM302]=&quot;X&quot;));OR(([.BQ302]=&quot;X&quot;);([.BU302]=&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02]);ISBLANK([.AN302]));&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2]);&quot;&quot;;&quot;X&quot;)">
            <text:p/>
          </table:table-cell>
          <table:table-cell table:style-name="ce114"/>
          <table:table-cell table:style-name="ce81" table:formula="of:=IF(ISBLANK([.AV30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21</text:p>
          </table:table-cell>
          <table:table-cell table:style-name="ce35"/>
          <table:table-cell table:style-name="ce41" office:value-type="string">
            <text:p>802.1Q (vlan tagging)</text:p>
          </table:table-cell>
          <table:table-cell table:style-name="ce51" office:value-type="string">
            <text:p>mutualisation de plusieurs VLAN sur un même port.</text:p>
          </table:table-cell>
          <table:table-cell table:style-name="ce61" table:formula="of:=SUM(OR(([.M303]=&quot;X&quot;);([.Q303]=&quot;X&quot;));OR(([.U303]=&quot;X&quot;);([.Y303]=&quot;X&quot;));OR(([.AC303]=&quot;X&quot;);([.AG303]=&quot;X&quot;));OR(([.AK303]=&quot;X&quot;);([.AO303]=&quot;X&quot;));OR(([.AS303]=&quot;X&quot;);([.AW303]=&quot;X&quot;));OR(([.BA303]=&quot;X&quot;);([.BE303]=&quot;X&quot;));OR(([.BI303]=&quot;X&quot;);([.BM303]=&quot;X&quot;));OR(([.BQ303]=&quot;X&quot;);([.BU303]=&quot;X&quot;)))" office:value-type="float" office:value="5">
            <text:p>5</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table:table-cell table:style-name="ce86" table:number-columns-repeated="3"/>
          <table:table-cell table:style-name="ce89" table:formula="of:=IF(AND(ISBLANK([.AL303]);ISBLANK([.AN303]));&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3]);&quot;&quot;;&quot;X&quot;)" office:value-type="string" office:string-value="X">
            <text:p>X</text:p>
          </table:table-cell>
          <table:table-cell table:style-name="ce114" office:value-type="string">
            <text:p>Dern. vers. stable </text:p>
          </table:table-cell>
          <table:table-cell table:style-name="ce81" table:formula="of:=IF(ISBLANK([.AV303]);&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6-22</text:p>
          </table:table-cell>
          <table:table-cell table:style-name="ce35"/>
          <table:table-cell table:style-name="ce41" office:value-type="string">
            <text:p>heartbeat</text:p>
          </table:table-cell>
          <table:table-cell table:style-name="ce54" office:value-type="string">
            <text:p>sous-système d'échange de messages liés à la haute disponibilité . met en œuvre des contrôles « battements de cœur » par UDP, port série et PPP/UDP. <text:s/>C'est l'une des couches d'échange de messages gérées par le gestionnaire de ressource de grappe Pacemaker. </text:p>
          </table:table-cell>
          <table:table-cell table:style-name="ce61" table:formula="of:=SUM(OR(([.M304]=&quot;X&quot;);([.Q304]=&quot;X&quot;));OR(([.U304]=&quot;X&quot;);([.Y304]=&quot;X&quot;));OR(([.AC304]=&quot;X&quot;);([.AG304]=&quot;X&quot;));OR(([.AK304]=&quot;X&quot;);([.AO304]=&quot;X&quot;));OR(([.AS304]=&quot;X&quot;);([.AW304]=&quot;X&quot;));OR(([.BA304]=&quot;X&quot;);([.BE304]=&quot;X&quot;));OR(([.BI304]=&quot;X&quot;);([.BM304]=&quot;X&quot;));OR(([.BQ304]=&quot;X&quot;);([.BU304]=&quot;X&quot;)))" office:value-type="float" office:value="6">
            <text:p>6</text:p>
          </table:table-cell>
          <table:table-cell table:style-name="ce65"/>
          <table:table-cell table:style-name="ce77" office:value-type="string">
            <text:p>X</text:p>
          </table:table-cell>
          <table:table-cell table:style-name="ce77" office:value-type="float" office:value="2.1">
            <text:p>2,1</text:p>
          </table:table-cell>
          <table:table-cell table:style-name="ce77" office:value-type="string">
            <text:p>2,0</text:p>
          </table:table-cell>
          <table:table-cell table:style-name="ce77" office:value-type="float" office:value="1.2">
            <text:p>1,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04]);ISBLANK([.AN304]));&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4]);&quot;&quot;;&quot;X&quot;)" office:value-type="string" office:string-value="X">
            <text:p>X</text:p>
          </table:table-cell>
          <table:table-cell table:style-name="ce114" office:value-type="string">
            <text:p>Dern. vers. stable </text:p>
          </table:table-cell>
          <table:table-cell table:style-name="ce81" table:formula="of:=IF(ISBLANK([.AV30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6-23</text:p>
          </table:table-cell>
          <table:table-cell table:style-name="ce29" office:value-type="string">
            <text:p>Statistiques</text:p>
          </table:table-cell>
          <table:table-cell table:style-name="ce41" office:value-type="string">
            <text:p>Awstats</text:p>
          </table:table-cell>
          <table:table-cell table:style-name="ce54" office:value-type="string">
            <text:p>analyseur puissant, écrit en Perl, des fichiers journaux de serveur Web </text:p>
          </table:table-cell>
          <table:table-cell table:style-name="ce61" table:formula="of:=SUM(OR(([.M305]=&quot;X&quot;);([.Q305]=&quot;X&quot;));OR(([.U305]=&quot;X&quot;);([.Y305]=&quot;X&quot;));OR(([.AC305]=&quot;X&quot;);([.AG305]=&quot;X&quot;));OR(([.AK305]=&quot;X&quot;);([.AO305]=&quot;X&quot;));OR(([.AS305]=&quot;X&quot;);([.AW305]=&quot;X&quot;));OR(([.BA305]=&quot;X&quot;);([.BE305]=&quot;X&quot;));OR(([.BI305]=&quot;X&quot;);([.BM305]=&quot;X&quot;));OR(([.BQ305]=&quot;X&quot;);([.BU305]=&quot;X&quot;)))" office:value-type="float" office:value="4">
            <text:p>4</text:p>
          </table:table-cell>
          <table:table-cell table:style-name="ce65"/>
          <table:table-cell table:style-name="ce77" office:value-type="string">
            <text:p>X</text:p>
          </table:table-cell>
          <table:table-cell table:style-name="ce77" office:value-type="float" office:value="6.95">
            <text:p>6,95</text:p>
          </table:table-cell>
          <table:table-cell table:style-name="ce77" office:value-type="float" office:value="6.7">
            <text:p>6,7</text:p>
          </table:table-cell>
          <table:table-cell table:style-name="ce77" office:value-type="float" office:value="6.4">
            <text:p>6,4</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05]);ISBLANK([.AN305]));&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5]);&quot;&quot;;&quot;X&quot;)" office:value-type="string" office:string-value="X">
            <text:p>X</text:p>
          </table:table-cell>
          <table:table-cell table:style-name="ce114" office:value-type="string">
            <text:p>Dern. vers. stable </text:p>
          </table:table-cell>
          <table:table-cell table:style-name="ce81" table:formula="of:=IF(ISBLANK([.AV30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6-24</text:p>
          </table:table-cell>
          <table:table-cell table:style-name="ce30" office:value-type="string">
            <text:p>Autres</text:p>
          </table:table-cell>
          <table:table-cell table:style-name="ce42" office:value-type="string">
            <text:p>OPSI</text:p>
          </table:table-cell>
          <table:table-cell table:style-name="ce54" office:value-type="string">
            <text:p>Gestionnaire de configuration pour Windows et Linux</text:p>
          </table:table-cell>
          <table:table-cell table:style-name="ce61" table:formula="of:=SUM(OR(([.M306]=&quot;X&quot;);([.Q306]=&quot;X&quot;));OR(([.U306]=&quot;X&quot;);([.Y306]=&quot;X&quot;));OR(([.AC306]=&quot;X&quot;);([.AG306]=&quot;X&quot;));OR(([.AK306]=&quot;X&quot;);([.AO306]=&quot;X&quot;));OR(([.AS306]=&quot;X&quot;);([.AW306]=&quot;X&quot;));OR(([.BA306]=&quot;X&quot;);([.BE306]=&quot;X&quot;));OR(([.BI306]=&quot;X&quot;);([.BM306]=&quot;X&quot;));OR(([.BQ306]=&quot;X&quot;);([.BU306]=&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06]);ISBLANK([.AN306]));&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06]);&quot;&quot;;&quot;X&quot;)">
            <text:p/>
          </table:table-cell>
          <table:table-cell table:style-name="ce114"/>
          <table:table-cell table:style-name="ce81" table:formula="of:=IF(ISBLANK([.AV306]);&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6-25</text:p>
          </table:table-cell>
          <table:table-cell table:style-name="ce36"/>
          <table:table-cell table:style-name="ce42" office:value-type="string">
            <text:p>Zabbix</text:p>
          </table:table-cell>
          <table:table-cell table:style-name="ce54" office:value-type="string">
            <text:p>supervision réseau </text:p>
          </table:table-cell>
          <table:table-cell table:style-name="ce61" table:formula="of:=SUM(OR(([.M307]=&quot;X&quot;);([.Q307]=&quot;X&quot;));OR(([.U307]=&quot;X&quot;);([.Y307]=&quot;X&quot;));OR(([.AC307]=&quot;X&quot;);([.AG307]=&quot;X&quot;));OR(([.AK307]=&quot;X&quot;);([.AO307]=&quot;X&quot;));OR(([.AS307]=&quot;X&quot;);([.AW307]=&quot;X&quot;));OR(([.BA307]=&quot;X&quot;);([.BE307]=&quot;X&quot;));OR(([.BI307]=&quot;X&quot;);([.BM307]=&quot;X&quot;));OR(([.BQ307]=&quot;X&quot;);([.BU307]=&quot;X&quot;)))" office:value-type="float" office:value="0">
            <text:p>0</text:p>
          </table:table-cell>
          <table:table-cell table:style-name="ce65"/>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07]);ISBLANK([.AN30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07]);&quot;&quot;;&quot;X&quot;)">
            <text:p/>
          </table:table-cell>
          <table:table-cell table:style-name="ce114"/>
          <table:table-cell table:style-name="ce81" table:formula="of:=IF(ISBLANK([.AV307]);&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1"/>
          <table:table-cell/>
          <table:table-cell table:style-name="ce25" office:value-type="string">
            <text:p><text:s/>6-26</text:p>
          </table:table-cell>
          <table:table-cell table:style-name="ce34" office:value-type="string">
            <text:p>autres</text:p>
          </table:table-cell>
          <table:table-cell table:style-name="ce45" office:value-type="string">
            <text:p>LRS</text:p>
          </table:table-cell>
          <table:table-cell table:style-name="ce54" office:value-type="string">
            <text:p>centralise les images de disque dur </text:p>
          </table:table-cell>
          <table:table-cell table:style-name="ce61" table:formula="of:=SUM(OR(([.M308]=&quot;X&quot;);([.Q308]=&quot;X&quot;));OR(([.U308]=&quot;X&quot;);([.Y308]=&quot;X&quot;));OR(([.AC308]=&quot;X&quot;);([.AG308]=&quot;X&quot;));OR(([.AK308]=&quot;X&quot;);([.AO308]=&quot;X&quot;));OR(([.AS308]=&quot;X&quot;);([.AW308]=&quot;X&quot;));OR(([.BA308]=&quot;X&quot;);([.BE308]=&quot;X&quot;));OR(([.BI308]=&quot;X&quot;);([.BM308]=&quot;X&quot;));OR(([.BQ308]=&quot;X&quot;);([.BU308]=&quot;X&quot;)))" office:value-type="float" office:value="0">
            <text:p>0</text:p>
          </table:table-cell>
          <table:table-cell table:style-name="ce68" table:content-validation-name="val1"/>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08]);ISBLANK([.AN30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08]);&quot;&quot;;&quot;X&quot;)">
            <text:p/>
          </table:table-cell>
          <table:table-cell table:style-name="ce114"/>
          <table:table-cell table:style-name="ce81" table:formula="of:=IF(ISBLANK([.AV30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1"/>
          <table:table-cell office:value-type="string">
            <text:p>X</text:p>
          </table:table-cell>
          <table:table-cell table:style-name="ce24" office:value-type="string">
            <text:p><text:s/>6-27</text:p>
          </table:table-cell>
          <table:table-cell table:style-name="ce32" office:value-type="string">
            <text:p>Réseau</text:p>
          </table:table-cell>
          <table:table-cell table:style-name="ce44" office:value-type="string">
            <text:p>bind</text:p>
          </table:table-cell>
          <table:table-cell table:style-name="ce54" office:value-type="string">
            <text:p>serveur de noms de domaines Internet. Soutenu par le Internet Software Consortium</text:p>
          </table:table-cell>
          <table:table-cell table:style-name="ce61" table:formula="of:=SUM(OR(([.M309]=&quot;X&quot;);([.Q309]=&quot;X&quot;));OR(([.U309]=&quot;X&quot;);([.Y309]=&quot;X&quot;));OR(([.AC309]=&quot;X&quot;);([.AG309]=&quot;X&quot;));OR(([.AK309]=&quot;X&quot;);([.AO309]=&quot;X&quot;));OR(([.AS309]=&quot;X&quot;);([.AW309]=&quot;X&quot;));OR(([.BA309]=&quot;X&quot;);([.BE309]=&quot;X&quot;));OR(([.BI309]=&quot;X&quot;);([.BM309]=&quot;X&quot;));OR(([.BQ309]=&quot;X&quot;);([.BU309]=&quot;X&quot;)))" office:value-type="float" office:value="5">
            <text:p>5</text:p>
          </table:table-cell>
          <table:table-cell table:style-name="ce68" table:content-validation-name="val1"/>
          <table:table-cell table:style-name="ce77" office:value-type="string">
            <text:p>X</text:p>
          </table:table-cell>
          <table:table-cell table:style-name="ce77"/>
          <table:table-cell table:style-name="ce77" office:value-type="float" office:value="9.4">
            <text:p>9,4</text:p>
          </table:table-cell>
          <table:table-cell table:style-name="ce77" office:value-type="float" office:value="9.3">
            <text:p>9,3</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09]);ISBLANK([.AN309]));&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09]);&quot;&quot;;&quot;X&quot;)" office:value-type="string" office:string-value="X">
            <text:p>X</text:p>
          </table:table-cell>
          <table:table-cell table:style-name="ce114" office:value-type="string">
            <text:p>Dern. vers. stable </text:p>
          </table:table-cell>
          <table:table-cell table:style-name="ce81" table:formula="of:=IF(ISBLANK([.AV30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1"/>
          <table:table-cell/>
          <table:table-cell table:style-name="ce24" office:value-type="string">
            <text:p><text:s/>6-28</text:p>
          </table:table-cell>
          <table:table-cell table:style-name="ce32" office:value-type="string">
            <text:p>Réseau</text:p>
          </table:table-cell>
          <table:table-cell table:style-name="ce44" office:value-type="string">
            <text:p>dhcpd</text:p>
          </table:table-cell>
          <table:table-cell table:style-name="ce54" office:value-type="string">
            <text:p>Serveur d'adresses IP dynamiques </text:p>
          </table:table-cell>
          <table:table-cell table:style-name="ce61" table:formula="of:=SUM(OR(([.M310]=&quot;X&quot;);([.Q310]=&quot;X&quot;));OR(([.U310]=&quot;X&quot;);([.Y310]=&quot;X&quot;));OR(([.AC310]=&quot;X&quot;);([.AG310]=&quot;X&quot;));OR(([.AK310]=&quot;X&quot;);([.AO310]=&quot;X&quot;));OR(([.AS310]=&quot;X&quot;);([.AW310]=&quot;X&quot;));OR(([.BA310]=&quot;X&quot;);([.BE310]=&quot;X&quot;));OR(([.BI310]=&quot;X&quot;);([.BM310]=&quot;X&quot;));OR(([.BQ310]=&quot;X&quot;);([.BU310]=&quot;X&quot;)))" office:value-type="float" office:value="2">
            <text:p>2</text:p>
          </table:table-cell>
          <table:table-cell table:style-name="ce68" table:content-validation-name="val1"/>
          <table:table-cell table:style-name="ce77" office:value-type="string">
            <text:p>X</text:p>
          </table:table-cell>
          <table:table-cell table:style-name="ce77"/>
          <table:table-cell table:style-name="ce77" office:value-type="string">
            <text:p>3,0</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10]);ISBLANK([.AN310]));&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10]);&quot;&quot;;&quot;X&quot;)" office:value-type="string" office:string-value="X">
            <text:p>X</text:p>
          </table:table-cell>
          <table:table-cell table:style-name="ce114" office:value-type="string">
            <text:p>Dern. vers. stable </text:p>
          </table:table-cell>
          <table:table-cell table:style-name="ce81" table:formula="of:=IF(ISBLANK([.AV310]);&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2"/>
          <table:table-cell/>
          <table:table-cell table:style-name="ce25" office:value-type="string">
            <text:p><text:s/>6-29</text:p>
          </table:table-cell>
          <table:table-cell table:style-name="ce39" office:value-type="string">
            <text:p>BPM – orchestration de services</text:p>
          </table:table-cell>
          <table:table-cell table:style-name="ce45" office:value-type="string">
            <text:p>Apache ODE</text:p>
          </table:table-cell>
          <table:table-cell table:style-name="ce54" office:value-type="string">
            <text:p>Serveur d'orchestration </text:p>
          </table:table-cell>
          <table:table-cell table:style-name="ce61" table:formula="of:=SUM(OR(([.M311]=&quot;X&quot;);([.Q311]=&quot;X&quot;));OR(([.U311]=&quot;X&quot;);([.Y311]=&quot;X&quot;));OR(([.AC311]=&quot;X&quot;);([.AG311]=&quot;X&quot;));OR(([.AK311]=&quot;X&quot;);([.AO311]=&quot;X&quot;));OR(([.AS311]=&quot;X&quot;);([.AW311]=&quot;X&quot;));OR(([.BA311]=&quot;X&quot;);([.BE311]=&quot;X&quot;));OR(([.BI311]=&quot;X&quot;);([.BM311]=&quot;X&quot;));OR(([.BQ311]=&quot;X&quot;);([.BU311]=&quot;X&quot;)))" office:value-type="float" office:value="0">
            <text:p>0</text:p>
          </table:table-cell>
          <table:table-cell table:style-name="ce68" table:content-validation-name="val2"/>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11]);ISBLANK([.AN311]));&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11]);&quot;&quot;;&quot;X&quot;)">
            <text:p/>
          </table:table-cell>
          <table:table-cell table:style-name="ce114"/>
          <table:table-cell table:style-name="ce81" table:formula="of:=IF(ISBLANK([.AV311]);&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2"/>
          <table:table-cell/>
          <table:table-cell table:style-name="ce25" office:value-type="string">
            <text:p><text:s/>6-30</text:p>
          </table:table-cell>
          <table:table-cell table:style-name="ce39" office:value-type="string">
            <text:p>BPM – orchestration de services</text:p>
          </table:table-cell>
          <table:table-cell table:style-name="ce45" office:value-type="string">
            <text:p>Red Hat JBoss jBPM</text:p>
          </table:table-cell>
          <table:table-cell table:style-name="ce54" office:value-type="string">
            <text:p>Business Project Management, pour relier developpeurs et avant-ventes trop brillants </text:p>
          </table:table-cell>
          <table:table-cell table:style-name="ce61" table:formula="of:=SUM(OR(([.M312]=&quot;X&quot;);([.Q312]=&quot;X&quot;));OR(([.U312]=&quot;X&quot;);([.Y312]=&quot;X&quot;));OR(([.AC312]=&quot;X&quot;);([.AG312]=&quot;X&quot;));OR(([.AK312]=&quot;X&quot;);([.AO312]=&quot;X&quot;));OR(([.AS312]=&quot;X&quot;);([.AW312]=&quot;X&quot;));OR(([.BA312]=&quot;X&quot;);([.BE312]=&quot;X&quot;));OR(([.BI312]=&quot;X&quot;);([.BM312]=&quot;X&quot;));OR(([.BQ312]=&quot;X&quot;);([.BU312]=&quot;X&quot;)))" office:value-type="float" office:value="0">
            <text:p>0</text:p>
          </table:table-cell>
          <table:table-cell table:style-name="ce68" table:content-validation-name="val2"/>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12]);ISBLANK([.AN312]));&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12]);&quot;&quot;;&quot;X&quot;)">
            <text:p/>
          </table:table-cell>
          <table:table-cell table:style-name="ce114"/>
          <table:table-cell table:style-name="ce81" table:formula="of:=IF(ISBLANK([.AV312]);&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2"/>
          <table:table-cell/>
          <table:table-cell table:style-name="ce24" office:value-type="string">
            <text:p><text:s/>6-31</text:p>
          </table:table-cell>
          <table:table-cell table:style-name="ce33" office:value-type="string">
            <text:p>File d'impression</text:p>
          </table:table-cell>
          <table:table-cell table:style-name="ce44" office:value-type="string">
            <text:p>CUPS pour les serveurs linux</text:p>
          </table:table-cell>
          <table:table-cell table:style-name="ce54" office:value-type="string">
            <text:p>système d'impression et un remplaçant pour lpd et équivalents. Il prend en charge le protocole d'impression internet (IPP, Internet Printing Protocol) et possède son propre modèle de pilotes pour gérer divers types de documents </text:p>
          </table:table-cell>
          <table:table-cell table:style-name="ce61" table:formula="of:=SUM(OR(([.M313]=&quot;X&quot;);([.Q313]=&quot;X&quot;));OR(([.U313]=&quot;X&quot;);([.Y313]=&quot;X&quot;));OR(([.AC313]=&quot;X&quot;);([.AG313]=&quot;X&quot;));OR(([.AK313]=&quot;X&quot;);([.AO313]=&quot;X&quot;));OR(([.AS313]=&quot;X&quot;);([.AW313]=&quot;X&quot;));OR(([.BA313]=&quot;X&quot;);([.BE313]=&quot;X&quot;));OR(([.BI313]=&quot;X&quot;);([.BM313]=&quot;X&quot;));OR(([.BQ313]=&quot;X&quot;);([.BU313]=&quot;X&quot;)))" office:value-type="float" office:value="1">
            <text:p>1</text:p>
          </table:table-cell>
          <table:table-cell table:style-name="ce68" table:content-validation-name="val2"/>
          <table:table-cell table:style-name="ce77" office:value-type="string">
            <text:p>X</text:p>
          </table:table-cell>
          <table:table-cell table:style-name="ce77"/>
          <table:table-cell table:style-name="ce77" office:value-type="float" office:value="1.2">
            <text:p>1,2</text:p>
          </table:table-cell>
          <table:table-cell table:style-name="ce77"/>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13]);ISBLANK([.AN313]));&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13]);&quot;&quot;;&quot;X&quot;)" office:value-type="string" office:string-value="X">
            <text:p>X</text:p>
          </table:table-cell>
          <table:table-cell table:style-name="ce114" office:value-type="string">
            <text:p>Dern. vers. stable </text:p>
          </table:table-cell>
          <table:table-cell table:style-name="ce81" table:formula="of:=IF(ISBLANK([.AV313]);&quot;&quot;;&quot;X&quot;)" office:value-type="string" office:string-value="X">
            <text:p>X</text:p>
          </table:table-cell>
          <table:table-cell table:style-name="ce114" office:value-type="string">
            <text:p>Dern. vers. stable </text:p>
          </table:table-cell>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2"/>
          <table:table-cell/>
          <table:table-cell table:style-name="ce25" office:value-type="string">
            <text:p><text:s/>6-32</text:p>
          </table:table-cell>
          <table:table-cell table:style-name="ce39" office:value-type="string">
            <text:p>Prise de main à distance</text:p>
          </table:table-cell>
          <table:table-cell table:style-name="ce45" office:value-type="string">
            <text:p>UltraVNC</text:p>
          </table:table-cell>
          <table:table-cell table:style-name="ce54" office:value-type="string">
            <text:p>accès graphique distant </text:p>
          </table:table-cell>
          <table:table-cell table:style-name="ce61" table:formula="of:=SUM(OR(([.M314]=&quot;X&quot;);([.Q314]=&quot;X&quot;));OR(([.U314]=&quot;X&quot;);([.Y314]=&quot;X&quot;));OR(([.AC314]=&quot;X&quot;);([.AG314]=&quot;X&quot;));OR(([.AK314]=&quot;X&quot;);([.AO314]=&quot;X&quot;));OR(([.AS314]=&quot;X&quot;);([.AW314]=&quot;X&quot;));OR(([.BA314]=&quot;X&quot;);([.BE314]=&quot;X&quot;));OR(([.BI314]=&quot;X&quot;);([.BM314]=&quot;X&quot;));OR(([.BQ314]=&quot;X&quot;);([.BU314]=&quot;X&quot;)))" office:value-type="float" office:value="0">
            <text:p>0</text:p>
          </table:table-cell>
          <table:table-cell table:style-name="ce68" table:content-validation-name="val2"/>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14]);ISBLANK([.AN314]));&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14]);&quot;&quot;;&quot;X&quot;)">
            <text:p/>
          </table:table-cell>
          <table:table-cell table:style-name="ce114"/>
          <table:table-cell table:style-name="ce81" table:formula="of:=IF(ISBLANK([.AV314]);&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2"/>
          <table:table-cell office:value-type="string">
            <text:p>X</text:p>
          </table:table-cell>
          <table:table-cell table:style-name="ce24" office:value-type="string">
            <text:p><text:s/>6-33</text:p>
          </table:table-cell>
          <table:table-cell table:style-name="ce33" office:value-type="string">
            <text:p>Prise de main à distance</text:p>
          </table:table-cell>
          <table:table-cell table:style-name="ce44" office:value-type="string">
            <text:p>SSH</text:p>
          </table:table-cell>
          <table:table-cell table:style-name="ce54" office:value-type="string">
            <text:p>utilitaire de connection chiffré </text:p>
          </table:table-cell>
          <table:table-cell table:style-name="ce61" table:formula="of:=SUM(OR(([.M315]=&quot;X&quot;);([.Q315]=&quot;X&quot;));OR(([.U315]=&quot;X&quot;);([.Y315]=&quot;X&quot;));OR(([.AC315]=&quot;X&quot;);([.AG315]=&quot;X&quot;));OR(([.AK315]=&quot;X&quot;);([.AO315]=&quot;X&quot;));OR(([.AS315]=&quot;X&quot;);([.AW315]=&quot;X&quot;));OR(([.BA315]=&quot;X&quot;);([.BE315]=&quot;X&quot;));OR(([.BI315]=&quot;X&quot;);([.BM315]=&quot;X&quot;));OR(([.BQ315]=&quot;X&quot;);([.BU315]=&quot;X&quot;)))" office:value-type="float" office:value="6">
            <text:p>6</text:p>
          </table:table-cell>
          <table:table-cell table:style-name="ce68"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office:value-type="string">
            <text:p>X</text:p>
          </table:table-cell>
          <table:table-cell table:style-name="ce85"/>
          <table:table-cell table:style-name="ce105" table:number-columns-repeated="2"/>
          <table:table-cell table:style-name="ce86" office:value-type="string">
            <text:p>X</text:p>
          </table:table-cell>
          <table:table-cell table:style-name="ce86" table:number-columns-repeated="3"/>
          <table:table-cell table:style-name="ce89" table:formula="of:=IF(AND(ISBLANK([.AL315]);ISBLANK([.AN315]));&quot;&quot;;&quot;X&quot;)" office:value-type="string" office:string-value="X">
            <text:p>X</text:p>
          </table:table-cell>
          <table:table-cell table:style-name="ce95"/>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15]);&quot;&quot;;&quot;X&quot;)" office:value-type="string" office:string-value="X">
            <text:p>X</text:p>
          </table:table-cell>
          <table:table-cell table:style-name="ce114" office:value-type="string">
            <text:p>Dern. vers. stable </text:p>
          </table:table-cell>
          <table:table-cell table:style-name="ce81" table:formula="of:=IF(ISBLANK([.AV315]);&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office:value-type="string">
            <text:p>X</text:p>
          </table:table-cell>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content-validation-name="val2"/>
          <table:table-cell/>
          <table:table-cell table:style-name="ce24" office:value-type="string">
            <text:p>xxxx</text:p>
          </table:table-cell>
          <table:table-cell table:style-name="ce33"/>
          <table:table-cell table:style-name="ce44" office:value-type="string">
            <text:p>OpenSSH</text:p>
          </table:table-cell>
          <table:table-cell table:style-name="ce54"/>
          <table:table-cell table:style-name="ce61" table:formula="of:=SUM(OR(([.M316]=&quot;X&quot;);([.Q316]=&quot;X&quot;));OR(([.U316]=&quot;X&quot;);([.Y316]=&quot;X&quot;));OR(([.AC316]=&quot;X&quot;);([.AG316]=&quot;X&quot;));OR(([.AK316]=&quot;X&quot;);([.AO316]=&quot;X&quot;));OR(([.AS316]=&quot;X&quot;);([.AW316]=&quot;X&quot;));OR(([.BA316]=&quot;X&quot;);([.BE316]=&quot;X&quot;));OR(([.BI316]=&quot;X&quot;);([.BM316]=&quot;X&quot;));OR(([.BQ316]=&quot;X&quot;);([.BU316]=&quot;X&quot;)))" office:value-type="float" office:value="0">
            <text:p>0</text:p>
          </table:table-cell>
          <table:table-cell table:style-name="ce68" table:content-validation-name="val2"/>
          <table:table-cell table:style-name="ce77" office:value-type="string">
            <text:p>X</text:p>
          </table:table-cell>
          <table:table-cell table:style-name="ce77" office:value-type="string">
            <text:p>5,0</text:p>
          </table:table-cell>
          <table:table-cell table:style-name="ce77" office:value-type="float" office:value="4.3">
            <text:p>4,3</text:p>
          </table:table-cell>
          <table:table-cell table:style-name="ce77" office:value-type="float" office:value="3.9">
            <text:p>3,9</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316]);ISBLANK([.AN316]));&quot;&quot;;&quot;X&quot;)">
            <text:p/>
          </table:table-cell>
          <table:table-cell table:style-name="ce95"/>
          <table:table-cell table:style-name="ce89"/>
          <table:table-cell table:style-name="ce89"/>
          <table:table-cell table:style-name="ce86"/>
          <table:table-cell table:style-name="ce86" table:number-columns-repeated="3"/>
          <table:table-cell table:style-name="ce81" table:formula="of:=IF(ISBLANK([.AT316]);&quot;&quot;;&quot;X&quot;)">
            <text:p/>
          </table:table-cell>
          <table:table-cell table:style-name="ce114"/>
          <table:table-cell table:style-name="ce81" table:formula="of:=IF(ISBLANK([.AV316]);&quot;&quot;;&quot;X&quot;)">
            <text:p/>
          </table:table-cell>
          <table:table-cell table:style-name="ce114"/>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34</text:p>
          </table:table-cell>
          <table:table-cell table:style-name="ce32"/>
          <table:table-cell table:style-name="ce44" office:value-type="string">
            <text:p>proFTPD</text:p>
          </table:table-cell>
          <table:table-cell table:style-name="ce54" office:value-type="string">
            <text:p>serveur FTP/SFTP/FTPS modulaire </text:p>
          </table:table-cell>
          <table:table-cell table:style-name="ce61" table:formula="of:=SUM(OR(([.M317]=&quot;X&quot;);([.Q317]=&quot;X&quot;));OR(([.U317]=&quot;X&quot;);([.Y317]=&quot;X&quot;));OR(([.AC317]=&quot;X&quot;);([.AG317]=&quot;X&quot;));OR(([.AK317]=&quot;X&quot;);([.AO317]=&quot;X&quot;));OR(([.AS317]=&quot;X&quot;);([.AW317]=&quot;X&quot;));OR(([.BA317]=&quot;X&quot;);([.BE317]=&quot;X&quot;));OR(([.BI317]=&quot;X&quot;);([.BM317]=&quot;X&quot;));OR(([.BQ317]=&quot;X&quot;);([.BU317]=&quot;X&quot;)))" office:value-type="float" office:value="3">
            <text:p>3</text:p>
          </table:table-cell>
          <table:table-cell table:style-name="ce65"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17]);ISBLANK([.AN317]));&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17]);&quot;&quot;;&quot;X&quot;)" office:value-type="string" office:string-value="X">
            <text:p>X</text:p>
          </table:table-cell>
          <table:table-cell table:style-name="ce114" office:value-type="string">
            <text:p>Dern. vers. stable </text:p>
          </table:table-cell>
          <table:table-cell table:style-name="ce81" table:formula="of:=IF(ISBLANK([.AV31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35</text:p>
          </table:table-cell>
          <table:table-cell table:style-name="ce32"/>
          <table:table-cell table:style-name="ce44" office:value-type="string">
            <text:p>Munin</text:p>
          </table:table-cell>
          <table:table-cell table:style-name="ce54" office:value-type="string">
            <text:p>supervision réseau </text:p>
          </table:table-cell>
          <table:table-cell table:style-name="ce61" table:formula="of:=SUM(OR(([.M318]=&quot;X&quot;);([.Q318]=&quot;X&quot;));OR(([.U318]=&quot;X&quot;);([.Y318]=&quot;X&quot;));OR(([.AC318]=&quot;X&quot;);([.AG318]=&quot;X&quot;));OR(([.AK318]=&quot;X&quot;);([.AO318]=&quot;X&quot;));OR(([.AS318]=&quot;X&quot;);([.AW318]=&quot;X&quot;));OR(([.BA318]=&quot;X&quot;);([.BE318]=&quot;X&quot;));OR(([.BI318]=&quot;X&quot;);([.BM318]=&quot;X&quot;));OR(([.BQ318]=&quot;X&quot;);([.BU318]=&quot;X&quot;)))" office:value-type="float" office:value="2">
            <text:p>2</text:p>
          </table:table-cell>
          <table:table-cell table:style-name="ce65" table:content-validation-name="val2"/>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18]);ISBLANK([.AN318]));&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7"/>
          <table:table-cell table:style-name="ce87" table:number-columns-repeated="3"/>
          <table:table-cell table:style-name="ce81" table:formula="of:=IF(ISBLANK([.AT318]);&quot;&quot;;&quot;X&quot;)">
            <text:p/>
          </table:table-cell>
          <table:table-cell table:style-name="ce114"/>
          <table:table-cell table:style-name="ce81" table:formula="of:=IF(ISBLANK([.AV318]);&quot;&quot;;&quot;X&quot;)">
            <text:p/>
          </table:table-cell>
          <table:table-cell table:style-name="ce114"/>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6-36</text:p>
          </table:table-cell>
          <table:table-cell table:style-name="ce32"/>
          <table:table-cell table:style-name="ce44" office:value-type="string">
            <text:p>PhpMyAdmin</text:p>
          </table:table-cell>
          <table:table-cell table:style-name="ce54" office:value-type="string">
            <text:p>Interface web de gestion de MySQL </text:p>
          </table:table-cell>
          <table:table-cell table:style-name="ce61" table:formula="of:=SUM(OR(([.M319]=&quot;X&quot;);([.Q319]=&quot;X&quot;));OR(([.U319]=&quot;X&quot;);([.Y319]=&quot;X&quot;));OR(([.AC319]=&quot;X&quot;);([.AG319]=&quot;X&quot;));OR(([.AK319]=&quot;X&quot;);([.AO319]=&quot;X&quot;));OR(([.AS319]=&quot;X&quot;);([.AW319]=&quot;X&quot;));OR(([.BA319]=&quot;X&quot;);([.BE319]=&quot;X&quot;));OR(([.BI319]=&quot;X&quot;);([.BM319]=&quot;X&quot;));OR(([.BQ319]=&quot;X&quot;);([.BU319]=&quot;X&quot;)))" office:value-type="float" office:value="4">
            <text:p>4</text:p>
          </table:table-cell>
          <table:table-cell table:style-name="ce65" table:content-validation-name="val2"/>
          <table:table-cell table:style-name="ce77" office:value-type="string">
            <text:p>X</text:p>
          </table:table-cell>
          <table:table-cell table:style-name="ce77"/>
          <table:table-cell table:style-name="ce77" office:value-type="float" office:value="2.11">
            <text:p>2,11</text:p>
          </table:table-cell>
          <table:table-cell table:style-name="ce77" office:value-type="float" office:value="2.9">
            <text:p>2,9</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19]);ISBLANK([.AN319]));&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19]);&quot;&quot;;&quot;X&quot;)" office:value-type="string" office:string-value="X">
            <text:p>X</text:p>
          </table:table-cell>
          <table:table-cell table:style-name="ce114" office:value-type="string">
            <text:p>Dern. vers. stable </text:p>
          </table:table-cell>
          <table:table-cell table:style-name="ce81" table:formula="of:=IF(ISBLANK([.AV319]);&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37</text:p>
          </table:table-cell>
          <table:table-cell table:style-name="ce32"/>
          <table:table-cell table:style-name="ce44" office:value-type="string">
            <text:p>ntop</text:p>
          </table:table-cell>
          <table:table-cell table:style-name="ce54" office:value-type="string">
            <text:p>utilitaire système </text:p>
          </table:table-cell>
          <table:table-cell table:style-name="ce61" table:formula="of:=SUM(OR(([.M320]=&quot;X&quot;);([.Q320]=&quot;X&quot;));OR(([.U320]=&quot;X&quot;);([.Y320]=&quot;X&quot;));OR(([.AC320]=&quot;X&quot;);([.AG320]=&quot;X&quot;));OR(([.AK320]=&quot;X&quot;);([.AO320]=&quot;X&quot;));OR(([.AS320]=&quot;X&quot;);([.AW320]=&quot;X&quot;));OR(([.BA320]=&quot;X&quot;);([.BE320]=&quot;X&quot;));OR(([.BI320]=&quot;X&quot;);([.BM320]=&quot;X&quot;));OR(([.BQ320]=&quot;X&quot;);([.BU320]=&quot;X&quot;)))" office:value-type="float" office:value="4">
            <text:p>4</text:p>
          </table:table-cell>
          <table:table-cell table:style-name="ce65" table:content-validation-name="val2"/>
          <table:table-cell table:style-name="ce77" office:value-type="string">
            <text:p>X</text:p>
          </table:table-cell>
          <table:table-cell table:style-name="ce77"/>
          <table:table-cell table:style-name="ce77" office:value-type="float" office:value="3.3">
            <text:p>3,3</text:p>
          </table:table-cell>
          <table:table-cell table:style-name="ce77" office:value-type="float" office:value="3.1">
            <text:p>3,1</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text:s/></text:p>
          </table:table-cell>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20]);ISBLANK([.AN320]));&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20]);&quot;&quot;;&quot;X&quot;)">
            <text:p/>
          </table:table-cell>
          <table:table-cell table:style-name="ce114"/>
          <table:table-cell table:style-name="ce81" table:formula="of:=IF(ISBLANK([.AV320]);&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38</text:p>
          </table:table-cell>
          <table:table-cell table:style-name="ce32"/>
          <table:table-cell table:style-name="ce44" office:value-type="string">
            <text:p>tcpdump</text:p>
          </table:table-cell>
          <table:table-cell table:style-name="ce54" office:value-type="string">
            <text:p>capteur de paquets réseau </text:p>
          </table:table-cell>
          <table:table-cell table:style-name="ce61" table:formula="of:=SUM(OR(([.M321]=&quot;X&quot;);([.Q321]=&quot;X&quot;));OR(([.U321]=&quot;X&quot;);([.Y321]=&quot;X&quot;));OR(([.AC321]=&quot;X&quot;);([.AG321]=&quot;X&quot;));OR(([.AK321]=&quot;X&quot;);([.AO321]=&quot;X&quot;));OR(([.AS321]=&quot;X&quot;);([.AW321]=&quot;X&quot;));OR(([.BA321]=&quot;X&quot;);([.BE321]=&quot;X&quot;));OR(([.BI321]=&quot;X&quot;);([.BM321]=&quot;X&quot;));OR(([.BQ321]=&quot;X&quot;);([.BU321]=&quot;X&quot;)))" office:value-type="float" office:value="3">
            <text:p>3</text:p>
          </table:table-cell>
          <table:table-cell table:style-name="ce65" table:content-validation-name="val2"/>
          <table:table-cell table:style-name="ce77" office:value-type="string">
            <text:p>X</text:p>
          </table:table-cell>
          <table:table-cell table:style-name="ce77" office:value-type="float" office:value="3.9">
            <text:p>3,9</text:p>
          </table:table-cell>
          <table:table-cell table:style-name="ce77" office:value-type="float" office:value="3.8">
            <text:p>3,8</text:p>
          </table:table-cell>
          <table:table-cell table:style-name="ce77" office:value-type="float" office:value="3.7">
            <text:p>3,7</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21]);ISBLANK([.AN321]));&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21]);&quot;&quot;;&quot;X&quot;)">
            <text:p/>
          </table:table-cell>
          <table:table-cell table:style-name="ce114"/>
          <table:table-cell table:style-name="ce81" table:formula="of:=IF(ISBLANK([.AV321]);&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39</text:p>
          </table:table-cell>
          <table:table-cell table:style-name="ce32"/>
          <table:table-cell table:style-name="ce44" office:value-type="string">
            <text:p>libpcap</text:p>
          </table:table-cell>
          <table:table-cell table:style-name="ce54" office:value-type="string">
            <text:p>fournit un cadre applicatif pour l'analyse réseau de bas niveau </text:p>
          </table:table-cell>
          <table:table-cell table:style-name="ce61" table:formula="of:=SUM(OR(([.M322]=&quot;X&quot;);([.Q322]=&quot;X&quot;));OR(([.U322]=&quot;X&quot;);([.Y322]=&quot;X&quot;));OR(([.AC322]=&quot;X&quot;);([.AG322]=&quot;X&quot;));OR(([.AK322]=&quot;X&quot;);([.AO322]=&quot;X&quot;));OR(([.AS322]=&quot;X&quot;);([.AW322]=&quot;X&quot;));OR(([.BA322]=&quot;X&quot;);([.BE322]=&quot;X&quot;));OR(([.BI322]=&quot;X&quot;);([.BM322]=&quot;X&quot;));OR(([.BQ322]=&quot;X&quot;);([.BU322]=&quot;X&quot;)))" office:value-type="float" office:value="4">
            <text:p>4</text:p>
          </table:table-cell>
          <table:table-cell table:style-name="ce65" table:content-validation-name="val2"/>
          <table:table-cell table:style-name="ce77" office:value-type="string">
            <text:p>X</text:p>
          </table:table-cell>
          <table:table-cell table:style-name="ce77" office:value-type="float" office:value="0.9">
            <text:p>0,9</text:p>
          </table:table-cell>
          <table:table-cell table:style-name="ce77" office:value-type="float" office:value="0.8">
            <text:p>0,8</text:p>
          </table:table-cell>
          <table:table-cell table:style-name="ce77" office:value-type="float" office:value="0.7">
            <text:p>0,7</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22]);ISBLANK([.AN322]));&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22]);&quot;&quot;;&quot;X&quot;)">
            <text:p/>
          </table:table-cell>
          <table:table-cell table:style-name="ce114"/>
          <table:table-cell table:style-name="ce81" table:formula="of:=IF(ISBLANK([.AV322]);&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5" office:value-type="string">
            <text:p><text:s/>6-40</text:p>
          </table:table-cell>
          <table:table-cell table:style-name="ce34"/>
          <table:table-cell table:style-name="ce45" office:value-type="string">
            <text:p>atftp-server</text:p>
          </table:table-cell>
          <table:table-cell table:style-name="ce54" office:value-type="string">
            <text:p>Serveur TFTP multi-fil implémentant toutes les options (extension et multicast) telles que spécifiées dans les documents RFC1350, RFC2090, RFC2347, RFC2348 et RFC2349. Atftpd supporte également le protocole multicast connu sous le nom de mtftp, défini dans la spécification PXE </text:p>
          </table:table-cell>
          <table:table-cell table:style-name="ce61" table:formula="of:=SUM(OR(([.M323]=&quot;X&quot;);([.Q323]=&quot;X&quot;));OR(([.U323]=&quot;X&quot;);([.Y323]=&quot;X&quot;));OR(([.AC323]=&quot;X&quot;);([.AG323]=&quot;X&quot;));OR(([.AK323]=&quot;X&quot;);([.AO323]=&quot;X&quot;));OR(([.AS323]=&quot;X&quot;);([.AW323]=&quot;X&quot;));OR(([.BA323]=&quot;X&quot;);([.BE323]=&quot;X&quot;));OR(([.BI323]=&quot;X&quot;);([.BM323]=&quot;X&quot;));OR(([.BQ323]=&quot;X&quot;);([.BU323]=&quot;X&quot;)))" office:value-type="float" office:value="0">
            <text:p>0</text:p>
          </table:table-cell>
          <table:table-cell table:style-name="ce65" table:content-validation-name="val2"/>
          <table:table-cell table:style-name="ce77" office:value-type="string">
            <text:p>X</text:p>
          </table:table-cell>
          <table:table-cell table:style-name="ce77"/>
          <table:table-cell table:style-name="ce77" office:value-type="string">
            <text:p>0,7,3</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23]);ISBLANK([.AN323]));&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23]);&quot;&quot;;&quot;X&quot;)">
            <text:p/>
          </table:table-cell>
          <table:table-cell table:style-name="ce114"/>
          <table:table-cell table:style-name="ce81" table:formula="of:=IF(ISBLANK([.AV323]);&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1</text:p>
          </table:table-cell>
          <table:table-cell table:style-name="ce32"/>
          <table:table-cell table:style-name="ce44" office:value-type="string">
            <text:p>stunnel</text:p>
          </table:table-cell>
          <table:table-cell table:style-name="ce54" office:value-type="string">
            <text:p>utilitaire en ligne de commande pour encapsuler du traffic dans des tunnels SSL </text:p>
          </table:table-cell>
          <table:table-cell table:style-name="ce61" table:formula="of:=SUM(OR(([.M324]=&quot;X&quot;);([.Q324]=&quot;X&quot;));OR(([.U324]=&quot;X&quot;);([.Y324]=&quot;X&quot;));OR(([.AC324]=&quot;X&quot;);([.AG324]=&quot;X&quot;));OR(([.AK324]=&quot;X&quot;);([.AO324]=&quot;X&quot;));OR(([.AS324]=&quot;X&quot;);([.AW324]=&quot;X&quot;));OR(([.BA324]=&quot;X&quot;);([.BE324]=&quot;X&quot;));OR(([.BI324]=&quot;X&quot;);([.BM324]=&quot;X&quot;));OR(([.BQ324]=&quot;X&quot;);([.BU324]=&quot;X&quot;)))" office:value-type="float" office:value="1">
            <text:p>1</text:p>
          </table:table-cell>
          <table:table-cell table:style-name="ce65" table:content-validation-name="val2"/>
          <table:table-cell table:style-name="ce77" office:value-type="string">
            <text:p>X</text:p>
          </table:table-cell>
          <table:table-cell table:style-name="ce77"/>
          <table:table-cell table:style-name="ce77" office:value-type="float" office:value="4.15">
            <text:p>4,15</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24]);ISBLANK([.AN324]));&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24]);&quot;&quot;;&quot;X&quot;)">
            <text:p/>
          </table:table-cell>
          <table:table-cell table:style-name="ce114"/>
          <table:table-cell table:style-name="ce81" table:formula="of:=IF(ISBLANK([.AV324]);&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2</text:p>
          </table:table-cell>
          <table:table-cell table:style-name="ce32"/>
          <table:table-cell table:style-name="ce44" office:value-type="string">
            <text:p>openVPN</text:p>
          </table:table-cell>
          <table:table-cell table:style-name="ce54" office:value-type="string">
            <text:p>outil de chiffrement et de routage </text:p>
          </table:table-cell>
          <table:table-cell table:style-name="ce61" table:formula="of:=SUM(OR(([.M325]=&quot;X&quot;);([.Q325]=&quot;X&quot;));OR(([.U325]=&quot;X&quot;);([.Y325]=&quot;X&quot;));OR(([.AC325]=&quot;X&quot;);([.AG325]=&quot;X&quot;));OR(([.AK325]=&quot;X&quot;);([.AO325]=&quot;X&quot;));OR(([.AS325]=&quot;X&quot;);([.AW325]=&quot;X&quot;));OR(([.BA325]=&quot;X&quot;);([.BE325]=&quot;X&quot;));OR(([.BI325]=&quot;X&quot;);([.BM325]=&quot;X&quot;));OR(([.BQ325]=&quot;X&quot;);([.BU325]=&quot;X&quot;)))" office:value-type="float" office:value="1">
            <text:p>1</text:p>
          </table:table-cell>
          <table:table-cell table:style-name="ce65" table:content-validation-name="val2"/>
          <table:table-cell table:style-name="ce77" office:value-type="string">
            <text:p>X</text:p>
          </table:table-cell>
          <table:table-cell table:style-name="ce77"/>
          <table:table-cell table:style-name="ce77" office:value-type="float" office:value="2.1">
            <text:p>2,1</text:p>
          </table:table-cell>
          <table:table-cell table:style-name="ce77" office:value-type="string">
            <text:p>2,0</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25]);ISBLANK([.AN325]));&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25]);&quot;&quot;;&quot;X&quot;)">
            <text:p/>
          </table:table-cell>
          <table:table-cell table:style-name="ce114"/>
          <table:table-cell table:style-name="ce81" table:formula="of:=IF(ISBLANK([.AV325]);&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3</text:p>
          </table:table-cell>
          <table:table-cell table:style-name="ce32"/>
          <table:table-cell table:style-name="ce44" office:value-type="string">
            <text:p>tftp-server</text:p>
          </table:table-cell>
          <table:table-cell table:style-name="ce54" office:value-type="string">
            <text:p>serveur Trivial FTP </text:p>
          </table:table-cell>
          <table:table-cell table:style-name="ce61" table:formula="of:=SUM(OR(([.M326]=&quot;X&quot;);([.Q326]=&quot;X&quot;));OR(([.U326]=&quot;X&quot;);([.Y326]=&quot;X&quot;));OR(([.AC326]=&quot;X&quot;);([.AG326]=&quot;X&quot;));OR(([.AK326]=&quot;X&quot;);([.AO326]=&quot;X&quot;));OR(([.AS326]=&quot;X&quot;);([.AW326]=&quot;X&quot;));OR(([.BA326]=&quot;X&quot;);([.BE326]=&quot;X&quot;));OR(([.BI326]=&quot;X&quot;);([.BM326]=&quot;X&quot;));OR(([.BQ326]=&quot;X&quot;);([.BU326]=&quot;X&quot;)))" office:value-type="float" office:value="1">
            <text:p>1</text:p>
          </table:table-cell>
          <table:table-cell table:style-name="ce65" table:content-validation-name="val2"/>
          <table:table-cell table:style-name="ce77" office:value-type="string">
            <text:p>X</text:p>
          </table:table-cell>
          <table:table-cell table:style-name="ce77"/>
          <table:table-cell table:style-name="ce77" office:value-type="float" office:value="0.49">
            <text:p>0,49</text:p>
          </table:table-cell>
          <table:table-cell table:style-name="ce77" office:value-type="float" office:value="0.42">
            <text:p>0,4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26]);ISBLANK([.AN326]));&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26]);&quot;&quot;;&quot;X&quot;)">
            <text:p/>
          </table:table-cell>
          <table:table-cell table:style-name="ce114"/>
          <table:table-cell table:style-name="ce81" table:formula="of:=IF(ISBLANK([.AV326]);&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5" office:value-type="string">
            <text:p><text:s/>6-44</text:p>
          </table:table-cell>
          <table:table-cell table:style-name="ce34"/>
          <table:table-cell table:style-name="ce45" office:value-type="string">
            <text:p>NaReTo</text:p>
          </table:table-cell>
          <table:table-cell table:style-name="ce54" office:value-type="string">
            <text:p>greffon de tableau de bord </text:p>
          </table:table-cell>
          <table:table-cell table:style-name="ce61" table:formula="of:=SUM(OR(([.M327]=&quot;X&quot;);([.Q327]=&quot;X&quot;));OR(([.U327]=&quot;X&quot;);([.Y327]=&quot;X&quot;));OR(([.AC327]=&quot;X&quot;);([.AG327]=&quot;X&quot;));OR(([.AK327]=&quot;X&quot;);([.AO327]=&quot;X&quot;));OR(([.AS327]=&quot;X&quot;);([.AW327]=&quot;X&quot;));OR(([.BA327]=&quot;X&quot;);([.BE327]=&quot;X&quot;));OR(([.BI327]=&quot;X&quot;);([.BM327]=&quot;X&quot;));OR(([.BQ327]=&quot;X&quot;);([.BU327]=&quot;X&quot;)))" office:value-type="float" office:value="1">
            <text:p>1</text:p>
          </table:table-cell>
          <table:table-cell table:style-name="ce65" table:content-validation-name="val2"/>
          <table:table-cell table:style-name="ce77" office:value-type="string">
            <text:p>X</text:p>
          </table:table-cell>
          <table:table-cell table:style-name="ce77"/>
          <table:table-cell table:style-name="ce77" office:value-type="string">
            <text:p>1,1,6</text:p>
          </table:table-cell>
          <table:table-cell table:style-name="ce77" office:value-type="string">
            <text:p>1,0</text:p>
          </table:table-cell>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27]);ISBLANK([.AN32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27]);&quot;&quot;;&quot;X&quot;)">
            <text:p/>
          </table:table-cell>
          <table:table-cell table:style-name="ce114"/>
          <table:table-cell table:style-name="ce81" table:formula="of:=IF(ISBLANK([.AV32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5</text:p>
          </table:table-cell>
          <table:table-cell table:style-name="ce32"/>
          <table:table-cell table:style-name="ce44" office:value-type="string">
            <text:p>centreon</text:p>
          </table:table-cell>
          <table:table-cell table:style-name="ce54" office:value-type="string">
            <text:p>greffon de tableau de bord </text:p>
          </table:table-cell>
          <table:table-cell table:style-name="ce61" table:formula="of:=SUM(OR(([.M328]=&quot;X&quot;);([.Q328]=&quot;X&quot;));OR(([.U328]=&quot;X&quot;);([.Y328]=&quot;X&quot;));OR(([.AC328]=&quot;X&quot;);([.AG328]=&quot;X&quot;));OR(([.AK328]=&quot;X&quot;);([.AO328]=&quot;X&quot;));OR(([.AS328]=&quot;X&quot;);([.AW328]=&quot;X&quot;));OR(([.BA328]=&quot;X&quot;);([.BE328]=&quot;X&quot;));OR(([.BI328]=&quot;X&quot;);([.BM328]=&quot;X&quot;));OR(([.BQ328]=&quot;X&quot;);([.BU328]=&quot;X&quot;)))" office:value-type="float" office:value="2">
            <text:p>2</text:p>
          </table:table-cell>
          <table:table-cell table:style-name="ce65" table:content-validation-name="val2"/>
          <table:table-cell table:style-name="ce77" office:value-type="string">
            <text:p>X</text:p>
          </table:table-cell>
          <table:table-cell table:style-name="ce77"/>
          <table:table-cell table:style-name="ce77" office:value-type="string">
            <text:p>2,0</text:p>
          </table:table-cell>
          <table:table-cell table:style-name="ce77" office:value-type="float" office:value="1.4">
            <text:p>1,4</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28]);ISBLANK([.AN328]));&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28]);&quot;&quot;;&quot;X&quot;)">
            <text:p/>
          </table:table-cell>
          <table:table-cell table:style-name="ce114"/>
          <table:table-cell table:style-name="ce81" table:formula="of:=IF(ISBLANK([.AV328]);&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6</text:p>
          </table:table-cell>
          <table:table-cell table:style-name="ce32"/>
          <table:table-cell table:style-name="ce44" office:value-type="string">
            <text:p>mrtg</text:p>
          </table:table-cell>
          <table:table-cell table:style-name="ce54" office:value-type="string">
            <text:p>ancien generateur de graphique </text:p>
          </table:table-cell>
          <table:table-cell table:style-name="ce61" table:formula="of:=SUM(OR(([.M329]=&quot;X&quot;);([.Q329]=&quot;X&quot;));OR(([.U329]=&quot;X&quot;);([.Y329]=&quot;X&quot;));OR(([.AC329]=&quot;X&quot;);([.AG329]=&quot;X&quot;));OR(([.AK329]=&quot;X&quot;);([.AO329]=&quot;X&quot;));OR(([.AS329]=&quot;X&quot;);([.AW329]=&quot;X&quot;));OR(([.BA329]=&quot;X&quot;);([.BE329]=&quot;X&quot;));OR(([.BI329]=&quot;X&quot;);([.BM329]=&quot;X&quot;));OR(([.BQ329]=&quot;X&quot;);([.BU329]=&quot;X&quot;)))" office:value-type="float" office:value="3">
            <text:p>3</text:p>
          </table:table-cell>
          <table:table-cell table:style-name="ce65" table:content-validation-name="val2"/>
          <table:table-cell table:style-name="ce77" office:value-type="string">
            <text:p>X</text:p>
          </table:table-cell>
          <table:table-cell table:style-name="ce77"/>
          <table:table-cell table:style-name="ce77" office:value-type="float" office:value="2.14">
            <text:p>2,14</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29]);ISBLANK([.AN329]));&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29]);&quot;&quot;;&quot;X&quot;)" office:value-type="string" office:string-value="X">
            <text:p>X</text:p>
          </table:table-cell>
          <table:table-cell table:style-name="ce114" office:value-type="string">
            <text:p>Dern. vers. stable </text:p>
          </table:table-cell>
          <table:table-cell table:style-name="ce81" table:formula="of:=IF(ISBLANK([.AV32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7</text:p>
          </table:table-cell>
          <table:table-cell table:style-name="ce32"/>
          <table:table-cell table:style-name="ce44" office:value-type="string">
            <text:p>netSNMP</text:p>
          </table:table-cell>
          <table:table-cell table:style-name="ce54" office:value-type="string">
            <text:p>surveillance des systèmes par SNMP </text:p>
          </table:table-cell>
          <table:table-cell table:style-name="ce61" table:formula="of:=SUM(OR(([.M330]=&quot;X&quot;);([.Q330]=&quot;X&quot;));OR(([.U330]=&quot;X&quot;);([.Y330]=&quot;X&quot;));OR(([.AC330]=&quot;X&quot;);([.AG330]=&quot;X&quot;));OR(([.AK330]=&quot;X&quot;);([.AO330]=&quot;X&quot;));OR(([.AS330]=&quot;X&quot;);([.AW330]=&quot;X&quot;));OR(([.BA330]=&quot;X&quot;);([.BE330]=&quot;X&quot;));OR(([.BI330]=&quot;X&quot;);([.BM330]=&quot;X&quot;));OR(([.BQ330]=&quot;X&quot;);([.BU330]=&quot;X&quot;)))" office:value-type="float" office:value="1">
            <text:p>1</text:p>
          </table:table-cell>
          <table:table-cell table:style-name="ce65" table:content-validation-name="val2"/>
          <table:table-cell table:style-name="ce77" office:value-type="string">
            <text:p>X</text:p>
          </table:table-cell>
          <table:table-cell table:style-name="ce77"/>
          <table:table-cell table:style-name="ce77" office:value-type="float" office:value="5.3">
            <text:p>5,3</text:p>
          </table:table-cell>
          <table:table-cell table:style-name="ce77" office:value-type="float" office:value="5.2">
            <text:p>5,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30]);ISBLANK([.AN330]));&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30]);&quot;&quot;;&quot;X&quot;)">
            <text:p/>
          </table:table-cell>
          <table:table-cell table:style-name="ce114"/>
          <table:table-cell table:style-name="ce81" table:formula="of:=IF(ISBLANK([.AV330]);&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8</text:p>
          </table:table-cell>
          <table:table-cell table:style-name="ce32"/>
          <table:table-cell table:style-name="ce44" office:value-type="string">
            <text:p>wget</text:p>
          </table:table-cell>
          <table:table-cell table:style-name="ce54" office:value-type="string">
            <text:p>utilitaire réseau qui permet de récupérer des fichiers sur le web avec les protocoles HTTP(S) et FTP </text:p>
          </table:table-cell>
          <table:table-cell table:style-name="ce61" table:formula="of:=SUM(OR(([.M331]=&quot;X&quot;);([.Q331]=&quot;X&quot;));OR(([.U331]=&quot;X&quot;);([.Y331]=&quot;X&quot;));OR(([.AC331]=&quot;X&quot;);([.AG331]=&quot;X&quot;));OR(([.AK331]=&quot;X&quot;);([.AO331]=&quot;X&quot;));OR(([.AS331]=&quot;X&quot;);([.AW331]=&quot;X&quot;));OR(([.BA331]=&quot;X&quot;);([.BE331]=&quot;X&quot;));OR(([.BI331]=&quot;X&quot;);([.BM331]=&quot;X&quot;));OR(([.BQ331]=&quot;X&quot;);([.BU331]=&quot;X&quot;)))" office:value-type="float" office:value="4">
            <text:p>4</text:p>
          </table:table-cell>
          <table:table-cell table:style-name="ce65"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31]);ISBLANK([.AN331]));&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31]);&quot;&quot;;&quot;X&quot;)" office:value-type="string" office:string-value="X">
            <text:p>X</text:p>
          </table:table-cell>
          <table:table-cell table:style-name="ce114" office:value-type="string">
            <text:p>Dern. vers. stable </text:p>
          </table:table-cell>
          <table:table-cell table:style-name="ce81" table:formula="of:=IF(ISBLANK([.AV33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49</text:p>
          </table:table-cell>
          <table:table-cell table:style-name="ce32"/>
          <table:table-cell table:style-name="ce44" office:value-type="string">
            <text:p>sysstag (sar et isag)</text:p>
          </table:table-cell>
          <table:table-cell table:style-name="ce51" office:value-type="string">
            <text:p>???</text:p>
          </table:table-cell>
          <table:table-cell table:style-name="ce61" table:formula="of:=SUM(OR(([.M332]=&quot;X&quot;);([.Q332]=&quot;X&quot;));OR(([.U332]=&quot;X&quot;);([.Y332]=&quot;X&quot;));OR(([.AC332]=&quot;X&quot;);([.AG332]=&quot;X&quot;));OR(([.AK332]=&quot;X&quot;);([.AO332]=&quot;X&quot;));OR(([.AS332]=&quot;X&quot;);([.AW332]=&quot;X&quot;));OR(([.BA332]=&quot;X&quot;);([.BE332]=&quot;X&quot;));OR(([.BI332]=&quot;X&quot;);([.BM332]=&quot;X&quot;));OR(([.BQ332]=&quot;X&quot;);([.BU332]=&quot;X&quot;)))" office:value-type="float" office:value="2">
            <text:p>2</text:p>
          </table:table-cell>
          <table:table-cell table:style-name="ce65" table:content-validation-name="val2"/>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32]);ISBLANK([.AN332]));&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7"/>
          <table:table-cell table:style-name="ce87" table:number-columns-repeated="3"/>
          <table:table-cell table:style-name="ce81" table:formula="of:=IF(ISBLANK([.AT332]);&quot;&quot;;&quot;X&quot;)">
            <text:p/>
          </table:table-cell>
          <table:table-cell table:style-name="ce114"/>
          <table:table-cell table:style-name="ce81" table:formula="of:=IF(ISBLANK([.AV332]);&quot;&quot;;&quot;X&quot;)">
            <text:p/>
          </table:table-cell>
          <table:table-cell table:style-name="ce114"/>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text:s/>6-50</text:p>
          </table:table-cell>
          <table:table-cell table:style-name="ce32"/>
          <table:table-cell table:style-name="ce44" office:value-type="string">
            <text:p>dbunit</text:p>
          </table:table-cell>
          <table:table-cell table:style-name="ce54" office:value-type="string">
            <text:p>extension de Junit pour les accès aux bases de données </text:p>
          </table:table-cell>
          <table:table-cell table:style-name="ce61" table:formula="of:=SUM(OR(([.M333]=&quot;X&quot;);([.Q333]=&quot;X&quot;));OR(([.U333]=&quot;X&quot;);([.Y333]=&quot;X&quot;));OR(([.AC333]=&quot;X&quot;);([.AG333]=&quot;X&quot;));OR(([.AK333]=&quot;X&quot;);([.AO333]=&quot;X&quot;));OR(([.AS333]=&quot;X&quot;);([.AW333]=&quot;X&quot;));OR(([.BA333]=&quot;X&quot;);([.BE333]=&quot;X&quot;));OR(([.BI333]=&quot;X&quot;);([.BM333]=&quot;X&quot;));OR(([.BQ333]=&quot;X&quot;);([.BU333]=&quot;X&quot;)))" office:value-type="float" office:value="2">
            <text:p>2</text:p>
          </table:table-cell>
          <table:table-cell table:style-name="ce65" table:content-validation-name="val2"/>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33]);ISBLANK([.AN333]));&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33]);&quot;&quot;;&quot;X&quot;)" office:value-type="string" office:string-value="X">
            <text:p>X</text:p>
          </table:table-cell>
          <table:table-cell table:style-name="ce114" office:value-type="string">
            <text:p>Dern. vers. stable </text:p>
          </table:table-cell>
          <table:table-cell table:style-name="ce81" table:formula="of:=IF(ISBLANK([.AV333]);&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4" office:value-type="string">
            <text:p>xxxx</text:p>
          </table:table-cell>
          <table:table-cell table:style-name="ce32"/>
          <table:table-cell table:style-name="ce50" office:value-type="string">
            <text:p>GRR</text:p>
          </table:table-cell>
          <table:table-cell table:style-name="ce57" office:value-type="string">
            <text:p>Solution de réservation de ressources</text:p>
          </table:table-cell>
          <table:table-cell table:style-name="ce61" table:formula="of:=SUM(OR(([.M334]=&quot;X&quot;);([.Q334]=&quot;X&quot;));OR(([.U334]=&quot;X&quot;);([.Y334]=&quot;X&quot;));OR(([.AC334]=&quot;X&quot;);([.AG334]=&quot;X&quot;));OR(([.AK334]=&quot;X&quot;);([.AO334]=&quot;X&quot;));OR(([.AS334]=&quot;X&quot;);([.AW334]=&quot;X&quot;));OR(([.BA334]=&quot;X&quot;);([.BE334]=&quot;X&quot;));OR(([.BI334]=&quot;X&quot;);([.BM334]=&quot;X&quot;));OR(([.BQ334]=&quot;X&quot;);([.BU334]=&quot;X&quot;)))" office:value-type="float" office:value="1">
            <text:p>1</text:p>
          </table:table-cell>
          <table:table-cell table:style-name="ce65" table:content-validation-name="val2"/>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334]);ISBLANK([.AN334]));&quot;&quot;;&quot;X&quot;)" office:value-type="string" office:string-value="X">
            <text:p>X</text:p>
          </table:table-cell>
          <table:table-cell table:style-name="ce94"/>
          <table:table-cell table:style-name="ce89" office:value-type="string">
            <text:p>X</text:p>
          </table:table-cell>
          <table:table-cell table:style-name="ce94" office:value-type="string">
            <text:p>1.9.7.D (puis la 1.9.7.E)</text:p>
          </table:table-cell>
          <table:table-cell table:style-name="ce87"/>
          <table:table-cell table:style-name="ce87" table:number-columns-repeated="3"/>
          <table:table-cell table:style-name="ce81" table:formula="of:=IF(ISBLANK([.AT334]);&quot;&quot;;&quot;X&quot;)">
            <text:p/>
          </table:table-cell>
          <table:table-cell table:style-name="ce114"/>
          <table:table-cell table:style-name="ce81" table:formula="of:=IF(ISBLANK([.AV334]);&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table:table-cell table:style-name="ce25" office:value-type="string">
            <text:p>xxxx</text:p>
          </table:table-cell>
          <table:table-cell table:style-name="ce34"/>
          <table:table-cell table:style-name="ce45" office:value-type="string">
            <text:p>OpenVSwich</text:p>
          </table:table-cell>
          <table:table-cell table:style-name="ce51"/>
          <table:table-cell table:style-name="ce61" table:formula="of:=SUM(OR(([.M335]=&quot;X&quot;);([.Q335]=&quot;X&quot;));OR(([.U335]=&quot;X&quot;);([.Y335]=&quot;X&quot;));OR(([.AC335]=&quot;X&quot;);([.AG335]=&quot;X&quot;));OR(([.AK335]=&quot;X&quot;);([.AO335]=&quot;X&quot;));OR(([.AS335]=&quot;X&quot;);([.AW335]=&quot;X&quot;));OR(([.BA335]=&quot;X&quot;);([.BE335]=&quot;X&quot;));OR(([.BI335]=&quot;X&quot;);([.BM335]=&quot;X&quot;));OR(([.BQ335]=&quot;X&quot;);([.BU335]=&quot;X&quot;)))" office:value-type="float" office:value="0">
            <text:p>0</text:p>
          </table:table-cell>
          <table:table-cell table:style-name="ce65" table:content-validation-name="val2"/>
          <table:table-cell table:style-name="ce77" office:value-type="string">
            <text:p>X</text:p>
          </table:table-cell>
          <table:table-cell table:style-name="ce77"/>
          <table:table-cell table:style-name="ce77" office:value-type="float" office:value="1.1">
            <text:p>1,1</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335]);ISBLANK([.AN335]));&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335]);&quot;&quot;;&quot;X&quot;)">
            <text:p/>
          </table:table-cell>
          <table:table-cell table:style-name="ce114"/>
          <table:table-cell table:style-name="ce81" table:formula="of:=IF(ISBLANK([.AV335]);&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4">
          <table:table-cell table:style-name="ce19" office:value-type="string" table:number-columns-spanned="1" table:number-rows-spanned="28">
            <text:p>Domaine 7</text:p>
            <text:p/>
            <text:p>Outils de sécurité</text:p>
          </table:table-cell>
          <table:table-cell office:value-type="string">
            <text:p>X</text:p>
          </table:table-cell>
          <table:table-cell table:style-name="ce24" office:value-type="string">
            <text:p><text:s/>7-1</text:p>
          </table:table-cell>
          <table:table-cell table:style-name="ce32"/>
          <table:table-cell table:style-name="ce41" office:value-type="string">
            <text:p>Nmap</text:p>
          </table:table-cell>
          <table:table-cell table:style-name="ce54" office:value-type="string">
            <text:p>utilitaire d'exploration de réseau et d'audit de sécurité </text:p>
          </table:table-cell>
          <table:table-cell table:style-name="ce61" table:formula="of:=SUM(OR(([.M337]=&quot;X&quot;);([.Q337]=&quot;X&quot;));OR(([.U337]=&quot;X&quot;);([.Y337]=&quot;X&quot;));OR(([.AC337]=&quot;X&quot;);([.AG337]=&quot;X&quot;));OR(([.AK337]=&quot;X&quot;);([.AO337]=&quot;X&quot;));OR(([.AS337]=&quot;X&quot;);([.AW337]=&quot;X&quot;));OR(([.BA337]=&quot;X&quot;);([.BE337]=&quot;X&quot;));OR(([.BI337]=&quot;X&quot;);([.BM337]=&quot;X&quot;));OR(([.BQ337]=&quot;X&quot;);([.BU337]=&quot;X&quot;)))" office:value-type="float" office:value="4">
            <text:p>4</text:p>
          </table:table-cell>
          <table:table-cell table:style-name="ce72"/>
          <table:table-cell table:style-name="ce77" office:value-type="string">
            <text:p>X</text:p>
          </table:table-cell>
          <table:table-cell table:style-name="ce77"/>
          <table:table-cell table:style-name="ce77" office:value-type="float" office:value="4.11">
            <text:p>4,11</text:p>
          </table:table-cell>
          <table:table-cell table:style-name="ce77" office:value-type="float" office:value="3.7">
            <text:p>3,7</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37]);ISBLANK([.AN337]));&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37]);&quot;&quot;;&quot;X&quot;)" office:value-type="string" office:string-value="X">
            <text:p>X</text:p>
          </table:table-cell>
          <table:table-cell table:style-name="ce114" office:value-type="string">
            <text:p>Dern. vers. stable </text:p>
          </table:table-cell>
          <table:table-cell table:style-name="ce81" table:formula="of:=IF(ISBLANK([.AV33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2</text:p>
          </table:table-cell>
          <table:table-cell table:style-name="ce32"/>
          <table:table-cell table:style-name="ce41" office:value-type="string">
            <text:p>Nessus</text:p>
          </table:table-cell>
          <table:table-cell table:style-name="ce54" office:value-type="string">
            <text:p>outil de scan réseau </text:p>
          </table:table-cell>
          <table:table-cell table:style-name="ce61" table:formula="of:=SUM(OR(([.M338]=&quot;X&quot;);([.Q338]=&quot;X&quot;));OR(([.U338]=&quot;X&quot;);([.Y338]=&quot;X&quot;));OR(([.AC338]=&quot;X&quot;);([.AG338]=&quot;X&quot;));OR(([.AK338]=&quot;X&quot;);([.AO338]=&quot;X&quot;));OR(([.AS338]=&quot;X&quot;);([.AW338]=&quot;X&quot;));OR(([.BA338]=&quot;X&quot;);([.BE338]=&quot;X&quot;));OR(([.BI338]=&quot;X&quot;);([.BM338]=&quot;X&quot;));OR(([.BQ338]=&quot;X&quot;);([.BU338]=&quot;X&quot;)))" office:value-type="float" office:value="3">
            <text:p>3</text:p>
          </table:table-cell>
          <table:table-cell table:style-name="ce65"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 (istop thales)</text:p>
          </table:table-cell>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38]);ISBLANK([.AN338]));&quot;&quot;;&quot;X&quot;)">
            <text:p/>
          </table:table-cell>
          <table:table-cell table:style-name="ce94"/>
          <table:table-cell table:style-name="ce89"/>
          <table:table-cell table:style-name="ce89"/>
          <table:table-cell table:style-name="ce86"/>
          <table:table-cell table:style-name="ce86" table:number-columns-repeated="3"/>
          <table:table-cell table:style-name="ce81" table:formula="of:=IF(ISBLANK([.AT338]);&quot;&quot;;&quot;X&quot;)" office:value-type="string" office:string-value="X">
            <text:p>X</text:p>
          </table:table-cell>
          <table:table-cell table:style-name="ce114" office:value-type="string">
            <text:p>Dern. vers. stable </text:p>
          </table:table-cell>
          <table:table-cell table:style-name="ce81" table:formula="of:=IF(ISBLANK([.AV33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3</text:p>
          </table:table-cell>
          <table:table-cell table:style-name="ce32"/>
          <table:table-cell table:style-name="ce41" office:value-type="string">
            <text:p>Snort</text:p>
          </table:table-cell>
          <table:table-cell table:style-name="ce54" office:value-type="string">
            <text:p>basé sur libpcap ; renifle les paquets et les enregistre </text:p>
          </table:table-cell>
          <table:table-cell table:style-name="ce61" table:formula="of:=SUM(OR(([.M339]=&quot;X&quot;);([.Q339]=&quot;X&quot;));OR(([.U339]=&quot;X&quot;);([.Y339]=&quot;X&quot;));OR(([.AC339]=&quot;X&quot;);([.AG339]=&quot;X&quot;));OR(([.AK339]=&quot;X&quot;);([.AO339]=&quot;X&quot;));OR(([.AS339]=&quot;X&quot;);([.AW339]=&quot;X&quot;));OR(([.BA339]=&quot;X&quot;);([.BE339]=&quot;X&quot;));OR(([.BI339]=&quot;X&quot;);([.BM339]=&quot;X&quot;));OR(([.BQ339]=&quot;X&quot;);([.BU339]=&quot;X&quot;)))" office:value-type="float" office:value="2">
            <text:p>2</text:p>
          </table:table-cell>
          <table:table-cell table:style-name="ce65" table:content-validation-name="val2"/>
          <table:table-cell table:style-name="ce77" office:value-type="string">
            <text:p>X</text:p>
          </table:table-cell>
          <table:table-cell table:style-name="ce77"/>
          <table:table-cell table:style-name="ce77" office:value-type="float" office:value="2.8">
            <text:p>2,8</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39]);ISBLANK([.AN339]));&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39]);&quot;&quot;;&quot;X&quot;)" office:value-type="string" office:string-value="X">
            <text:p>X</text:p>
          </table:table-cell>
          <table:table-cell table:style-name="ce114" office:value-type="string">
            <text:p>Dern. vers. stable </text:p>
          </table:table-cell>
          <table:table-cell table:style-name="ce81" table:formula="of:=IF(ISBLANK([.AV33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4</text:p>
          </table:table-cell>
          <table:table-cell table:style-name="ce29"/>
          <table:table-cell table:style-name="ce41" office:value-type="string">
            <text:p>AIDE</text:p>
          </table:table-cell>
          <table:table-cell table:style-name="ce54" office:value-type="string">
            <text:p>système de détection d'intrusion qui détecte les changements sur les fichiers du système local. </text:p>
          </table:table-cell>
          <table:table-cell table:style-name="ce61" table:formula="of:=SUM(OR(([.M340]=&quot;X&quot;);([.Q340]=&quot;X&quot;));OR(([.U340]=&quot;X&quot;);([.Y340]=&quot;X&quot;));OR(([.AC340]=&quot;X&quot;);([.AG340]=&quot;X&quot;));OR(([.AK340]=&quot;X&quot;);([.AO340]=&quot;X&quot;));OR(([.AS340]=&quot;X&quot;);([.AW340]=&quot;X&quot;));OR(([.BA340]=&quot;X&quot;);([.BE340]=&quot;X&quot;));OR(([.BI340]=&quot;X&quot;);([.BM340]=&quot;X&quot;));OR(([.BQ340]=&quot;X&quot;);([.BU340]=&quot;X&quot;)))" office:value-type="float" office:value="2">
            <text:p>2</text:p>
          </table:table-cell>
          <table:table-cell table:style-name="ce65"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0]);ISBLANK([.AN34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40]);&quot;&quot;;&quot;X&quot;)">
            <text:p/>
          </table:table-cell>
          <table:table-cell table:style-name="ce114"/>
          <table:table-cell table:style-name="ce81" table:formula="of:=IF(ISBLANK([.AV340]);&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5</text:p>
          </table:table-cell>
          <table:table-cell table:style-name="ce29"/>
          <table:table-cell table:style-name="ce41" office:value-type="string">
            <text:p>SquidGuard</text:p>
          </table:table-cell>
          <table:table-cell table:style-name="ce54" office:value-type="string">
            <text:p>greffon filtre, redirecteur, et contrôleur d'accès ultra-rapide, libre et flexible, pour squid. </text:p>
          </table:table-cell>
          <table:table-cell table:style-name="ce61" table:formula="of:=SUM(OR(([.M341]=&quot;X&quot;);([.Q341]=&quot;X&quot;));OR(([.U341]=&quot;X&quot;);([.Y341]=&quot;X&quot;));OR(([.AC341]=&quot;X&quot;);([.AG341]=&quot;X&quot;));OR(([.AK341]=&quot;X&quot;);([.AO341]=&quot;X&quot;));OR(([.AS341]=&quot;X&quot;);([.AW341]=&quot;X&quot;));OR(([.BA341]=&quot;X&quot;);([.BE341]=&quot;X&quot;));OR(([.BI341]=&quot;X&quot;);([.BM341]=&quot;X&quot;));OR(([.BQ341]=&quot;X&quot;);([.BU341]=&quot;X&quot;)))" office:value-type="float" office:value="1">
            <text:p>1</text:p>
          </table:table-cell>
          <table:table-cell table:style-name="ce65" table:content-validation-name="val2"/>
          <table:table-cell table:style-name="ce77" office:value-type="string">
            <text:p>X</text:p>
          </table:table-cell>
          <table:table-cell table:style-name="ce77"/>
          <table:table-cell table:style-name="ce77" office:value-type="float" office:value="1.4">
            <text:p>1,4</text:p>
          </table:table-cell>
          <table:table-cell table:style-name="ce77" office:value-type="float" office:value="1.2">
            <text:p>1,2</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1]);ISBLANK([.AN34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41]);&quot;&quot;;&quot;X&quot;)" office:value-type="string" office:string-value="X">
            <text:p>X</text:p>
          </table:table-cell>
          <table:table-cell table:style-name="ce114" office:value-type="string">
            <text:p>Dern. vers. stable </text:p>
          </table:table-cell>
          <table:table-cell table:style-name="ce81" table:formula="of:=IF(ISBLANK([.AV341]);&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6</text:p>
          </table:table-cell>
          <table:table-cell table:style-name="ce29" office:value-type="string">
            <text:p>Chiffrement</text:p>
          </table:table-cell>
          <table:table-cell table:style-name="ce41" office:value-type="string">
            <text:p>OpenSSL</text:p>
          </table:table-cell>
          <table:table-cell table:style-name="ce54" office:value-type="string">
            <text:p>Outil de paramétrage de clés RSA, DH et DSA, de création de certificats X.509, CSR et CRL , de calcul des empreintes numériques, de chiffrement et déchiffrement, de test de clients et serveurs SSL/TLS, de gestion de courriel signé par S/MIME ou chiffré. </text:p>
          </table:table-cell>
          <table:table-cell table:style-name="ce61" table:formula="of:=SUM(OR(([.M342]=&quot;X&quot;);([.Q342]=&quot;X&quot;));OR(([.U342]=&quot;X&quot;);([.Y342]=&quot;X&quot;));OR(([.AC342]=&quot;X&quot;);([.AG342]=&quot;X&quot;));OR(([.AK342]=&quot;X&quot;);([.AO342]=&quot;X&quot;));OR(([.AS342]=&quot;X&quot;);([.AW342]=&quot;X&quot;));OR(([.BA342]=&quot;X&quot;);([.BE342]=&quot;X&quot;));OR(([.BI342]=&quot;X&quot;);([.BM342]=&quot;X&quot;));OR(([.BQ342]=&quot;X&quot;);([.BU342]=&quot;X&quot;)))" office:value-type="float" office:value="6">
            <text:p>6</text:p>
          </table:table-cell>
          <table:table-cell table:style-name="ce65" table:content-validation-name="val2"/>
          <table:table-cell table:style-name="ce77" office:value-type="string">
            <text:p>X</text:p>
          </table:table-cell>
          <table:table-cell table:style-name="ce77" office:value-type="string">
            <text:p>1,0</text:p>
          </table:table-cell>
          <table:table-cell table:style-name="ce77" office:value-type="string">
            <text:p>0,9,8</text:p>
          </table:table-cell>
          <table:table-cell table:style-name="ce77" office:value-type="string">
            <text:p>0,9,7</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42]);ISBLANK([.AN342]));&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42]);&quot;&quot;;&quot;X&quot;)" office:value-type="string" office:string-value="X">
            <text:p>X</text:p>
          </table:table-cell>
          <table:table-cell table:style-name="ce114" office:value-type="string">
            <text:p>Dern. vers. stable </text:p>
          </table:table-cell>
          <table:table-cell table:style-name="ce81" table:formula="of:=IF(ISBLANK([.AV342]);&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7</text:p>
          </table:table-cell>
          <table:table-cell table:style-name="ce29"/>
          <table:table-cell table:style-name="ce41" office:value-type="string">
            <text:p>SSHD</text:p>
          </table:table-cell>
          <table:table-cell table:style-name="ce51" office:value-type="string">
            <text:p>voir SSH</text:p>
          </table:table-cell>
          <table:table-cell table:style-name="ce61" table:formula="of:=SUM(OR(([.M343]=&quot;X&quot;);([.Q343]=&quot;X&quot;));OR(([.U343]=&quot;X&quot;);([.Y343]=&quot;X&quot;));OR(([.AC343]=&quot;X&quot;);([.AG343]=&quot;X&quot;));OR(([.AK343]=&quot;X&quot;);([.AO343]=&quot;X&quot;));OR(([.AS343]=&quot;X&quot;);([.AW343]=&quot;X&quot;));OR(([.BA343]=&quot;X&quot;);([.BE343]=&quot;X&quot;));OR(([.BI343]=&quot;X&quot;);([.BM343]=&quot;X&quot;));OR(([.BQ343]=&quot;X&quot;);([.BU343]=&quot;X&quot;)))" office:value-type="float" office:value="6">
            <text:p>6</text:p>
          </table:table-cell>
          <table:table-cell table:style-name="ce65"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43]);ISBLANK([.AN343]));&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43]);&quot;&quot;;&quot;X&quot;)" office:value-type="string" office:string-value="X">
            <text:p>X</text:p>
          </table:table-cell>
          <table:table-cell table:style-name="ce114" office:value-type="string">
            <text:p>Dern. vers. stable </text:p>
          </table:table-cell>
          <table:table-cell table:style-name="ce81" table:formula="of:=IF(ISBLANK([.AV343]);&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5" office:value-type="string">
            <text:p><text:s/>7-8</text:p>
          </table:table-cell>
          <table:table-cell table:style-name="ce30"/>
          <table:table-cell table:style-name="ce42" office:value-type="string">
            <text:p>SshFS ( FUSE)</text:p>
          </table:table-cell>
          <table:table-cell table:style-name="ce54" office:value-type="string">
            <text:p>système de fichier reposant sur SSH </text:p>
          </table:table-cell>
          <table:table-cell table:style-name="ce61" table:formula="of:=SUM(OR(([.M344]=&quot;X&quot;);([.Q344]=&quot;X&quot;));OR(([.U344]=&quot;X&quot;);([.Y344]=&quot;X&quot;));OR(([.AC344]=&quot;X&quot;);([.AG344]=&quot;X&quot;));OR(([.AK344]=&quot;X&quot;);([.AO344]=&quot;X&quot;));OR(([.AS344]=&quot;X&quot;);([.AW344]=&quot;X&quot;));OR(([.BA344]=&quot;X&quot;);([.BE344]=&quot;X&quot;));OR(([.BI344]=&quot;X&quot;);([.BM344]=&quot;X&quot;));OR(([.BQ344]=&quot;X&quot;);([.BU344]=&quot;X&quot;)))" office:value-type="float" office:value="0">
            <text:p>0</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4]);ISBLANK([.AN34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44]);&quot;&quot;;&quot;X&quot;)">
            <text:p/>
          </table:table-cell>
          <table:table-cell table:style-name="ce114"/>
          <table:table-cell table:style-name="ce81" table:formula="of:=IF(ISBLANK([.AV34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9</text:p>
          </table:table-cell>
          <table:table-cell table:style-name="ce29"/>
          <table:table-cell table:style-name="ce41" office:value-type="string">
            <text:p>Freeswan OpenSwan</text:p>
          </table:table-cell>
          <table:table-cell table:style-name="ce54" office:value-type="string">
            <text:p>outil VPN </text:p>
          </table:table-cell>
          <table:table-cell table:style-name="ce61" table:formula="of:=SUM(OR(([.M345]=&quot;X&quot;);([.Q345]=&quot;X&quot;));OR(([.U345]=&quot;X&quot;);([.Y345]=&quot;X&quot;));OR(([.AC345]=&quot;X&quot;);([.AG345]=&quot;X&quot;));OR(([.AK345]=&quot;X&quot;);([.AO345]=&quot;X&quot;));OR(([.AS345]=&quot;X&quot;);([.AW345]=&quot;X&quot;));OR(([.BA345]=&quot;X&quot;);([.BE345]=&quot;X&quot;));OR(([.BI345]=&quot;X&quot;);([.BM345]=&quot;X&quot;));OR(([.BQ345]=&quot;X&quot;);([.BU345]=&quot;X&quot;)))" office:value-type="float" office:value="1">
            <text:p>1</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5]);ISBLANK([.AN34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45]);&quot;&quot;;&quot;X&quot;)" office:value-type="string" office:string-value="X">
            <text:p>X</text:p>
          </table:table-cell>
          <table:table-cell table:style-name="ce114" office:value-type="string">
            <text:p>Dern. vers. stable </text:p>
          </table:table-cell>
          <table:table-cell table:style-name="ce81" table:formula="of:=IF(ISBLANK([.AV345]);&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0</text:p>
          </table:table-cell>
          <table:table-cell table:style-name="ce29" office:value-type="string">
            <text:p>Filtrage réseau</text:p>
          </table:table-cell>
          <table:table-cell table:style-name="ce41" office:value-type="string">
            <text:p>Netfilter</text:p>
          </table:table-cell>
          <table:table-cell table:style-name="ce54" office:value-type="string">
            <text:p>filtrage des paquets réseaux </text:p>
          </table:table-cell>
          <table:table-cell table:style-name="ce61" table:formula="of:=SUM(OR(([.M346]=&quot;X&quot;);([.Q346]=&quot;X&quot;));OR(([.U346]=&quot;X&quot;);([.Y346]=&quot;X&quot;));OR(([.AC346]=&quot;X&quot;);([.AG346]=&quot;X&quot;));OR(([.AK346]=&quot;X&quot;);([.AO346]=&quot;X&quot;));OR(([.AS346]=&quot;X&quot;);([.AW346]=&quot;X&quot;));OR(([.BA346]=&quot;X&quot;);([.BE346]=&quot;X&quot;));OR(([.BI346]=&quot;X&quot;);([.BM346]=&quot;X&quot;));OR(([.BQ346]=&quot;X&quot;);([.BU346]=&quot;X&quot;)))" office:value-type="float" office:value="3">
            <text:p>3</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6]);ISBLANK([.AN346]));&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46]);&quot;&quot;;&quot;X&quot;)" office:value-type="string" office:string-value="X">
            <text:p>X</text:p>
          </table:table-cell>
          <table:table-cell table:style-name="ce114" office:value-type="string">
            <text:p>Dern. vers. stable </text:p>
          </table:table-cell>
          <table:table-cell table:style-name="ce81" table:formula="of:=IF(ISBLANK([.AV34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1</text:p>
          </table:table-cell>
          <table:table-cell table:style-name="ce29" office:value-type="string">
            <text:p>Filtrage de contenu</text:p>
          </table:table-cell>
          <table:table-cell table:style-name="ce41" office:value-type="string">
            <text:p>Dansguardian</text:p>
          </table:table-cell>
          <table:table-cell table:style-name="ce54" office:value-type="string">
            <text:p>greffon de squid </text:p>
          </table:table-cell>
          <table:table-cell table:style-name="ce61" table:formula="of:=SUM(OR(([.M347]=&quot;X&quot;);([.Q347]=&quot;X&quot;));OR(([.U347]=&quot;X&quot;);([.Y347]=&quot;X&quot;));OR(([.AC347]=&quot;X&quot;);([.AG347]=&quot;X&quot;));OR(([.AK347]=&quot;X&quot;);([.AO347]=&quot;X&quot;));OR(([.AS347]=&quot;X&quot;);([.AW347]=&quot;X&quot;));OR(([.BA347]=&quot;X&quot;);([.BE347]=&quot;X&quot;));OR(([.BI347]=&quot;X&quot;);([.BM347]=&quot;X&quot;));OR(([.BQ347]=&quot;X&quot;);([.BU347]=&quot;X&quot;)))" office:value-type="float" office:value="1">
            <text:p>1</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7]);ISBLANK([.AN347]));&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47]);&quot;&quot;;&quot;X&quot;)" office:value-type="string" office:string-value="X">
            <text:p>X</text:p>
          </table:table-cell>
          <table:table-cell table:style-name="ce114" office:value-type="string">
            <text:p>Dern. vers. stable </text:p>
          </table:table-cell>
          <table:table-cell table:style-name="ce81" table:formula="of:=IF(ISBLANK([.AV34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2</text:p>
          </table:table-cell>
          <table:table-cell table:style-name="ce29"/>
          <table:table-cell table:style-name="ce41" office:value-type="string">
            <text:p>Pfsync</text:p>
          </table:table-cell>
          <table:table-cell table:style-name="ce54" office:value-type="string">
            <text:p>protocole informatique utilisé pour synchroniser plusieurs machines exécutants le pare-feu logiciel Packet Filter </text:p>
          </table:table-cell>
          <table:table-cell table:style-name="ce61" table:formula="of:=SUM(OR(([.M348]=&quot;X&quot;);([.Q348]=&quot;X&quot;));OR(([.U348]=&quot;X&quot;);([.Y348]=&quot;X&quot;));OR(([.AC348]=&quot;X&quot;);([.AG348]=&quot;X&quot;));OR(([.AK348]=&quot;X&quot;);([.AO348]=&quot;X&quot;));OR(([.AS348]=&quot;X&quot;);([.AW348]=&quot;X&quot;));OR(([.BA348]=&quot;X&quot;);([.BE348]=&quot;X&quot;));OR(([.BI348]=&quot;X&quot;);([.BM348]=&quot;X&quot;));OR(([.BQ348]=&quot;X&quot;);([.BU348]=&quot;X&quot;)))" office:value-type="float" office:value="1">
            <text:p>1</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48]);ISBLANK([.AN34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48]);&quot;&quot;;&quot;X&quot;)" office:value-type="string" office:string-value="X">
            <text:p>X</text:p>
          </table:table-cell>
          <table:table-cell table:style-name="ce114" office:value-type="string">
            <text:p>Dern. vers. stable </text:p>
          </table:table-cell>
          <table:table-cell table:style-name="ce81" table:formula="of:=IF(ISBLANK([.AV34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3</text:p>
          </table:table-cell>
          <table:table-cell table:style-name="ce29" office:value-type="string">
            <text:p>Anti-virus</text:p>
          </table:table-cell>
          <table:table-cell table:style-name="ce41" office:value-type="string">
            <text:p>ClamAV</text:p>
          </table:table-cell>
          <table:table-cell table:style-name="ce54" office:value-type="string">
            <text:p>boîte à outils anti-virus pour Unix. </text:p>
          </table:table-cell>
          <table:table-cell table:style-name="ce61" table:formula="of:=SUM(OR(([.M349]=&quot;X&quot;);([.Q349]=&quot;X&quot;));OR(([.U349]=&quot;X&quot;);([.Y349]=&quot;X&quot;));OR(([.AC349]=&quot;X&quot;);([.AG349]=&quot;X&quot;));OR(([.AK349]=&quot;X&quot;);([.AO349]=&quot;X&quot;));OR(([.AS349]=&quot;X&quot;);([.AW349]=&quot;X&quot;));OR(([.BA349]=&quot;X&quot;);([.BE349]=&quot;X&quot;));OR(([.BI349]=&quot;X&quot;);([.BM349]=&quot;X&quot;));OR(([.BQ349]=&quot;X&quot;);([.BU349]=&quot;X&quot;)))" office:value-type="float" office:value="5">
            <text:p>5</text:p>
          </table:table-cell>
          <table:table-cell table:style-name="ce65" table:content-validation-name="val2"/>
          <table:table-cell table:style-name="ce77" office:value-type="string">
            <text:p>X</text:p>
          </table:table-cell>
          <table:table-cell table:style-name="ce77" office:value-type="float" office:value="0.97">
            <text:p>0,97</text:p>
          </table:table-cell>
          <table:table-cell table:style-name="ce77" office:value-type="float" office:value="0.95">
            <text:p>0,95</text:p>
          </table:table-cell>
          <table:table-cell table:style-name="ce77" office:value-type="float" office:value="0.94">
            <text:p>0,94</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49]);ISBLANK([.AN349]));&quot;&quot;;&quot;X&quot;)" office:value-type="string" office:string-value="X">
            <text:p>X</text:p>
          </table:table-cell>
          <table:table-cell table:style-name="ce110" office:value-type="string">
            <text:p>0.97.3</text:p>
          </table:table-cell>
          <table:table-cell table:style-name="ce89" office:value-type="string">
            <text:p>X</text:p>
          </table:table-cell>
          <table:table-cell table:style-name="ce110" office:value-type="string">
            <text:p>La plus récente</text:p>
          </table:table-cell>
          <table:table-cell table:style-name="ce86"/>
          <table:table-cell table:style-name="ce86" table:number-columns-repeated="3"/>
          <table:table-cell table:style-name="ce81" table:formula="of:=IF(ISBLANK([.AT349]);&quot;&quot;;&quot;X&quot;)">
            <text:p/>
          </table:table-cell>
          <table:table-cell table:style-name="ce114"/>
          <table:table-cell table:style-name="ce81" table:formula="of:=IF(ISBLANK([.AV349]);&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4</text:p>
          </table:table-cell>
          <table:table-cell table:style-name="ce29" office:value-type="string">
            <text:p>Client de chiffrement</text:p>
          </table:table-cell>
          <table:table-cell table:style-name="ce41" office:value-type="string">
            <text:p>Truecrypt</text:p>
          </table:table-cell>
          <table:table-cell table:style-name="ce54" office:value-type="string">
            <text:p>chiffrement à la volée des disques durs </text:p>
          </table:table-cell>
          <table:table-cell table:style-name="ce61" table:formula="of:=SUM(OR(([.M350]=&quot;X&quot;);([.Q350]=&quot;X&quot;));OR(([.U350]=&quot;X&quot;);([.Y350]=&quot;X&quot;));OR(([.AC350]=&quot;X&quot;);([.AG350]=&quot;X&quot;));OR(([.AK350]=&quot;X&quot;);([.AO350]=&quot;X&quot;));OR(([.AS350]=&quot;X&quot;);([.AW350]=&quot;X&quot;));OR(([.BA350]=&quot;X&quot;);([.BE350]=&quot;X&quot;));OR(([.BI350]=&quot;X&quot;);([.BM350]=&quot;X&quot;));OR(([.BQ350]=&quot;X&quot;);([.BU350]=&quot;X&quot;)))" office:value-type="float" office:value="3">
            <text:p>3</text:p>
          </table:table-cell>
          <table:table-cell table:style-name="ce65" table:content-validation-name="val2"/>
          <table:table-cell table:style-name="ce77" office:value-type="string">
            <text:p>X</text:p>
          </table:table-cell>
          <table:table-cell table:style-name="ce77"/>
          <table:table-cell table:style-name="ce77" office:value-type="float" office:value="7.1">
            <text:p>7,1</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50]);ISBLANK([.AN350]));&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50]);&quot;&quot;;&quot;X&quot;)" office:value-type="string" office:string-value="X">
            <text:p>X</text:p>
          </table:table-cell>
          <table:table-cell table:style-name="ce114" office:value-type="string">
            <text:p>Dern. vers. stable </text:p>
          </table:table-cell>
          <table:table-cell table:style-name="ce81" table:formula="of:=IF(ISBLANK([.AV350]);&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5" office:value-type="string">
            <text:p><text:s/>7-15</text:p>
          </table:table-cell>
          <table:table-cell table:style-name="ce30" office:value-type="string">
            <text:p>Autres</text:p>
          </table:table-cell>
          <table:table-cell table:style-name="ce42" office:value-type="string">
            <text:p>EJBCA</text:p>
          </table:table-cell>
          <table:table-cell table:style-name="ce54" office:value-type="string">
            <text:p>PKI professionnelle </text:p>
          </table:table-cell>
          <table:table-cell table:style-name="ce61" table:formula="of:=SUM(OR(([.M351]=&quot;X&quot;);([.Q351]=&quot;X&quot;));OR(([.U351]=&quot;X&quot;);([.Y351]=&quot;X&quot;));OR(([.AC351]=&quot;X&quot;);([.AG351]=&quot;X&quot;));OR(([.AK351]=&quot;X&quot;);([.AO351]=&quot;X&quot;));OR(([.AS351]=&quot;X&quot;);([.AW351]=&quot;X&quot;));OR(([.BA351]=&quot;X&quot;);([.BE351]=&quot;X&quot;));OR(([.BI351]=&quot;X&quot;);([.BM351]=&quot;X&quot;));OR(([.BQ351]=&quot;X&quot;);([.BU351]=&quot;X&quot;)))" office:value-type="float" office:value="1">
            <text:p>1</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51]);ISBLANK([.AN351]));&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51]);&quot;&quot;;&quot;X&quot;)">
            <text:p/>
          </table:table-cell>
          <table:table-cell table:style-name="ce114"/>
          <table:table-cell table:style-name="ce81" table:formula="of:=IF(ISBLANK([.AV351]);&quot;&quot;;&quot;X&quot;)">
            <text:p/>
          </table:table-cell>
          <table:table-cell table:style-name="ce114"/>
          <table:table-cell table:style-name="ce86"/>
          <table:table-cell table:style-name="ce86" table:number-columns-repeated="3"/>
          <table:table-cell table:style-name="ce89" office:value-type="string">
            <text:p>X</text:p>
          </table:table-cell>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5" office:value-type="string">
            <text:p><text:s/>7-16</text:p>
          </table:table-cell>
          <table:table-cell table:style-name="ce30"/>
          <table:table-cell table:style-name="ce42" office:value-type="string">
            <text:p>PfSense</text:p>
          </table:table-cell>
          <table:table-cell table:style-name="ce54" office:value-type="string">
            <text:p>distribution FreeBSD adaptée </text:p>
          </table:table-cell>
          <table:table-cell table:style-name="ce61" table:formula="of:=SUM(OR(([.M352]=&quot;X&quot;);([.Q352]=&quot;X&quot;));OR(([.U352]=&quot;X&quot;);([.Y352]=&quot;X&quot;));OR(([.AC352]=&quot;X&quot;);([.AG352]=&quot;X&quot;));OR(([.AK352]=&quot;X&quot;);([.AO352]=&quot;X&quot;));OR(([.AS352]=&quot;X&quot;);([.AW352]=&quot;X&quot;));OR(([.BA352]=&quot;X&quot;);([.BE352]=&quot;X&quot;));OR(([.BI352]=&quot;X&quot;);([.BM352]=&quot;X&quot;));OR(([.BQ352]=&quot;X&quot;);([.BU352]=&quot;X&quot;)))" office:value-type="float" office:value="0">
            <text:p>0</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52]);ISBLANK([.AN352]));&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52]);&quot;&quot;;&quot;X&quot;)">
            <text:p/>
          </table:table-cell>
          <table:table-cell table:style-name="ce114"/>
          <table:table-cell table:style-name="ce81" table:formula="of:=IF(ISBLANK([.AV352]);&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7</text:p>
          </table:table-cell>
          <table:table-cell table:style-name="ce29"/>
          <table:table-cell table:style-name="ce41" office:value-type="string">
            <text:p>iptables</text:p>
          </table:table-cell>
          <table:table-cell table:style-name="ce54" office:value-type="string">
            <text:p>utilitaire de filtrage des paquets réseau </text:p>
          </table:table-cell>
          <table:table-cell table:style-name="ce61" table:formula="of:=SUM(OR(([.M353]=&quot;X&quot;);([.Q353]=&quot;X&quot;));OR(([.U353]=&quot;X&quot;);([.Y353]=&quot;X&quot;));OR(([.AC353]=&quot;X&quot;);([.AG353]=&quot;X&quot;));OR(([.AK353]=&quot;X&quot;);([.AO353]=&quot;X&quot;));OR(([.AS353]=&quot;X&quot;);([.AW353]=&quot;X&quot;));OR(([.BA353]=&quot;X&quot;);([.BE353]=&quot;X&quot;));OR(([.BI353]=&quot;X&quot;);([.BM353]=&quot;X&quot;));OR(([.BQ353]=&quot;X&quot;);([.BU353]=&quot;X&quot;)))" office:value-type="float" office:value="5">
            <text:p>5</text:p>
          </table:table-cell>
          <table:table-cell table:style-name="ce65" table:content-validation-name="val2"/>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53]);ISBLANK([.AN353]));&quot;&quot;;&quot;X&quot;)" office:value-type="string" office:string-value="X">
            <text:p>X</text:p>
          </table:table-cell>
          <table:table-cell table:style-name="ce89"/>
          <table:table-cell table:style-name="ce89" office:value-type="string">
            <text:p>X</text:p>
          </table:table-cell>
          <table:table-cell table:style-name="ce89" office:value-type="string">
            <text:p>Paquet debian squeeze</text:p>
          </table:table-cell>
          <table:table-cell table:style-name="ce86"/>
          <table:table-cell table:style-name="ce86" table:number-columns-repeated="3"/>
          <table:table-cell table:style-name="ce81" table:formula="of:=IF(ISBLANK([.AT353]);&quot;&quot;;&quot;X&quot;)" office:value-type="string" office:string-value="X">
            <text:p>X</text:p>
          </table:table-cell>
          <table:table-cell table:style-name="ce114" office:value-type="string">
            <text:p>Dern. vers. stable </text:p>
          </table:table-cell>
          <table:table-cell table:style-name="ce81" table:formula="of:=IF(ISBLANK([.AV353]);&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content-validation-name="val2"/>
          <table:table-cell office:value-type="string">
            <text:p>X</text:p>
          </table:table-cell>
          <table:table-cell table:style-name="ce24" office:value-type="string">
            <text:p><text:s/>7-18</text:p>
          </table:table-cell>
          <table:table-cell table:style-name="ce29"/>
          <table:table-cell table:style-name="ce41" office:value-type="string">
            <text:p>packet filter</text:p>
          </table:table-cell>
          <table:table-cell table:style-name="ce54" office:value-type="string">
            <text:p>système utilisé par OpenBSD pour filtrer le trafic TCP/IP et effectuer des opérations de Traduction d'Adresses IP ("NAT") </text:p>
          </table:table-cell>
          <table:table-cell table:style-name="ce61" table:formula="of:=SUM(OR(([.M354]=&quot;X&quot;);([.Q354]=&quot;X&quot;));OR(([.U354]=&quot;X&quot;);([.Y354]=&quot;X&quot;));OR(([.AC354]=&quot;X&quot;);([.AG354]=&quot;X&quot;));OR(([.AK354]=&quot;X&quot;);([.AO354]=&quot;X&quot;));OR(([.AS354]=&quot;X&quot;);([.AW354]=&quot;X&quot;));OR(([.BA354]=&quot;X&quot;);([.BE354]=&quot;X&quot;));OR(([.BI354]=&quot;X&quot;);([.BM354]=&quot;X&quot;));OR(([.BQ354]=&quot;X&quot;);([.BU354]=&quot;X&quot;)))" office:value-type="float" office:value="1">
            <text:p>1</text:p>
          </table:table-cell>
          <table:table-cell table:style-name="ce65" table:content-validation-name="val2"/>
          <table:table-cell table:style-name="ce77" table:number-columns-repeated="4"/>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54]);ISBLANK([.AN354]));&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54]);&quot;&quot;;&quot;X&quot;)" office:value-type="string" office:string-value="X">
            <text:p>X</text:p>
          </table:table-cell>
          <table:table-cell table:style-name="ce114" office:value-type="string">
            <text:p>Dern. vers. stable </text:p>
          </table:table-cell>
          <table:table-cell table:style-name="ce81" table:formula="of:=IF(ISBLANK([.AV354]);&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7-19</text:p>
          </table:table-cell>
          <table:table-cell table:style-name="ce29" office:value-type="string">
            <text:p>Audit et diagnostic</text:p>
          </table:table-cell>
          <table:table-cell table:style-name="ce44" office:value-type="string">
            <text:p>free Radius</text:p>
          </table:table-cell>
          <table:table-cell table:style-name="ce54" office:value-type="string">
            <text:p>serveur RADIUS libre </text:p>
          </table:table-cell>
          <table:table-cell table:style-name="ce61" table:formula="of:=SUM(OR(([.M355]=&quot;X&quot;);([.Q355]=&quot;X&quot;));OR(([.U355]=&quot;X&quot;);([.Y355]=&quot;X&quot;));OR(([.AC355]=&quot;X&quot;);([.AG355]=&quot;X&quot;));OR(([.AK355]=&quot;X&quot;);([.AO355]=&quot;X&quot;));OR(([.AS355]=&quot;X&quot;);([.AW355]=&quot;X&quot;));OR(([.BA355]=&quot;X&quot;);([.BE355]=&quot;X&quot;));OR(([.BI355]=&quot;X&quot;);([.BM355]=&quot;X&quot;));OR(([.BQ355]=&quot;X&quot;);([.BU355]=&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2.1">
            <text:p>2,1</text:p>
          </table:table-cell>
          <table:table-cell table:style-name="ce77" office:value-type="float" office:value="1.1">
            <text:p>1,1</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table:table-cell table:style-name="ce81"/>
          <table:table-cell table:style-name="ce105" table:number-columns-repeated="2"/>
          <table:table-cell table:style-name="ce86"/>
          <table:table-cell table:style-name="ce86" table:number-columns-repeated="3"/>
          <table:table-cell table:style-name="ce89" table:formula="of:=IF(AND(ISBLANK([.AL355]);ISBLANK([.AN355]));&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55]);&quot;&quot;;&quot;X&quot;)" office:value-type="string" office:string-value="X">
            <text:p>X</text:p>
          </table:table-cell>
          <table:table-cell table:style-name="ce114" office:value-type="string">
            <text:p>Dern. vers. stable </text:p>
          </table:table-cell>
          <table:table-cell table:style-name="ce81" table:formula="of:=IF(ISBLANK([.AV355]);&quot;&quot;;&quot;X&quot;)">
            <text:p/>
          </table:table-cell>
          <table:table-cell table:style-name="ce114"/>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text:s/>7-20</text:p>
          </table:table-cell>
          <table:table-cell table:style-name="ce34"/>
          <table:table-cell table:style-name="ce45" office:value-type="string">
            <text:p>bouncycastle</text:p>
          </table:table-cell>
          <table:table-cell table:style-name="ce54" office:value-type="string">
            <text:p>chiffrement à la volée des disques durs </text:p>
          </table:table-cell>
          <table:table-cell table:style-name="ce61" table:formula="of:=SUM(OR(([.M356]=&quot;X&quot;);([.Q356]=&quot;X&quot;));OR(([.U356]=&quot;X&quot;);([.Y356]=&quot;X&quot;));OR(([.AC356]=&quot;X&quot;);([.AG356]=&quot;X&quot;));OR(([.AK356]=&quot;X&quot;);([.AO356]=&quot;X&quot;));OR(([.AS356]=&quot;X&quot;);([.AW356]=&quot;X&quot;));OR(([.BA356]=&quot;X&quot;);([.BE356]=&quot;X&quot;));OR(([.BI356]=&quot;X&quot;);([.BM356]=&quot;X&quot;));OR(([.BQ356]=&quot;X&quot;);([.BU356]=&quot;X&quot;)))" office:value-type="float" office:value="0">
            <text:p>0</text:p>
          </table:table-cell>
          <table:table-cell table:style-name="ce65"/>
          <table:table-cell table:style-name="ce77" office:value-type="string">
            <text:p>X</text:p>
          </table:table-cell>
          <table:table-cell table:style-name="ce77" office:value-type="float" office:value="1.45">
            <text:p>1,45</text:p>
          </table:table-cell>
          <table:table-cell table:style-name="ce77" office:value-type="float" office:value="1.41">
            <text:p>1,41</text:p>
          </table:table-cell>
          <table:table-cell table:style-name="ce77" office:value-type="string">
            <text:p>1,3 1,20</text:p>
          </table:table-cell>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56]);ISBLANK([.AN356]));&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56]);&quot;&quot;;&quot;X&quot;)">
            <text:p/>
          </table:table-cell>
          <table:table-cell table:style-name="ce114"/>
          <table:table-cell table:style-name="ce81" table:formula="of:=IF(ISBLANK([.AV356]);&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text:s/>7-21</text:p>
          </table:table-cell>
          <table:table-cell table:style-name="ce34"/>
          <table:table-cell table:style-name="ce45" office:value-type="string">
            <text:p>apache XML security</text:p>
          </table:table-cell>
          <table:table-cell table:style-name="ce54" office:value-type="string">
            <text:p>Librairie java pour la sécurité </text:p>
          </table:table-cell>
          <table:table-cell table:style-name="ce61" table:formula="of:=SUM(OR(([.M357]=&quot;X&quot;);([.Q357]=&quot;X&quot;));OR(([.U357]=&quot;X&quot;);([.Y357]=&quot;X&quot;));OR(([.AC357]=&quot;X&quot;);([.AG357]=&quot;X&quot;));OR(([.AK357]=&quot;X&quot;);([.AO357]=&quot;X&quot;));OR(([.AS357]=&quot;X&quot;);([.AW357]=&quot;X&quot;));OR(([.BA357]=&quot;X&quot;);([.BE357]=&quot;X&quot;));OR(([.BI357]=&quot;X&quot;);([.BM357]=&quot;X&quot;));OR(([.BQ357]=&quot;X&quot;);([.BU357]=&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4">
            <text:p>1,4</text:p>
          </table:table-cell>
          <table:table-cell table:style-name="ce77" office:value-type="float" office:value="1.2">
            <text:p>1,2</text:p>
          </table:table-cell>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57]);ISBLANK([.AN35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57]);&quot;&quot;;&quot;X&quot;)">
            <text:p/>
          </table:table-cell>
          <table:table-cell table:style-name="ce114"/>
          <table:table-cell table:style-name="ce81" table:formula="of:=IF(ISBLANK([.AV35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text:s/>7-22</text:p>
          </table:table-cell>
          <table:table-cell table:style-name="ce34"/>
          <table:table-cell table:style-name="ce45" office:value-type="string">
            <text:p>XML sec</text:p>
          </table:table-cell>
          <table:table-cell table:style-name="ce54" office:value-type="string">
            <text:p>convertir du XML, HTML et CSV à partir de et vers un format orienté ligne plus facilement utilisable par des outils de traitement par tubes classiques d'UNIX, comme grep, sed, awk, cut, des scripts shell...</text:p>
          </table:table-cell>
          <table:table-cell table:style-name="ce61" table:formula="of:=SUM(OR(([.M358]=&quot;X&quot;);([.Q358]=&quot;X&quot;));OR(([.U358]=&quot;X&quot;);([.Y358]=&quot;X&quot;));OR(([.AC358]=&quot;X&quot;);([.AG358]=&quot;X&quot;));OR(([.AK358]=&quot;X&quot;);([.AO358]=&quot;X&quot;));OR(([.AS358]=&quot;X&quot;);([.AW358]=&quot;X&quot;));OR(([.BA358]=&quot;X&quot;);([.BE358]=&quot;X&quot;));OR(([.BI358]=&quot;X&quot;);([.BM358]=&quot;X&quot;));OR(([.BQ358]=&quot;X&quot;);([.BU358]=&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1.2">
            <text:p>1,2</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58]);ISBLANK([.AN35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58]);&quot;&quot;;&quot;X&quot;)">
            <text:p/>
          </table:table-cell>
          <table:table-cell table:style-name="ce114"/>
          <table:table-cell table:style-name="ce81" table:formula="of:=IF(ISBLANK([.AV35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7-23</text:p>
          </table:table-cell>
          <table:table-cell table:style-name="ce32"/>
          <table:table-cell table:style-name="ce44" office:value-type="string">
            <text:p>shorewall</text:p>
          </table:table-cell>
          <table:table-cell table:style-name="ce54" office:value-type="string">
            <text:p>générateur de règles iptables </text:p>
          </table:table-cell>
          <table:table-cell table:style-name="ce61" table:formula="of:=SUM(OR(([.M359]=&quot;X&quot;);([.Q359]=&quot;X&quot;));OR(([.U359]=&quot;X&quot;);([.Y359]=&quot;X&quot;));OR(([.AC359]=&quot;X&quot;);([.AG359]=&quot;X&quot;));OR(([.AK359]=&quot;X&quot;);([.AO359]=&quot;X&quot;));OR(([.AS359]=&quot;X&quot;);([.AW359]=&quot;X&quot;));OR(([.BA359]=&quot;X&quot;);([.BE359]=&quot;X&quot;));OR(([.BI359]=&quot;X&quot;);([.BM359]=&quot;X&quot;));OR(([.BQ359]=&quot;X&quot;);([.BU359]=&quot;X&quot;)))" office:value-type="float" office:value="1">
            <text:p>1</text:p>
          </table:table-cell>
          <table:table-cell table:style-name="ce65"/>
          <table:table-cell table:style-name="ce77" office:value-type="string">
            <text:p>X</text:p>
          </table:table-cell>
          <table:table-cell table:style-name="ce77" office:value-type="string">
            <text:p>4,0</text:p>
          </table:table-cell>
          <table:table-cell table:style-name="ce77" office:value-type="float" office:value="3.4">
            <text:p>3,4</text:p>
          </table:table-cell>
          <table:table-cell table:style-name="ce77" office:value-type="float" office:value="3.2">
            <text:p>3,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59]);ISBLANK([.AN359]));&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59]);&quot;&quot;;&quot;X&quot;)">
            <text:p/>
          </table:table-cell>
          <table:table-cell table:style-name="ce114"/>
          <table:table-cell table:style-name="ce81" table:formula="of:=IF(ISBLANK([.AV359]);&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text:s/>7-24</text:p>
          </table:table-cell>
          <table:table-cell table:style-name="ce34"/>
          <table:table-cell table:style-name="ce45" office:value-type="string">
            <text:p>barnyard (barnyard2)</text:p>
          </table:table-cell>
          <table:table-cell table:style-name="ce54" office:value-type="string">
            <text:p>lire les logs unifiés générés par suricata et Snort </text:p>
          </table:table-cell>
          <table:table-cell table:style-name="ce61" table:formula="of:=SUM(OR(([.M360]=&quot;X&quot;);([.Q360]=&quot;X&quot;));OR(([.U360]=&quot;X&quot;);([.Y360]=&quot;X&quot;));OR(([.AC360]=&quot;X&quot;);([.AG360]=&quot;X&quot;));OR(([.AK360]=&quot;X&quot;);([.AO360]=&quot;X&quot;));OR(([.AS360]=&quot;X&quot;);([.AW360]=&quot;X&quot;));OR(([.BA360]=&quot;X&quot;);([.BE360]=&quot;X&quot;));OR(([.BI360]=&quot;X&quot;);([.BM360]=&quot;X&quot;));OR(([.BQ360]=&quot;X&quot;);([.BU360]=&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0.2">
            <text:p>0,2</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60]);ISBLANK([.AN360]));&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60]);&quot;&quot;;&quot;X&quot;)">
            <text:p/>
          </table:table-cell>
          <table:table-cell table:style-name="ce114"/>
          <table:table-cell table:style-name="ce81" table:formula="of:=IF(ISBLANK([.AV360]);&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7-25</text:p>
          </table:table-cell>
          <table:table-cell table:style-name="ce32"/>
          <table:table-cell table:style-name="ce44" office:value-type="string">
            <text:p>winpt</text:p>
          </table:table-cell>
          <table:table-cell table:style-name="ce54" office:value-type="string">
            <text:p>interface graphique pour le logiciel de chiffrement GnuPG</text:p>
          </table:table-cell>
          <table:table-cell table:style-name="ce61" table:formula="of:=SUM(OR(([.M361]=&quot;X&quot;);([.Q361]=&quot;X&quot;));OR(([.U361]=&quot;X&quot;);([.Y361]=&quot;X&quot;));OR(([.AC361]=&quot;X&quot;);([.AG361]=&quot;X&quot;));OR(([.AK361]=&quot;X&quot;);([.AO361]=&quot;X&quot;));OR(([.AS361]=&quot;X&quot;);([.AW361]=&quot;X&quot;));OR(([.BA361]=&quot;X&quot;);([.BE361]=&quot;X&quot;));OR(([.BI361]=&quot;X&quot;);([.BM361]=&quot;X&quot;));OR(([.BQ361]=&quot;X&quot;);([.BU361]=&quot;X&quot;)))" office:value-type="float" office:value="1">
            <text:p>1</text:p>
          </table:table-cell>
          <table:table-cell table:style-name="ce65"/>
          <table:table-cell table:style-name="ce77" office:value-type="string">
            <text:p>X</text:p>
          </table:table-cell>
          <table:table-cell table:style-name="ce77"/>
          <table:table-cell table:style-name="ce77" office:value-type="float" office:value="1.4">
            <text:p>1,4</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61]);ISBLANK([.AN361]));&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61]);&quot;&quot;;&quot;X&quot;)" office:value-type="string" office:string-value="X">
            <text:p>X</text:p>
          </table:table-cell>
          <table:table-cell table:style-name="ce114" office:value-type="string">
            <text:p>Dern. vers. stable </text:p>
          </table:table-cell>
          <table:table-cell table:style-name="ce81" table:formula="of:=IF(ISBLANK([.AV361]);&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xxxx</text:p>
          </table:table-cell>
          <table:table-cell table:style-name="ce34"/>
          <table:table-cell table:style-name="ce45" office:value-type="string">
            <text:p>Base</text:p>
          </table:table-cell>
          <table:table-cell table:style-name="ce51"/>
          <table:table-cell table:style-name="ce61" table:formula="of:=SUM(OR(([.M362]=&quot;X&quot;);([.Q362]=&quot;X&quot;));OR(([.U362]=&quot;X&quot;);([.Y362]=&quot;X&quot;));OR(([.AC362]=&quot;X&quot;);([.AG362]=&quot;X&quot;));OR(([.AK362]=&quot;X&quot;);([.AO362]=&quot;X&quot;));OR(([.AS362]=&quot;X&quot;);([.AW362]=&quot;X&quot;));OR(([.BA362]=&quot;X&quot;);([.BE362]=&quot;X&quot;));OR(([.BI362]=&quot;X&quot;);([.BM362]=&quot;X&quot;));OR(([.BQ362]=&quot;X&quot;);([.BU362]=&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1.4">
            <text:p>1,4</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362]);ISBLANK([.AN362]));&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362]);&quot;&quot;;&quot;X&quot;)">
            <text:p/>
          </table:table-cell>
          <table:table-cell table:style-name="ce114"/>
          <table:table-cell table:style-name="ce81" table:formula="of:=IF(ISBLANK([.AV362]);&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xxxx</text:p>
          </table:table-cell>
          <table:table-cell table:style-name="ce34"/>
          <table:table-cell table:style-name="ce45" office:value-type="string">
            <text:p>GnuGP</text:p>
          </table:table-cell>
          <table:table-cell table:style-name="ce51"/>
          <table:table-cell table:style-name="ce61" table:formula="of:=SUM(OR(([.M363]=&quot;X&quot;);([.Q363]=&quot;X&quot;));OR(([.U363]=&quot;X&quot;);([.Y363]=&quot;X&quot;));OR(([.AC363]=&quot;X&quot;);([.AG363]=&quot;X&quot;));OR(([.AK363]=&quot;X&quot;);([.AO363]=&quot;X&quot;));OR(([.AS363]=&quot;X&quot;);([.AW363]=&quot;X&quot;));OR(([.BA363]=&quot;X&quot;);([.BE363]=&quot;X&quot;));OR(([.BI363]=&quot;X&quot;);([.BM363]=&quot;X&quot;));OR(([.BQ363]=&quot;X&quot;);([.BU363]=&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1.4">
            <text:p>1,4</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363]);ISBLANK([.AN363]));&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363]);&quot;&quot;;&quot;X&quot;)">
            <text:p/>
          </table:table-cell>
          <table:table-cell table:style-name="ce114"/>
          <table:table-cell table:style-name="ce81" table:formula="of:=IF(ISBLANK([.AV363]);&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5" office:value-type="string">
            <text:p>xxxx</text:p>
          </table:table-cell>
          <table:table-cell table:style-name="ce34"/>
          <table:table-cell table:style-name="ce45" office:value-type="string">
            <text:p>HAVP</text:p>
          </table:table-cell>
          <table:table-cell table:style-name="ce51"/>
          <table:table-cell table:style-name="ce61" table:formula="of:=SUM(OR(([.M364]=&quot;X&quot;);([.Q364]=&quot;X&quot;));OR(([.U364]=&quot;X&quot;);([.Y364]=&quot;X&quot;));OR(([.AC364]=&quot;X&quot;);([.AG364]=&quot;X&quot;));OR(([.AK364]=&quot;X&quot;);([.AO364]=&quot;X&quot;));OR(([.AS364]=&quot;X&quot;);([.AW364]=&quot;X&quot;));OR(([.BA364]=&quot;X&quot;);([.BE364]=&quot;X&quot;));OR(([.BI364]=&quot;X&quot;);([.BM364]=&quot;X&quot;));OR(([.BQ364]=&quot;X&quot;);([.BU364]=&quot;X&quot;)))" office:value-type="float" office:value="0">
            <text:p>0</text:p>
          </table:table-cell>
          <table:table-cell table:style-name="ce65"/>
          <table:table-cell table:style-name="ce77" office:value-type="string">
            <text:p>X</text:p>
          </table:table-cell>
          <table:table-cell table:style-name="ce77"/>
          <table:table-cell table:style-name="ce77" office:value-type="string">
            <text:p>0,92a</text:p>
          </table:table-cell>
          <table:table-cell table:style-name="ce77"/>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101"/>
          <table:table-cell table:style-name="ce105" table:number-columns-repeated="2"/>
          <table:table-cell table:style-name="ce87"/>
          <table:table-cell table:style-name="ce87" table:number-columns-repeated="3"/>
          <table:table-cell table:style-name="ce89" table:formula="of:=IF(AND(ISBLANK([.AL364]);ISBLANK([.AN364]));&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364]);&quot;&quot;;&quot;X&quot;)">
            <text:p/>
          </table:table-cell>
          <table:table-cell table:style-name="ce114"/>
          <table:table-cell table:style-name="ce81" table:formula="of:=IF(ISBLANK([.AV364]);&quot;&quot;;&quot;X&quot;)">
            <text:p/>
          </table:table-cell>
          <table:table-cell table:style-name="ce114"/>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4">
          <table:table-cell table:style-name="ce18" office:value-type="string" table:number-columns-spanned="1" table:number-rows-spanned="25">
            <text:p>Domaine 8</text:p>
            <text:p/>
            <text:p>Services d’annuaire et de messagerie</text:p>
            <text:p/>
            <text:p/>
            <text:p/>
            <text:p/>
            <text:p/>
            <text:p/>
            <text:p/>
            <text:p>Domaine 8</text:p>
            <text:p/>
            <text:p>Services d’annuaire et de messagerie</text:p>
          </table:table-cell>
          <table:table-cell office:value-type="string">
            <text:p>X</text:p>
          </table:table-cell>
          <table:table-cell table:style-name="ce24" office:value-type="string">
            <text:p><text:s/>8-1</text:p>
          </table:table-cell>
          <table:table-cell table:style-name="ce29" office:value-type="string">
            <text:p>Service d’annuaire</text:p>
          </table:table-cell>
          <table:table-cell table:style-name="ce41" office:value-type="string">
            <text:p>OpenLDAP </text:p>
          </table:table-cell>
          <table:table-cell table:style-name="ce54" office:value-type="string">
            <text:p>annuaire libre</text:p>
            <text:p>Les fonctionnalités intrinsèques à OpenLDAP sont administrables par des logiciels tels que :</text:p>
            <text:p>LDAPbrowser</text:p>
            <text:p>LDAPManager</text:p>
            <text:p>Jxplorer</text:p>
            <text:p>Spécificités sur les fonctionnalités :</text:p>
            <text:p>° Dans le cadre de l’utilisation de chiffrement ou de certificat, OpenLDAP s’appuie sur Op</text:p>
          </table:table-cell>
          <table:table-cell table:style-name="ce61" table:formula="of:=SUM(OR(([.M366]=&quot;X&quot;);([.Q366]=&quot;X&quot;));OR(([.U366]=&quot;X&quot;);([.Y366]=&quot;X&quot;));OR(([.AC366]=&quot;X&quot;);([.AG366]=&quot;X&quot;));OR(([.AK366]=&quot;X&quot;);([.AO366]=&quot;X&quot;));OR(([.AS366]=&quot;X&quot;);([.AW366]=&quot;X&quot;));OR(([.BA366]=&quot;X&quot;);([.BE366]=&quot;X&quot;));OR(([.BI366]=&quot;X&quot;);([.BM366]=&quot;X&quot;));OR(([.BQ366]=&quot;X&quot;);([.BU366]=&quot;X&quot;)))" office:value-type="float" office:value="7">
            <text:p>7</text:p>
          </table:table-cell>
          <table:table-cell table:style-name="ce70"/>
          <table:table-cell table:style-name="ce77" office:value-type="string">
            <text:p>X</text:p>
          </table:table-cell>
          <table:table-cell table:style-name="ce77" office:value-type="float" office:value="2.4">
            <text:p>2,4</text:p>
          </table:table-cell>
          <table:table-cell table:style-name="ce77" office:value-type="float" office:value="2.3">
            <text:p>2,3</text:p>
          </table:table-cell>
          <table:table-cell table:style-name="ce77" office:value-type="float" office:value="2.2">
            <text:p>2,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89" office:value-type="string">
            <text:p>Oui</text:p>
          </table:table-cell>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66]);ISBLANK([.AN366]));&quot;&quot;;&quot;X&quot;)" office:value-type="string" office:string-value="X">
            <text:p>X</text:p>
          </table:table-cell>
          <table:table-cell table:style-name="ce109" office:value-type="string">
            <text:p>2.4.23</text:p>
          </table:table-cell>
          <table:table-cell table:style-name="ce89" office:value-type="string">
            <text:p>X</text:p>
          </table:table-cell>
          <table:table-cell table:style-name="ce109" office:value-type="string">
            <text:p>2.4.23</text:p>
          </table:table-cell>
          <table:table-cell table:style-name="ce86"/>
          <table:table-cell table:style-name="ce86" table:number-columns-repeated="3"/>
          <table:table-cell table:style-name="ce81" table:formula="of:=IF(ISBLANK([.AT366]);&quot;&quot;;&quot;X&quot;)" office:value-type="string" office:string-value="X">
            <text:p>X</text:p>
          </table:table-cell>
          <table:table-cell table:style-name="ce114" office:value-type="string">
            <text:p>Dern. vers. stable </text:p>
          </table:table-cell>
          <table:table-cell table:style-name="ce81" table:formula="of:=IF(ISBLANK([.AV366]);&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office:value-type="string">
            <text:p>X</text:p>
          </table:table-cell>
          <table:table-cell table:style-name="ce109"/>
          <table:table-cell table:style-name="ce89"/>
          <table:table-cell table:style-name="ce109"/>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109"/>
          <table:table-cell table:style-name="ce89"/>
          <table:table-cell table:style-name="ce109"/>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8-2</text:p>
          </table:table-cell>
          <table:table-cell table:style-name="ce32"/>
          <table:table-cell table:style-name="ce41" office:value-type="string">
            <text:p>Apache Directory</text:p>
          </table:table-cell>
          <table:table-cell table:style-name="ce54" office:value-type="string">
            <text:p><text:span text:style-name="T2">annuaire apache</text:span></text:p>
            <text:p><text:span text:style-name="T3">Services d'annuaire embarqué </text:span><text:span text:style-name="T3">(Java)</text:span></text:p>
          </table:table-cell>
          <table:table-cell table:style-name="ce61" table:formula="of:=SUM(OR(([.M367]=&quot;X&quot;);([.Q367]=&quot;X&quot;));OR(([.U367]=&quot;X&quot;);([.Y367]=&quot;X&quot;));OR(([.AC367]=&quot;X&quot;);([.AG367]=&quot;X&quot;));OR(([.AK367]=&quot;X&quot;);([.AO367]=&quot;X&quot;));OR(([.AS367]=&quot;X&quot;);([.AW367]=&quot;X&quot;));OR(([.BA367]=&quot;X&quot;);([.BE367]=&quot;X&quot;));OR(([.BI367]=&quot;X&quot;);([.BM367]=&quot;X&quot;));OR(([.BQ367]=&quot;X&quot;);([.BU367]=&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office:value-type="string">
            <text:p>X</text:p>
          </table:table-cell>
          <table:table-cell table:style-name="ce91"/>
          <table:table-cell table:style-name="ce89" office:value-type="string">
            <text:p>X</text:p>
          </table:table-cell>
          <table:table-cell table:style-name="ce94" office:value-type="string">
            <text:p>Oui</text:p>
          </table:table-cell>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67]);ISBLANK([.AN36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67]);&quot;&quot;;&quot;X&quot;)">
            <text:p/>
          </table:table-cell>
          <table:table-cell table:style-name="ce114"/>
          <table:table-cell table:style-name="ce81" table:formula="of:=IF(ISBLANK([.AV36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8-3</text:p>
          </table:table-cell>
          <table:table-cell table:style-name="ce29" office:value-type="string">
            <text:p>Service de messagerie</text:p>
          </table:table-cell>
          <table:table-cell table:style-name="ce41" office:value-type="string">
            <text:p>Sendmail </text:p>
          </table:table-cell>
          <table:table-cell table:style-name="ce54" office:value-type="string">
            <text:p><text:span text:style-name="T2">demon SMTP</text:span></text:p>
            <text:p><text:span text:style-name="T3">largement utilisé sur plate-</text:span><text:span text:style-name="T3">forme unix propriétaire</text:span></text:p>
          </table:table-cell>
          <table:table-cell table:style-name="ce61" table:formula="of:=SUM(OR(([.M368]=&quot;X&quot;);([.Q368]=&quot;X&quot;));OR(([.U368]=&quot;X&quot;);([.Y368]=&quot;X&quot;));OR(([.AC368]=&quot;X&quot;);([.AG368]=&quot;X&quot;));OR(([.AK368]=&quot;X&quot;);([.AO368]=&quot;X&quot;));OR(([.AS368]=&quot;X&quot;);([.AW368]=&quot;X&quot;));OR(([.BA368]=&quot;X&quot;);([.BE368]=&quot;X&quot;));OR(([.BI368]=&quot;X&quot;);([.BM368]=&quot;X&quot;));OR(([.BQ368]=&quot;X&quot;);([.BU368]=&quot;X&quot;)))" office:value-type="float" office:value="4">
            <text:p>4</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number-columns-repeated="2"/>
          <table:table-cell table:style-name="ce86"/>
          <table:table-cell table:style-name="ce86" table:number-columns-repeated="3"/>
          <table:table-cell table:style-name="ce81" office:value-type="string">
            <text:p>X</text:p>
          </table:table-cell>
          <table:table-cell table:style-name="ce81"/>
          <table:table-cell table:style-name="ce105" table:number-columns-repeated="2"/>
          <table:table-cell table:style-name="ce86" office:value-type="string">
            <text:p>X</text:p>
          </table:table-cell>
          <table:table-cell table:style-name="ce86" table:number-columns-repeated="3"/>
          <table:table-cell table:style-name="ce89" table:formula="of:=IF(AND(ISBLANK([.AL368]);ISBLANK([.AN368]));&quot;&quot;;&quot;X&quot;)">
            <text:p/>
          </table:table-cell>
          <table:table-cell table:style-name="ce89"/>
          <table:table-cell table:style-name="ce89"/>
          <table:table-cell table:style-name="ce89"/>
          <table:table-cell table:style-name="ce86"/>
          <table:table-cell table:style-name="ce86" table:number-columns-repeated="3"/>
          <table:table-cell table:style-name="ce81" table:formula="of:=IF(ISBLANK([.AT368]);&quot;&quot;;&quot;X&quot;)" office:value-type="string" office:string-value="X">
            <text:p>X</text:p>
          </table:table-cell>
          <table:table-cell table:style-name="ce114" office:value-type="string">
            <text:p>Dern. vers. stable </text:p>
          </table:table-cell>
          <table:table-cell table:style-name="ce81" table:formula="of:=IF(ISBLANK([.AV36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89" table:number-columns-repeated="3"/>
          <table:table-cell table:style-name="ce86"/>
          <table:table-cell table:style-name="ce86" table:number-columns-repeated="3"/>
          <table:table-cell table:style-name="ce115"/>
          <table:table-cell table:style-name="ce114"/>
          <table:table-cell table:style-name="ce81"/>
          <table:table-cell table:style-name="ce127"/>
          <table:table-cell table:style-name="ce86" office:value-type="string">
            <text:p>X</text:p>
          </table:table-cell>
          <table:table-cell table:style-name="ce86" table:number-columns-repeated="3"/>
          <table:table-cell table:style-name="ce89"/>
          <table:table-cell table:style-name="ce89" table:number-columns-repeated="3"/>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8-4</text:p>
          </table:table-cell>
          <table:table-cell table:style-name="ce32"/>
          <table:table-cell table:style-name="ce41" office:value-type="string">
            <text:p>Postfix </text:p>
          </table:table-cell>
          <table:table-cell table:style-name="ce54" office:value-type="string">
            <text:p>démon SMTP</text:p>
            <text:p><text:span text:style-name="T4">largement utilisé sur plate-</text:span><text:span text:style-name="T4">forme LINUX</text:span></text:p>
          </table:table-cell>
          <table:table-cell table:style-name="ce61" table:formula="of:=SUM(OR(([.M369]=&quot;X&quot;);([.Q369]=&quot;X&quot;));OR(([.U369]=&quot;X&quot;);([.Y369]=&quot;X&quot;));OR(([.AC369]=&quot;X&quot;);([.AG369]=&quot;X&quot;));OR(([.AK369]=&quot;X&quot;);([.AO369]=&quot;X&quot;));OR(([.AS369]=&quot;X&quot;);([.AW369]=&quot;X&quot;));OR(([.BA369]=&quot;X&quot;);([.BE369]=&quot;X&quot;));OR(([.BI369]=&quot;X&quot;);([.BM369]=&quot;X&quot;));OR(([.BQ369]=&quot;X&quot;);([.BU369]=&quot;X&quot;)))" office:value-type="float" office:value="5">
            <text:p>5</text:p>
          </table:table-cell>
          <table:table-cell table:style-name="ce65"/>
          <table:table-cell table:style-name="ce77" office:value-type="string">
            <text:p>X</text:p>
          </table:table-cell>
          <table:table-cell table:style-name="ce77" office:value-type="string">
            <text:p>2,5,3</text:p>
          </table:table-cell>
          <table:table-cell table:style-name="ce77" office:value-type="float" office:value="2.3">
            <text:p>2,3</text:p>
          </table:table-cell>
          <table:table-cell table:style-name="ce77" office:value-type="string">
            <text:p>2,0</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69]);ISBLANK([.AN369]));&quot;&quot;;&quot;X&quot;)" office:value-type="string" office:string-value="X">
            <text:p>X</text:p>
          </table:table-cell>
          <table:table-cell table:style-name="ce94" office:value-type="string">
            <text:p>2.7.1</text:p>
          </table:table-cell>
          <table:table-cell table:style-name="ce89" office:value-type="string">
            <text:p>X</text:p>
          </table:table-cell>
          <table:table-cell table:style-name="ce94" office:value-type="string">
            <text:p>2.8</text:p>
          </table:table-cell>
          <table:table-cell table:style-name="ce86"/>
          <table:table-cell table:style-name="ce86" table:number-columns-repeated="3"/>
          <table:table-cell table:style-name="ce81" table:formula="of:=IF(ISBLANK([.AT369]);&quot;&quot;;&quot;X&quot;)" office:value-type="string" office:string-value="X">
            <text:p>X</text:p>
          </table:table-cell>
          <table:table-cell table:style-name="ce114" office:value-type="string">
            <text:p>Dern. vers. stable </text:p>
          </table:table-cell>
          <table:table-cell table:style-name="ce81" table:formula="of:=IF(ISBLANK([.AV36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1" office:value-type="string">
            <text:p>Postgrey</text:p>
          </table:table-cell>
          <table:table-cell table:style-name="ce54"/>
          <table:table-cell table:style-name="ce61" table:formula="of:=SUM(OR(([.M370]=&quot;X&quot;);([.Q370]=&quot;X&quot;));OR(([.U370]=&quot;X&quot;);([.Y370]=&quot;X&quot;));OR(([.AC370]=&quot;X&quot;);([.AG370]=&quot;X&quot;));OR(([.AK370]=&quot;X&quot;);([.AO370]=&quot;X&quot;));OR(([.AS370]=&quot;X&quot;);([.AW370]=&quot;X&quot;));OR(([.BA370]=&quot;X&quot;);([.BE370]=&quot;X&quot;));OR(([.BI370]=&quot;X&quot;);([.BM370]=&quot;X&quot;));OR(([.BQ370]=&quot;X&quot;);([.BU370]=&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1.31">
            <text:p>1,31</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70]);ISBLANK([.AN370]));&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70]);&quot;&quot;;&quot;X&quot;)">
            <text:p/>
          </table:table-cell>
          <table:table-cell table:style-name="ce114"/>
          <table:table-cell table:style-name="ce81" table:formula="of:=IF(ISBLANK([.AV370]);&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1" office:value-type="string">
            <text:p>Pflogsumm</text:p>
          </table:table-cell>
          <table:table-cell table:style-name="ce54"/>
          <table:table-cell table:style-name="ce61" table:formula="of:=SUM(OR(([.M371]=&quot;X&quot;);([.Q371]=&quot;X&quot;));OR(([.U371]=&quot;X&quot;);([.Y371]=&quot;X&quot;));OR(([.AC371]=&quot;X&quot;);([.AG371]=&quot;X&quot;));OR(([.AK371]=&quot;X&quot;);([.AO371]=&quot;X&quot;));OR(([.AS371]=&quot;X&quot;);([.AW371]=&quot;X&quot;));OR(([.BA371]=&quot;X&quot;);([.BE371]=&quot;X&quot;));OR(([.BI371]=&quot;X&quot;);([.BM371]=&quot;X&quot;));OR(([.BQ371]=&quot;X&quot;);([.BU371]=&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1.1">
            <text:p>1,1</text:p>
          </table:table-cell>
          <table:table-cell table:style-name="ce77"/>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71]);ISBLANK([.AN371]));&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71]);&quot;&quot;;&quot;X&quot;)">
            <text:p/>
          </table:table-cell>
          <table:table-cell table:style-name="ce114"/>
          <table:table-cell table:style-name="ce81" table:formula="of:=IF(ISBLANK([.AV371]);&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1" office:value-type="string">
            <text:p>Horde</text:p>
          </table:table-cell>
          <table:table-cell table:style-name="ce54"/>
          <table:table-cell table:style-name="ce61" table:formula="of:=SUM(OR(([.M372]=&quot;X&quot;);([.Q372]=&quot;X&quot;));OR(([.U372]=&quot;X&quot;);([.Y372]=&quot;X&quot;));OR(([.AC372]=&quot;X&quot;);([.AG372]=&quot;X&quot;));OR(([.AK372]=&quot;X&quot;);([.AO372]=&quot;X&quot;));OR(([.AS372]=&quot;X&quot;);([.AW372]=&quot;X&quot;));OR(([.BA372]=&quot;X&quot;);([.BE372]=&quot;X&quot;));OR(([.BI372]=&quot;X&quot;);([.BM372]=&quot;X&quot;));OR(([.BQ372]=&quot;X&quot;);([.BU372]=&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4.1">
            <text:p>4,1</text:p>
          </table:table-cell>
          <table:table-cell table:style-name="ce77" office:value-type="string">
            <text:p>4,0</text:p>
          </table:table-cell>
          <table:table-cell table:style-name="ce81"/>
          <table:table-cell table:style-name="ce81" table:number-columns-repeated="3"/>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72]);ISBLANK([.AN372]));&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72]);&quot;&quot;;&quot;X&quot;)">
            <text:p/>
          </table:table-cell>
          <table:table-cell table:style-name="ce114"/>
          <table:table-cell table:style-name="ce81" table:formula="of:=IF(ISBLANK([.AV372]);&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8-5</text:p>
          </table:table-cell>
          <table:table-cell table:style-name="ce32"/>
          <table:table-cell table:style-name="ce41" office:value-type="string">
            <text:p>Horde TURBA </text:p>
          </table:table-cell>
          <table:table-cell table:style-name="ce54" office:value-type="string">
            <text:p>Accès web aux boîtes aux lettres</text:p>
            <text:p><text:span text:style-name="T4">webmail, annaire</text:span></text:p>
          </table:table-cell>
          <table:table-cell table:style-name="ce61" table:formula="of:=SUM(OR(([.M373]=&quot;X&quot;);([.Q373]=&quot;X&quot;));OR(([.U373]=&quot;X&quot;);([.Y373]=&quot;X&quot;));OR(([.AC373]=&quot;X&quot;);([.AG373]=&quot;X&quot;));OR(([.AK373]=&quot;X&quot;);([.AO373]=&quot;X&quot;));OR(([.AS373]=&quot;X&quot;);([.AW373]=&quot;X&quot;));OR(([.BA373]=&quot;X&quot;);([.BE373]=&quot;X&quot;));OR(([.BI373]=&quot;X&quot;);([.BM373]=&quot;X&quot;));OR(([.BQ373]=&quot;X&quot;);([.BU373]=&quot;X&quot;)))" office:value-type="float" office:value="2">
            <text:p>2</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73]);ISBLANK([.AN373]));&quot;&quot;;&quot;X&quot;)" office:value-type="string" office:string-value="X">
            <text:p>X</text:p>
          </table:table-cell>
          <table:table-cell table:style-name="ce94" office:value-type="string">
            <text:p>3.3.11 patché 3.3.13 + patchs meddtl</text:p>
          </table:table-cell>
          <table:table-cell table:style-name="ce89"/>
          <table:table-cell table:style-name="ce94"/>
          <table:table-cell table:style-name="ce87"/>
          <table:table-cell table:style-name="ce87" table:number-columns-repeated="3"/>
          <table:table-cell table:style-name="ce81" table:formula="of:=IF(ISBLANK([.AT373]);&quot;&quot;;&quot;X&quot;)" office:value-type="string" office:string-value="X">
            <text:p>X</text:p>
          </table:table-cell>
          <table:table-cell table:style-name="ce114" office:value-type="string">
            <text:p>Dern. vers. stable </text:p>
          </table:table-cell>
          <table:table-cell table:style-name="ce81" table:formula="of:=IF(ISBLANK([.AV373]);&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1" office:value-type="string">
            <text:p>IMP</text:p>
          </table:table-cell>
          <table:table-cell table:style-name="ce54"/>
          <table:table-cell table:style-name="ce61" table:formula="of:=SUM(OR(([.M374]=&quot;X&quot;);([.Q374]=&quot;X&quot;));OR(([.U374]=&quot;X&quot;);([.Y374]=&quot;X&quot;));OR(([.AC374]=&quot;X&quot;);([.AG374]=&quot;X&quot;));OR(([.AK374]=&quot;X&quot;);([.AO374]=&quot;X&quot;));OR(([.AS374]=&quot;X&quot;);([.AW374]=&quot;X&quot;));OR(([.BA374]=&quot;X&quot;);([.BE374]=&quot;X&quot;));OR(([.BI374]=&quot;X&quot;);([.BM374]=&quot;X&quot;));OR(([.BQ374]=&quot;X&quot;);([.BU374]=&quot;X&quot;)))" office:value-type="float" office:value="0">
            <text:p>0</text:p>
          </table:table-cell>
          <table:table-cell table:style-name="ce65"/>
          <table:table-cell table:style-name="ce77" office:value-type="string">
            <text:p>X</text:p>
          </table:table-cell>
          <table:table-cell table:style-name="ce77"/>
          <table:table-cell table:style-name="ce77" office:value-type="float" office:value="3.1">
            <text:p>3,1</text:p>
          </table:table-cell>
          <table:table-cell table:style-name="ce77" office:value-type="string">
            <text:p>3,0</text:p>
          </table:table-cell>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74]);ISBLANK([.AN374]));&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74]);&quot;&quot;;&quot;X&quot;)">
            <text:p/>
          </table:table-cell>
          <table:table-cell table:style-name="ce114"/>
          <table:table-cell table:style-name="ce81" table:formula="of:=IF(ISBLANK([.AV374]);&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8-6</text:p>
          </table:table-cell>
          <table:table-cell table:style-name="ce32"/>
          <table:table-cell table:style-name="ce41" office:value-type="string">
            <text:p>Funambol </text:p>
          </table:table-cell>
          <table:table-cell table:style-name="ce54" office:value-type="string">
            <text:p>serveur de synchronisation de mail</text:p>
          </table:table-cell>
          <table:table-cell table:style-name="ce61" table:formula="of:=SUM(OR(([.M375]=&quot;X&quot;);([.Q375]=&quot;X&quot;));OR(([.U375]=&quot;X&quot;);([.Y375]=&quot;X&quot;));OR(([.AC375]=&quot;X&quot;);([.AG375]=&quot;X&quot;));OR(([.AK375]=&quot;X&quot;);([.AO375]=&quot;X&quot;));OR(([.AS375]=&quot;X&quot;);([.AW375]=&quot;X&quot;));OR(([.BA375]=&quot;X&quot;);([.BE375]=&quot;X&quot;));OR(([.BI375]=&quot;X&quot;);([.BM375]=&quot;X&quot;));OR(([.BQ375]=&quot;X&quot;);([.BU375]=&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table:table-cell table:style-name="ce86" table:number-columns-repeated="3"/>
          <table:table-cell table:style-name="ce89" table:formula="of:=IF(AND(ISBLANK([.AL375]);ISBLANK([.AN375]));&quot;&quot;;&quot;X&quot;)" office:value-type="string" office:string-value="X">
            <text:p>X</text:p>
          </table:table-cell>
          <table:table-cell table:style-name="ce94" office:value-type="string">
            <text:p>7.1</text:p>
          </table:table-cell>
          <table:table-cell table:style-name="ce89"/>
          <table:table-cell table:style-name="ce94"/>
          <table:table-cell table:style-name="ce86"/>
          <table:table-cell table:style-name="ce86" table:number-columns-repeated="3"/>
          <table:table-cell table:style-name="ce81" table:formula="of:=IF(ISBLANK([.AT375]);&quot;&quot;;&quot;X&quot;)">
            <text:p/>
          </table:table-cell>
          <table:table-cell table:style-name="ce114"/>
          <table:table-cell table:style-name="ce81" table:formula="of:=IF(ISBLANK([.AV375]);&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8-7</text:p>
          </table:table-cell>
          <table:table-cell table:style-name="ce32"/>
          <table:table-cell table:style-name="ce41" office:value-type="string">
            <text:p>OBM </text:p>
          </table:table-cell>
          <table:table-cell table:style-name="ce51" office:value-type="string">
            <text:p>Outil d’agenda et contacts partagés</text:p>
          </table:table-cell>
          <table:table-cell table:style-name="ce61" table:formula="of:=SUM(OR(([.M376]=&quot;X&quot;);([.Q376]=&quot;X&quot;));OR(([.U376]=&quot;X&quot;);([.Y376]=&quot;X&quot;));OR(([.AC376]=&quot;X&quot;);([.AG376]=&quot;X&quot;));OR(([.AK376]=&quot;X&quot;);([.AO376]=&quot;X&quot;));OR(([.AS376]=&quot;X&quot;);([.AW376]=&quot;X&quot;));OR(([.BA376]=&quot;X&quot;);([.BE376]=&quot;X&quot;));OR(([.BI376]=&quot;X&quot;);([.BM376]=&quot;X&quot;));OR(([.BQ376]=&quot;X&quot;);([.BU376]=&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76]);ISBLANK([.AN376]));&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76]);&quot;&quot;;&quot;X&quot;)">
            <text:p/>
          </table:table-cell>
          <table:table-cell table:style-name="ce114"/>
          <table:table-cell table:style-name="ce81" table:formula="of:=IF(ISBLANK([.AV376]);&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8-8</text:p>
          </table:table-cell>
          <table:table-cell table:style-name="ce32"/>
          <table:table-cell table:style-name="ce41" office:value-type="string">
            <text:p>CYRUS IMAP</text:p>
          </table:table-cell>
          <table:table-cell table:style-name="ce54" office:value-type="string">
            <text:p>serveur IMAP </text:p>
          </table:table-cell>
          <table:table-cell table:style-name="ce61" table:formula="of:=SUM(OR(([.M377]=&quot;X&quot;);([.Q377]=&quot;X&quot;));OR(([.U377]=&quot;X&quot;);([.Y377]=&quot;X&quot;));OR(([.AC377]=&quot;X&quot;);([.AG377]=&quot;X&quot;));OR(([.AK377]=&quot;X&quot;);([.AO377]=&quot;X&quot;));OR(([.AS377]=&quot;X&quot;);([.AW377]=&quot;X&quot;));OR(([.BA377]=&quot;X&quot;);([.BE377]=&quot;X&quot;));OR(([.BI377]=&quot;X&quot;);([.BM377]=&quot;X&quot;));OR(([.BQ377]=&quot;X&quot;);([.BU377]=&quot;X&quot;)))" office:value-type="float" office:value="3">
            <text:p>3</text:p>
          </table:table-cell>
          <table:table-cell table:style-name="ce65"/>
          <table:table-cell table:style-name="ce77" office:value-type="string">
            <text:p>X</text:p>
          </table:table-cell>
          <table:table-cell table:style-name="ce77"/>
          <table:table-cell table:style-name="ce77" office:value-type="float" office:value="2.3">
            <text:p>2,3</text:p>
          </table:table-cell>
          <table:table-cell table:style-name="ce77" office:value-type="float" office:value="2.2">
            <text:p>2,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77]);ISBLANK([.AN377]));&quot;&quot;;&quot;X&quot;)" office:value-type="string" office:string-value="X">
            <text:p>X</text:p>
          </table:table-cell>
          <table:table-cell table:style-name="ce94" office:value-type="string">
            <text:p>2.2.3 et 2.2.12</text:p>
          </table:table-cell>
          <table:table-cell table:style-name="ce89" office:value-type="string">
            <text:p>X</text:p>
          </table:table-cell>
          <table:table-cell table:style-name="ce94" office:value-type="string">
            <text:p>2.4</text:p>
          </table:table-cell>
          <table:table-cell table:style-name="ce86"/>
          <table:table-cell table:style-name="ce86" table:number-columns-repeated="3"/>
          <table:table-cell table:style-name="ce81" table:formula="of:=IF(ISBLANK([.AT377]);&quot;&quot;;&quot;X&quot;)">
            <text:p/>
          </table:table-cell>
          <table:table-cell table:style-name="ce114"/>
          <table:table-cell table:style-name="ce81" table:formula="of:=IF(ISBLANK([.AV377]);&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8-9</text:p>
          </table:table-cell>
          <table:table-cell table:style-name="ce32"/>
          <table:table-cell table:style-name="ce41" office:value-type="string">
            <text:p>Roundcube</text:p>
          </table:table-cell>
          <table:table-cell table:style-name="ce54" office:value-type="string">
            <text:p>Accès web aux boîtes aux lettres </text:p>
          </table:table-cell>
          <table:table-cell table:style-name="ce61" table:formula="of:=SUM(OR(([.M378]=&quot;X&quot;);([.Q378]=&quot;X&quot;));OR(([.U378]=&quot;X&quot;);([.Y378]=&quot;X&quot;));OR(([.AC378]=&quot;X&quot;);([.AG378]=&quot;X&quot;));OR(([.AK378]=&quot;X&quot;);([.AO378]=&quot;X&quot;));OR(([.AS378]=&quot;X&quot;);([.AW378]=&quot;X&quot;));OR(([.BA378]=&quot;X&quot;);([.BE378]=&quot;X&quot;));OR(([.BI378]=&quot;X&quot;);([.BM378]=&quot;X&quot;));OR(([.BQ378]=&quot;X&quot;);([.BU378]=&quot;X&quot;)))" office:value-type="float" office:value="3">
            <text:p>3</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78]);ISBLANK([.AN378]));&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78]);&quot;&quot;;&quot;X&quot;)" office:value-type="string" office:string-value="X">
            <text:p>X</text:p>
          </table:table-cell>
          <table:table-cell table:style-name="ce114" office:value-type="string">
            <text:p>Dern. vers. stable </text:p>
          </table:table-cell>
          <table:table-cell table:style-name="ce81" table:formula="of:=IF(ISBLANK([.AV378]);&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office:value-type="string">
            <text:p>X</text:p>
          </table:table-cell>
          <table:table-cell table:style-name="ce24" office:value-type="string">
            <text:p><text:s/>8-10</text:p>
          </table:table-cell>
          <table:table-cell table:style-name="ce32"/>
          <table:table-cell table:style-name="ce41" office:value-type="string">
            <text:p>Sympa</text:p>
          </table:table-cell>
          <table:table-cell table:style-name="ce54" office:value-type="string">
            <text:p>gestionnaire web de mailing lists</text:p>
          </table:table-cell>
          <table:table-cell table:style-name="ce61" table:formula="of:=SUM(OR(([.M379]=&quot;X&quot;);([.Q379]=&quot;X&quot;));OR(([.U379]=&quot;X&quot;);([.Y379]=&quot;X&quot;));OR(([.AC379]=&quot;X&quot;);([.AG379]=&quot;X&quot;));OR(([.AK379]=&quot;X&quot;);([.AO379]=&quot;X&quot;));OR(([.AS379]=&quot;X&quot;);([.AW379]=&quot;X&quot;));OR(([.BA379]=&quot;X&quot;);([.BE379]=&quot;X&quot;));OR(([.BI379]=&quot;X&quot;);([.BM379]=&quot;X&quot;));OR(([.BQ379]=&quot;X&quot;);([.BU379]=&quot;X&quot;)))" office:value-type="float" office:value="5">
            <text:p>5</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4" office:value-type="string">
            <text:p>Oui</text:p>
          </table:table-cell>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79]);ISBLANK([.AN379]));&quot;&quot;;&quot;X&quot;)" office:value-type="string" office:string-value="X">
            <text:p>X</text:p>
          </table:table-cell>
          <table:table-cell table:style-name="ce94" office:value-type="string">
            <text:p>6.1.4</text:p>
          </table:table-cell>
          <table:table-cell table:style-name="ce89" office:value-type="string">
            <text:p>X</text:p>
          </table:table-cell>
          <table:table-cell table:style-name="ce94" office:value-type="string">
            <text:p>6.1</text:p>
          </table:table-cell>
          <table:table-cell table:style-name="ce86"/>
          <table:table-cell table:style-name="ce86" table:number-columns-repeated="3"/>
          <table:table-cell table:style-name="ce81" table:formula="of:=IF(ISBLANK([.AT379]);&quot;&quot;;&quot;X&quot;)" office:value-type="string" office:string-value="X">
            <text:p>X</text:p>
          </table:table-cell>
          <table:table-cell table:style-name="ce114" office:value-type="string">
            <text:p>Dern. vers. stable </text:p>
          </table:table-cell>
          <table:table-cell table:style-name="ce81" table:formula="of:=IF(ISBLANK([.AV379]);&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8-11</text:p>
          </table:table-cell>
          <table:table-cell table:style-name="ce32"/>
          <table:table-cell table:style-name="ce41" office:value-type="string">
            <text:p>Perdition </text:p>
          </table:table-cell>
          <table:table-cell table:style-name="ce54" office:value-type="string">
            <text:p>permet aux utilisateurs de se connecter à un serveur POP3 ou IMAP4 sans contenu qui les redirigera vers leur serveur réel. Cela permet de répartir la récupération des courriels sur plusieurs serveurs de traitement suivant les utilisateurs </text:p>
          </table:table-cell>
          <table:table-cell table:style-name="ce61" table:formula="of:=SUM(OR(([.M380]=&quot;X&quot;);([.Q380]=&quot;X&quot;));OR(([.U380]=&quot;X&quot;);([.Y380]=&quot;X&quot;));OR(([.AC380]=&quot;X&quot;);([.AG380]=&quot;X&quot;));OR(([.AK380]=&quot;X&quot;);([.AO380]=&quot;X&quot;));OR(([.AS380]=&quot;X&quot;);([.AW380]=&quot;X&quot;));OR(([.BA380]=&quot;X&quot;);([.BE380]=&quot;X&quot;));OR(([.BI380]=&quot;X&quot;);([.BM380]=&quot;X&quot;));OR(([.BQ380]=&quot;X&quot;);([.BU380]=&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80]);ISBLANK([.AN380]));&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80]);&quot;&quot;;&quot;X&quot;)">
            <text:p/>
          </table:table-cell>
          <table:table-cell table:style-name="ce114"/>
          <table:table-cell table:style-name="ce81" table:formula="of:=IF(ISBLANK([.AV380]);&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8-12</text:p>
          </table:table-cell>
          <table:table-cell table:style-name="ce32"/>
          <table:table-cell table:style-name="ce41" office:value-type="string">
            <text:p>LinShare</text:p>
          </table:table-cell>
          <table:table-cell table:style-name="ce54" office:value-type="string">
            <text:p>échange de documents chiffrés</text:p>
            <text:p><text:span text:style-name="T4">Partage de fichiers sécurisé </text:span><text:span text:style-name="T4">- coffre-fort éléctronique</text:span></text:p>
          </table:table-cell>
          <table:table-cell table:style-name="ce61" table:formula="of:=SUM(OR(([.M381]=&quot;X&quot;);([.Q381]=&quot;X&quot;));OR(([.U381]=&quot;X&quot;);([.Y381]=&quot;X&quot;));OR(([.AC381]=&quot;X&quot;);([.AG381]=&quot;X&quot;));OR(([.AK381]=&quot;X&quot;);([.AO381]=&quot;X&quot;));OR(([.AS381]=&quot;X&quot;);([.AW381]=&quot;X&quot;));OR(([.BA381]=&quot;X&quot;);([.BE381]=&quot;X&quot;));OR(([.BI381]=&quot;X&quot;);([.BM381]=&quot;X&quot;));OR(([.BQ381]=&quot;X&quot;);([.BU381]=&quot;X&quot;)))" office:value-type="float" office:value="1">
            <text:p>1</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table:table-cell table:style-name="ce84"/>
          <table:table-cell table:style-name="ce105" table:number-columns-repeated="2"/>
          <table:table-cell table:style-name="ce86"/>
          <table:table-cell table:style-name="ce86" table:number-columns-repeated="3"/>
          <table:table-cell table:style-name="ce89" table:formula="of:=IF(AND(ISBLANK([.AL381]);ISBLANK([.AN381]));&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81]);&quot;&quot;;&quot;X&quot;)">
            <text:p/>
          </table:table-cell>
          <table:table-cell table:style-name="ce114"/>
          <table:table-cell table:style-name="ce81" table:formula="of:=IF(ISBLANK([.AV381]);&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8-13</text:p>
          </table:table-cell>
          <table:table-cell table:style-name="ce32"/>
          <table:table-cell table:style-name="ce41" office:value-type="string">
            <text:p>Shibboleth </text:p>
          </table:table-cell>
          <table:table-cell table:style-name="ce54" office:value-type="string">
            <text:p>solution d'authentification unique </text:p>
          </table:table-cell>
          <table:table-cell table:style-name="ce61" table:formula="of:=SUM(OR(([.M382]=&quot;X&quot;);([.Q382]=&quot;X&quot;));OR(([.U382]=&quot;X&quot;);([.Y382]=&quot;X&quot;));OR(([.AC382]=&quot;X&quot;);([.AG382]=&quot;X&quot;));OR(([.AK382]=&quot;X&quot;);([.AO382]=&quot;X&quot;));OR(([.AS382]=&quot;X&quot;);([.AW382]=&quot;X&quot;));OR(([.BA382]=&quot;X&quot;);([.BE382]=&quot;X&quot;));OR(([.BI382]=&quot;X&quot;);([.BM382]=&quot;X&quot;));OR(([.BQ382]=&quot;X&quot;);([.BU382]=&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82]);ISBLANK([.AN382]));&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82]);&quot;&quot;;&quot;X&quot;)" office:value-type="string" office:string-value="X">
            <text:p>X</text:p>
          </table:table-cell>
          <table:table-cell table:style-name="ce114" office:value-type="string">
            <text:p>Dern. vers. stable </text:p>
          </table:table-cell>
          <table:table-cell table:style-name="ce81" table:formula="of:=IF(ISBLANK([.AV382]);&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8-14</text:p>
          </table:table-cell>
          <table:table-cell table:style-name="ce32" office:value-type="string">
            <text:p>Service de messagerie</text:p>
          </table:table-cell>
          <table:table-cell table:style-name="ce44" office:value-type="string">
            <text:p>dovecot</text:p>
          </table:table-cell>
          <table:table-cell table:style-name="ce54" office:value-type="string">
            <text:p>serveur de courriel électronique dont les objectifs principaux sont la sécurité et un niveau extrême de fiabilité. Il est conçu pour s'accommoder au maximum de tout type d'erreur et pour vérifier la validité de toutes les données, rendant les plantages pratiquement impossibles </text:p>
          </table:table-cell>
          <table:table-cell table:style-name="ce61" table:formula="of:=SUM(OR(([.M383]=&quot;X&quot;);([.Q383]=&quot;X&quot;));OR(([.U383]=&quot;X&quot;);([.Y383]=&quot;X&quot;));OR(([.AC383]=&quot;X&quot;);([.AG383]=&quot;X&quot;));OR(([.AK383]=&quot;X&quot;);([.AO383]=&quot;X&quot;));OR(([.AS383]=&quot;X&quot;);([.AW383]=&quot;X&quot;));OR(([.BA383]=&quot;X&quot;);([.BE383]=&quot;X&quot;));OR(([.BI383]=&quot;X&quot;);([.BM383]=&quot;X&quot;));OR(([.BQ383]=&quot;X&quot;);([.BU383]=&quot;X&quot;)))" office:value-type="float" office:value="2">
            <text:p>2</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383]);ISBLANK([.AN383]));&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383]);&quot;&quot;;&quot;X&quot;)">
            <text:p/>
          </table:table-cell>
          <table:table-cell table:style-name="ce114"/>
          <table:table-cell table:style-name="ce81" table:formula="of:=IF(ISBLANK([.AV383]);&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5" office:value-type="string">
            <text:p><text:s/>8-15</text:p>
          </table:table-cell>
          <table:table-cell table:style-name="ce39" office:value-type="string">
            <text:p>Client de messagerie</text:p>
          </table:table-cell>
          <table:table-cell table:style-name="ce45" office:value-type="string">
            <text:p>Evolution</text:p>
          </table:table-cell>
          <table:table-cell table:style-name="ce54" office:value-type="string">
            <text:p>ensemble d'outils de travail collaboratif qui intègre courriel, calendrier, carnet d'adresses, liste de tâches, et outils d'aide- mémoire </text:p>
          </table:table-cell>
          <table:table-cell table:style-name="ce61" table:formula="of:=SUM(OR(([.M384]=&quot;X&quot;);([.Q384]=&quot;X&quot;));OR(([.U384]=&quot;X&quot;);([.Y384]=&quot;X&quot;));OR(([.AC384]=&quot;X&quot;);([.AG384]=&quot;X&quot;));OR(([.AK384]=&quot;X&quot;);([.AO384]=&quot;X&quot;));OR(([.AS384]=&quot;X&quot;);([.AW384]=&quot;X&quot;));OR(([.BA384]=&quot;X&quot;);([.BE384]=&quot;X&quot;));OR(([.BI384]=&quot;X&quot;);([.BM384]=&quot;X&quot;));OR(([.BQ384]=&quot;X&quot;);([.BU384]=&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84]);ISBLANK([.AN384]));&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84]);&quot;&quot;;&quot;X&quot;)">
            <text:p/>
          </table:table-cell>
          <table:table-cell table:style-name="ce114"/>
          <table:table-cell table:style-name="ce81" table:formula="of:=IF(ISBLANK([.AV384]);&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8-16</text:p>
          </table:table-cell>
          <table:table-cell table:style-name="ce33" office:value-type="string">
            <text:p>Service d’annuaire</text:p>
          </table:table-cell>
          <table:table-cell table:style-name="ce44" office:value-type="string">
            <text:p>389 Directory Server, anciennement nommé Fedora Directory Serve</text:p>
          </table:table-cell>
          <table:table-cell table:style-name="ce54" office:value-type="string">
            <text:p>annuaire redhat</text:p>
          </table:table-cell>
          <table:table-cell table:style-name="ce61" table:formula="of:=SUM(OR(([.M385]=&quot;X&quot;);([.Q385]=&quot;X&quot;));OR(([.U385]=&quot;X&quot;);([.Y385]=&quot;X&quot;));OR(([.AC385]=&quot;X&quot;);([.AG385]=&quot;X&quot;));OR(([.AK385]=&quot;X&quot;);([.AO385]=&quot;X&quot;));OR(([.AS385]=&quot;X&quot;);([.AW385]=&quot;X&quot;));OR(([.BA385]=&quot;X&quot;);([.BE385]=&quot;X&quot;));OR(([.BI385]=&quot;X&quot;);([.BM385]=&quot;X&quot;));OR(([.BQ385]=&quot;X&quot;);([.BU385]=&quot;X&quot;)))" office:value-type="float" office:value="2">
            <text:p>2</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office:value-type="string">
            <text:p>X</text:p>
          </table:table-cell>
          <table:table-cell table:style-name="ce85"/>
          <table:table-cell table:style-name="ce105" table:number-columns-repeated="2"/>
          <table:table-cell table:style-name="ce88"/>
          <table:table-cell table:style-name="ce88" table:number-columns-repeated="3"/>
          <table:table-cell table:style-name="ce89" table:formula="of:=IF(AND(ISBLANK([.AL385]);ISBLANK([.AN385]));&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85]);&quot;&quot;;&quot;X&quot;)">
            <text:p/>
          </table:table-cell>
          <table:table-cell table:style-name="ce114"/>
          <table:table-cell table:style-name="ce81" table:formula="of:=IF(ISBLANK([.AV385]);&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office:value-type="string">
            <text:p>X</text:p>
          </table:table-cell>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8-17</text:p>
          </table:table-cell>
          <table:table-cell table:style-name="ce33"/>
          <table:table-cell table:style-name="ce44" office:value-type="string">
            <text:p>Exim</text:p>
          </table:table-cell>
          <table:table-cell table:style-name="ce54" office:value-type="string">
            <text:p>agent de transport de courrier. </text:p>
          </table:table-cell>
          <table:table-cell table:style-name="ce61" table:formula="of:=SUM(OR(([.M386]=&quot;X&quot;);([.Q386]=&quot;X&quot;));OR(([.U386]=&quot;X&quot;);([.Y386]=&quot;X&quot;));OR(([.AC386]=&quot;X&quot;);([.AG386]=&quot;X&quot;));OR(([.AK386]=&quot;X&quot;);([.AO386]=&quot;X&quot;));OR(([.AS386]=&quot;X&quot;);([.AW386]=&quot;X&quot;));OR(([.BA386]=&quot;X&quot;);([.BE386]=&quot;X&quot;));OR(([.BI386]=&quot;X&quot;);([.BM386]=&quot;X&quot;));OR(([.BQ386]=&quot;X&quot;);([.BU386]=&quot;X&quot;)))" office:value-type="float" office:value="1">
            <text:p>1</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office:value-type="string">
            <text:p>X</text:p>
          </table:table-cell>
          <table:table-cell table:style-name="ce92"/>
          <table:table-cell table:style-name="ce89" office:value-type="string">
            <text:p>X</text:p>
          </table:table-cell>
          <table:table-cell table:style-name="ce95" office:value-type="string">
            <text:p>Oui</text:p>
          </table:table-cell>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86]);ISBLANK([.AN386]));&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86]);&quot;&quot;;&quot;X&quot;)">
            <text:p/>
          </table:table-cell>
          <table:table-cell table:style-name="ce114"/>
          <table:table-cell table:style-name="ce81" table:formula="of:=IF(ISBLANK([.AV386]);&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8-18</text:p>
          </table:table-cell>
          <table:table-cell table:style-name="ce33"/>
          <table:table-cell table:style-name="ce44" office:value-type="string">
            <text:p>SpamAssassin</text:p>
          </table:table-cell>
          <table:table-cell table:style-name="ce54" office:value-type="string">
            <text:p>filtre anti-pourriel très puissant et entièrement configurable. Il possède de nombreuses fonctionnalités incluant la mise sur liste blanche automatique, le test RBL, l'analyse bayesienne, l'analyse des corps et en-têtes de messages. Il est destiné à être exécuté à partir des fichiers d'utilisateur .procmail ou .forward, mais peut également être intégré dans un agent de transport de courrier (MTA, Mail Transport Agent) </text:p>
          </table:table-cell>
          <table:table-cell table:style-name="ce61" table:formula="of:=SUM(OR(([.M387]=&quot;X&quot;);([.Q387]=&quot;X&quot;));OR(([.U387]=&quot;X&quot;);([.Y387]=&quot;X&quot;));OR(([.AC387]=&quot;X&quot;);([.AG387]=&quot;X&quot;));OR(([.AK387]=&quot;X&quot;);([.AO387]=&quot;X&quot;));OR(([.AS387]=&quot;X&quot;);([.AW387]=&quot;X&quot;));OR(([.BA387]=&quot;X&quot;);([.BE387]=&quot;X&quot;));OR(([.BI387]=&quot;X&quot;);([.BM387]=&quot;X&quot;));OR(([.BQ387]=&quot;X&quot;);([.BU387]=&quot;X&quot;)))" office:value-type="float" office:value="4">
            <text:p>4</text:p>
          </table:table-cell>
          <table:table-cell table:style-name="ce68"/>
          <table:table-cell table:style-name="ce77" office:value-type="string">
            <text:p>X</text:p>
          </table:table-cell>
          <table:table-cell table:number-columns-repeated="2" table:style-name="ce77" office:value-type="float" office:value="3.1">
            <text:p>3,1</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387]);ISBLANK([.AN387]));&quot;&quot;;&quot;X&quot;)" office:value-type="string" office:string-value="X">
            <text:p>X</text:p>
          </table:table-cell>
          <table:table-cell table:style-name="ce95" office:value-type="string">
            <text:p>3.3.1</text:p>
          </table:table-cell>
          <table:table-cell table:style-name="ce89"/>
          <table:table-cell table:style-name="ce95"/>
          <table:table-cell table:style-name="ce86"/>
          <table:table-cell table:style-name="ce86" table:number-columns-repeated="3"/>
          <table:table-cell table:style-name="ce81" table:formula="of:=IF(ISBLANK([.AT387]);&quot;&quot;;&quot;X&quot;)" office:value-type="string" office:string-value="X">
            <text:p>X</text:p>
          </table:table-cell>
          <table:table-cell table:style-name="ce114" office:value-type="string">
            <text:p>Dern. vers. stable </text:p>
          </table:table-cell>
          <table:table-cell table:style-name="ce81" table:formula="of:=IF(ISBLANK([.AV387]);&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8-19</text:p>
          </table:table-cell>
          <table:table-cell table:style-name="ce33"/>
          <table:table-cell table:style-name="ce44" office:value-type="string">
            <text:p>Nss_LDAP</text:p>
          </table:table-cell>
          <table:table-cell table:style-name="ce54" office:value-type="string">
            <text:p>LDAP Nameservice Switch Module</text:p>
          </table:table-cell>
          <table:table-cell table:style-name="ce61" table:formula="of:=SUM(OR(([.M388]=&quot;X&quot;);([.Q388]=&quot;X&quot;));OR(([.U388]=&quot;X&quot;);([.Y388]=&quot;X&quot;));OR(([.AC388]=&quot;X&quot;);([.AG388]=&quot;X&quot;));OR(([.AK388]=&quot;X&quot;);([.AO388]=&quot;X&quot;));OR(([.AS388]=&quot;X&quot;);([.AW388]=&quot;X&quot;));OR(([.BA388]=&quot;X&quot;);([.BE388]=&quot;X&quot;));OR(([.BI388]=&quot;X&quot;);([.BM388]=&quot;X&quot;));OR(([.BQ388]=&quot;X&quot;);([.BU388]=&quot;X&quot;)))" office:value-type="float" office:value="2">
            <text:p>2</text:p>
          </table:table-cell>
          <table:table-cell table:style-name="ce68"/>
          <table:table-cell table:style-name="ce77" office:value-type="string">
            <text:p>X</text:p>
          </table:table-cell>
          <table:table-cell table:number-columns-repeated="2" table:style-name="ce77" office:value-type="string">
            <text:p>2,5,3</text:p>
          </table:table-cell>
          <table:table-cell table:style-name="ce77"/>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388]);ISBLANK([.AN388]));&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388]);&quot;&quot;;&quot;X&quot;)">
            <text:p/>
          </table:table-cell>
          <table:table-cell table:style-name="ce114"/>
          <table:table-cell table:style-name="ce81" table:formula="of:=IF(ISBLANK([.AV388]);&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office:value-type="string">
            <text:p>X</text:p>
          </table:table-cell>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8-20</text:p>
          </table:table-cell>
          <table:table-cell table:style-name="ce33"/>
          <table:table-cell table:style-name="ce44" office:value-type="string">
            <text:p>amavisd-news</text:p>
          </table:table-cell>
          <table:table-cell table:style-name="ce54" office:value-type="string">
            <text:p><text:s/>interface entre le serveur smtp et l'anti-virus et l'anti-spam</text:p>
          </table:table-cell>
          <table:table-cell table:style-name="ce61" table:formula="of:=SUM(OR(([.M389]=&quot;X&quot;);([.Q389]=&quot;X&quot;));OR(([.U389]=&quot;X&quot;);([.Y389]=&quot;X&quot;));OR(([.AC389]=&quot;X&quot;);([.AG389]=&quot;X&quot;));OR(([.AK389]=&quot;X&quot;);([.AO389]=&quot;X&quot;));OR(([.AS389]=&quot;X&quot;);([.AW389]=&quot;X&quot;));OR(([.BA389]=&quot;X&quot;);([.BE389]=&quot;X&quot;));OR(([.BI389]=&quot;X&quot;);([.BM389]=&quot;X&quot;));OR(([.BQ389]=&quot;X&quot;);([.BU389]=&quot;X&quot;)))" office:value-type="float" office:value="2">
            <text:p>2</text:p>
          </table:table-cell>
          <table:table-cell table:style-name="ce68"/>
          <table:table-cell table:style-name="ce77" office:value-type="string">
            <text:p>X</text:p>
          </table:table-cell>
          <table:table-cell table:style-name="ce77" office:value-type="float" office:value="2.6">
            <text:p>2,6</text:p>
          </table:table-cell>
          <table:table-cell table:style-name="ce77" office:value-type="float" office:value="2.4">
            <text:p>2,4</text:p>
          </table:table-cell>
          <table:table-cell table:style-name="ce77" office:value-type="float" office:value="2.2">
            <text:p>2,2</text:p>
          </table:table-cell>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389]);ISBLANK([.AN389]));&quot;&quot;;&quot;X&quot;)" office:value-type="string" office:string-value="X">
            <text:p>X</text:p>
          </table:table-cell>
          <table:table-cell table:style-name="ce95" office:value-type="string">
            <text:p>2.6.4</text:p>
          </table:table-cell>
          <table:table-cell table:style-name="ce89"/>
          <table:table-cell table:style-name="ce95"/>
          <table:table-cell table:style-name="ce86"/>
          <table:table-cell table:style-name="ce86" table:number-columns-repeated="3"/>
          <table:table-cell table:style-name="ce81" table:formula="of:=IF(ISBLANK([.AT389]);&quot;&quot;;&quot;X&quot;)">
            <text:p/>
          </table:table-cell>
          <table:table-cell table:style-name="ce114"/>
          <table:table-cell table:style-name="ce81" table:formula="of:=IF(ISBLANK([.AV389]);&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5" office:value-type="string">
            <text:p><text:s/>8-21</text:p>
          </table:table-cell>
          <table:table-cell table:style-name="ce39"/>
          <table:table-cell table:style-name="ce45" office:value-type="string">
            <text:p>openfire (anciennement wildwire)</text:p>
          </table:table-cell>
          <table:table-cell table:style-name="ce54" office:value-type="string">
            <text:p>Serveur de collaboration </text:p>
          </table:table-cell>
          <table:table-cell table:style-name="ce61" table:formula="of:=SUM(OR(([.M390]=&quot;X&quot;);([.Q390]=&quot;X&quot;));OR(([.U390]=&quot;X&quot;);([.Y390]=&quot;X&quot;));OR(([.AC390]=&quot;X&quot;);([.AG390]=&quot;X&quot;));OR(([.AK390]=&quot;X&quot;);([.AO390]=&quot;X&quot;));OR(([.AS390]=&quot;X&quot;);([.AW390]=&quot;X&quot;));OR(([.BA390]=&quot;X&quot;);([.BE390]=&quot;X&quot;));OR(([.BI390]=&quot;X&quot;);([.BM390]=&quot;X&quot;));OR(([.BQ390]=&quot;X&quot;);([.BU390]=&quot;X&quot;)))" office:value-type="float" office:value="0">
            <text:p>0</text:p>
          </table:table-cell>
          <table:table-cell table:style-name="ce68"/>
          <table:table-cell table:style-name="ce77" office:value-type="string">
            <text:p>X</text:p>
          </table:table-cell>
          <table:table-cell table:style-name="ce77"/>
          <table:table-cell table:style-name="ce77" office:value-type="float" office:value="3.5">
            <text:p>3,5</text:p>
          </table:table-cell>
          <table:table-cell table:style-name="ce77"/>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90]);ISBLANK([.AN390]));&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90]);&quot;&quot;;&quot;X&quot;)">
            <text:p/>
          </table:table-cell>
          <table:table-cell table:style-name="ce114"/>
          <table:table-cell table:style-name="ce81" table:formula="of:=IF(ISBLANK([.AV390]);&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1">
          <table:table-cell table:style-name="ce20" office:value-type="string" table:number-columns-spanned="1" table:number-rows-spanned="13">
            <text:p>Domaine 9</text:p>
            <text:p/>
            <text:p>Portails et gestion documentaire,</text:p>
            <text:p>Knowledge management</text:p>
          </table:table-cell>
          <table:table-cell office:value-type="string">
            <text:p>X</text:p>
          </table:table-cell>
          <table:table-cell table:style-name="ce24" office:value-type="string">
            <text:p><text:s/>9-1</text:p>
          </table:table-cell>
          <table:table-cell table:style-name="ce33" office:value-type="string">
            <text:p>Portail collaboratif</text:p>
          </table:table-cell>
          <table:table-cell table:style-name="ce44" office:value-type="string">
            <text:p>SPIP</text:p>
          </table:table-cell>
          <table:table-cell table:style-name="ce51" office:value-type="string">
            <text:p>Permet de gérer un site à plusieurs, mettre en page vos articles sans avoir à taper de HTML, modifier très facilement la structure de votre site...</text:p>
          </table:table-cell>
          <table:table-cell table:style-name="ce61" table:formula="of:=SUM(OR(([.M392]=&quot;X&quot;);([.Q392]=&quot;X&quot;));OR(([.U392]=&quot;X&quot;);([.Y392]=&quot;X&quot;));OR(([.AC392]=&quot;X&quot;);([.AG392]=&quot;X&quot;));OR(([.AK392]=&quot;X&quot;);([.AO392]=&quot;X&quot;));OR(([.AS392]=&quot;X&quot;);([.AW392]=&quot;X&quot;));OR(([.BA392]=&quot;X&quot;);([.BE392]=&quot;X&quot;));OR(([.BI392]=&quot;X&quot;);([.BM392]=&quot;X&quot;));OR(([.BQ392]=&quot;X&quot;);([.BU392]=&quot;X&quot;)))" office:value-type="float" office:value="5">
            <text:p>5</text:p>
          </table:table-cell>
          <table:table-cell table:style-name="ce73"/>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office:value-type="string">
            <text:p>X</text:p>
          </table:table-cell>
          <table:table-cell table:style-name="ce90"/>
          <table:table-cell table:style-name="ce89" office:value-type="string">
            <text:p>X</text:p>
          </table:table-cell>
          <table:table-cell table:style-name="ce95" office:value-type="string">
            <text:p>Oui</text:p>
          </table:table-cell>
          <table:table-cell table:style-name="ce86"/>
          <table:table-cell table:style-name="ce86" table:number-columns-repeated="3"/>
          <table:table-cell table:style-name="ce81" office:value-type="string">
            <text:p>X</text:p>
          </table:table-cell>
          <table:table-cell table:style-name="ce85"/>
          <table:table-cell table:style-name="ce105" table:number-columns-repeated="2"/>
          <table:table-cell table:style-name="ce86" office:value-type="string">
            <text:p>X</text:p>
          </table:table-cell>
          <table:table-cell table:style-name="ce86" table:number-columns-repeated="3"/>
          <table:table-cell table:style-name="ce89" table:formula="of:=IF(AND(ISBLANK([.AL392]);ISBLANK([.AN392]));&quot;&quot;;&quot;X&quot;)" office:value-type="string" office:string-value="X">
            <text:p>X</text:p>
          </table:table-cell>
          <table:table-cell table:style-name="ce95"/>
          <table:table-cell table:style-name="ce89" office:value-type="string">
            <text:p>X</text:p>
          </table:table-cell>
          <table:table-cell table:style-name="ce95" office:value-type="string">
            <text:p>V2.1</text:p>
          </table:table-cell>
          <table:table-cell table:style-name="ce86"/>
          <table:table-cell table:style-name="ce86" table:number-columns-repeated="3"/>
          <table:table-cell table:style-name="ce81" table:formula="of:=IF(ISBLANK([.AT392]);&quot;&quot;;&quot;X&quot;)" office:value-type="string" office:string-value="X">
            <text:p>X</text:p>
          </table:table-cell>
          <table:table-cell table:style-name="ce114" office:value-type="string">
            <text:p>Dern. vers. stable </text:p>
          </table:table-cell>
          <table:table-cell table:style-name="ce81" table:formula="of:=IF(ISBLANK([.AV392]);&quot;&quot;;&quot;X&quot;)" office:value-type="string" office:string-value="X">
            <text:p>X</text:p>
          </table:table-cell>
          <table:table-cell table:style-name="ce114" office:value-type="string">
            <text:p>Dern. vers. stable </text:p>
          </table:table-cell>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9-2</text:p>
          </table:table-cell>
          <table:table-cell table:style-name="ce33" office:value-type="string">
            <text:p>SIGéographique</text:p>
          </table:table-cell>
          <table:table-cell table:style-name="ce44" office:value-type="string">
            <text:p>Geoserver</text:p>
          </table:table-cell>
          <table:table-cell table:style-name="ce54" office:value-type="string">
            <text:p>serveur d'information géographique </text:p>
          </table:table-cell>
          <table:table-cell table:style-name="ce61" table:formula="of:=SUM(OR(([.M393]=&quot;X&quot;);([.Q393]=&quot;X&quot;));OR(([.U393]=&quot;X&quot;);([.Y393]=&quot;X&quot;));OR(([.AC393]=&quot;X&quot;);([.AG393]=&quot;X&quot;));OR(([.AK393]=&quot;X&quot;);([.AO393]=&quot;X&quot;));OR(([.AS393]=&quot;X&quot;);([.AW393]=&quot;X&quot;));OR(([.BA393]=&quot;X&quot;);([.BE393]=&quot;X&quot;));OR(([.BI393]=&quot;X&quot;);([.BM393]=&quot;X&quot;));OR(([.BQ393]=&quot;X&quot;);([.BU393]=&quot;X&quot;)))" office:value-type="float" office:value="1">
            <text:p>1</text:p>
          </table:table-cell>
          <table:table-cell table:style-name="ce68"/>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5"/>
          <table:table-cell table:style-name="ce86"/>
          <table:table-cell table:style-name="ce86" table:number-columns-repeated="3"/>
          <table:table-cell table:style-name="ce81"/>
          <table:table-cell table:style-name="ce85"/>
          <table:table-cell table:style-name="ce105" table:number-columns-repeated="2"/>
          <table:table-cell table:style-name="ce86"/>
          <table:table-cell table:style-name="ce86" table:number-columns-repeated="3"/>
          <table:table-cell table:style-name="ce89" table:formula="of:=IF(AND(ISBLANK([.AL393]);ISBLANK([.AN393]));&quot;&quot;;&quot;X&quot;)">
            <text:p/>
          </table:table-cell>
          <table:table-cell table:style-name="ce95"/>
          <table:table-cell table:style-name="ce89"/>
          <table:table-cell table:style-name="ce95"/>
          <table:table-cell table:style-name="ce86"/>
          <table:table-cell table:style-name="ce86" table:number-columns-repeated="3"/>
          <table:table-cell table:style-name="ce81" table:formula="of:=IF(ISBLANK([.AT393]);&quot;&quot;;&quot;X&quot;)">
            <text:p/>
          </table:table-cell>
          <table:table-cell table:style-name="ce114"/>
          <table:table-cell table:style-name="ce81" table:formula="of:=IF(ISBLANK([.AV393]);&quot;&quot;;&quot;X&quot;)">
            <text:p/>
          </table:table-cell>
          <table:table-cell table:style-name="ce114"/>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style-name="ce117"/>
          <table:table-cell table:style-name="ce114"/>
          <table:table-cell table:style-name="ce81"/>
          <table:table-cell table:style-name="ce129"/>
          <table:table-cell table:style-name="ce86"/>
          <table:table-cell table:style-name="ce86" table:number-columns-repeated="3"/>
          <table:table-cell table:style-name="ce89"/>
          <table:table-cell table:style-name="ce95"/>
          <table:table-cell table:style-name="ce89"/>
          <table:table-cell table:style-name="ce95"/>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4" office:value-type="string">
            <text:p><text:s/>9-3</text:p>
          </table:table-cell>
          <table:table-cell table:style-name="ce33" office:value-type="string">
            <text:p>Portail personnalisé</text:p>
          </table:table-cell>
          <table:table-cell table:style-name="ce44" office:value-type="string">
            <text:p>Red Hat JBoss Portal</text:p>
          </table:table-cell>
          <table:table-cell table:style-name="ce54" office:value-type="string">
            <text:p>CMS et publication web </text:p>
          </table:table-cell>
          <table:table-cell table:style-name="ce61" table:formula="of:=SUM(OR(([.M394]=&quot;X&quot;);([.Q394]=&quot;X&quot;));OR(([.U394]=&quot;X&quot;);([.Y394]=&quot;X&quot;));OR(([.AC394]=&quot;X&quot;);([.AG394]=&quot;X&quot;));OR(([.AK394]=&quot;X&quot;);([.AO394]=&quot;X&quot;));OR(([.AS394]=&quot;X&quot;);([.AW394]=&quot;X&quot;));OR(([.BA394]=&quot;X&quot;);([.BE394]=&quot;X&quot;));OR(([.BI394]=&quot;X&quot;);([.BM394]=&quot;X&quot;));OR(([.BQ394]=&quot;X&quot;);([.BU394]=&quot;X&quot;)))" office:value-type="float" office:value="2">
            <text:p>2</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office:value-type="string">
            <text:p>X</text:p>
          </table:table-cell>
          <table:table-cell table:style-name="ce88" table:number-columns-repeated="3"/>
          <table:table-cell table:style-name="ce89" table:formula="of:=IF(AND(ISBLANK([.AL394]);ISBLANK([.AN394]));&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94]);&quot;&quot;;&quot;X&quot;)" office:value-type="string" office:string-value="X">
            <text:p>X</text:p>
          </table:table-cell>
          <table:table-cell table:style-name="ce114" office:value-type="string">
            <text:p>Dern. vers. stable </text:p>
          </table:table-cell>
          <table:table-cell table:style-name="ce81" table:formula="of:=IF(ISBLANK([.AV394]);&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6"/>
          <table:table-cell/>
          <table:table-cell table:style-name="ce25" office:value-type="string">
            <text:p><text:s/>9-4</text:p>
          </table:table-cell>
          <table:table-cell table:style-name="ce39" office:value-type="string">
            <text:p>Portail personnalisé</text:p>
          </table:table-cell>
          <table:table-cell table:style-name="ce45" office:value-type="string">
            <text:p>eXo Portal</text:p>
          </table:table-cell>
          <table:table-cell table:style-name="ce54" office:value-type="string">
            <text:p>CMS et publication web </text:p>
          </table:table-cell>
          <table:table-cell table:style-name="ce61" table:formula="of:=SUM(OR(([.M395]=&quot;X&quot;);([.Q395]=&quot;X&quot;));OR(([.U395]=&quot;X&quot;);([.Y395]=&quot;X&quot;));OR(([.AC395]=&quot;X&quot;);([.AG395]=&quot;X&quot;));OR(([.AK395]=&quot;X&quot;);([.AO395]=&quot;X&quot;));OR(([.AS395]=&quot;X&quot;);([.AW395]=&quot;X&quot;));OR(([.BA395]=&quot;X&quot;);([.BE395]=&quot;X&quot;));OR(([.BI395]=&quot;X&quot;);([.BM395]=&quot;X&quot;));OR(([.BQ395]=&quot;X&quot;);([.BU395]=&quot;X&quot;)))" office:value-type="float" office:value="0">
            <text:p>0</text:p>
          </table:table-cell>
          <table:table-cell table:style-name="ce68"/>
          <table:table-cell table:style-name="ce77" table:number-columns-repeated="4"/>
          <table:table-cell table:style-name="ce81"/>
          <table:table-cell table:style-name="ce85"/>
          <table:table-cell table:style-name="ce81"/>
          <table:table-cell table:style-name="ce85"/>
          <table:table-cell table:style-name="ce88"/>
          <table:table-cell table:style-name="ce88" table:number-columns-repeated="3"/>
          <table:table-cell table:style-name="ce89"/>
          <table:table-cell table:style-name="ce92"/>
          <table:table-cell table:style-name="ce89"/>
          <table:table-cell table:style-name="ce95"/>
          <table:table-cell table:style-name="ce88"/>
          <table:table-cell table:style-name="ce88" table:number-columns-repeated="3"/>
          <table:table-cell table:style-name="ce81"/>
          <table:table-cell table:style-name="ce85"/>
          <table:table-cell table:style-name="ce105" table:number-columns-repeated="2"/>
          <table:table-cell table:style-name="ce88"/>
          <table:table-cell table:style-name="ce88" table:number-columns-repeated="3"/>
          <table:table-cell table:style-name="ce89" table:formula="of:=IF(AND(ISBLANK([.AL395]);ISBLANK([.AN395]));&quot;&quot;;&quot;X&quot;)">
            <text:p/>
          </table:table-cell>
          <table:table-cell table:style-name="ce95"/>
          <table:table-cell table:style-name="ce89"/>
          <table:table-cell table:style-name="ce95"/>
          <table:table-cell table:style-name="ce88"/>
          <table:table-cell table:style-name="ce88" table:number-columns-repeated="3"/>
          <table:table-cell table:style-name="ce81" table:formula="of:=IF(ISBLANK([.AT395]);&quot;&quot;;&quot;X&quot;)">
            <text:p/>
          </table:table-cell>
          <table:table-cell table:style-name="ce114"/>
          <table:table-cell table:style-name="ce81" table:formula="of:=IF(ISBLANK([.AV395]);&quot;&quot;;&quot;X&quot;)">
            <text:p/>
          </table:table-cell>
          <table:table-cell table:style-name="ce114"/>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style-name="ce117"/>
          <table:table-cell table:style-name="ce114"/>
          <table:table-cell table:style-name="ce81"/>
          <table:table-cell table:style-name="ce129"/>
          <table:table-cell table:style-name="ce88"/>
          <table:table-cell table:style-name="ce88" table:number-columns-repeated="3"/>
          <table:table-cell table:style-name="ce89"/>
          <table:table-cell table:style-name="ce95"/>
          <table:table-cell table:style-name="ce89"/>
          <table:table-cell table:style-name="ce95"/>
          <table:table-cell table:style-name="ce88"/>
          <table:table-cell table:style-name="ce88"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9-5</text:p>
          </table:table-cell>
          <table:table-cell table:style-name="ce32"/>
          <table:table-cell table:style-name="ce44" office:value-type="string">
            <text:p>cps</text:p>
          </table:table-cell>
          <table:table-cell table:style-name="ce54" office:value-type="string">
            <text:p>Environnement de développement web </text:p>
          </table:table-cell>
          <table:table-cell table:style-name="ce61" table:formula="of:=SUM(OR(([.M396]=&quot;X&quot;);([.Q396]=&quot;X&quot;));OR(([.U396]=&quot;X&quot;);([.Y396]=&quot;X&quot;));OR(([.AC396]=&quot;X&quot;);([.AG396]=&quot;X&quot;));OR(([.AK396]=&quot;X&quot;);([.AO396]=&quot;X&quot;));OR(([.AS396]=&quot;X&quot;);([.AW396]=&quot;X&quot;));OR(([.BA396]=&quot;X&quot;);([.BE396]=&quot;X&quot;));OR(([.BI396]=&quot;X&quot;);([.BM396]=&quot;X&quot;));OR(([.BQ396]=&quot;X&quot;);([.BU396]=&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office:value-type="string">
            <text:p>X</text:p>
          </table:table-cell>
          <table:table-cell table:style-name="ce87" table:number-columns-repeated="3"/>
          <table:table-cell table:style-name="ce89" table:formula="of:=IF(AND(ISBLANK([.AL396]);ISBLANK([.AN396]));&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96]);&quot;&quot;;&quot;X&quot;)">
            <text:p/>
          </table:table-cell>
          <table:table-cell table:style-name="ce114"/>
          <table:table-cell table:style-name="ce81" table:formula="of:=IF(ISBLANK([.AV396]);&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text:s/>9-6</text:p>
          </table:table-cell>
          <table:table-cell table:style-name="ce32"/>
          <table:table-cell table:style-name="ce44" office:value-type="string">
            <text:p>maarch letterbox</text:p>
          </table:table-cell>
          <table:table-cell table:style-name="ce54" office:value-type="string">
            <text:p>gestionnaire de mailing list </text:p>
          </table:table-cell>
          <table:table-cell table:style-name="ce61" table:formula="of:=SUM(OR(([.M397]=&quot;X&quot;);([.Q397]=&quot;X&quot;));OR(([.U397]=&quot;X&quot;);([.Y397]=&quot;X&quot;));OR(([.AC397]=&quot;X&quot;);([.AG397]=&quot;X&quot;));OR(([.AK397]=&quot;X&quot;);([.AO397]=&quot;X&quot;));OR(([.AS397]=&quot;X&quot;);([.AW397]=&quot;X&quot;));OR(([.BA397]=&quot;X&quot;);([.BE397]=&quot;X&quot;));OR(([.BI397]=&quot;X&quot;);([.BM397]=&quot;X&quot;));OR(([.BQ397]=&quot;X&quot;);([.BU397]=&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97]);ISBLANK([.AN397]));&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97]);&quot;&quot;;&quot;X&quot;)" office:value-type="string" office:string-value="X">
            <text:p>X</text:p>
          </table:table-cell>
          <table:table-cell table:style-name="ce114" office:value-type="string">
            <text:p>Dern. vers. stable </text:p>
          </table:table-cell>
          <table:table-cell table:style-name="ce81" table:formula="of:=IF(ISBLANK([.AV397]);&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9-7</text:p>
          </table:table-cell>
          <table:table-cell table:style-name="ce34"/>
          <table:table-cell table:style-name="ce45" office:value-type="string">
            <text:p>maarch enterprise</text:p>
          </table:table-cell>
          <table:table-cell table:style-name="ce54" office:value-type="string">
            <text:p>gestion documentaire en ligne</text:p>
          </table:table-cell>
          <table:table-cell table:style-name="ce61" table:formula="of:=SUM(OR(([.M398]=&quot;X&quot;);([.Q398]=&quot;X&quot;));OR(([.U398]=&quot;X&quot;);([.Y398]=&quot;X&quot;));OR(([.AC398]=&quot;X&quot;);([.AG398]=&quot;X&quot;));OR(([.AK398]=&quot;X&quot;);([.AO398]=&quot;X&quot;));OR(([.AS398]=&quot;X&quot;);([.AW398]=&quot;X&quot;));OR(([.BA398]=&quot;X&quot;);([.BE398]=&quot;X&quot;));OR(([.BI398]=&quot;X&quot;);([.BM398]=&quot;X&quot;));OR(([.BQ398]=&quot;X&quot;);([.BU398]=&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98]);ISBLANK([.AN39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98]);&quot;&quot;;&quot;X&quot;)">
            <text:p/>
          </table:table-cell>
          <table:table-cell table:style-name="ce114"/>
          <table:table-cell table:style-name="ce81" table:formula="of:=IF(ISBLANK([.AV39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5" office:value-type="string">
            <text:p><text:s/>9-8</text:p>
          </table:table-cell>
          <table:table-cell table:style-name="ce34"/>
          <table:table-cell table:style-name="ce45" office:value-type="string">
            <text:p>bigbluebutton</text:p>
          </table:table-cell>
          <table:table-cell table:style-name="ce54" office:value-type="string">
            <text:p>Outil de video conference et de communication </text:p>
          </table:table-cell>
          <table:table-cell table:style-name="ce61" table:formula="of:=SUM(OR(([.M399]=&quot;X&quot;);([.Q399]=&quot;X&quot;));OR(([.U399]=&quot;X&quot;);([.Y399]=&quot;X&quot;));OR(([.AC399]=&quot;X&quot;);([.AG399]=&quot;X&quot;));OR(([.AK399]=&quot;X&quot;);([.AO399]=&quot;X&quot;));OR(([.AS399]=&quot;X&quot;);([.AW399]=&quot;X&quot;));OR(([.BA399]=&quot;X&quot;);([.BE399]=&quot;X&quot;));OR(([.BI399]=&quot;X&quot;);([.BM399]=&quot;X&quot;));OR(([.BQ399]=&quot;X&quot;);([.BU399]=&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399]);ISBLANK([.AN399]));&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399]);&quot;&quot;;&quot;X&quot;)">
            <text:p/>
          </table:table-cell>
          <table:table-cell table:style-name="ce114"/>
          <table:table-cell table:style-name="ce81" table:formula="of:=IF(ISBLANK([.AV399]);&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Cyrus-sasl</text:p>
          </table:table-cell>
          <table:table-cell table:style-name="ce58" office:value-type="string">
            <text:p>authentification</text:p>
          </table:table-cell>
          <table:table-cell table:style-name="ce61" table:formula="of:=SUM(OR(([.M400]=&quot;X&quot;);([.Q400]=&quot;X&quot;));OR(([.U400]=&quot;X&quot;);([.Y400]=&quot;X&quot;));OR(([.AC400]=&quot;X&quot;);([.AG400]=&quot;X&quot;));OR(([.AK400]=&quot;X&quot;);([.AO400]=&quot;X&quot;));OR(([.AS400]=&quot;X&quot;);([.AW400]=&quot;X&quot;));OR(([.BA400]=&quot;X&quot;);([.BE400]=&quot;X&quot;));OR(([.BI400]=&quot;X&quot;);([.BM400]=&quot;X&quot;));OR(([.BQ400]=&quot;X&quot;);([.BU400]=&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00]);ISBLANK([.AN400]));&quot;&quot;;&quot;X&quot;)" office:value-type="string" office:string-value="X">
            <text:p>X</text:p>
          </table:table-cell>
          <table:table-cell table:style-name="ce110" office:value-type="string">
            <text:p>2.1.18 et 2.1.21</text:p>
          </table:table-cell>
          <table:table-cell table:style-name="ce89"/>
          <table:table-cell table:style-name="ce110"/>
          <table:table-cell table:style-name="ce87"/>
          <table:table-cell table:style-name="ce87" table:number-columns-repeated="3"/>
          <table:table-cell table:style-name="ce81" table:formula="of:=IF(ISBLANK([.AT400]);&quot;&quot;;&quot;X&quot;)">
            <text:p/>
          </table:table-cell>
          <table:table-cell table:style-name="ce114"/>
          <table:table-cell table:style-name="ce81" table:formula="of:=IF(ISBLANK([.AV400]);&quot;&quot;;&quot;X&quot;)">
            <text:p/>
          </table:table-cell>
          <table:table-cell table:style-name="ce114"/>
          <table:table-cell table:style-name="ce87"/>
          <table:table-cell table:style-name="ce87" table:number-columns-repeated="3"/>
          <table:table-cell table:style-name="ce89"/>
          <table:table-cell table:style-name="ce110"/>
          <table:table-cell table:style-name="ce89"/>
          <table:table-cell table:style-name="ce110"/>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110"/>
          <table:table-cell table:style-name="ce89"/>
          <table:table-cell table:style-name="ce110"/>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6" office:value-type="string">
            <text:p>zpush</text:p>
          </table:table-cell>
          <table:table-cell table:style-name="ce58" office:value-type="string">
            <text:p>synchronisation</text:p>
          </table:table-cell>
          <table:table-cell table:style-name="ce61" table:formula="of:=SUM(OR(([.M401]=&quot;X&quot;);([.Q401]=&quot;X&quot;));OR(([.U401]=&quot;X&quot;);([.Y401]=&quot;X&quot;));OR(([.AC401]=&quot;X&quot;);([.AG401]=&quot;X&quot;));OR(([.AK401]=&quot;X&quot;);([.AO401]=&quot;X&quot;));OR(([.AS401]=&quot;X&quot;);([.AW401]=&quot;X&quot;));OR(([.BA401]=&quot;X&quot;);([.BE401]=&quot;X&quot;));OR(([.BI401]=&quot;X&quot;);([.BM401]=&quot;X&quot;));OR(([.BQ401]=&quot;X&quot;);([.BU401]=&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01]);ISBLANK([.AN401]));&quot;&quot;;&quot;X&quot;)" office:value-type="string" office:string-value="X">
            <text:p>X</text:p>
          </table:table-cell>
          <table:table-cell table:style-name="ce110" office:value-type="string">
            <text:p>1.5.6 + patchs meddtl</text:p>
          </table:table-cell>
          <table:table-cell table:style-name="ce89"/>
          <table:table-cell table:style-name="ce110"/>
          <table:table-cell table:style-name="ce87"/>
          <table:table-cell table:style-name="ce87" table:number-columns-repeated="3"/>
          <table:table-cell table:style-name="ce81" table:formula="of:=IF(ISBLANK([.AT401]);&quot;&quot;;&quot;X&quot;)">
            <text:p/>
          </table:table-cell>
          <table:table-cell table:style-name="ce114"/>
          <table:table-cell table:style-name="ce81" table:formula="of:=IF(ISBLANK([.AV401]);&quot;&quot;;&quot;X&quot;)">
            <text:p/>
          </table:table-cell>
          <table:table-cell table:style-name="ce114"/>
          <table:table-cell table:style-name="ce87"/>
          <table:table-cell table:style-name="ce87" table:number-columns-repeated="3"/>
          <table:table-cell table:style-name="ce89"/>
          <table:table-cell table:style-name="ce110"/>
          <table:table-cell table:style-name="ce89"/>
          <table:table-cell table:style-name="ce110"/>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110"/>
          <table:table-cell table:style-name="ce89"/>
          <table:table-cell table:style-name="ce110"/>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Posh</text:p>
          </table:table-cell>
          <table:table-cell table:style-name="ce51" office:value-type="string">
            <text:p>portail web 2, reseaux sociaux, </text:p>
          </table:table-cell>
          <table:table-cell table:style-name="ce61" table:formula="of:=SUM(OR(([.M402]=&quot;X&quot;);([.Q402]=&quot;X&quot;));OR(([.U402]=&quot;X&quot;);([.Y402]=&quot;X&quot;));OR(([.AC402]=&quot;X&quot;);([.AG402]=&quot;X&quot;));OR(([.AK402]=&quot;X&quot;);([.AO402]=&quot;X&quot;));OR(([.AS402]=&quot;X&quot;);([.AW402]=&quot;X&quot;));OR(([.BA402]=&quot;X&quot;);([.BE402]=&quot;X&quot;));OR(([.BI402]=&quot;X&quot;);([.BM402]=&quot;X&quot;));OR(([.BQ402]=&quot;X&quot;);([.BU402]=&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02]);ISBLANK([.AN402]));&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402]);&quot;&quot;;&quot;X&quot;)" office:value-type="string" office:string-value="X">
            <text:p>X</text:p>
          </table:table-cell>
          <table:table-cell table:style-name="ce114" office:value-type="string">
            <text:p>Dern. vers. stable </text:p>
          </table:table-cell>
          <table:table-cell table:style-name="ce81" table:formula="of:=IF(ISBLANK([.AV402]);&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Ganesha</text:p>
          </table:table-cell>
          <table:table-cell table:style-name="ce51"/>
          <table:table-cell table:style-name="ce61" table:formula="of:=SUM(OR(([.M403]=&quot;X&quot;);([.Q403]=&quot;X&quot;));OR(([.U403]=&quot;X&quot;);([.Y403]=&quot;X&quot;));OR(([.AC403]=&quot;X&quot;);([.AG403]=&quot;X&quot;));OR(([.AK403]=&quot;X&quot;);([.AO403]=&quot;X&quot;));OR(([.AS403]=&quot;X&quot;);([.AW403]=&quot;X&quot;));OR(([.BA403]=&quot;X&quot;);([.BE403]=&quot;X&quot;));OR(([.BI403]=&quot;X&quot;);([.BM403]=&quot;X&quot;));OR(([.BQ403]=&quot;X&quot;);([.BU403]=&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81"/>
          <table:table-cell table:style-name="ce114"/>
          <table:table-cell table:style-name="ce81"/>
          <table:table-cell table:style-name="ce114"/>
          <table:table-cell table:style-name="ce87"/>
          <table:table-cell table:style-name="ce87" table:number-columns-repeated="3"/>
          <table:table-cell table:style-name="ce89" office:value-type="string">
            <text:p>X</text:p>
          </table:table-cell>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table:table-cell/>
          <table:table-cell table:style-name="ce24" office:value-type="string">
            <text:p>xxxx</text:p>
          </table:table-cell>
          <table:table-cell table:style-name="ce32"/>
          <table:table-cell table:style-name="ce44" office:value-type="string">
            <text:p>Envole</text:p>
          </table:table-cell>
          <table:table-cell table:style-name="ce51" office:value-type="string">
            <text:p>Déclinaison de Pôsh avec des services de base</text:p>
          </table:table-cell>
          <table:table-cell table:style-name="ce61" table:formula="of:=SUM(OR(([.M404]=&quot;X&quot;);([.Q404]=&quot;X&quot;));OR(([.U404]=&quot;X&quot;);([.Y404]=&quot;X&quot;));OR(([.AC404]=&quot;X&quot;);([.AG404]=&quot;X&quot;));OR(([.AK404]=&quot;X&quot;);([.AO404]=&quot;X&quot;));OR(([.AS404]=&quot;X&quot;);([.AW404]=&quot;X&quot;));OR(([.BA404]=&quot;X&quot;);([.BE404]=&quot;X&quot;));OR(([.BI404]=&quot;X&quot;);([.BM404]=&quot;X&quot;));OR(([.BQ404]=&quot;X&quot;);([.BU404]=&quot;X&quot;)))" office:value-type="float" office:value="1">
            <text:p>1</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6"/>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04]);ISBLANK([.AN404]));&quot;&quot;;&quot;X&quot;)">
            <text:p/>
          </table:table-cell>
          <table:table-cell table:style-name="ce96"/>
          <table:table-cell table:style-name="ce89"/>
          <table:table-cell table:style-name="ce96"/>
          <table:table-cell table:style-name="ce87"/>
          <table:table-cell table:style-name="ce87" table:number-columns-repeated="3"/>
          <table:table-cell table:style-name="ce81" table:formula="of:=IF(ISBLANK([.AT404]);&quot;&quot;;&quot;X&quot;)" office:value-type="string" office:string-value="X">
            <text:p>X</text:p>
          </table:table-cell>
          <table:table-cell table:style-name="ce114" office:value-type="string">
            <text:p>Dern. vers. stable </text:p>
          </table:table-cell>
          <table:table-cell table:style-name="ce81" table:formula="of:=IF(ISBLANK([.AV404]);&quot;&quot;;&quot;X&quot;)" office:value-type="string" office:string-value="X">
            <text:p>X</text:p>
          </table:table-cell>
          <table:table-cell table:style-name="ce114" office:value-type="string">
            <text:p>Dern. vers. stable </text:p>
          </table:table-cell>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style-name="ce101"/>
          <table:table-cell table:style-name="ce114"/>
          <table:table-cell table:style-name="ce81"/>
          <table:table-cell table:style-name="ce101"/>
          <table:table-cell table:style-name="ce87"/>
          <table:table-cell table:style-name="ce87" table:number-columns-repeated="3"/>
          <table:table-cell table:style-name="ce89"/>
          <table:table-cell table:style-name="ce96"/>
          <table:table-cell table:style-name="ce89"/>
          <table:table-cell table:style-name="ce96"/>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table-cell table:style-name="ce14"/>
          <table:table-cell/>
          <table:table-cell table:style-name="ce14" table:number-columns-repeated="5"/>
          <table:table-cell table:style-name="ce66" table:number-columns-repeated="69"/>
          <table:table-cell table:number-columns-repeated="5"/>
          <table:table-cell table:style-name="ce66" table:number-columns-repeated="4"/>
          <table:table-cell table:number-columns-repeated="939"/>
        </table:table-row>
        <table:table-row table:style-name="ro11">
          <table:table-cell table:style-name="ce21" office:value-type="string" table:number-columns-spanned="1" table:number-rows-spanned="4">
            <text:p>Domaine 10</text:p>
            <text:p/>
            <text:p>Indexation et recherche</text:p>
          </table:table-cell>
          <table:table-cell office:value-type="string">
            <text:p>X</text:p>
          </table:table-cell>
          <table:table-cell table:style-name="ce24" office:value-type="string">
            <text:p><text:s/>10-1</text:p>
          </table:table-cell>
          <table:table-cell table:style-name="ce32"/>
          <table:table-cell table:style-name="ce41" office:value-type="string">
            <text:p>Lucene</text:p>
          </table:table-cell>
          <table:table-cell table:style-name="ce54" office:value-type="string">
            <text:p>API Java de data-mining </text:p>
          </table:table-cell>
          <table:table-cell table:style-name="ce61" table:formula="of:=SUM(OR(([.M406]=&quot;X&quot;);([.Q406]=&quot;X&quot;));OR(([.U406]=&quot;X&quot;);([.Y406]=&quot;X&quot;));OR(([.AC406]=&quot;X&quot;);([.AG406]=&quot;X&quot;));OR(([.AK406]=&quot;X&quot;);([.AO406]=&quot;X&quot;));OR(([.AS406]=&quot;X&quot;);([.AW406]=&quot;X&quot;));OR(([.BA406]=&quot;X&quot;);([.BE406]=&quot;X&quot;));OR(([.BI406]=&quot;X&quot;);([.BM406]=&quot;X&quot;));OR(([.BQ406]=&quot;X&quot;);([.BU406]=&quot;X&quot;)))" office:value-type="float" office:value="4">
            <text:p>4</text:p>
          </table:table-cell>
          <table:table-cell table:style-name="ce70"/>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406]);ISBLANK([.AN406]));&quot;&quot;;&quot;X&quot;)" office:value-type="string" office:string-value="X">
            <text:p>X</text:p>
          </table:table-cell>
          <table:table-cell table:style-name="ce94"/>
          <table:table-cell table:style-name="ce89" office:value-type="string">
            <text:p>X</text:p>
          </table:table-cell>
          <table:table-cell table:style-name="ce89" office:value-type="string">
            <text:p>Versions diverses livrées par les applications</text:p>
          </table:table-cell>
          <table:table-cell table:style-name="ce86"/>
          <table:table-cell table:style-name="ce86" table:number-columns-repeated="3"/>
          <table:table-cell table:style-name="ce81" table:formula="of:=IF(ISBLANK([.AT406]);&quot;&quot;;&quot;X&quot;)">
            <text:p/>
          </table:table-cell>
          <table:table-cell table:style-name="ce114"/>
          <table:table-cell table:style-name="ce81" table:formula="of:=IF(ISBLANK([.AV406]);&quot;&quot;;&quot;X&quot;)">
            <text:p/>
          </table:table-cell>
          <table:table-cell table:style-name="ce114"/>
          <table:table-cell table:style-name="ce86"/>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style-name="ce116"/>
          <table:table-cell table:style-name="ce114"/>
          <table:table-cell table:style-name="ce81"/>
          <table:table-cell table:style-name="ce128"/>
          <table:table-cell table:style-name="ce86" office:value-type="string">
            <text:p>X</text:p>
          </table:table-cell>
          <table:table-cell table:style-name="ce86" table:number-columns-repeated="3"/>
          <table:table-cell table:style-name="ce89"/>
          <table:table-cell table:style-name="ce94"/>
          <table:table-cell table:style-name="ce89" table:number-columns-repeated="2"/>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10- Indexation et recherche</text:p>
          </table:covered-table-cell>
          <table:table-cell/>
          <table:table-cell table:style-name="ce24" office:value-type="string">
            <text:p><text:s/>10-2</text:p>
          </table:table-cell>
          <table:table-cell table:style-name="ce32"/>
          <table:table-cell table:style-name="ce41" office:value-type="string">
            <text:p>mnoGoSearch</text:p>
          </table:table-cell>
          <table:table-cell table:style-name="ce54" office:value-type="string">
            <text:p>moteur de recherche </text:p>
          </table:table-cell>
          <table:table-cell table:style-name="ce61" table:formula="of:=SUM(OR(([.M407]=&quot;X&quot;);([.Q407]=&quot;X&quot;));OR(([.U407]=&quot;X&quot;);([.Y407]=&quot;X&quot;));OR(([.AC407]=&quot;X&quot;);([.AG407]=&quot;X&quot;));OR(([.AK407]=&quot;X&quot;);([.AO407]=&quot;X&quot;));OR(([.AS407]=&quot;X&quot;);([.AW407]=&quot;X&quot;));OR(([.BA407]=&quot;X&quot;);([.BE407]=&quot;X&quot;));OR(([.BI407]=&quot;X&quot;);([.BM407]=&quot;X&quot;));OR(([.BQ407]=&quot;X&quot;);([.BU407]=&quot;X&quot;)))" office:value-type="float" office:value="2">
            <text:p>2</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office:value-type="string">
            <text:p>X</text:p>
          </table:table-cell>
          <table:table-cell table:style-name="ce84"/>
          <table:table-cell table:style-name="ce105" table:number-columns-repeated="2"/>
          <table:table-cell table:style-name="ce87"/>
          <table:table-cell table:style-name="ce87" table:number-columns-repeated="3"/>
          <table:table-cell table:style-name="ce89" table:formula="of:=IF(AND(ISBLANK([.AL407]);ISBLANK([.AN407]));&quot;&quot;;&quot;X&quot;)" office:value-type="string" office:string-value="X">
            <text:p>X</text:p>
          </table:table-cell>
          <table:table-cell table:style-name="ce94"/>
          <table:table-cell table:style-name="ce89" office:value-type="string">
            <text:p>X</text:p>
          </table:table-cell>
          <table:table-cell table:style-name="ce89" office:value-type="string">
            <text:p>Paquet debian squeeze</text:p>
          </table:table-cell>
          <table:table-cell table:style-name="ce87"/>
          <table:table-cell table:style-name="ce87" table:number-columns-repeated="3"/>
          <table:table-cell table:style-name="ce81" table:formula="of:=IF(ISBLANK([.AT407]);&quot;&quot;;&quot;X&quot;)">
            <text:p/>
          </table:table-cell>
          <table:table-cell table:style-name="ce114"/>
          <table:table-cell table:style-name="ce81" table:formula="of:=IF(ISBLANK([.AV407]);&quot;&quot;;&quot;X&quot;)">
            <text:p/>
          </table:table-cell>
          <table:table-cell table:style-name="ce114"/>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number-columns-repeated="2"/>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10- Indexation et recherche</text:p>
          </table:covered-table-cell>
          <table:table-cell/>
          <table:table-cell table:style-name="ce25" office:value-type="string">
            <text:p><text:s/>10-3</text:p>
          </table:table-cell>
          <table:table-cell table:style-name="ce34"/>
          <table:table-cell table:style-name="ce42" office:value-type="string">
            <text:p>Zettair</text:p>
          </table:table-cell>
          <table:table-cell table:style-name="ce54" office:value-type="string">
            <text:p>moteur de recherche </text:p>
          </table:table-cell>
          <table:table-cell table:style-name="ce61" table:formula="of:=SUM(OR(([.M408]=&quot;X&quot;);([.Q408]=&quot;X&quot;));OR(([.U408]=&quot;X&quot;);([.Y408]=&quot;X&quot;));OR(([.AC408]=&quot;X&quot;);([.AG408]=&quot;X&quot;));OR(([.AK408]=&quot;X&quot;);([.AO408]=&quot;X&quot;));OR(([.AS408]=&quot;X&quot;);([.AW408]=&quot;X&quot;));OR(([.BA408]=&quot;X&quot;);([.BE408]=&quot;X&quot;));OR(([.BI408]=&quot;X&quot;);([.BM408]=&quot;X&quot;));OR(([.BQ408]=&quot;X&quot;);([.BU408]=&quot;X&quot;)))" office:value-type="float" office:value="0">
            <text:p>0</text:p>
          </table:table-cell>
          <table:table-cell table:style-name="ce65"/>
          <table:table-cell table:style-name="ce77" table:number-columns-repeated="4"/>
          <table:table-cell table:style-name="ce81"/>
          <table:table-cell table:style-name="ce84"/>
          <table:table-cell table:style-name="ce81"/>
          <table:table-cell table:style-name="ce84"/>
          <table:table-cell table:style-name="ce87"/>
          <table:table-cell table:style-name="ce87" table:number-columns-repeated="3"/>
          <table:table-cell table:style-name="ce89"/>
          <table:table-cell table:style-name="ce91"/>
          <table:table-cell table:style-name="ce89"/>
          <table:table-cell table:style-name="ce94"/>
          <table:table-cell table:style-name="ce87"/>
          <table:table-cell table:style-name="ce87" table:number-columns-repeated="3"/>
          <table:table-cell table:style-name="ce81"/>
          <table:table-cell table:style-name="ce84"/>
          <table:table-cell table:style-name="ce105" table:number-columns-repeated="2"/>
          <table:table-cell table:style-name="ce87"/>
          <table:table-cell table:style-name="ce87" table:number-columns-repeated="3"/>
          <table:table-cell table:style-name="ce89" table:formula="of:=IF(AND(ISBLANK([.AL408]);ISBLANK([.AN408]));&quot;&quot;;&quot;X&quot;)">
            <text:p/>
          </table:table-cell>
          <table:table-cell table:style-name="ce94"/>
          <table:table-cell table:style-name="ce89"/>
          <table:table-cell table:style-name="ce94"/>
          <table:table-cell table:style-name="ce87"/>
          <table:table-cell table:style-name="ce87" table:number-columns-repeated="3"/>
          <table:table-cell table:style-name="ce81" table:formula="of:=IF(ISBLANK([.AT408]);&quot;&quot;;&quot;X&quot;)">
            <text:p/>
          </table:table-cell>
          <table:table-cell table:style-name="ce114"/>
          <table:table-cell table:style-name="ce81" table:formula="of:=IF(ISBLANK([.AV408]);&quot;&quot;;&quot;X&quot;)">
            <text:p/>
          </table:table-cell>
          <table:table-cell table:style-name="ce114"/>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style-name="ce116"/>
          <table:table-cell table:style-name="ce114"/>
          <table:table-cell table:style-name="ce81"/>
          <table:table-cell table:style-name="ce128"/>
          <table:table-cell table:style-name="ce87"/>
          <table:table-cell table:style-name="ce87" table:number-columns-repeated="3"/>
          <table:table-cell table:style-name="ce89"/>
          <table:table-cell table:style-name="ce94"/>
          <table:table-cell table:style-name="ce89"/>
          <table:table-cell table:style-name="ce94"/>
          <table:table-cell table:style-name="ce87"/>
          <table:table-cell table:style-name="ce87" table:number-columns-repeated="3"/>
          <table:table-cell table:number-columns-repeated="5"/>
          <table:table-cell table:style-name="ce66" table:number-columns-repeated="4"/>
          <table:table-cell table:number-columns-repeated="939"/>
        </table:table-row>
        <table:table-row table:style-name="ro11">
          <table:covered-table-cell table:style-name="ce13" office:value-type="string">
            <text:p>Domaine 10- Indexation et recherche</text:p>
          </table:covered-table-cell>
          <table:table-cell office:value-type="string">
            <text:p>X</text:p>
          </table:table-cell>
          <table:table-cell table:style-name="ce24" office:value-type="string">
            <text:p><text:s/>10-4</text:p>
          </table:table-cell>
          <table:table-cell table:style-name="ce32"/>
          <table:table-cell table:style-name="ce41" office:value-type="string">
            <text:p>Solr </text:p>
          </table:table-cell>
          <table:table-cell table:style-name="ce54" office:value-type="string">
            <text:p>moteur de recherche basé sur lucène </text:p>
          </table:table-cell>
          <table:table-cell table:style-name="ce61" table:formula="of:=SUM(OR(([.M409]=&quot;X&quot;);([.Q409]=&quot;X&quot;));OR(([.U409]=&quot;X&quot;);([.Y409]=&quot;X&quot;));OR(([.AC409]=&quot;X&quot;);([.AG409]=&quot;X&quot;));OR(([.AK409]=&quot;X&quot;);([.AO409]=&quot;X&quot;));OR(([.AS409]=&quot;X&quot;);([.AW409]=&quot;X&quot;));OR(([.BA409]=&quot;X&quot;);([.BE409]=&quot;X&quot;));OR(([.BI409]=&quot;X&quot;);([.BM409]=&quot;X&quot;));OR(([.BQ409]=&quot;X&quot;);([.BU409]=&quot;X&quot;)))" office:value-type="float" office:value="2">
            <text:p>2</text:p>
          </table:table-cell>
          <table:table-cell table:style-name="ce65"/>
          <table:table-cell table:style-name="ce77" table:number-columns-repeated="4"/>
          <table:table-cell table:style-name="ce81" office:value-type="string">
            <text:p>X</text:p>
          </table:table-cell>
          <table:table-cell table:style-name="ce81"/>
          <table:table-cell table:style-name="ce81" office:value-type="string">
            <text:p>X</text:p>
          </table:table-cell>
          <table:table-cell table:style-name="ce81"/>
          <table:table-cell table:style-name="ce86"/>
          <table:table-cell table:style-name="ce86" table:number-columns-repeated="3"/>
          <table:table-cell table:style-name="ce89"/>
          <table:table-cell table:style-name="ce90"/>
          <table:table-cell table:style-name="ce89"/>
          <table:table-cell table:style-name="ce94"/>
          <table:table-cell table:style-name="ce86"/>
          <table:table-cell table:style-name="ce86" table:number-columns-repeated="3"/>
          <table:table-cell table:style-name="ce81" office:value-type="string">
            <text:p>X</text:p>
          </table:table-cell>
          <table:table-cell table:style-name="ce84"/>
          <table:table-cell table:style-name="ce105" table:number-columns-repeated="2"/>
          <table:table-cell table:style-name="ce86" office:value-type="string">
            <text:p>X</text:p>
          </table:table-cell>
          <table:table-cell table:style-name="ce86" table:number-columns-repeated="3"/>
          <table:table-cell table:style-name="ce89" table:formula="of:=IF(AND(ISBLANK([.AL409]);ISBLANK([.AN409]));&quot;&quot;;&quot;X&quot;)">
            <text:p/>
          </table:table-cell>
          <table:table-cell table:style-name="ce94"/>
          <table:table-cell table:style-name="ce89"/>
          <table:table-cell table:style-name="ce94"/>
          <table:table-cell table:style-name="ce86"/>
          <table:table-cell table:style-name="ce86" table:number-columns-repeated="3"/>
          <table:table-cell table:style-name="ce81" table:formula="of:=IF(ISBLANK([.AT409]);&quot;&quot;;&quot;X&quot;)">
            <text:p/>
          </table:table-cell>
          <table:table-cell table:style-name="ce114"/>
          <table:table-cell table:style-name="ce81" table:formula="of:=IF(ISBLANK([.AV409]);&quot;&quot;;&quot;X&quot;)">
            <text:p/>
          </table:table-cell>
          <table:table-cell table:style-name="ce114"/>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style-name="ce116"/>
          <table:table-cell table:style-name="ce114"/>
          <table:table-cell table:style-name="ce81"/>
          <table:table-cell table:style-name="ce128"/>
          <table:table-cell table:style-name="ce86"/>
          <table:table-cell table:style-name="ce86" table:number-columns-repeated="3"/>
          <table:table-cell table:style-name="ce89"/>
          <table:table-cell table:style-name="ce94"/>
          <table:table-cell table:style-name="ce89"/>
          <table:table-cell table:style-name="ce94"/>
          <table:table-cell table:style-name="ce86"/>
          <table:table-cell table:style-name="ce86" table:number-columns-repeated="3"/>
          <table:table-cell table:number-columns-repeated="5"/>
          <table:table-cell table:style-name="ce66" table:number-columns-repeated="4"/>
          <table:table-cell table:number-columns-repeated="939"/>
        </table:table-row>
        <table:table-row table:style-name="ro11">
          <table:table-cell table:number-columns-repeated="7"/>
          <table:table-cell table:style-name="ce74"/>
          <table:table-cell table:style-name="ce78" table:number-columns-repeated="4"/>
          <table:table-cell table:style-name="ce82" table:number-columns-repeated="11"/>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4"/>
          <table:table-cell table:style-name="ce97" table:number-columns-repeated="2"/>
          <table:table-cell table:style-name="ce66"/>
          <table:table-cell table:style-name="ce97"/>
          <table:table-cell table:style-name="ce82" table:number-columns-repeated="7"/>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table-cell table:number-columns-repeated="7"/>
          <table:table-cell table:style-name="ce74"/>
          <table:table-cell table:style-name="ce78" table:number-columns-repeated="4"/>
          <table:table-cell table:style-name="ce82" table:number-columns-repeated="11"/>
          <table:table-cell/>
          <table:table-cell table:style-name="ce82" table:number-columns-repeated="5"/>
          <table:table-cell table:style-name="ce97"/>
          <table:table-cell table:style-name="ce66" table:number-columns-repeated="2"/>
          <table:table-cell table:style-name="ce82" table:formula="of:=SUMIF([.AG7:.AG409];&quot;&lt;&gt;0&quot;;[.$CC7:.$CC409])" office:value-type="float" office:value="0">
            <text:p>0</text:p>
          </table:table-cell>
          <table:table-cell table:style-name="ce82" table:number-columns-repeated="6"/>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4"/>
          <table:table-cell table:style-name="ce97" table:number-columns-repeated="2"/>
          <table:table-cell table:style-name="ce66"/>
          <table:table-cell table:style-name="ce97"/>
          <table:table-cell table:style-name="ce82" table:formula="of:=SUMIF([.BM7:.BM409];&quot;&lt;&gt;0&quot;;[.$CC7:.$CC409])" office:value-type="float" office:value="0">
            <text:p>0</text:p>
          </table:table-cell>
          <table:table-cell table:style-name="ce82" table:number-columns-repeated="6"/>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number-rows-repeated="45">
          <table:table-cell table:number-columns-repeated="7"/>
          <table:table-cell table:style-name="ce74"/>
          <table:table-cell table:style-name="ce78" table:number-columns-repeated="4"/>
          <table:table-cell table:style-name="ce82" table:number-columns-repeated="11"/>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4"/>
          <table:table-cell table:style-name="ce97" table:number-columns-repeated="2"/>
          <table:table-cell table:style-name="ce66"/>
          <table:table-cell table:style-name="ce97"/>
          <table:table-cell table:style-name="ce82" table:number-columns-repeated="7"/>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number-rows-repeated="5">
          <table:table-cell table:number-columns-repeated="7"/>
          <table:table-cell table:style-name="ce74"/>
          <table:table-cell table:style-name="ce78" table:number-columns-repeated="4"/>
          <table:table-cell table:style-name="ce82" table:number-columns-repeated="11"/>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5"/>
          <table:table-cell table:style-name="ce97"/>
          <table:table-cell table:style-name="ce66" table:number-columns-repeated="2"/>
          <table:table-cell table:style-name="ce82" table:number-columns-repeated="7"/>
          <table:table-cell/>
          <table:table-cell table:style-name="ce82" table:number-columns-repeated="5"/>
          <table:table-cell table:style-name="ce97"/>
          <table:table-cell table:style-name="ce66"/>
          <table:table-cell table:style-name="ce97"/>
          <table:table-cell table:style-name="ce82" table:number-columns-repeated="7"/>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number-rows-repeated="11">
          <table:table-cell table:number-columns-repeated="7"/>
          <table:table-cell table:style-name="ce74"/>
          <table:table-cell table:style-name="ce78" table:number-columns-repeated="4"/>
          <table:table-cell table:style-name="ce82" table:number-columns-repeated="11"/>
          <table:table-cell/>
          <table:table-cell table:style-name="ce82" table:number-columns-repeated="6"/>
          <table:table-cell table:style-name="ce66" table:number-columns-repeated="2"/>
          <table:table-cell table:style-name="ce82" table:number-columns-repeated="7"/>
          <table:table-cell/>
          <table:table-cell table:style-name="ce82" table:number-columns-repeated="6"/>
          <table:table-cell table:style-name="ce66" table:number-columns-repeated="2"/>
          <table:table-cell table:style-name="ce82" table:number-columns-repeated="7"/>
          <table:table-cell/>
          <table:table-cell table:style-name="ce82" table:number-columns-repeated="6"/>
          <table:table-cell table:style-name="ce66"/>
          <table:table-cell table:style-name="ce97"/>
          <table:table-cell table:style-name="ce82" table:number-columns-repeated="7"/>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number-rows-repeated="6">
          <table:table-cell table:number-columns-repeated="7"/>
          <table:table-cell table:style-name="ce74"/>
          <table:table-cell table:style-name="ce78" table:number-columns-repeated="4"/>
          <table:table-cell table:style-name="ce82" table:number-columns-repeated="11"/>
          <table:table-cell/>
          <table:table-cell table:style-name="ce82" table:number-columns-repeated="6"/>
          <table:table-cell table:style-name="ce66" table:number-columns-repeated="2"/>
          <table:table-cell table:style-name="ce82" table:number-columns-repeated="7"/>
          <table:table-cell/>
          <table:table-cell table:style-name="ce82" table:number-columns-repeated="6"/>
          <table:table-cell table:style-name="ce66" table:number-columns-repeated="2"/>
          <table:table-cell table:style-name="ce82" table:number-columns-repeated="7"/>
          <table:table-cell/>
          <table:table-cell table:style-name="ce82" table:number-columns-repeated="6"/>
          <table:table-cell table:style-name="ce66" table:number-columns-repeated="2"/>
          <table:table-cell table:style-name="ce82" table:number-columns-repeated="7"/>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number-rows-repeated="21">
          <table:table-cell table:number-columns-repeated="7"/>
          <table:table-cell table:style-name="ce74"/>
          <table:table-cell table:style-name="ce78" table:number-columns-repeated="4"/>
          <table:table-cell table:style-name="ce82" table:number-columns-repeated="11"/>
          <table:table-cell/>
          <table:table-cell table:style-name="ce82" table:number-columns-repeated="15"/>
          <table:table-cell/>
          <table:table-cell table:style-name="ce82" table:number-columns-repeated="15"/>
          <table:table-cell/>
          <table:table-cell table:style-name="ce82" table:number-columns-repeated="15"/>
          <table:table-cell/>
          <table:table-cell table:style-name="ce82" table:number-columns-repeated="4"/>
          <table:table-cell table:number-columns-repeated="5"/>
          <table:table-cell table:style-name="ce66" table:number-columns-repeated="4"/>
          <table:table-cell table:number-columns-repeated="939"/>
        </table:table-row>
        <table:table-row table:style-name="ro11" table:number-rows-repeated="1048051">
          <table:table-cell table:number-columns-repeated="1024"/>
        </table:table-row>
        <table:table-row table:style-name="ro15" table:number-rows-repeated="25">
          <table:table-cell table:number-columns-repeated="1024"/>
        </table:table-row>
        <table:table-row table:style-name="ro15">
          <table:table-cell table:number-columns-repeated="1024"/>
        </table:table-row>
        <table:named-expressions>
          <table:named-expression table:name="Excel_BuiltIn_Print_Area" table:base-cell-address="$'Liste des USL'.$A$1" table:expression="['file:///C:/Documents%20and%20Settings/Users/soultanemf/AppData/Local/Documents'#$''.$A1:'file:///C:/Documents%20and%20Settings/Users/soultanemf/AppData/Local/Documents'#$'#REF !'.A$6][.$I$375]"/>
          <table:named-expression table:name="Excel_BuiltIn__FilterDatabase" table:base-cell-address="$'Liste des USL'.$A$1" table:expression="['file:///C:/Documents%20and%20Settings/Users/soultanemf/AppData/Local/Documents'#$''.$A1:'file:///C:/Documents%20and%20Settings/Users/soultanemf/AppData/Local/Documents'#$'#REF !'.A$6][.$P$375]"/>
        </table:named-expressions>
      </table:table>
      <table:table table:name="Feuille2" table:style-name="ta2">
        <table:table-column table:style-name="co8" table:default-cell-style-name="ce118"/>
        <table:table-column table:style-name="co8" table:default-cell-style-name="ce120"/>
        <table:table-column table:style-name="co8" table:number-columns-repeated="26" table:default-cell-style-name="Default"/>
        <table:table-row table:style-name="ro6">
          <table:table-cell table:style-name="Default" office:value-type="string">
            <text:p>MCC préco</text:p>
          </table:table-cell>
          <table:table-cell table:style-name="Default"/>
          <table:table-cell table:number-columns-repeated="26"/>
        </table:table-row>
        <table:table-row table:style-name="ro7">
          <table:table-cell/>
          <table:table-cell table:style-name="ce118"/>
          <table:table-cell table:number-columns-repeated="26"/>
        </table:table-row>
        <table:table-row table:style-name="ro7">
          <table:table-cell office:value-type="string">
            <text:p>X</text:p>
          </table:table-cell>
          <table:table-cell office:value-type="string">
            <text:p>6.x, 5.x</text:p>
          </table:table-cell>
          <table:table-cell table:number-columns-repeated="26"/>
        </table:table-row>
        <table:table-row table:style-name="ro7" table:number-rows-repeated="9">
          <table:table-cell table:number-columns-repeated="28"/>
        </table:table-row>
        <table:table-row table:style-name="ro7" table:number-rows-repeated="2">
          <table:table-cell/>
          <table:table-cell table:style-name="ce121"/>
          <table:table-cell table:number-columns-repeated="26"/>
        </table:table-row>
        <table:table-row table:style-name="ro7">
          <table:table-cell/>
          <table:table-cell table:style-name="ce122"/>
          <table:table-cell table:number-columns-repeated="26"/>
        </table:table-row>
        <table:table-row table:style-name="ro7" table:number-rows-repeated="30">
          <table:table-cell/>
          <table:table-cell table:style-name="ce121"/>
          <table:table-cell table:number-columns-repeated="26"/>
        </table:table-row>
        <table:table-row table:style-name="ro7" table:number-rows-repeated="6">
          <table:table-cell/>
          <table:table-cell table:style-name="ce123"/>
          <table:table-cell table:number-columns-repeated="26"/>
        </table:table-row>
        <table:table-row table:style-name="ro7" table:number-rows-repeated="11">
          <table:table-cell table:number-columns-repeated="28"/>
        </table:table-row>
        <table:table-row table:style-name="ro7">
          <table:table-cell/>
          <table:table-cell table:style-name="Default"/>
          <table:table-cell table:number-columns-repeated="26"/>
        </table:table-row>
        <table:table-row table:style-name="ro7" table:number-rows-repeated="6">
          <table:table-cell table:number-columns-repeated="28"/>
        </table:table-row>
        <table:table-row table:style-name="ro7">
          <table:table-cell/>
          <table:table-cell table:style-name="Default"/>
          <table:table-cell table:number-columns-repeated="26"/>
        </table:table-row>
        <table:table-row table:style-name="ro7">
          <table:table-cell/>
          <table:table-cell table:style-name="ce121"/>
          <table:table-cell table:number-columns-repeated="26"/>
        </table:table-row>
        <table:table-row table:style-name="ro7" table:number-rows-repeated="11">
          <table:table-cell table:number-columns-repeated="28"/>
        </table:table-row>
        <table:table-row table:style-name="ro7" table:number-rows-repeated="3">
          <table:table-cell/>
          <table:table-cell table:style-name="ce121"/>
          <table:table-cell table:number-columns-repeated="26"/>
        </table:table-row>
        <table:table-row table:style-name="ro7" table:number-rows-repeated="7">
          <table:table-cell table:number-columns-repeated="28"/>
        </table:table-row>
        <table:table-row table:style-name="ro7" table:number-rows-repeated="2">
          <table:table-cell/>
          <table:table-cell table:style-name="ce121"/>
          <table:table-cell table:number-columns-repeated="26"/>
        </table:table-row>
        <table:table-row table:style-name="ro7" table:number-rows-repeated="3">
          <table:table-cell/>
          <table:table-cell table:style-name="ce122"/>
          <table:table-cell table:number-columns-repeated="26"/>
        </table:table-row>
        <table:table-row table:style-name="ro7" table:number-rows-repeated="6">
          <table:table-cell/>
          <table:table-cell table:style-name="ce121"/>
          <table:table-cell table:number-columns-repeated="26"/>
        </table:table-row>
        <table:table-row table:style-name="ro7">
          <table:table-cell/>
          <table:table-cell table:style-name="Default"/>
          <table:table-cell table:number-columns-repeated="26"/>
        </table:table-row>
        <table:table-row table:style-name="ro7" table:number-rows-repeated="12">
          <table:table-cell/>
          <table:table-cell table:style-name="ce121"/>
          <table:table-cell table:number-columns-repeated="26"/>
        </table:table-row>
        <table:table-row table:style-name="ro7" table:number-rows-repeated="9">
          <table:table-cell/>
          <table:table-cell table:style-name="ce123"/>
          <table:table-cell table:number-columns-repeated="26"/>
        </table:table-row>
        <table:table-row table:style-name="ro7" table:number-rows-repeated="25">
          <table:table-cell table:number-columns-repeated="28"/>
        </table:table-row>
        <table:table-row table:style-name="ro7">
          <table:table-cell office:value-type="string">
            <text:p>X</text:p>
          </table:table-cell>
          <table:table-cell office:value-type="string">
            <text:p>1.2.x</text:p>
          </table:table-cell>
          <table:table-cell table:number-columns-repeated="26"/>
        </table:table-row>
        <table:table-row table:style-name="ro7" table:number-rows-repeated="8">
          <table:table-cell table:number-columns-repeated="28"/>
        </table:table-row>
        <table:table-row table:style-name="ro7" table:number-rows-repeated="41">
          <table:table-cell/>
          <table:table-cell table:style-name="ce122"/>
          <table:table-cell table:number-columns-repeated="26"/>
        </table:table-row>
        <table:table-row table:style-name="ro7" table:number-rows-repeated="3">
          <table:table-cell/>
          <table:table-cell table:style-name="ce123"/>
          <table:table-cell table:number-columns-repeated="26"/>
        </table:table-row>
        <table:table-row table:style-name="ro7">
          <table:table-cell/>
          <table:table-cell table:style-name="ce123"/>
          <table:table-cell table:number-columns-repeated="25"/>
          <table:table-cell office:value-type="string">
            <text:p>x</text:p>
          </table:table-cell>
        </table:table-row>
        <table:table-row table:style-name="ro7" table:number-rows-repeated="38">
          <table:table-cell/>
          <table:table-cell table:style-name="ce123"/>
          <table:table-cell table:number-columns-repeated="26"/>
        </table:table-row>
        <table:table-row table:style-name="ro7" table:number-rows-repeated="10">
          <table:table-cell table:number-columns-repeated="28"/>
        </table:table-row>
        <table:table-row table:style-name="ro7" table:number-rows-repeated="6">
          <table:table-cell/>
          <table:table-cell table:style-name="ce123"/>
          <table:table-cell table:number-columns-repeated="26"/>
        </table:table-row>
        <table:table-row table:style-name="ro7">
          <table:table-cell/>
          <table:table-cell table:style-name="ce124"/>
          <table:table-cell table:number-columns-repeated="26"/>
        </table:table-row>
        <table:table-row table:style-name="ro7">
          <table:table-cell office:value-type="string">
            <text:p>X</text:p>
          </table:table-cell>
          <table:table-cell table:style-name="ce124" office:value-type="string">
            <text:p>10 ESR</text:p>
          </table:table-cell>
          <table:table-cell table:number-columns-repeated="26"/>
        </table:table-row>
        <table:table-row table:style-name="ro7">
          <table:table-cell office:value-type="string">
            <text:p>X</text:p>
          </table:table-cell>
          <table:table-cell table:style-name="ce124" office:value-type="string">
            <text:p>11 ESR</text:p>
          </table:table-cell>
          <table:table-cell table:number-columns-repeated="26"/>
        </table:table-row>
        <table:table-row table:style-name="ro8">
          <table:table-cell office:value-type="string">
            <text:p>X</text:p>
          </table:table-cell>
          <table:table-cell table:style-name="ce124" office:value-type="string">
            <text:p>1.2.3</text:p>
            <text:p>(désactivé)</text:p>
            <text:p>Obligatoire pour le connecteur OBM</text:p>
          </table:table-cell>
          <table:table-cell table:number-columns-repeated="26"/>
        </table:table-row>
        <table:table-row table:style-name="ro7">
          <table:table-cell office:value-type="string">
            <text:p>X</text:p>
          </table:table-cell>
          <table:table-cell table:style-name="ce124" office:value-type="string">
            <text:p>3.3.4</text:p>
          </table:table-cell>
          <table:table-cell table:number-columns-repeated="26"/>
        </table:table-row>
        <table:table-row table:style-name="ro7" table:number-rows-repeated="3">
          <table:table-cell/>
          <table:table-cell table:style-name="ce124"/>
          <table:table-cell table:number-columns-repeated="26"/>
        </table:table-row>
        <table:table-row table:style-name="ro7">
          <table:table-cell office:value-type="string">
            <text:p>X</text:p>
          </table:table-cell>
          <table:table-cell table:style-name="ce124" office:value-type="string">
            <text:p>1.3.3.14</text:p>
          </table:table-cell>
          <table:table-cell table:number-columns-repeated="26"/>
        </table:table-row>
        <table:table-row table:style-name="ro7">
          <table:table-cell office:value-type="string">
            <text:p>X</text:p>
          </table:table-cell>
          <table:table-cell table:style-name="ce124" office:value-type="string">
            <text:p>2.0.10</text:p>
          </table:table-cell>
          <table:table-cell table:number-columns-repeated="26"/>
        </table:table-row>
        <table:table-row table:style-name="ro7">
          <table:table-cell office:value-type="string">
            <text:p>X</text:p>
          </table:table-cell>
          <table:table-cell table:style-name="ce124" office:value-type="string">
            <text:p>9.20</text:p>
          </table:table-cell>
          <table:table-cell table:number-columns-repeated="26"/>
        </table:table-row>
        <table:table-row table:style-name="ro7">
          <table:table-cell office:value-type="string">
            <text:p>X</text:p>
          </table:table-cell>
          <table:table-cell table:style-name="ce125" office:value-type="string">
            <text:p>2.0.0</text:p>
          </table:table-cell>
          <table:table-cell table:number-columns-repeated="26"/>
        </table:table-row>
        <table:table-row table:style-name="ro9">
          <table:table-cell office:value-type="string">
            <text:p>X</text:p>
          </table:table-cell>
          <table:table-cell table:style-name="ce126" office:value-type="string">
            <text:p>4.1.3 Free edition</text:p>
          </table:table-cell>
          <table:table-cell table:number-columns-repeated="26"/>
        </table:table-row>
        <table:table-row table:style-name="ro7">
          <table:table-cell office:value-type="string">
            <text:p>X</text:p>
          </table:table-cell>
          <table:table-cell table:style-name="ce126" office:value-type="string">
            <text:p>3.5.3</text:p>
          </table:table-cell>
          <table:table-cell table:number-columns-repeated="26"/>
        </table:table-row>
        <table:table-row table:style-name="ro7">
          <table:table-cell office:value-type="string">
            <text:p>X</text:p>
          </table:table-cell>
          <table:table-cell table:style-name="ce126" office:value-type="string">
            <text:p>0.52</text:p>
          </table:table-cell>
          <table:table-cell table:number-columns-repeated="26"/>
        </table:table-row>
        <table:table-row table:style-name="ro7">
          <table:table-cell office:value-type="string">
            <text:p>X</text:p>
          </table:table-cell>
          <table:table-cell table:style-name="ce126" office:value-type="string">
            <text:p>1.3.1</text:p>
          </table:table-cell>
          <table:table-cell table:number-columns-repeated="26"/>
        </table:table-row>
        <table:table-row table:style-name="ro7">
          <table:table-cell office:value-type="string">
            <text:p>X</text:p>
          </table:table-cell>
          <table:table-cell table:style-name="ce126" office:value-type="string">
            <text:p>2.6.11</text:p>
          </table:table-cell>
          <table:table-cell table:number-columns-repeated="26"/>
        </table:table-row>
        <table:table-row table:style-name="ro7">
          <table:table-cell office:value-type="string">
            <text:p>X</text:p>
          </table:table-cell>
          <table:table-cell table:style-name="ce126" office:value-type="string">
            <text:p>1.0</text:p>
          </table:table-cell>
          <table:table-cell table:number-columns-repeated="26"/>
        </table:table-row>
        <table:table-row table:style-name="ro7">
          <table:table-cell office:value-type="string">
            <text:p>X</text:p>
          </table:table-cell>
          <table:table-cell table:style-name="ce126" office:value-type="string">
            <text:p>0.97.2</text:p>
          </table:table-cell>
          <table:table-cell table:number-columns-repeated="26"/>
        </table:table-row>
        <table:table-row table:style-name="ro7">
          <table:table-cell office:value-type="string">
            <text:p>X</text:p>
          </table:table-cell>
          <table:table-cell table:style-name="ce126" office:value-type="string">
            <text:p>0.9.0</text:p>
          </table:table-cell>
          <table:table-cell table:number-columns-repeated="26"/>
        </table:table-row>
        <table:table-row table:style-name="ro7">
          <table:table-cell office:value-type="string">
            <text:p>X</text:p>
          </table:table-cell>
          <table:table-cell table:style-name="ce126" office:value-type="string">
            <text:p>2.62</text:p>
          </table:table-cell>
          <table:table-cell table:number-columns-repeated="26"/>
        </table:table-row>
        <table:table-row table:style-name="ro7">
          <table:table-cell office:value-type="string">
            <text:p>X</text:p>
          </table:table-cell>
          <table:table-cell table:style-name="ce126" office:value-type="string">
            <text:p>0.48.2</text:p>
          </table:table-cell>
          <table:table-cell table:number-columns-repeated="26"/>
        </table:table-row>
        <table:table-row table:style-name="ro7" table:number-rows-repeated="3">
          <table:table-cell/>
          <table:table-cell table:style-name="ce126"/>
          <table:table-cell table:number-columns-repeated="26"/>
        </table:table-row>
        <table:table-row table:style-name="ro7">
          <table:table-cell office:value-type="string">
            <text:p>X</text:p>
          </table:table-cell>
          <table:table-cell table:style-name="ce126" office:value-type="string">
            <text:p>11.4.4</text:p>
          </table:table-cell>
          <table:table-cell table:number-columns-repeated="26"/>
        </table:table-row>
        <table:table-row table:style-name="ro7" table:number-rows-repeated="2">
          <table:table-cell/>
          <table:table-cell table:style-name="ce126"/>
          <table:table-cell table:number-columns-repeated="26"/>
        </table:table-row>
        <table:table-row table:style-name="ro7" table:number-rows-repeated="3">
          <table:table-cell/>
          <table:table-cell table:style-name="ce123"/>
          <table:table-cell table:number-columns-repeated="26"/>
        </table:table-row>
        <table:table-row table:style-name="ro7" table:number-rows-repeated="5">
          <table:table-cell table:number-columns-repeated="28"/>
        </table:table-row>
        <table:table-row table:style-name="ro7">
          <table:table-cell/>
          <table:table-cell table:style-name="ce121"/>
          <table:table-cell table:number-columns-repeated="26"/>
        </table:table-row>
        <table:table-row table:style-name="ro7" table:number-rows-repeated="20">
          <table:table-cell table:number-columns-repeated="28"/>
        </table:table-row>
        <table:table-row table:style-name="ro7" table:number-rows-repeated="3">
          <table:table-cell/>
          <table:table-cell table:style-name="ce121"/>
          <table:table-cell table:number-columns-repeated="26"/>
        </table:table-row>
        <table:table-row table:style-name="ro7" table:number-rows-repeated="6">
          <table:table-cell/>
          <table:table-cell table:style-name="ce122"/>
          <table:table-cell table:number-columns-repeated="26"/>
        </table:table-row>
        <table:table-row table:style-name="ro7" table:number-rows-repeated="17">
          <table:table-cell/>
          <table:table-cell table:style-name="ce121"/>
          <table:table-cell table:number-columns-repeated="26"/>
        </table:table-row>
        <table:table-row table:style-name="ro7" table:number-rows-repeated="6">
          <table:table-cell/>
          <table:table-cell table:style-name="ce123"/>
          <table:table-cell table:number-columns-repeated="26"/>
        </table:table-row>
        <table:table-row table:style-name="ro7" table:number-rows-repeated="3">
          <table:table-cell/>
          <table:table-cell table:style-name="ce121"/>
          <table:table-cell table:number-columns-repeated="26"/>
        </table:table-row>
        <table:table-row table:style-name="ro7" table:number-rows-repeated="16">
          <table:table-cell table:number-columns-repeated="28"/>
        </table:table-row>
        <table:table-row table:style-name="ro7" table:number-rows-repeated="6">
          <table:table-cell/>
          <table:table-cell table:style-name="ce121"/>
          <table:table-cell table:number-columns-repeated="26"/>
        </table:table-row>
        <table:table-row table:style-name="ro7" table:number-rows-repeated="3">
          <table:table-cell/>
          <table:table-cell table:style-name="ce123"/>
          <table:table-cell table:number-columns-repeated="26"/>
        </table:table-row>
        <table:table-row table:style-name="ro7">
          <table:table-cell/>
          <table:table-cell table:style-name="Default"/>
          <table:table-cell table:number-columns-repeated="26"/>
        </table:table-row>
        <table:table-row table:style-name="ro7" table:number-rows-repeated="2">
          <table:table-cell table:number-columns-repeated="28"/>
        </table:table-row>
        <table:table-row table:style-name="ro7" table:number-rows-repeated="2">
          <table:table-cell/>
          <table:table-cell table:style-name="ce123"/>
          <table:table-cell table:number-columns-repeated="26"/>
        </table:table-row>
        <table:table-row table:style-name="ro7">
          <table:table-cell table:number-columns-repeated="28"/>
        </table:table-row>
        <table:table-row table:style-name="ro7">
          <table:table-cell/>
          <table:table-cell table:style-name="ce121"/>
          <table:table-cell table:number-columns-repeated="26"/>
        </table:table-row>
        <table:table-row table:style-name="ro7">
          <table:table-cell table:number-columns-repeated="28"/>
        </table:table-row>
        <table:table-row table:style-name="ro7" table:number-rows-repeated="15">
          <table:table-cell/>
          <table:table-cell table:style-name="ce121"/>
          <table:table-cell table:number-columns-repeated="26"/>
        </table:table-row>
        <table:table-row table:style-name="ro7" table:number-rows-repeated="7">
          <table:table-cell/>
          <table:table-cell table:style-name="ce122"/>
          <table:table-cell table:number-columns-repeated="26"/>
        </table:table-row>
        <table:table-row table:style-name="ro7" table:number-rows-repeated="6">
          <table:table-cell/>
          <table:table-cell table:style-name="ce123"/>
          <table:table-cell table:number-columns-repeated="26"/>
        </table:table-row>
        <table:table-row table:style-name="ro7" table:number-rows-repeated="4">
          <table:table-cell/>
          <table:table-cell table:style-name="ce122"/>
          <table:table-cell table:number-columns-repeated="26"/>
        </table:table-row>
        <table:table-row table:style-name="ro7" table:number-rows-repeated="14">
          <table:table-cell/>
          <table:table-cell table:style-name="ce121"/>
          <table:table-cell table:number-columns-repeated="26"/>
        </table:table-row>
        <table:table-row table:style-name="ro10" table:number-rows-repeated="68">
          <table:table-cell table:style-name="ce119" table:number-columns-repeated="2"/>
          <table:table-cell table:number-columns-repeated="26"/>
        </table:table-row>
        <table:table-row table:style-name="ro10">
          <table:table-cell table:style-name="ce119" table:number-columns-repeated="2"/>
          <table:table-cell table:number-columns-repeated="26"/>
        </table:table-row>
      </table:table>
      <table:table table:name="'file:///C:/Documents%20and%20Settings/Users/JS/Local%20Settings/Documents%20and%20Settings/DEZERTDO/LOCALS~1/Temp/SPM_20110812-Pr%C3%A9paration%20annexes%20financi%C3%A8res_communication%20minist%C3%A8res.xls'#Ajouts de slots" table:print="false" table:style-name="ta_extref">
        <table:table-source xlink:type="simple" xlink:href="../../../Users/JS/Local%20Settings/Documents%20and%20Settings/DEZERTDO/LOCALS~1/Temp/SPM_20110812-Pr%C3%A9paration%20annexes%20financi%C3%A8res_communication%20minist%C3%A8res.xls" table:table-name="Ajouts de slots" table:mode="copy-results-only"/>
        <table:table-column/>
      </table:table>
      <table:table table:name="'file:///C:/Documents%20and%20Settings/Users/JS/Local%20Settings/Documents%20and%20Settings/DEZERTDO/LOCALS~1/Temp/MJL_Pr%C3%A9paration%20annexes%20financi%C3%A8res_communication%20minist%C3%A8res.xls'#Ajouts de slots" table:print="false" table:style-name="ta_extref">
        <table:table-source xlink:type="simple" xlink:href="../../../Users/JS/Local%20Settings/Documents%20and%20Settings/DEZERTDO/LOCALS~1/Temp/MJL_Pr%C3%A9paration%20annexes%20financi%C3%A8res_communication%20minist%C3%A8res.xls" table:table-name="Ajouts de slots" table:mode="copy-results-only"/>
        <table:table-column/>
      </table:table>
      <table:named-expressions>
        <table:named-expression table:name="Excel_BuiltIn_Print_Area_2" table:base-cell-address="$'Liste des USL'.$A$1" table:expression="&quot;$#REF!.$B$4:$U$192&quot;"/>
        <table:named-expression table:name="Excel_BuiltIn_Print_Titles_2" table:base-cell-address="$'Liste des USL'.$A$1" table:expression="&quot;$#REF!.$B$4:$IV$6&quot;"/>
        <table:named-expression table:name="Excel_BuiltIn__FilterDatabase_1" table:base-cell-address="$'Liste des USL'.$A$1" table:expression="&quot;$périmetre.$#ref&quot;!&quot;#ref&quot;!&quot;#ref&quot;!&quot;#ref&quot;!&quot;#ref&quot;!&quot;#ref&quot;!&quot;#ref&quot;!&quot;#ref&quot;!&quot;#ref&quot;!&quot;#ref&quot;!&quot;#ref&quot;!&quot;#ref&quot;!&quot;#ref&quot;!&quot;#ref&quot;!&quot;#ref&quot;!&quot;#ref&quot;!&quot;#ref&quot;!&quot;#ref&quot;!&quot;#ref&quot;!&quot;#ref&quot;!&quot;#ref&quot;!&quot;#ref&quot;!&quot;#ref&quot;!&quot;#ref&quot;!&quot;#ref&quot;!&quot;#ref&quot;!&quot;#ref&quot;!&quot;#ref&quot;!#ref!:&quot;$#REF!$356&quot;"/>
        <table:named-expression table:name="Excel_BuiltIn__FilterDatabase_2" table:base-cell-address="$'Liste des USL'.$A$1" table:expression="&quot;$#REF!.$L$6:$L$192&quot;"/>
        <table:named-expression table:name="SHARED_FORMULA_10_155_10_155_0" table:base-cell-address="$'Liste des USL'.$K$156" table:expression="SUM([.I156:.J156])"/>
        <table:named-expression table:name="SHARED_FORMULA_10_1_10_1_0" table:base-cell-address="$'Liste des USL'.$K$2" table:expression="SUM([.I2:.J2])"/>
        <table:named-expression table:name="SHARED_FORMULA_10_238_10_238_0" table:base-cell-address="$'Liste des USL'.$K$239" table:expression="SUM([.I239:.J239])"/>
        <table:named-expression table:name="SHARED_FORMULA_10_87_10_87_0" table:base-cell-address="$'Liste des USL'.$K$88" table:expression="SUM([.I88:.J88])"/>
        <table:named-expression table:name="SHARED_FORMULA_11_155_11_155_0" table:base-cell-address="$'Liste des USL'.$L$156" table:expression="IF([.K156]&gt;0;&quot;oui&quot;;&quot;&quot;)"/>
        <table:named-expression table:name="SHARED_FORMULA_11_1_11_1_0" table:base-cell-address="$'Liste des USL'.$L$2" table:expression="IF([.K2]&gt;0;&quot;oui&quot;;&quot;&quot;)"/>
        <table:named-expression table:name="SHARED_FORMULA_11_238_11_238_0" table:base-cell-address="$'Liste des USL'.$L$239" table:expression="IF([.K239]&gt;0;&quot;oui&quot;;&quot;&quot;)"/>
        <table:named-expression table:name="SHARED_FORMULA_11_87_11_87_0" table:base-cell-address="$'Liste des USL'.$L$88" table:expression="IF([.K88]&gt;0;&quot;oui&quot;;&quot;&quot;)"/>
        <table:named-expression table:name="SHARED_FORMULA_12_155_12_155_0" table:base-cell-address="$'Liste des USL'.$M$156" table:expression="[.I156]*1.25"/>
        <table:named-expression table:name="SHARED_FORMULA_12_1_12_1_0" table:base-cell-address="$'Liste des USL'.$M$2" table:expression="[.I2]*1.25"/>
        <table:named-expression table:name="SHARED_FORMULA_12_238_12_238_0" table:base-cell-address="$'Liste des USL'.$M$239" table:expression="[.I239]*1.25"/>
        <table:named-expression table:name="SHARED_FORMULA_12_87_12_87_0" table:base-cell-address="$'Liste des USL'.$M$88" table:expression="[.I88]*1.25"/>
        <table:named-expression table:name="SHARED_FORMULA_13_155_13_155_0" table:base-cell-address="$'Liste des USL'.$N$156" table:expression="[.J156]*1.25"/>
        <table:named-expression table:name="SHARED_FORMULA_13_1_13_1_0" table:base-cell-address="$'Liste des USL'.$N$2" table:expression="[.J2]*1.25"/>
        <table:named-expression table:name="SHARED_FORMULA_13_238_13_238_0" table:base-cell-address="$'Liste des USL'.$N$239" table:expression="[.J239]*1.25"/>
        <table:named-expression table:name="SHARED_FORMULA_13_87_13_87_0" table:base-cell-address="$'Liste des USL'.$N$88" table:expression="[.J88]*1.25"/>
        <table:named-expression table:name="SHARED_FORMULA_8_155_8_155_0" table:base-cell-address="$'Liste des USL'.$I$156" table:expression="LEN([.F156])"/>
        <table:named-expression table:name="SHARED_FORMULA_8_1_8_1_0" table:base-cell-address="$'Liste des USL'.$I$2" table:expression="LEN([.F2])"/>
        <table:named-expression table:name="SHARED_FORMULA_8_238_8_238_0" table:base-cell-address="$'Liste des USL'.$I$239" table:expression="LEN([.F239])"/>
        <table:named-expression table:name="SHARED_FORMULA_8_87_8_87_0" table:base-cell-address="$'Liste des USL'.$I$88" table:expression="LEN([.F88])"/>
        <table:named-expression table:name="SHARED_FORMULA_9_155_9_155_0" table:base-cell-address="$'Liste des USL'.$J$156" table:expression="LEN([.G156])"/>
        <table:named-expression table:name="SHARED_FORMULA_9_1_9_1_0" table:base-cell-address="$'Liste des USL'.$J$2" table:expression="LEN([.G2])"/>
        <table:named-expression table:name="SHARED_FORMULA_9_238_9_238_0" table:base-cell-address="$'Liste des USL'.$J$239" table:expression="LEN([.G239])"/>
        <table:named-expression table:name="SHARED_FORMULA_9_87_9_87_0" table:base-cell-address="$'Liste des USL'.$J$88" table:expression="LEN([.G88])"/>
      </table:named-expressions>
      <table:database-ranges>
        <table:database-range table:name="__Anonymous_Sheet_DB__0" table:target-range-address="'Liste des USL'.A6:'Liste des USL'.AMG1048550"/>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number-style style:name="N138P0" style:volatile="true">
      <number:number number:decimal-places="0" number:min-integer-digits="1" number:grouping="true"/>
      <number:text> €</number:text>
    </number:number-style>
    <number:number-style style:name="N138">
      <style:text-properties fo:color="#ff0000"/>
      <number:text>-</number:text>
      <number:number number:decimal-places="0"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padding="0.071cm"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text-align-source="fix" style:repeat-content="false" fo:padding="0.52cm" style:rotation-angle="0" style:vertical-align="top" style:vertical-justify="auto"/>
      <style:paragraph-properties fo:text-align="start" css3t:text-justify="auto"/>
      <style:text-properties fo:font-style="normal"/>
    </style:style>
    <style:style style:name="Domaine" style:family="table-cell" style:parent-style-name="Default">
      <style:table-cell-properties style:glyph-orientation-vertical="0" style:diagonal-bl-tr="none" style:diagonal-tl-br="none" style:text-align-source="fix" style:repeat-content="false" fo:wrap-option="wrap" fo:border="0.31pt solid #000000" style:direction="ltr" fo:padding="0.52cm" style:rotation-angle="0" style:rotation-align="none" style:shrink-to-fit="false" style:vertical-align="top" style:vertical-justify="auto"/>
      <style:paragraph-properties fo:text-align="start" css3t:text-justify="auto" fo:margin-left="0cm" style:writing-mode="page"/>
      <style:text-properties fo:font-size="16pt" fo:font-weight="bold" style:font-size-asian="16pt" style:font-size-complex="16pt"/>
    </style:style>
    <style:style style:name="jaune"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51cm" fo:margin-bottom="2.499cm" fo:margin-left="1.9cm" fo:margin-right="1.9cm" style:first-page-number="continue" style:scale-to-X="1" style:scale-to-Y="20" style:writing-mode="lr-tb"/>
      <style:header-style>
        <style:header-footer-properties fo:min-height="0.75cm" fo:margin-left="0cm" fo:margin-right="0cm" fo:margin-bottom="0.12cm"/>
      </style:header-style>
      <style:footer-style>
        <style:header-footer-properties fo:min-height="0.75cm" fo:margin-left="0cm" fo:margin-right="0cm" fo:margin-top="0cm"/>
      </style:footer-style>
    </style:page-layout>
    <style:page-layout style:name="Mpm4">
      <style:page-layout-properties fo:page-width="42cm" fo:page-height="29.7cm" style:num-format="1" style:print-orientation="landscape" fo:margin-top="0.801cm" fo:margin-bottom="0.801cm" fo:margin-left="0.801cm" fo:margin-right="0.801cm" style:shadow="none" style:scale-to-X="1" style:scale-to-Y="20"/>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MT2" style:family="text">
      <style:text-properties fo:color="#280099" fo:font-size="26pt" fo:font-style="italic" fo:font-weight="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1">11/04/2012</text:date>, <text:time>13:16:54</text:time></text:p>
        </style:region-right>
      </style:header>
      <style:header-left style:display="false"/>
      <style:footer>
        <text:p>Page <text:page-number>1</text:page-number> / <text:page-count>99</text:page-count></text:p>
      </style:footer>
      <style:footer-left style:display="false"/>
    </style:master-page>
    <style:master-page style:name="PageStyle_5f_Liste_20_des_20_USL" style:display-name="PageStyle_Liste des USL" style:page-layout-name="Mpm3">
      <style:header>
        <text:p><text:span text:style-name="MT1">Annexe 2 du CCTP</text:span></text:p>
        <text:p><text:span text:style-name="MT1">Liste des USL</text:span></text:p>
      </style:header>
      <style:header-left style:display="false">
        <text:p><text:span text:style-name="MT1">Annexe 2 du CCTP</text:span></text:p>
        <text:p><text:span text:style-name="MT1">Liste des USL</text:span></text:p>
      </style:header-left>
      <style:footer style:display="false"/>
      <style:footer-left style:display="false"/>
    </style:master-page>
    <style:master-page style:name="Paysage" style:page-layout-name="Mpm4">
      <style:header>
        <text:p><text:span text:style-name="MT2">Convergence SLL</text:span></text:p>
        <text:p><text:span text:style-name="MT2">Avril 2012</text:span></text:p>
      </style:header>
      <style:header-left style:display="false"/>
      <style:footer>
        <text:p><text:page-number>1</text:page-number>/<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1-09-28T17:39:23</meta:creation-date>
    <dc:date>2012-04-11T13:16:54.88</dc:date>
    <meta:print-date>2012-03-08T09:33:48.70</meta:print-date>
    <meta:generator>LibreOffice/3.4$Win32 LibreOffice_project/340m1$Build-302</meta:generator>
    <meta:editing-duration>P2DT8H52M53S</meta:editing-duration>
    <meta:editing-cycles>180</meta:editing-cycles>
    <meta:document-statistic meta:table-count="2" meta:cell-count="11027" meta:object-count="0"/>
  </office:meta>
</office:document-meta>
</file>